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="0.028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ortanceofDivination_1" table:style-name="ta1">
        <table:shapes>
          <draw:frame draw:z-index="0" draw:style-name="gr1" draw:text-style-name="P1" svg:width="9.0366in" svg:height="5.8303in" svg:x="7.3614in" svg:y="0.6756in">
            <draw:object draw:notify-on-update-of-ranges="ImportanceofDivination_1.E8:ImportanceofDivination_1.E30 ImportanceofDivination_1.H7:ImportanceofDivination_1.H7 ImportanceofDivination_1.H8:ImportanceofDivination_1.H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CE Year</text:p>
          </table:table-cell>
          <table:table-cell office:value-type="string" calcext:value-type="string">
            <text:p>Popu</text:p>
          </table:table-cell>
          <table:table-cell office:value-type="string" calcext:value-type="string">
            <text:p>GDPPC</text:p>
          </table:table-cell>
          <table:table-cell table:style-name="ce3" office:value-type="string" calcext:value-type="string">
            <text:p>Effective shifted Yea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Normalized</text:p>
          </table:table-cell>
          <table:table-cell table:style-name="ce3" office:value-type="string" calcext:value-type="string">
            <text:p>year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IoD data</text:p>
          </table:table-cell>
        </table:table-row>
        <table:table-row table:style-name="ro2">
          <table:table-cell/>
          <table:table-cell office:value-type="float" office:value="-3000" calcext:value-type="float">
            <text:p>-300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[.B8]+100" office:value-type="float" office:value="-2900" calcext:value-type="float">
            <text:p>-2900</text:p>
          </table:table-cell>
          <table:table-cell table:style-name="ce1" office:value-type="string" calcext:value-type="string">
            <text:p>k1</text:p>
          </table:table-cell>
          <table:table-cell table:style-name="ce1" office:value-type="float" office:value="3.5" calcext:value-type="float">
            <text:p>3.5</text:p>
          </table:table-cell>
          <table:table-cell table:formula="of:=[.$G$8]*([.D8]^[.$G$9]/(2^([.$G$10]*([.D8]))))" office:value-type="float" office:value="0.738924430032821" calcext:value-type="float">
            <text:p>0.738924430032821</text:p>
          </table:table-cell>
        </table:table-row>
        <table:table-row table:style-name="ro1">
          <table:table-cell/>
          <table:table-cell table:style-name="Default" office:value-type="float" office:value="-2500" calcext:value-type="float">
            <text:p>-2500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B9]+100" office:value-type="float" office:value="-2400" calcext:value-type="float">
            <text:p>-2400</text:p>
          </table:table-cell>
          <table:table-cell table:style-name="ce1" office:value-type="string" calcext:value-type="string">
            <text:p>k2</text:p>
          </table:table-cell>
          <table:table-cell table:style-name="ce1" office:value-type="float" office:value="2" calcext:value-type="float">
            <text:p>2</text:p>
          </table:table-cell>
          <table:table-cell table:formula="of:=[.$G$8]*([.D9]^[.$G$9]/(2^([.$G$10]*([.D9]))))" office:value-type="float" office:value="0.814139959104149" calcext:value-type="float">
            <text:p>0.814139959104149</text:p>
          </table:table-cell>
        </table:table-row>
        <table:table-row table:style-name="ro2">
          <table:table-cell/>
          <table:table-cell office:value-type="float" office:value="-2000" calcext:value-type="float">
            <text:p>-2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+100" office:value-type="float" office:value="-1900" calcext:value-type="float">
            <text:p>-1900</text:p>
          </table:table-cell>
          <table:table-cell table:style-name="ce1" office:value-type="string" calcext:value-type="string">
            <text:p>k3</text:p>
          </table:table-cell>
          <table:table-cell table:style-name="ce1" office:value-type="float" office:value="2" calcext:value-type="float">
            <text:p>2</text:p>
          </table:table-cell>
          <table:table-cell table:formula="of:=[.$G$8]*([.D10]^[.$G$9]/(2^([.$G$10]*([.D10]))))" office:value-type="float" office:value="0.875" calcext:value-type="float">
            <text:p>0.875</text:p>
          </table:table-cell>
        </table:table-row>
        <table:table-row table:style-name="ro2">
          <table:table-cell/>
          <table:table-cell office:value-type="float" office:value="-1500" calcext:value-type="float">
            <text:p>-1500</text:p>
          </table:table-cell>
          <table:table-cell office:value-type="float" office:value="1.26951454743078" calcext:value-type="float">
            <text:p>1.26951454743078</text:p>
          </table:table-cell>
          <table:table-cell office:value-type="float" office:value="1.1259842519685" calcext:value-type="float">
            <text:p>1.1259842519685</text:p>
          </table:table-cell>
          <table:table-cell table:formula="of:=[.B11]+100" office:value-type="float" office:value="-1400" calcext:value-type="float">
            <text:p>-1400</text:p>
          </table:table-cell>
          <table:table-cell table:number-columns-repeated="2"/>
          <table:table-cell table:formula="of:=[.$G$8]*([.D11]^[.$G$9]/(2^([.$G$10]*([.D11]))))" office:value-type="float" office:value="0.931585260207457" calcext:value-type="float">
            <text:p>0.931585260207457</text:p>
          </table:table-cell>
        </table:table-row>
        <table:table-row table:style-name="ro2">
          <table:table-cell/>
          <table:table-cell office:value-type="float" office:value="-1000" calcext:value-type="float">
            <text:p>-1000</text:p>
          </table:table-cell>
          <table:table-cell office:value-type="float" office:value="1.61166718324993" calcext:value-type="float">
            <text:p>1.61166718324993</text:p>
          </table:table-cell>
          <table:table-cell office:value-type="float" office:value="1.18897637795276" calcext:value-type="float">
            <text:p>1.18897637795276</text:p>
          </table:table-cell>
          <table:table-cell table:formula="of:=[.B12]+100" office:value-type="float" office:value="-900" calcext:value-type="float">
            <text:p>-900</text:p>
          </table:table-cell>
          <table:table-cell table:number-columns-repeated="2"/>
          <table:table-cell table:formula="of:=[.$G$8]*([.D12]^[.$G$9]/(2^([.$G$10]*([.D12]))))" office:value-type="float" office:value="0.951873835172322" calcext:value-type="float">
            <text:p>0.951873835172322</text:p>
          </table:table-cell>
        </table:table-row>
        <table:table-row table:style-name="ro2">
          <table:table-cell/>
          <table:table-cell office:value-type="float" office:value="-500" calcext:value-type="float">
            <text:p>-500</text:p>
          </table:table-cell>
          <table:table-cell office:value-type="float" office:value="2.04603494645514" calcext:value-type="float">
            <text:p>2.04603494645514</text:p>
          </table:table-cell>
          <table:table-cell office:value-type="float" office:value="1.88188976377953" calcext:value-type="float">
            <text:p>1.88188976377953</text:p>
          </table:table-cell>
          <table:table-cell table:formula="of:=[.B13]+100" office:value-type="float" office:value="-400" calcext:value-type="float">
            <text:p>-400</text:p>
          </table:table-cell>
          <table:table-cell table:number-columns-repeated="2"/>
          <table:table-cell table:formula="of:=[.$G$8]*([.D13]^[.$G$9]/(2^([.$G$10]*([.D13]))))" office:value-type="float" office:value="0.912527307144362" calcext:value-type="float">
            <text:p>0.91252730714436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.57703889500462" calcext:value-type="float">
            <text:p>2.57703889500462</text:p>
          </table:table-cell>
          <table:table-cell office:value-type="float" office:value="3.67537756465177" calcext:value-type="float">
            <text:p>3.67537756465177</text:p>
          </table:table-cell>
          <table:table-cell table:formula="of:=[.B14]+100" office:value-type="float" office:value="100" calcext:value-type="float">
            <text:p>100</text:p>
          </table:table-cell>
          <table:table-cell table:number-columns-repeated="2"/>
          <table:table-cell table:formula="of:=[.$G$8]*([.D14]^[.$G$9]/(2^([.$G$10]*([.D14]))))" office:value-type="float" office:value="0.289650431349465" calcext:value-type="float">
            <text:p>0.289650431349465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.81384664077028" calcext:value-type="float">
            <text:p>2.81384664077028</text:p>
          </table:table-cell>
          <table:table-cell office:value-type="float" office:value="3.62992125984252" calcext:value-type="float">
            <text:p>3.62992125984252</text:p>
          </table:table-cell>
          <table:table-cell table:formula="of:=[.B15]+100" office:value-type="float" office:value="600" calcext:value-type="float">
            <text:p>600</text:p>
          </table:table-cell>
          <table:table-cell table:number-columns-repeated="2"/>
          <table:table-cell table:formula="of:=[.$G$8]*([.D15]^[.$G$9]/(2^([.$G$10]*([.D15]))))" office:value-type="float" office:value="0.300906861527629" calcext:value-type="float">
            <text:p>0.300906861527629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3.05088263496561" calcext:value-type="float">
            <text:p>3.05088263496561</text:p>
          </table:table-cell>
          <table:table-cell office:value-type="float" office:value="3.57009576473797" calcext:value-type="float">
            <text:p>3.57009576473797</text:p>
          </table:table-cell>
          <table:table-cell table:formula="of:=[.B16]+100" office:value-type="float" office:value="1100" calcext:value-type="float">
            <text:p>1100</text:p>
          </table:table-cell>
          <table:table-cell table:number-columns-repeated="2"/>
          <table:table-cell table:formula="of:=[.$G$8]*([.D16]^[.$G$9]/(2^([.$G$10]*([.D16]))))" office:value-type="float" office:value="0.316239380724103" calcext:value-type="float">
            <text:p>0.316239380724103</text:p>
          </table:table-cell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4.02698704437947" calcext:value-type="float">
            <text:p>4.02698704437947</text:p>
          </table:table-cell>
          <table:table-cell office:value-type="float" office:value="4" calcext:value-type="float">
            <text:p>4</text:p>
          </table:table-cell>
          <table:table-cell table:formula="of:=[.B17]+100" office:value-type="float" office:value="1400" calcext:value-type="float">
            <text:p>1400</text:p>
          </table:table-cell>
          <table:table-cell table:number-columns-repeated="2"/>
          <table:table-cell table:formula="of:=[.$G$8]*([.D17]^[.$G$9]/(2^([.$G$10]*([.D17]))))" office:value-type="float" office:value="0.21875" calcext:value-type="float">
            <text:p>0.21875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5.00352512580968" calcext:value-type="float">
            <text:p>5.00352512580968</text:p>
          </table:table-cell>
          <table:table-cell office:value-type="float" office:value="4.45975956044534" calcext:value-type="float">
            <text:p>4.45975956044534</text:p>
          </table:table-cell>
          <table:table-cell table:formula="of:=[.B18]+100" office:value-type="float" office:value="1600" calcext:value-type="float">
            <text:p>1600</text:p>
          </table:table-cell>
          <table:table-cell table:number-columns-repeated="2"/>
          <table:table-cell table:formula="of:=[.$G$8]*([.D18]^[.$G$9]/(2^([.$G$10]*([.D18]))))" office:value-type="float" office:value="0.143763332846226" calcext:value-type="float">
            <text:p>0.143763332846226</text:p>
          </table:table-cell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6.3469953827511" calcext:value-type="float">
            <text:p>6.3469953827511</text:p>
          </table:table-cell>
          <table:table-cell office:value-type="float" office:value="4.69121146532173" calcext:value-type="float">
            <text:p>4.69121146532173</text:p>
          </table:table-cell>
          <table:table-cell table:formula="of:=[.B19]+100" office:value-type="float" office:value="1700" calcext:value-type="float">
            <text:p>1700</text:p>
          </table:table-cell>
          <table:table-cell table:number-columns-repeated="2"/>
          <table:table-cell table:formula="of:=[.$G$8]*([.D19]^[.$G$9]/(2^([.$G$10]*([.D19]))))" office:value-type="float" office:value="0.115411033546804" calcext:value-type="float">
            <text:p>0.115411033546804</text:p>
          </table:table-cell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6.88728224058428" calcext:value-type="float">
            <text:p>6.88728224058428</text:p>
          </table:table-cell>
          <table:table-cell office:value-type="float" office:value="4.84136694134629" calcext:value-type="float">
            <text:p>4.84136694134629</text:p>
          </table:table-cell>
          <table:table-cell table:formula="of:=[.B20]+100" office:value-type="float" office:value="1800" calcext:value-type="float">
            <text:p>1800</text:p>
          </table:table-cell>
          <table:table-cell table:number-columns-repeated="2"/>
          <table:table-cell table:formula="of:=[.$G$8]*([.D20]^[.$G$9]/(2^([.$G$10]*([.D20]))))" office:value-type="float" office:value="0.0998184234592753" calcext:value-type="float">
            <text:p>0.099818423459275</text:p>
          </table:table-cell>
        </table:table-row>
        <table:table-row table:style-name="ro2">
          <table:table-cell/>
          <table:table-cell office:value-type="float" office:value="1820" calcext:value-type="float">
            <text:p>1820</text:p>
          </table:table-cell>
          <table:table-cell office:value-type="float" office:value="11.8884104155099" calcext:value-type="float">
            <text:p>11.8884104155099</text:p>
          </table:table-cell>
          <table:table-cell office:value-type="float" office:value="5.24201199045385" calcext:value-type="float">
            <text:p>5.24201199045385</text:p>
          </table:table-cell>
          <table:table-cell table:formula="of:=[.B21]+100" office:value-type="float" office:value="1920" calcext:value-type="float">
            <text:p>1920</text:p>
          </table:table-cell>
          <table:table-cell table:number-columns-repeated="2"/>
          <table:table-cell table:formula="of:=[.$G$8]*([.D21]^[.$G$9]/(2^([.$G$10]*([.D21]))))" office:value-type="float" office:value="0.0671519101612573" calcext:value-type="float">
            <text:p>0.067151910161257</text:p>
          </table:table-cell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float" office:value="14.5591920475782" calcext:value-type="float">
            <text:p>14.5591920475782</text:p>
          </table:table-cell>
          <table:table-cell office:value-type="float" office:value="6.84914138114127" calcext:value-type="float">
            <text:p>6.84914138114127</text:p>
          </table:table-cell>
          <table:table-cell table:formula="of:=[.B22]+100" office:value-type="float" office:value="1970" calcext:value-type="float">
            <text:p>1970</text:p>
          </table:table-cell>
          <table:table-cell table:number-columns-repeated="2"/>
          <table:table-cell table:formula="of:=[.$G$8]*([.D22]^[.$G$9]/(2^([.$G$10]*([.D22]))))" office:value-type="float" office:value="0.0123522566303357" calcext:value-type="float">
            <text:p>0.012352256630336</text:p>
          </table:table-cell>
        </table:table-row>
        <table:table-row table:style-name="ro2">
          <table:table-cell/>
          <table:table-cell office:value-type="float" office:value="1913" calcext:value-type="float">
            <text:p>1913</text:p>
          </table:table-cell>
          <table:table-cell office:value-type="float" office:value="20.4616123859376" calcext:value-type="float">
            <text:p>20.4616123859376</text:p>
          </table:table-cell>
          <table:table-cell office:value-type="float" office:value="12.0033937166215" calcext:value-type="float">
            <text:p>12.0033937166215</text:p>
          </table:table-cell>
          <table:table-cell table:formula="of:=[.B23]+100" office:value-type="float" office:value="2013" calcext:value-type="float">
            <text:p>2013</text:p>
          </table:table-cell>
          <table:table-cell table:number-columns-repeated="2"/>
          <table:table-cell table:formula="of:=[.$G$8]*([.D23]^[.$G$9]/(2^([.$G$10]*([.D23]))))" office:value-type="float" office:value="0.0000299166547942909" calcext:value-type="float">
            <text:p>2.99166547942909E-05</text:p>
          </table:table-cell>
        </table:table-row>
        <table:table-row table:style-name="ro2">
          <table:table-cell/>
          <table:table-cell office:value-type="float" office:value="1950" calcext:value-type="float">
            <text:p>1950</text:p>
          </table:table-cell>
          <table:table-cell office:value-type="float" office:value="28.8501438016463" calcext:value-type="float">
            <text:p>28.8501438016463</text:p>
          </table:table-cell>
          <table:table-cell office:value-type="float" office:value="16.6199811037395" calcext:value-type="float">
            <text:p>16.6199811037395</text:p>
          </table:table-cell>
          <table:table-cell table:formula="of:=[.B24]+100" office:value-type="float" office:value="2050" calcext:value-type="float">
            <text:p>2050</text:p>
          </table:table-cell>
          <table:table-cell table:number-columns-repeated="2"/>
          <table:table-cell table:formula="of:=[.$G$8]*([.D24]^[.$G$9]/(2^([.$G$10]*([.D24]))))" office:value-type="float" office:value="0.0000000953023075919748" calcext:value-type="float">
            <text:p>9.53023075919748E-08</text:p>
          </table:table-cell>
        </table:table-row>
        <table:table-row table:style-name="ro2">
          <table:table-cell/>
          <table:table-cell office:value-type="float" office:value="1973" calcext:value-type="float">
            <text:p>1973</text:p>
          </table:table-cell>
          <table:table-cell office:value-type="float" office:value="44.7685711224903" calcext:value-type="float">
            <text:p>44.7685711224903</text:p>
          </table:table-cell>
          <table:table-cell office:value-type="float" office:value="32.1463680952822" calcext:value-type="float">
            <text:p>32.1463680952822</text:p>
          </table:table-cell>
          <table:table-cell table:formula="of:=[.B25]+100" office:value-type="float" office:value="2073" calcext:value-type="float">
            <text:p>2073</text:p>
          </table:table-cell>
          <table:table-cell table:number-columns-repeated="2"/>
          <table:table-cell table:formula="of:=[.$G$8]*([.D25]^[.$G$9]/(2^([.$G$10]*([.D25]))))" office:value-type="float" office:value="1.60062565799202E-016" calcext:value-type="float">
            <text:p>1.60062565799202E-16</text:p>
          </table:table-cell>
        </table:table-row>
        <table:table-row table:style-name="ro2">
          <table:table-cell/>
          <table:table-cell office:value-type="float" office:value="1998" calcext:value-type="float">
            <text:p>1998</text:p>
          </table:table-cell>
          <table:table-cell office:value-type="float" office:value="67.5771285395754" calcext:value-type="float">
            <text:p>67.5771285395754</text:p>
          </table:table-cell>
          <table:table-cell office:value-type="float" office:value="44.9506369381077" calcext:value-type="float">
            <text:p>44.9506369381077</text:p>
          </table:table-cell>
          <table:table-cell table:formula="of:=[.B26]+100" office:value-type="float" office:value="2098" calcext:value-type="float">
            <text:p>2098</text:p>
          </table:table-cell>
          <table:table-cell table:number-columns-repeated="2"/>
          <table:table-cell table:formula="of:=[.$G$8]*([.D26]^[.$G$9]/(2^([.$G$10]*([.D26]))))" office:value-type="float" office:value="6.11729830601683E-024" calcext:value-type="float">
            <text:p>6.11729830601683E-24</text:p>
          </table:table-cell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office:value-type="float" office:value="79.1223181394402" calcext:value-type="float">
            <text:p>79.1223181394402</text:p>
          </table:table-cell>
          <table:table-cell office:value-type="float" office:value="61.5266322994784" calcext:value-type="float">
            <text:p>61.5266322994784</text:p>
          </table:table-cell>
          <table:table-cell table:formula="of:=[.B27]+100" office:value-type="float" office:value="2110" calcext:value-type="float">
            <text:p>2110</text:p>
          </table:table-cell>
          <table:table-cell table:number-columns-repeated="2"/>
          <table:table-cell table:formula="of:=[.$G$8]*([.D27]^[.$G$9]/(2^([.$G$10]*([.D27]))))" office:value-type="float" office:value="1.20079984832518E-033" calcext:value-type="float">
            <text:p>1.20079984832518E-33</text:p>
          </table:table-cell>
        </table:table-row>
        <table:table-row table:style-name="ro2">
          <table:table-cell/>
          <table:table-cell office:value-type="float" office:value="2020" calcext:value-type="float">
            <text:p>2020</text:p>
          </table:table-cell>
          <table:table-cell office:value-type="float" office:value="88.9575285821528" calcext:value-type="float">
            <text:p>88.9575285821528</text:p>
          </table:table-cell>
          <table:table-cell office:value-type="float" office:value="68.458733202976" calcext:value-type="float">
            <text:p>68.458733202976</text:p>
          </table:table-cell>
          <table:table-cell table:formula="of:=[.B28]+100" office:value-type="float" office:value="2120" calcext:value-type="float">
            <text:p>2120</text:p>
          </table:table-cell>
          <table:table-cell table:number-columns-repeated="2"/>
          <table:table-cell table:formula="of:=[.$G$8]*([.D28]^[.$G$9]/(2^([.$G$10]*([.D28]))))" office:value-type="float" office:value="9.96922602978293E-038" calcext:value-type="float">
            <text:p>9.96922602978293E-38</text:p>
          </table:table-cell>
        </table:table-row>
        <table:table-row table:style-name="ro1">
          <table:table-cell/>
          <table:table-cell table:style-name="Default" office:value-type="float" office:value="2053.06453128062" calcext:value-type="float">
            <text:p>2053.06453128062</text:p>
          </table:table-cell>
          <table:table-cell office:value-type="float" office:value="111.939516095377" calcext:value-type="float">
            <text:p>111.939516095377</text:p>
          </table:table-cell>
          <table:table-cell office:value-type="float" office:value="99.0433069012554" calcext:value-type="float">
            <text:p>99.0433069012554</text:p>
          </table:table-cell>
          <table:table-cell table:formula="of:=[.B29]+100" office:value-type="float" office:value="2153.06453128062" calcext:value-type="float">
            <text:p>2153.06453128062</text:p>
          </table:table-cell>
          <table:table-cell table:number-columns-repeated="2"/>
          <table:table-cell table:formula="of:=[.$G$8]*([.D29]^[.$G$9]/(2^([.$G$10]*([.D29]))))" office:value-type="float" office:value="8.04833073766304E-056" calcext:value-type="float">
            <text:p>8.04833073766304E-56</text:p>
          </table:table-cell>
        </table:table-row>
        <table:table-row table:style-name="ro1">
          <table:table-cell/>
          <table:table-cell table:style-name="Default" office:value-type="float" office:value="2108.76668753548" calcext:value-type="float">
            <text:p>2108.76668753548</text:p>
          </table:table-cell>
          <table:table-cell office:value-type="float" office:value="128.49384935146" calcext:value-type="float">
            <text:p>128.49384935146</text:p>
          </table:table-cell>
          <table:table-cell office:value-type="float" office:value="133.008890148311" calcext:value-type="float">
            <text:p>133.008890148311</text:p>
          </table:table-cell>
          <table:table-cell table:formula="of:=[.B30]+100" office:value-type="float" office:value="2208.76668753548" calcext:value-type="float">
            <text:p>2208.76668753548</text:p>
          </table:table-cell>
          <table:table-cell table:number-columns-repeated="2"/>
          <table:table-cell table:formula="of:=[.$G$8]*([.D30]^[.$G$9]/(2^([.$G$10]*([.D30]))))" office:value-type="float" office:value="5.15819949250781E-076" calcext:value-type="float">
            <text:p>5.15819949250781E-76</text:p>
          </table:table-cell>
        </table:table-row>
      </table:table>
      <table:table table:name="PopuGDPPCsol6andsolb" table:style-name="ta1">
        <table:shapes>
          <draw:frame draw:z-index="0" draw:style-name="gr1" draw:text-style-name="P1" svg:width="8.2811in" svg:height="4.6579in" svg:x="15.1858in" svg:y="0.6606in">
            <draw:object draw:notify-on-update-of-ranges="PopuGDPPCsol6andsolb.A2:PopuGDPPCsol6andsolb.A196 PopuGDPPCsol6andsolb.M2:PopuGDPPCsol6andsolb.M1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stamp (year)</text:p>
          </table:table-cell>
          <table:table-cell office:value-type="string" calcext:value-type="string">
            <text:p>value1 (PopuNorm)</text:p>
          </table:table-cell>
          <table:table-cell office:value-type="string" calcext:value-type="string">
            <text:p>Value2 (TL)</text:p>
          </table:table-cell>
          <table:table-cell/>
          <table:table-cell office:value-type="string" calcext:value-type="string">
            <text:p>Popu (people)</text:p>
          </table:table-cell>
          <table:table-cell office:value-type="string" calcext:value-type="string">
            <text:p>GDPPC 1990Intld</text:p>
          </table:table-cell>
          <table:table-cell office:value-type="string" calcext:value-type="string">
            <text:p>LEB (years)</text:p>
          </table:table-cell>
          <table:table-cell office:value-type="string" calcext:value-type="string">
            <text:p>HLE (years)</text:p>
          </table:table-cell>
          <table:table-cell office:value-type="string" calcext:value-type="string">
            <text:p>ETA (years)</text:p>
          </table:table-cell>
          <table:table-cell table:number-columns-repeated="3"/>
          <table:table-cell office:value-type="string" calcext:value-type="string">
            <text:p>IoD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3.395734197069" calcext:value-type="float">
            <text:p>153.395734197069</text:p>
          </table:table-cell>
          <table:table-cell office:value-type="float" office:value="251.396642398397" calcext:value-type="float">
            <text:p>251.396642398397</text:p>
          </table:table-cell>
          <table:table-cell/>
          <table:table-cell table:formula="of:=[.B2]*87623823" office:value-type="float" office:value="13441120662.239" calcext:value-type="float">
            <text:p>13441120662.239</text:p>
          </table:table-cell>
          <table:table-cell table:formula="of:=[.C2]*127" office:value-type="float" office:value="31927.3735845964" calcext:value-type="float">
            <text:p>31927.3735845964</text:p>
          </table:table-cell>
          <table:table-cell table:formula="of:=((1.27814 *([.C2])^(0.252439))-0.885932)*26" office:value-type="float" office:value="111.086563140918" calcext:value-type="float">
            <text:p>111.086563140918</text:p>
          </table:table-cell>
          <table:table-cell table:formula="of:=(([.G2])^(0.25*0.5))*37" office:value-type="float" office:value="66.66677019691" calcext:value-type="float">
            <text:p>66.66677019691</text:p>
          </table:table-cell>
          <table:table-cell table:formula="of:=(([.G2])^(0.25*0.5))*12" office:value-type="float" office:value="21.6216551989978" calcext:value-type="float">
            <text:p>21.6216551989978</text:p>
          </table:table-cell>
          <table:table-cell/>
          <table:table-cell table:style-name="ce1" office:value-type="string" calcext:value-type="string">
            <text:p>k1</text:p>
          </table:table-cell>
          <table:table-cell table:style-name="ce1" office:value-type="float" office:value="3.5" calcext:value-type="float">
            <text:p>3.5</text:p>
          </table:table-cell>
          <table:table-cell table:formula="of:=[.$L$2]*([.C2]^[.$L$3]/(2^([.$L$4]*([.C2]))))" office:value-type="float" office:value="9.74824977025487E-147" calcext:value-type="float">
            <text:p>9.74824977025487E-147</text:p>
          </table:table-cell>
        </table:table-row>
        <table:table-row table:style-name="ro1">
          <table:table-cell office:value-type="float" office:value="5616.30274167208" calcext:value-type="float">
            <text:p>5616.30274167208</text:p>
          </table:table-cell>
          <table:table-cell office:value-type="float" office:value="153.029838928552" calcext:value-type="float">
            <text:p>153.029838928552</text:p>
          </table:table-cell>
          <table:table-cell office:value-type="float" office:value="250.580401451966" calcext:value-type="float">
            <text:p>250.580401451966</text:p>
          </table:table-cell>
          <table:table-cell/>
          <table:table-cell table:formula="of:=[.B3]*87623823" office:value-type="float" office:value="13409059519.994" calcext:value-type="float">
            <text:p>13409059519.994</text:p>
          </table:table-cell>
          <table:table-cell table:formula="of:=[.C3]*127" office:value-type="float" office:value="31823.7109843997" calcext:value-type="float">
            <text:p>31823.7109843997</text:p>
          </table:table-cell>
          <table:table-cell table:formula="of:=((1.27814 *([.C3])^(0.252439))-0.885932)*26" office:value-type="float" office:value="110.976500681586" calcext:value-type="float">
            <text:p>110.976500681586</text:p>
          </table:table-cell>
          <table:table-cell table:formula="of:=(([.G3])^(0.25*0.5))*37" office:value-type="float" office:value="66.6585100943685" calcext:value-type="float">
            <text:p>66.6585100943685</text:p>
          </table:table-cell>
          <table:table-cell table:formula="of:=(([.G3])^(0.25*0.5))*12" office:value-type="float" office:value="21.6189762468222" calcext:value-type="float">
            <text:p>21.6189762468222</text:p>
          </table:table-cell>
          <table:table-cell/>
          <table:table-cell table:style-name="ce1" office:value-type="string" calcext:value-type="string">
            <text:p>k2</text:p>
          </table:table-cell>
          <table:table-cell table:style-name="ce1" office:value-type="float" office:value="2" calcext:value-type="float">
            <text:p>2</text:p>
          </table:table-cell>
          <table:table-cell table:formula="of:=[.$L$2]*([.C3]^[.$L$3]/(2^([.$L$4]*([.C3]))))" office:value-type="float" office:value="3.00281046388946E-146" calcext:value-type="float">
            <text:p>3.00281046388946E-146</text:p>
          </table:table-cell>
        </table:table-row>
        <table:table-row table:style-name="ro1">
          <table:table-cell office:value-type="float" office:value="4970.6763170667" calcext:value-type="float">
            <text:p>4970.6763170667</text:p>
          </table:table-cell>
          <table:table-cell office:value-type="float" office:value="152.356522783446" calcext:value-type="float">
            <text:p>152.356522783446</text:p>
          </table:table-cell>
          <table:table-cell office:value-type="float" office:value="248.452676198901" calcext:value-type="float">
            <text:p>248.452676198901</text:p>
          </table:table-cell>
          <table:table-cell/>
          <table:table-cell table:formula="of:=[.B4]*87623823" office:value-type="float" office:value="13350060985.2721" calcext:value-type="float">
            <text:p>13350060985.2721</text:p>
          </table:table-cell>
          <table:table-cell table:formula="of:=[.C4]*127" office:value-type="float" office:value="31553.4898772604" calcext:value-type="float">
            <text:p>31553.4898772604</text:p>
          </table:table-cell>
          <table:table-cell table:formula="of:=((1.27814 *([.C4])^(0.252439))-0.885932)*26" office:value-type="float" office:value="110.688331512077" calcext:value-type="float">
            <text:p>110.688331512077</text:p>
          </table:table-cell>
          <table:table-cell table:formula="of:=(([.G4])^(0.25*0.5))*37" office:value-type="float" office:value="66.6368492190766" calcext:value-type="float">
            <text:p>66.6368492190766</text:p>
          </table:table-cell>
          <table:table-cell table:formula="of:=(([.G4])^(0.25*0.5))*12" office:value-type="float" office:value="21.6119510980789" calcext:value-type="float">
            <text:p>21.6119510980789</text:p>
          </table:table-cell>
          <table:table-cell/>
          <table:table-cell table:style-name="ce1" office:value-type="string" calcext:value-type="string">
            <text:p>k3</text:p>
          </table:table-cell>
          <table:table-cell table:style-name="ce1" office:value-type="float" office:value="2" calcext:value-type="float">
            <text:p>2</text:p>
          </table:table-cell>
          <table:table-cell table:formula="of:=[.$L$2]*([.C4]^[.$L$3]/(2^([.$L$4]*([.C4]))))" office:value-type="float" office:value="5.63818503879657E-145" calcext:value-type="float">
            <text:p>5.63818503879657E-145</text:p>
          </table:table-cell>
        </table:table-row>
        <table:table-row table:style-name="ro1">
          <table:table-cell office:value-type="float" office:value="4345.92567767365" calcext:value-type="float">
            <text:p>4345.92567767365</text:p>
          </table:table-cell>
          <table:table-cell office:value-type="float" office:value="151.586069255198" calcext:value-type="float">
            <text:p>151.586069255198</text:p>
          </table:table-cell>
          <table:table-cell office:value-type="float" office:value="244.981661893675" calcext:value-type="float">
            <text:p>244.981661893675</text:p>
          </table:table-cell>
          <table:table-cell/>
          <table:table-cell table:formula="of:=[.B5]*87623823" office:value-type="float" office:value="13282550901.6832" calcext:value-type="float">
            <text:p>13282550901.6832</text:p>
          </table:table-cell>
          <table:table-cell table:formula="of:=[.C5]*127" office:value-type="float" office:value="31112.6710604967" calcext:value-type="float">
            <text:p>31112.6710604967</text:p>
          </table:table-cell>
          <table:table-cell table:formula="of:=((1.27814 *([.C5])^(0.252439))-0.885932)*26" office:value-type="float" office:value="110.214248544313" calcext:value-type="float">
            <text:p>110.214248544313</text:p>
          </table:table-cell>
          <table:table-cell table:formula="of:=(([.G5])^(0.25*0.5))*37" office:value-type="float" office:value="66.6011061209583" calcext:value-type="float">
            <text:p>66.6011061209583</text:p>
          </table:table-cell>
          <table:table-cell table:formula="of:=(([.G5])^(0.25*0.5))*12" office:value-type="float" office:value="21.6003587419324" calcext:value-type="float">
            <text:p>21.6003587419324</text:p>
          </table:table-cell>
          <table:table-cell table:number-columns-repeated="3"/>
          <table:table-cell table:formula="of:=[.$L$2]*([.C5]^[.$L$3]/(2^([.$L$4]*([.C5]))))" office:value-type="float" office:value="6.74028037229407E-143" calcext:value-type="float">
            <text:p>6.74028037229407E-143</text:p>
          </table:table-cell>
        </table:table-row>
        <table:table-row table:style-name="ro1">
          <table:table-cell office:value-type="float" office:value="3900.27041488008" calcext:value-type="float">
            <text:p>3900.27041488008</text:p>
          </table:table-cell>
          <table:table-cell office:value-type="float" office:value="150.907204934122" calcext:value-type="float">
            <text:p>150.907204934122</text:p>
          </table:table-cell>
          <table:table-cell office:value-type="float" office:value="241.141853198486" calcext:value-type="float">
            <text:p>241.141853198486</text:p>
          </table:table-cell>
          <table:table-cell/>
          <table:table-cell table:formula="of:=[.B6]*87623823" office:value-type="float" office:value="13223066214.5722" calcext:value-type="float">
            <text:p>13223066214.5722</text:p>
          </table:table-cell>
          <table:table-cell table:formula="of:=[.C6]*127" office:value-type="float" office:value="30625.0153562077" calcext:value-type="float">
            <text:p>30625.0153562077</text:p>
          </table:table-cell>
          <table:table-cell table:formula="of:=((1.27814 *([.C6])^(0.252439))-0.885932)*26" office:value-type="float" office:value="109.683907791541" calcext:value-type="float">
            <text:p>109.683907791541</text:p>
          </table:table-cell>
          <table:table-cell table:formula="of:=(([.G6])^(0.25*0.5))*37" office:value-type="float" office:value="66.5609617381726" calcext:value-type="float">
            <text:p>66.5609617381726</text:p>
          </table:table-cell>
          <table:table-cell table:formula="of:=(([.G6])^(0.25*0.5))*12" office:value-type="float" office:value="21.58733894211" calcext:value-type="float">
            <text:p>21.58733894211</text:p>
          </table:table-cell>
          <table:table-cell table:number-columns-repeated="3"/>
          <table:table-cell table:formula="of:=[.$L$2]*([.C6]^[.$L$3]/(2^([.$L$4]*([.C6]))))" office:value-type="float" office:value="1.3389093896181E-140" calcext:value-type="float">
            <text:p>1.3389093896181E-140</text:p>
          </table:table-cell>
        </table:table-row>
        <table:table-row table:style-name="ro1">
          <table:table-cell office:value-type="float" office:value="3455.56748138909" calcext:value-type="float">
            <text:p>3455.56748138909</text:p>
          </table:table-cell>
          <table:table-cell office:value-type="float" office:value="150.018888621029" calcext:value-type="float">
            <text:p>150.018888621029</text:p>
          </table:table-cell>
          <table:table-cell office:value-type="float" office:value="235.13480858018" calcext:value-type="float">
            <text:p>235.13480858018</text:p>
          </table:table-cell>
          <table:table-cell/>
          <table:table-cell table:formula="of:=[.B7]*87623823" office:value-type="float" office:value="13145228543.1858" calcext:value-type="float">
            <text:p>13145228543.1858</text:p>
          </table:table-cell>
          <table:table-cell table:formula="of:=[.C7]*127" office:value-type="float" office:value="29862.1206896829" calcext:value-type="float">
            <text:p>29862.1206896829</text:p>
          </table:table-cell>
          <table:table-cell table:formula="of:=((1.27814 *([.C7])^(0.252439))-0.885932)*26" office:value-type="float" office:value="108.841428500437" calcext:value-type="float">
            <text:p>108.841428500437</text:p>
          </table:table-cell>
          <table:table-cell table:formula="of:=(([.G7])^(0.25*0.5))*37" office:value-type="float" office:value="66.4968393173346" calcext:value-type="float">
            <text:p>66.4968393173346</text:p>
          </table:table-cell>
          <table:table-cell table:formula="of:=(([.G7])^(0.25*0.5))*12" office:value-type="float" office:value="21.5665424812977" calcext:value-type="float">
            <text:p>21.5665424812977</text:p>
          </table:table-cell>
          <table:table-cell table:number-columns-repeated="3"/>
          <table:table-cell table:formula="of:=[.$L$2]*([.C7]^[.$L$3]/(2^([.$L$4]*([.C7]))))" office:value-type="float" office:value="5.2655177423102E-137" calcext:value-type="float">
            <text:p>5.2655177423102E-137</text:p>
          </table:table-cell>
        </table:table-row>
        <table:table-row table:style-name="ro1">
          <table:table-cell office:value-type="float" office:value="3157.37837833184" calcext:value-type="float">
            <text:p>3157.37837833184</text:p>
          </table:table-cell>
          <table:table-cell office:value-type="float" office:value="149.202958992753" calcext:value-type="float">
            <text:p>149.202958992753</text:p>
          </table:table-cell>
          <table:table-cell office:value-type="float" office:value="229.161315342443" calcext:value-type="float">
            <text:p>229.161315342443</text:p>
          </table:table-cell>
          <table:table-cell/>
          <table:table-cell table:formula="of:=[.B8]*87623823" office:value-type="float" office:value="13073733669.8572" calcext:value-type="float">
            <text:p>13073733669.8572</text:p>
          </table:table-cell>
          <table:table-cell table:formula="of:=[.C8]*127" office:value-type="float" office:value="29103.4870484903" calcext:value-type="float">
            <text:p>29103.4870484903</text:p>
          </table:table-cell>
          <table:table-cell table:formula="of:=((1.27814 *([.C8])^(0.252439))-0.885932)*26" office:value-type="float" office:value="107.987545122373" calcext:value-type="float">
            <text:p>107.987545122373</text:p>
          </table:table-cell>
          <table:table-cell table:formula="of:=(([.G8])^(0.25*0.5))*37" office:value-type="float" office:value="66.4314042227239" calcext:value-type="float">
            <text:p>66.4314042227239</text:p>
          </table:table-cell>
          <table:table-cell table:formula="of:=(([.G8])^(0.25*0.5))*12" office:value-type="float" office:value="21.545320288451" calcext:value-type="float">
            <text:p>21.545320288451</text:p>
          </table:table-cell>
          <table:table-cell table:number-columns-repeated="3"/>
          <table:table-cell table:formula="of:=[.$L$2]*([.C8]^[.$L$3]/(2^([.$L$4]*([.C8]))))" office:value-type="float" office:value="1.97465454551699E-133" calcext:value-type="float">
            <text:p>1.97465454551699E-133</text:p>
          </table:table-cell>
        </table:table-row>
        <table:table-row table:style-name="ro1">
          <table:table-cell office:value-type="float" office:value="2938.73015741611" calcext:value-type="float">
            <text:p>2938.73015741611</text:p>
          </table:table-cell>
          <table:table-cell office:value-type="float" office:value="148.392847870916" calcext:value-type="float">
            <text:p>148.392847870916</text:p>
          </table:table-cell>
          <table:table-cell office:value-type="float" office:value="223.081932176599" calcext:value-type="float">
            <text:p>223.081932176599</text:p>
          </table:table-cell>
          <table:table-cell/>
          <table:table-cell table:formula="of:=[.B9]*87623823" office:value-type="float" office:value="13002748636.3071" calcext:value-type="float">
            <text:p>13002748636.3071</text:p>
          </table:table-cell>
          <table:table-cell table:formula="of:=[.C9]*127" office:value-type="float" office:value="28331.4053864281" calcext:value-type="float">
            <text:p>28331.4053864281</text:p>
          </table:table-cell>
          <table:table-cell table:formula="of:=((1.27814 *([.C9])^(0.252439))-0.885932)*26" office:value-type="float" office:value="107.101266038628" calcext:value-type="float">
            <text:p>107.101266038628</text:p>
          </table:table-cell>
          <table:table-cell table:formula="of:=(([.G9])^(0.25*0.5))*37" office:value-type="float" office:value="66.3630059856992" calcext:value-type="float">
            <text:p>66.3630059856992</text:p>
          </table:table-cell>
          <table:table-cell table:formula="of:=(([.G9])^(0.25*0.5))*12" office:value-type="float" office:value="21.523137076443" calcext:value-type="float">
            <text:p>21.523137076443</text:p>
          </table:table-cell>
          <table:table-cell table:number-columns-repeated="3"/>
          <table:table-cell table:formula="of:=[.$L$2]*([.C9]^[.$L$3]/(2^([.$L$4]*([.C9]))))" office:value-type="float" office:value="8.55639228485232E-130" calcext:value-type="float">
            <text:p>8.55639228485232E-130</text:p>
          </table:table-cell>
        </table:table-row>
        <table:table-row table:style-name="ro1">
          <table:table-cell office:value-type="float" office:value="2770.4244847972" calcext:value-type="float">
            <text:p>2770.4244847972</text:p>
          </table:table-cell>
          <table:table-cell office:value-type="float" office:value="147.552008167512" calcext:value-type="float">
            <text:p>147.552008167512</text:p>
          </table:table-cell>
          <table:table-cell office:value-type="float" office:value="216.831598495436" calcext:value-type="float">
            <text:p>216.831598495436</text:p>
          </table:table-cell>
          <table:table-cell/>
          <table:table-cell table:formula="of:=[.B10]*87623823" office:value-type="float" office:value="12929071046.9646" calcext:value-type="float">
            <text:p>12929071046.9646</text:p>
          </table:table-cell>
          <table:table-cell table:formula="of:=[.C10]*127" office:value-type="float" office:value="27537.6130089204" calcext:value-type="float">
            <text:p>27537.6130089204</text:p>
          </table:table-cell>
          <table:table-cell table:formula="of:=((1.27814 *([.C10])^(0.252439))-0.885932)*26" office:value-type="float" office:value="106.171035727018" calcext:value-type="float">
            <text:p>106.171035727018</text:p>
          </table:table-cell>
          <table:table-cell table:formula="of:=(([.G10])^(0.25*0.5))*37" office:value-type="float" office:value="66.2906810459901" calcext:value-type="float">
            <text:p>66.2906810459901</text:p>
          </table:table-cell>
          <table:table-cell table:formula="of:=(([.G10])^(0.25*0.5))*12" office:value-type="float" office:value="21.49968033924" calcext:value-type="float">
            <text:p>21.49968033924</text:p>
          </table:table-cell>
          <table:table-cell table:number-columns-repeated="3"/>
          <table:table-cell table:formula="of:=[.$L$2]*([.C10]^[.$L$3]/(2^([.$L$4]*([.C10]))))" office:value-type="float" office:value="4.68471178834557E-126" calcext:value-type="float">
            <text:p>4.68471178834557E-126</text:p>
          </table:table-cell>
        </table:table-row>
        <table:table-row table:style-name="ro1">
          <table:table-cell office:value-type="float" office:value="2637.98039435162" calcext:value-type="float">
            <text:p>2637.98039435162</text:p>
          </table:table-cell>
          <table:table-cell office:value-type="float" office:value="146.661185572849" calcext:value-type="float">
            <text:p>146.661185572849</text:p>
          </table:table-cell>
          <table:table-cell office:value-type="float" office:value="210.42738127688" calcext:value-type="float">
            <text:p>210.42738127688</text:p>
          </table:table-cell>
          <table:table-cell/>
          <table:table-cell table:formula="of:=[.B11]*87623823" office:value-type="float" office:value="12851013765.6055" calcext:value-type="float">
            <text:p>12851013765.6055</text:p>
          </table:table-cell>
          <table:table-cell table:formula="of:=[.C11]*127" office:value-type="float" office:value="26724.2774221638" calcext:value-type="float">
            <text:p>26724.2774221638</text:p>
          </table:table-cell>
          <table:table-cell table:formula="of:=((1.27814 *([.C11])^(0.252439))-0.885932)*26" office:value-type="float" office:value="105.196872643339" calcext:value-type="float">
            <text:p>105.196872643339</text:p>
          </table:table-cell>
          <table:table-cell table:formula="of:=(([.G11])^(0.25*0.5))*37" office:value-type="float" office:value="66.2143435333357" calcext:value-type="float">
            <text:p>66.2143435333357</text:p>
          </table:table-cell>
          <table:table-cell table:formula="of:=(([.G11])^(0.25*0.5))*12" office:value-type="float" office:value="21.4749222270278" calcext:value-type="float">
            <text:p>21.4749222270278</text:p>
          </table:table-cell>
          <table:table-cell table:number-columns-repeated="3"/>
          <table:table-cell table:formula="of:=[.$L$2]*([.C11]^[.$L$3]/(2^([.$L$4]*([.C11]))))" office:value-type="float" office:value="3.16493794096728E-122" calcext:value-type="float">
            <text:p>3.16493794096728E-122</text:p>
          </table:table-cell>
        </table:table-row>
        <table:table-row table:style-name="ro1">
          <table:table-cell office:value-type="float" office:value="2529.93082591461" calcext:value-type="float">
            <text:p>2529.93082591461</text:p>
          </table:table-cell>
          <table:table-cell office:value-type="float" office:value="145.680722742672" calcext:value-type="float">
            <text:p>145.680722742672</text:p>
          </table:table-cell>
          <table:table-cell office:value-type="float" office:value="203.731271911667" calcext:value-type="float">
            <text:p>203.731271911667</text:p>
          </table:table-cell>
          <table:table-cell/>
          <table:table-cell table:formula="of:=[.B12]*87623823" office:value-type="float" office:value="12765101864.116" calcext:value-type="float">
            <text:p>12765101864.116</text:p>
          </table:table-cell>
          <table:table-cell table:formula="of:=[.C12]*127" office:value-type="float" office:value="25873.8715327817" calcext:value-type="float">
            <text:p>25873.8715327817</text:p>
          </table:table-cell>
          <table:table-cell table:formula="of:=((1.27814 *([.C12])^(0.252439))-0.885932)*26" office:value-type="float" office:value="104.154310419821" calcext:value-type="float">
            <text:p>104.154310419821</text:p>
          </table:table-cell>
          <table:table-cell table:formula="of:=(([.G12])^(0.25*0.5))*37" office:value-type="float" office:value="66.1319578172521" calcext:value-type="float">
            <text:p>66.1319578172521</text:p>
          </table:table-cell>
          <table:table-cell table:formula="of:=(([.G12])^(0.25*0.5))*12" office:value-type="float" office:value="21.448202535325" calcext:value-type="float">
            <text:p>21.448202535325</text:p>
          </table:table-cell>
          <table:table-cell table:number-columns-repeated="3"/>
          <table:table-cell table:formula="of:=[.$L$2]*([.C12]^[.$L$3]/(2^([.$L$4]*([.C12]))))" office:value-type="float" office:value="3.18959569907425E-118" calcext:value-type="float">
            <text:p>3.18959569907425E-118</text:p>
          </table:table-cell>
        </table:table-row>
        <table:table-row table:style-name="ro1">
          <table:table-cell office:value-type="float" office:value="2441.30791374126" calcext:value-type="float">
            <text:p>2441.30791374126</text:p>
          </table:table-cell>
          <table:table-cell office:value-type="float" office:value="144.589773950929" calcext:value-type="float">
            <text:p>144.589773950929</text:p>
          </table:table-cell>
          <table:table-cell office:value-type="float" office:value="196.752987930925" calcext:value-type="float">
            <text:p>196.752987930925</text:p>
          </table:table-cell>
          <table:table-cell/>
          <table:table-cell table:formula="of:=[.B13]*87623823" office:value-type="float" office:value="12669508760.2862" calcext:value-type="float">
            <text:p>12669508760.2862</text:p>
          </table:table-cell>
          <table:table-cell table:formula="of:=[.C13]*127" office:value-type="float" office:value="24987.6294672275" calcext:value-type="float">
            <text:p>24987.6294672275</text:p>
          </table:table-cell>
          <table:table-cell table:formula="of:=((1.27814 *([.C13])^(0.252439))-0.885932)*26" office:value-type="float" office:value="103.040189112185" calcext:value-type="float">
            <text:p>103.040189112185</text:p>
          </table:table-cell>
          <table:table-cell table:formula="of:=(([.G13])^(0.25*0.5))*37" office:value-type="float" office:value="66.0431158937068" calcext:value-type="float">
            <text:p>66.0431158937068</text:p>
          </table:table-cell>
          <table:table-cell table:formula="of:=(([.G13])^(0.25*0.5))*12" office:value-type="float" office:value="21.4193889384995" calcext:value-type="float">
            <text:p>21.4193889384995</text:p>
          </table:table-cell>
          <table:table-cell table:number-columns-repeated="3"/>
          <table:table-cell table:formula="of:=[.$L$2]*([.C13]^[.$L$3]/(2^([.$L$4]*([.C13]))))" office:value-type="float" office:value="4.7294268174515E-114" calcext:value-type="float">
            <text:p>4.7294268174515E-114</text:p>
          </table:table-cell>
        </table:table-row>
        <table:table-row table:style-name="ro1">
          <table:table-cell office:value-type="float" office:value="2368.41432503998" calcext:value-type="float">
            <text:p>2368.41432503998</text:p>
          </table:table-cell>
          <table:table-cell office:value-type="float" office:value="143.366930766259" calcext:value-type="float">
            <text:p>143.366930766259</text:p>
          </table:table-cell>
          <table:table-cell office:value-type="float" office:value="189.517690062548" calcext:value-type="float">
            <text:p>189.517690062548</text:p>
          </table:table-cell>
          <table:table-cell/>
          <table:table-cell table:formula="of:=[.B14]*87623823" office:value-type="float" office:value="12562358565.5159" calcext:value-type="float">
            <text:p>12562358565.5159</text:p>
          </table:table-cell>
          <table:table-cell table:formula="of:=[.C14]*127" office:value-type="float" office:value="24068.7466379436" calcext:value-type="float">
            <text:p>24068.7466379436</text:p>
          </table:table-cell>
          <table:table-cell table:formula="of:=((1.27814 *([.C14])^(0.252439))-0.885932)*26" office:value-type="float" office:value="101.853391319285" calcext:value-type="float">
            <text:p>101.853391319285</text:p>
          </table:table-cell>
          <table:table-cell table:formula="of:=(([.G14])^(0.25*0.5))*37" office:value-type="float" office:value="65.9475492376912" calcext:value-type="float">
            <text:p>65.9475492376912</text:p>
          </table:table-cell>
          <table:table-cell table:formula="of:=(([.G14])^(0.25*0.5))*12" office:value-type="float" office:value="21.3883943473593" calcext:value-type="float">
            <text:p>21.3883943473593</text:p>
          </table:table-cell>
          <table:table-cell table:number-columns-repeated="3"/>
          <table:table-cell table:formula="of:=[.$L$2]*([.C14]^[.$L$3]/(2^([.$L$4]*([.C14]))))" office:value-type="float" office:value="9.96205000787133E-110" calcext:value-type="float">
            <text:p>9.96205000787133E-110</text:p>
          </table:table-cell>
        </table:table-row>
        <table:table-row table:style-name="ro1">
          <table:table-cell office:value-type="float" office:value="2308.27546275946" calcext:value-type="float">
            <text:p>2308.27546275946</text:p>
          </table:table-cell>
          <table:table-cell office:value-type="float" office:value="141.987510273647" calcext:value-type="float">
            <text:p>141.987510273647</text:p>
          </table:table-cell>
          <table:table-cell office:value-type="float" office:value="182.045573759413" calcext:value-type="float">
            <text:p>182.045573759413</text:p>
          </table:table-cell>
          <table:table-cell/>
          <table:table-cell table:formula="of:=[.B15]*87623823" office:value-type="float" office:value="12441488468.4287" calcext:value-type="float">
            <text:p>12441488468.4287</text:p>
          </table:table-cell>
          <table:table-cell table:formula="of:=[.C15]*127" office:value-type="float" office:value="23119.7878674454" calcext:value-type="float">
            <text:p>23119.7878674454</text:p>
          </table:table-cell>
          <table:table-cell table:formula="of:=((1.27814 *([.C15])^(0.252439))-0.885932)*26" office:value-type="float" office:value="100.591644803829" calcext:value-type="float">
            <text:p>100.591644803829</text:p>
          </table:table-cell>
          <table:table-cell table:formula="of:=(([.G15])^(0.25*0.5))*37" office:value-type="float" office:value="65.8448727582239" calcext:value-type="float">
            <text:p>65.8448727582239</text:p>
          </table:table-cell>
          <table:table-cell table:formula="of:=(([.G15])^(0.25*0.5))*12" office:value-type="float" office:value="21.3550938675321" calcext:value-type="float">
            <text:p>21.3550938675321</text:p>
          </table:table-cell>
          <table:table-cell table:number-columns-repeated="3"/>
          <table:table-cell table:formula="of:=[.$L$2]*([.C15]^[.$L$3]/(2^([.$L$4]*([.C15]))))" office:value-type="float" office:value="2.89782218842527E-105" calcext:value-type="float">
            <text:p>2.89782218842527E-105</text:p>
          </table:table-cell>
        </table:table-row>
        <table:table-row table:style-name="ro1">
          <table:table-cell office:value-type="float" office:value="2258.48911306806" calcext:value-type="float">
            <text:p>2258.48911306806</text:p>
          </table:table-cell>
          <table:table-cell office:value-type="float" office:value="140.422750730103" calcext:value-type="float">
            <text:p>140.422750730103</text:p>
          </table:table-cell>
          <table:table-cell office:value-type="float" office:value="174.351503806658" calcext:value-type="float">
            <text:p>174.351503806658</text:p>
          </table:table-cell>
          <table:table-cell/>
          <table:table-cell table:formula="of:=[.B16]*87623823" office:value-type="float" office:value="12304378255.1477" calcext:value-type="float">
            <text:p>12304378255.1477</text:p>
          </table:table-cell>
          <table:table-cell table:formula="of:=[.C16]*127" office:value-type="float" office:value="22142.6409834456" calcext:value-type="float">
            <text:p>22142.6409834456</text:p>
          </table:table-cell>
          <table:table-cell table:formula="of:=((1.27814 *([.C16])^(0.252439))-0.885932)*26" office:value-type="float" office:value="99.251288420268" calcext:value-type="float">
            <text:p>99.251288420268</text:p>
          </table:table-cell>
          <table:table-cell table:formula="of:=(([.G16])^(0.25*0.5))*37" office:value-type="float" office:value="65.7345574160562" calcext:value-type="float">
            <text:p>65.7345574160562</text:p>
          </table:table-cell>
          <table:table-cell table:formula="of:=(([.G16])^(0.25*0.5))*12" office:value-type="float" office:value="21.3193159187209" calcext:value-type="float">
            <text:p>21.3193159187209</text:p>
          </table:table-cell>
          <table:table-cell table:number-columns-repeated="3"/>
          <table:table-cell table:formula="of:=[.$L$2]*([.C16]^[.$L$3]/(2^([.$L$4]*([.C16]))))" office:value-type="float" office:value="1.13986802089604E-100" calcext:value-type="float">
            <text:p>1.13986802089604E-100</text:p>
          </table:table-cell>
        </table:table-row>
        <table:table-row table:style-name="ro1">
          <table:table-cell office:value-type="float" office:value="2217.12296684646" calcext:value-type="float">
            <text:p>2217.12296684646</text:p>
          </table:table-cell>
          <table:table-cell office:value-type="float" office:value="138.639523661654" calcext:value-type="float">
            <text:p>138.639523661654</text:p>
          </table:table-cell>
          <table:table-cell office:value-type="float" office:value="166.448064389962" calcext:value-type="float">
            <text:p>166.448064389962</text:p>
          </table:table-cell>
          <table:table-cell/>
          <table:table-cell table:formula="of:=[.B17]*87623823" office:value-type="float" office:value="12148125082.1331" calcext:value-type="float">
            <text:p>12148125082.1331</text:p>
          </table:table-cell>
          <table:table-cell table:formula="of:=[.C17]*127" office:value-type="float" office:value="21138.9041775252" calcext:value-type="float">
            <text:p>21138.9041775252</text:p>
          </table:table-cell>
          <table:table-cell table:formula="of:=((1.27814 *([.C17])^(0.252439))-0.885932)*26" office:value-type="float" office:value="97.8275965842979" calcext:value-type="float">
            <text:p>97.8275965842979</text:p>
          </table:table-cell>
          <table:table-cell table:formula="of:=(([.G17])^(0.25*0.5))*37" office:value-type="float" office:value="65.6159463823752" calcext:value-type="float">
            <text:p>65.6159463823752</text:p>
          </table:table-cell>
          <table:table-cell table:formula="of:=(([.G17])^(0.25*0.5))*12" office:value-type="float" office:value="21.2808474753649" calcext:value-type="float">
            <text:p>21.2808474753649</text:p>
          </table:table-cell>
          <table:table-cell table:number-columns-repeated="3"/>
          <table:table-cell table:formula="of:=[.$L$2]*([.C17]^[.$L$3]/(2^([.$L$4]*([.C17]))))" office:value-type="float" office:value="5.95532324821696E-096" calcext:value-type="float">
            <text:p>5.95532324821696E-96</text:p>
          </table:table-cell>
        </table:table-row>
        <table:table-row table:style-name="ro1">
          <table:table-cell office:value-type="float" office:value="2182.60699999664" calcext:value-type="float">
            <text:p>2182.60699999664</text:p>
          </table:table-cell>
          <table:table-cell office:value-type="float" office:value="136.59922443945" calcext:value-type="float">
            <text:p>136.59922443945</text:p>
          </table:table-cell>
          <table:table-cell office:value-type="float" office:value="158.344493992726" calcext:value-type="float">
            <text:p>158.344493992726</text:p>
          </table:table-cell>
          <table:table-cell/>
          <table:table-cell table:formula="of:=[.B18]*87623823" office:value-type="float" office:value="11969346264.2196" calcext:value-type="float">
            <text:p>11969346264.2196</text:p>
          </table:table-cell>
          <table:table-cell table:formula="of:=[.C18]*127" office:value-type="float" office:value="20109.7507370762" calcext:value-type="float">
            <text:p>20109.7507370762</text:p>
          </table:table-cell>
          <table:table-cell table:formula="of:=((1.27814 *([.C18])^(0.252439))-0.885932)*26" office:value-type="float" office:value="96.3143731673929" calcext:value-type="float">
            <text:p>96.3143731673929</text:p>
          </table:table-cell>
          <table:table-cell table:formula="of:=(([.G18])^(0.25*0.5))*37" office:value-type="float" office:value="65.4882087834025" calcext:value-type="float">
            <text:p>65.4882087834025</text:p>
          </table:table-cell>
          <table:table-cell table:formula="of:=(([.G18])^(0.25*0.5))*12" office:value-type="float" office:value="21.2394190648873" calcext:value-type="float">
            <text:p>21.2394190648873</text:p>
          </table:table-cell>
          <table:table-cell table:number-columns-repeated="3"/>
          <table:table-cell table:formula="of:=[.$L$2]*([.C18]^[.$L$3]/(2^([.$L$4]*([.C18]))))" office:value-type="float" office:value="4.0774561322767E-091" calcext:value-type="float">
            <text:p>4.0774561322767E-91</text:p>
          </table:table-cell>
        </table:table-row>
        <table:table-row table:style-name="ro1">
          <table:table-cell office:value-type="float" office:value="2153.69081086616" calcext:value-type="float">
            <text:p>2153.69081086616</text:p>
          </table:table-cell>
          <table:table-cell office:value-type="float" office:value="134.25950838514" calcext:value-type="float">
            <text:p>134.25950838514</text:p>
          </table:table-cell>
          <table:table-cell office:value-type="float" office:value="150.056186651546" calcext:value-type="float">
            <text:p>150.056186651546</text:p>
          </table:table-cell>
          <table:table-cell/>
          <table:table-cell table:formula="of:=[.B19]*87623823" office:value-type="float" office:value="11764331398.8065" calcext:value-type="float">
            <text:p>11764331398.8065</text:p>
          </table:table-cell>
          <table:table-cell table:formula="of:=[.C19]*127" office:value-type="float" office:value="19057.1357047463" calcext:value-type="float">
            <text:p>19057.1357047463</text:p>
          </table:table-cell>
          <table:table-cell table:formula="of:=((1.27814 *([.C19])^(0.252439))-0.885932)*26" office:value-type="float" office:value="94.7055247327127" calcext:value-type="float">
            <text:p>94.7055247327127</text:p>
          </table:table-cell>
          <table:table-cell table:formula="of:=(([.G19])^(0.25*0.5))*37" office:value-type="float" office:value="65.3504584187298" calcext:value-type="float">
            <text:p>65.3504584187298</text:p>
          </table:table-cell>
          <table:table-cell table:formula="of:=(([.G19])^(0.25*0.5))*12" office:value-type="float" office:value="21.1947432709394" calcext:value-type="float">
            <text:p>21.1947432709394</text:p>
          </table:table-cell>
          <table:table-cell table:number-columns-repeated="3"/>
          <table:table-cell table:formula="of:=[.$L$2]*([.C19]^[.$L$3]/(2^([.$L$4]*([.C19]))))" office:value-type="float" office:value="3.5788988276827E-086" calcext:value-type="float">
            <text:p>3.5788988276827E-86</text:p>
          </table:table-cell>
        </table:table-row>
        <table:table-row table:style-name="ro1">
          <table:table-cell office:value-type="float" office:value="2129.33929154575" calcext:value-type="float">
            <text:p>2129.33929154575</text:p>
          </table:table-cell>
          <table:table-cell office:value-type="float" office:value="131.571975563573" calcext:value-type="float">
            <text:p>131.571975563573</text:p>
          </table:table-cell>
          <table:table-cell office:value-type="float" office:value="141.596394584903" calcext:value-type="float">
            <text:p>141.596394584903</text:p>
          </table:table-cell>
          <table:table-cell/>
          <table:table-cell table:formula="of:=[.B20]*87623823" office:value-type="float" office:value="11528839498.5428" calcext:value-type="float">
            <text:p>11528839498.5428</text:p>
          </table:table-cell>
          <table:table-cell table:formula="of:=[.C20]*127" office:value-type="float" office:value="17982.7421122827" calcext:value-type="float">
            <text:p>17982.7421122827</text:p>
          </table:table-cell>
          <table:table-cell table:formula="of:=((1.27814 *([.C20])^(0.252439))-0.885932)*26" office:value-type="float" office:value="92.9933494376602" calcext:value-type="float">
            <text:p>92.9933494376602</text:p>
          </table:table-cell>
          <table:table-cell table:formula="of:=(([.G20])^(0.25*0.5))*37" office:value-type="float" office:value="65.2015935797332" calcext:value-type="float">
            <text:p>65.2015935797332</text:p>
          </table:table-cell>
          <table:table-cell table:formula="of:=(([.G20])^(0.25*0.5))*12" office:value-type="float" office:value="21.1464627826162" calcext:value-type="float">
            <text:p>21.1464627826162</text:p>
          </table:table-cell>
          <table:table-cell table:number-columns-repeated="3"/>
          <table:table-cell table:formula="of:=[.$L$2]*([.C20]^[.$L$3]/(2^([.$L$4]*([.C20]))))" office:value-type="float" office:value="3.95046609617714E-081" calcext:value-type="float">
            <text:p>3.95046609617714E-81</text:p>
          </table:table-cell>
        </table:table-row>
        <table:table-row table:style-name="ro1">
          <table:table-cell office:value-type="float" office:value="2108.76668753548" calcext:value-type="float">
            <text:p>2108.76668753548</text:p>
          </table:table-cell>
          <table:table-cell office:value-type="float" office:value="128.49384935146" calcext:value-type="float">
            <text:p>128.49384935146</text:p>
          </table:table-cell>
          <table:table-cell office:value-type="float" office:value="133.008890148311" calcext:value-type="float">
            <text:p>133.008890148311</text:p>
          </table:table-cell>
          <table:table-cell/>
          <table:table-cell table:formula="of:=[.B21]*87623823" office:value-type="float" office:value="11259122312.161" calcext:value-type="float">
            <text:p>11259122312.161</text:p>
          </table:table-cell>
          <table:table-cell table:formula="of:=[.C21]*127" office:value-type="float" office:value="16892.1290488355" calcext:value-type="float">
            <text:p>16892.1290488355</text:p>
          </table:table-cell>
          <table:table-cell table:formula="of:=((1.27814 *([.C21])^(0.252439))-0.885932)*26" office:value-type="float" office:value="91.1752302927517" calcext:value-type="float">
            <text:p>91.1752302927517</text:p>
          </table:table-cell>
          <table:table-cell table:formula="of:=(([.G21])^(0.25*0.5))*37" office:value-type="float" office:value="65.0408686293182" calcext:value-type="float">
            <text:p>65.0408686293182</text:p>
          </table:table-cell>
          <table:table-cell table:formula="of:=(([.G21])^(0.25*0.5))*12" office:value-type="float" office:value="21.0943357716708" calcext:value-type="float">
            <text:p>21.0943357716708</text:p>
          </table:table-cell>
          <table:table-cell table:number-columns-repeated="3"/>
          <table:table-cell table:formula="of:=[.$L$2]*([.C21]^[.$L$3]/(2^([.$L$4]*([.C21]))))" office:value-type="float" office:value="5.15819949250781E-076" calcext:value-type="float">
            <text:p>5.15819949250781E-76</text:p>
          </table:table-cell>
        </table:table-row>
        <table:table-row table:style-name="ro1">
          <table:table-cell office:value-type="float" office:value="2091.2702777567" calcext:value-type="float">
            <text:p>2091.2702777567</text:p>
          </table:table-cell>
          <table:table-cell office:value-type="float" office:value="124.976864027527" calcext:value-type="float">
            <text:p>124.976864027527</text:p>
          </table:table-cell>
          <table:table-cell office:value-type="float" office:value="124.325168939185" calcext:value-type="float">
            <text:p>124.325168939185</text:p>
          </table:table-cell>
          <table:table-cell/>
          <table:table-cell table:formula="of:=[.B22]*87623823" office:value-type="float" office:value="10950950612.6431" calcext:value-type="float">
            <text:p>10950950612.6431</text:p>
          </table:table-cell>
          <table:table-cell table:formula="of:=[.C22]*127" office:value-type="float" office:value="15789.2964552765" calcext:value-type="float">
            <text:p>15789.2964552765</text:p>
          </table:table-cell>
          <table:table-cell table:formula="of:=((1.27814 *([.C22])^(0.252439))-0.885932)*26" office:value-type="float" office:value="89.2451900674075" calcext:value-type="float">
            <text:p>89.2451900674075</text:p>
          </table:table-cell>
          <table:table-cell table:formula="of:=(([.G22])^(0.25*0.5))*37" office:value-type="float" office:value="64.867151375634" calcext:value-type="float">
            <text:p>64.867151375634</text:p>
          </table:table-cell>
          <table:table-cell table:formula="of:=(([.G22])^(0.25*0.5))*12" office:value-type="float" office:value="21.0379950407462" calcext:value-type="float">
            <text:p>21.0379950407462</text:p>
          </table:table-cell>
          <table:table-cell table:number-columns-repeated="3"/>
          <table:table-cell table:formula="of:=[.$L$2]*([.C22]^[.$L$3]/(2^([.$L$4]*([.C22]))))" office:value-type="float" office:value="7.62036944641673E-071" calcext:value-type="float">
            <text:p>7.62036944641673E-71</text:p>
          </table:table-cell>
        </table:table-row>
        <table:table-row table:style-name="ro1">
          <table:table-cell office:value-type="float" office:value="2076.42598424587" calcext:value-type="float">
            <text:p>2076.42598424587</text:p>
          </table:table-cell>
          <table:table-cell office:value-type="float" office:value="121.02263450206" calcext:value-type="float">
            <text:p>121.02263450206</text:p>
          </table:table-cell>
          <table:table-cell office:value-type="float" office:value="115.681396367001" calcext:value-type="float">
            <text:p>115.681396367001</text:p>
          </table:table-cell>
          <table:table-cell/>
          <table:table-cell table:formula="of:=[.B23]*87623823" office:value-type="float" office:value="10604465904.6022" calcext:value-type="float">
            <text:p>10604465904.6022</text:p>
          </table:table-cell>
          <table:table-cell table:formula="of:=[.C23]*127" office:value-type="float" office:value="14691.5373386091" calcext:value-type="float">
            <text:p>14691.5373386091</text:p>
          </table:table-cell>
          <table:table-cell table:formula="of:=((1.27814 *([.C23])^(0.252439))-0.885932)*26" office:value-type="float" office:value="87.2211897300281" calcext:value-type="float">
            <text:p>87.2211897300281</text:p>
          </table:table-cell>
          <table:table-cell table:formula="of:=(([.G23])^(0.25*0.5))*37" office:value-type="float" office:value="64.6814094440461" calcext:value-type="float">
            <text:p>64.6814094440461</text:p>
          </table:table-cell>
          <table:table-cell table:formula="of:=(([.G23])^(0.25*0.5))*12" office:value-type="float" office:value="20.9777544142852" calcext:value-type="float">
            <text:p>20.9777544142852</text:p>
          </table:table-cell>
          <table:table-cell table:number-columns-repeated="3"/>
          <table:table-cell table:formula="of:=[.$L$2]*([.C23]^[.$L$3]/(2^([.$L$4]*([.C23]))))" office:value-type="float" office:value="1.05549114789665E-065" calcext:value-type="float">
            <text:p>1.05549114789665E-65</text:p>
          </table:table-cell>
        </table:table-row>
        <table:table-row table:style-name="ro1">
          <table:table-cell office:value-type="float" office:value="2063.69695581203" calcext:value-type="float">
            <text:p>2063.69695581203</text:p>
          </table:table-cell>
          <table:table-cell office:value-type="float" office:value="116.610950760726" calcext:value-type="float">
            <text:p>116.610950760726</text:p>
          </table:table-cell>
          <table:table-cell office:value-type="float" office:value="107.125482876507" calcext:value-type="float">
            <text:p>107.125482876507</text:p>
          </table:table-cell>
          <table:table-cell/>
          <table:table-cell table:formula="of:=[.B24]*87623823" office:value-type="float" office:value="10217897309.3196" calcext:value-type="float">
            <text:p>10217897309.3196</text:p>
          </table:table-cell>
          <table:table-cell table:formula="of:=[.C24]*127" office:value-type="float" office:value="13604.9363253164" calcext:value-type="float">
            <text:p>13604.9363253164</text:p>
          </table:table-cell>
          <table:table-cell table:formula="of:=((1.27814 *([.C24])^(0.252439))-0.885932)*26" office:value-type="float" office:value="85.1031574749234" calcext:value-type="float">
            <text:p>85.1031574749234</text:p>
          </table:table-cell>
          <table:table-cell table:formula="of:=(([.G24])^(0.25*0.5))*37" office:value-type="float" office:value="64.4829552955042" calcext:value-type="float">
            <text:p>64.4829552955042</text:p>
          </table:table-cell>
          <table:table-cell table:formula="of:=(([.G24])^(0.25*0.5))*12" office:value-type="float" office:value="20.91339090665" calcext:value-type="float">
            <text:p>20.91339090665</text:p>
          </table:table-cell>
          <table:table-cell table:number-columns-repeated="3"/>
          <table:table-cell table:formula="of:=[.$L$2]*([.C24]^[.$L$3]/(2^([.$L$4]*([.C24]))))" office:value-type="float" office:value="1.28199501906211E-060" calcext:value-type="float">
            <text:p>1.28199501906211E-60</text:p>
          </table:table-cell>
        </table:table-row>
        <table:table-row table:style-name="ro1">
          <table:table-cell office:value-type="float" office:value="2053.06453128062" calcext:value-type="float">
            <text:p>2053.06453128062</text:p>
          </table:table-cell>
          <table:table-cell office:value-type="float" office:value="111.939516095377" calcext:value-type="float">
            <text:p>111.939516095377</text:p>
          </table:table-cell>
          <table:table-cell office:value-type="float" office:value="99.0433069012554" calcext:value-type="float">
            <text:p>99.0433069012554</text:p>
          </table:table-cell>
          <table:table-cell/>
          <table:table-cell table:formula="of:=[.B25]*87623823" office:value-type="float" office:value="9808568345.04696" calcext:value-type="float">
            <text:p>9808568345.04696</text:p>
          </table:table-cell>
          <table:table-cell table:formula="of:=[.C25]*127" office:value-type="float" office:value="12578.4999764594" calcext:value-type="float">
            <text:p>12578.4999764594</text:p>
          </table:table-cell>
          <table:table-cell table:formula="of:=((1.27814 *([.C25])^(0.252439))-0.885932)*26" office:value-type="float" office:value="82.9828569504224" calcext:value-type="float">
            <text:p>82.9828569504224</text:p>
          </table:table-cell>
          <table:table-cell table:formula="of:=(([.G25])^(0.25*0.5))*37" office:value-type="float" office:value="64.279911758863" calcext:value-type="float">
            <text:p>64.279911758863</text:p>
          </table:table-cell>
          <table:table-cell table:formula="of:=(([.G25])^(0.25*0.5))*12" office:value-type="float" office:value="20.8475389488204" calcext:value-type="float">
            <text:p>20.8475389488204</text:p>
          </table:table-cell>
          <table:table-cell table:number-columns-repeated="3"/>
          <table:table-cell table:formula="of:=[.$L$2]*([.C25]^[.$L$3]/(2^([.$L$4]*([.C25]))))" office:value-type="float" office:value="8.04833073766304E-056" calcext:value-type="float">
            <text:p>8.04833073766304E-56</text:p>
          </table:table-cell>
        </table:table-row>
        <table:table-row table:style-name="ro1">
          <table:table-cell office:value-type="float" office:value="2043.99141626973" calcext:value-type="float">
            <text:p>2043.99141626973</text:p>
          </table:table-cell>
          <table:table-cell office:value-type="float" office:value="107.041940305904" calcext:value-type="float">
            <text:p>107.041940305904</text:p>
          </table:table-cell>
          <table:table-cell office:value-type="float" office:value="91.4221986665635" calcext:value-type="float">
            <text:p>91.4221986665635</text:p>
          </table:table-cell>
          <table:table-cell/>
          <table:table-cell table:formula="of:=[.B26]*87623823" office:value-type="float" office:value="9379424030.9411" calcext:value-type="float">
            <text:p>9379424030.9411</text:p>
          </table:table-cell>
          <table:table-cell table:formula="of:=[.C26]*127" office:value-type="float" office:value="11610.6192306536" calcext:value-type="float">
            <text:p>11610.6192306536</text:p>
          </table:table-cell>
          <table:table-cell table:formula="of:=((1.27814 *([.C26])^(0.252439))-0.885932)*26" office:value-type="float" office:value="80.8614970448434" calcext:value-type="float">
            <text:p>80.8614970448434</text:p>
          </table:table-cell>
          <table:table-cell table:formula="of:=(([.G26])^(0.25*0.5))*37" office:value-type="float" office:value="64.0721719619396" calcext:value-type="float">
            <text:p>64.0721719619396</text:p>
          </table:table-cell>
          <table:table-cell table:formula="of:=(([.G26])^(0.25*0.5))*12" office:value-type="float" office:value="20.780163879548" calcext:value-type="float">
            <text:p>20.780163879548</text:p>
          </table:table-cell>
          <table:table-cell table:number-columns-repeated="3"/>
          <table:table-cell table:formula="of:=[.$L$2]*([.C26]^[.$L$3]/(2^([.$L$4]*([.C26]))))" office:value-type="float" office:value="2.65780571748236E-051" calcext:value-type="float">
            <text:p>2.65780571748236E-51</text:p>
          </table:table-cell>
        </table:table-row>
        <table:table-row table:style-name="ro1">
          <table:table-cell office:value-type="float" office:value="2037.34487619826" calcext:value-type="float">
            <text:p>2037.34487619826</text:p>
          </table:table-cell>
          <table:table-cell office:value-type="float" office:value="102.820651474269" calcext:value-type="float">
            <text:p>102.820651474269</text:p>
          </table:table-cell>
          <table:table-cell office:value-type="float" office:value="85.42027532275" calcext:value-type="float">
            <text:p>85.42027532275</text:p>
          </table:table-cell>
          <table:table-cell/>
          <table:table-cell table:formula="of:=[.B27]*87623823" office:value-type="float" office:value="9009538565.52604" calcext:value-type="float">
            <text:p>9009538565.52604</text:p>
          </table:table-cell>
          <table:table-cell table:formula="of:=[.C27]*127" office:value-type="float" office:value="10848.3749659893" calcext:value-type="float">
            <text:p>10848.3749659893</text:p>
          </table:table-cell>
          <table:table-cell table:formula="of:=((1.27814 *([.C27])^(0.252439))-0.885932)*26" office:value-type="float" office:value="79.0957119127581" calcext:value-type="float">
            <text:p>79.0957119127581</text:p>
          </table:table-cell>
          <table:table-cell table:formula="of:=(([.G27])^(0.25*0.5))*37" office:value-type="float" office:value="63.895583643626" calcext:value-type="float">
            <text:p>63.895583643626</text:p>
          </table:table-cell>
          <table:table-cell table:formula="of:=(([.G27])^(0.25*0.5))*12" office:value-type="float" office:value="20.7228919925274" calcext:value-type="float">
            <text:p>20.7228919925274</text:p>
          </table:table-cell>
          <table:table-cell table:number-columns-repeated="3"/>
          <table:table-cell table:formula="of:=[.$L$2]*([.C27]^[.$L$3]/(2^([.$L$4]*([.C27]))))" office:value-type="float" office:value="9.52927275964402E-048" calcext:value-type="float">
            <text:p>9.52927275964402E-4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8.9954630595669" calcext:value-type="float">
            <text:p>98.9954630595669</text:p>
          </table:table-cell>
          <table:table-cell office:value-type="float" office:value="80.3596109206906" calcext:value-type="float">
            <text:p>80.3596109206906</text:p>
          </table:table-cell>
          <table:table-cell/>
          <table:table-cell table:formula="of:=[.B28]*87623823" office:value-type="float" office:value="8674360932.93453" calcext:value-type="float">
            <text:p>8674360932.93453</text:p>
          </table:table-cell>
          <table:table-cell table:formula="of:=[.C28]*127" office:value-type="float" office:value="10205.6705869277" calcext:value-type="float">
            <text:p>10205.6705869277</text:p>
          </table:table-cell>
          <table:table-cell table:formula="of:=((1.27814 *([.C28])^(0.252439))-0.885932)*26" office:value-type="float" office:value="77.5332596421382" calcext:value-type="float">
            <text:p>77.5332596421382</text:p>
          </table:table-cell>
          <table:table-cell table:formula="of:=(([.G28])^(0.25*0.5))*37" office:value-type="float" office:value="63.7364293072239" calcext:value-type="float">
            <text:p>63.7364293072239</text:p>
          </table:table-cell>
          <table:table-cell table:formula="of:=(([.G28])^(0.25*0.5))*12" office:value-type="float" office:value="20.6712743699104" calcext:value-type="float">
            <text:p>20.6712743699104</text:p>
          </table:table-cell>
          <table:table-cell table:number-columns-repeated="3"/>
          <table:table-cell table:formula="of:=[.$L$2]*([.C28]^[.$L$3]/(2^([.$L$4]*([.C28]))))" office:value-type="float" office:value="9.3937076721316E-045" calcext:value-type="float">
            <text:p>9.3937076721316E-4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6.6731296965673" calcext:value-type="float">
            <text:p>96.6731296965673</text:p>
          </table:table-cell>
          <table:table-cell office:value-type="float" office:value="77.4403510624362" calcext:value-type="float">
            <text:p>77.4403510624362</text:p>
          </table:table-cell>
          <table:table-cell/>
          <table:table-cell table:formula="of:=[.B29]*87623823" office:value-type="float" office:value="8470869205.38806" calcext:value-type="float">
            <text:p>8470869205.38806</text:p>
          </table:table-cell>
          <table:table-cell table:formula="of:=[.C29]*127" office:value-type="float" office:value="9834.9245849294" calcext:value-type="float">
            <text:p>9834.9245849294</text:p>
          </table:table-cell>
          <table:table-cell table:formula="of:=((1.27814 *([.C29])^(0.252439))-0.885932)*26" office:value-type="float" office:value="76.5982143566923" calcext:value-type="float">
            <text:p>76.5982143566923</text:p>
          </table:table-cell>
          <table:table-cell table:formula="of:=(([.G29])^(0.25*0.5))*37" office:value-type="float" office:value="63.639836434286" calcext:value-type="float">
            <text:p>63.639836434286</text:p>
          </table:table-cell>
          <table:table-cell table:formula="of:=(([.G29])^(0.25*0.5))*12" office:value-type="float" office:value="20.6399469516603" calcext:value-type="float">
            <text:p>20.6399469516603</text:p>
          </table:table-cell>
          <table:table-cell table:number-columns-repeated="3"/>
          <table:table-cell table:formula="of:=[.$L$2]*([.C29]^[.$L$3]/(2^([.$L$4]*([.C29]))))" office:value-type="float" office:value="4.99189660568552E-043" calcext:value-type="float">
            <text:p>4.99189660568552E-4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4.2240755245087" calcext:value-type="float">
            <text:p>94.2240755245087</text:p>
          </table:table-cell>
          <table:table-cell office:value-type="float" office:value="74.4745260727435" calcext:value-type="float">
            <text:p>74.4745260727435</text:p>
          </table:table-cell>
          <table:table-cell/>
          <table:table-cell table:formula="of:=[.B30]*87623823" office:value-type="float" office:value="8256273716.09818" calcext:value-type="float">
            <text:p>8256273716.09818</text:p>
          </table:table-cell>
          <table:table-cell table:formula="of:=[.C30]*127" office:value-type="float" office:value="9458.26481123843" calcext:value-type="float">
            <text:p>9458.26481123843</text:p>
          </table:table-cell>
          <table:table-cell table:formula="of:=((1.27814 *([.C30])^(0.252439))-0.885932)*26" office:value-type="float" office:value="75.620867387545" calcext:value-type="float">
            <text:p>75.620867387545</text:p>
          </table:table-cell>
          <table:table-cell table:formula="of:=(([.G30])^(0.25*0.5))*37" office:value-type="float" office:value="63.5377645366476" calcext:value-type="float">
            <text:p>63.5377645366476</text:p>
          </table:table-cell>
          <table:table-cell table:formula="of:=(([.G30])^(0.25*0.5))*12" office:value-type="float" office:value="20.6068425524262" calcext:value-type="float">
            <text:p>20.6068425524262</text:p>
          </table:table-cell>
          <table:table-cell table:number-columns-repeated="3"/>
          <table:table-cell table:formula="of:=[.$L$2]*([.C30]^[.$L$3]/(2^([.$L$4]*([.C30]))))" office:value-type="float" office:value="2.81806508545471E-041" calcext:value-type="float">
            <text:p>2.81806508545471E-41</text:p>
          </table:table-cell>
        </table:table-row>
        <table:table-row table:style-name="ro1">
          <table:table-cell office:value-type="float" office:value="2024.83713760363" calcext:value-type="float">
            <text:p>2024.83713760363</text:p>
          </table:table-cell>
          <table:table-cell office:value-type="float" office:value="93.2410719707402" calcext:value-type="float">
            <text:p>93.2410719707402</text:p>
          </table:table-cell>
          <table:table-cell office:value-type="float" office:value="73.3145019990701" calcext:value-type="float">
            <text:p>73.3145019990701</text:p>
          </table:table-cell>
          <table:table-cell/>
          <table:table-cell table:formula="of:=[.B31]*87623823" office:value-type="float" office:value="8170139186.6944" calcext:value-type="float">
            <text:p>8170139186.6944</text:p>
          </table:table-cell>
          <table:table-cell table:formula="of:=[.C31]*127" office:value-type="float" office:value="9310.9417538819" calcext:value-type="float">
            <text:p>9310.9417538819</text:p>
          </table:table-cell>
          <table:table-cell table:formula="of:=((1.27814 *([.C31])^(0.252439))-0.885932)*26" office:value-type="float" office:value="75.2306744082855" calcext:value-type="float">
            <text:p>75.2306744082855</text:p>
          </table:table-cell>
          <table:table-cell table:formula="of:=(([.G31])^(0.25*0.5))*37" office:value-type="float" office:value="63.496690991012" calcext:value-type="float">
            <text:p>63.496690991012</text:p>
          </table:table-cell>
          <table:table-cell table:formula="of:=(([.G31])^(0.25*0.5))*12" office:value-type="float" office:value="20.5935214024904" calcext:value-type="float">
            <text:p>20.5935214024904</text:p>
          </table:table-cell>
          <table:table-cell table:number-columns-repeated="3"/>
          <table:table-cell table:formula="of:=[.$L$2]*([.C31]^[.$L$3]/(2^([.$L$4]*([.C31]))))" office:value-type="float" office:value="1.36370170779504E-040" calcext:value-type="float">
            <text:p>1.36370170779504E-4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1.6504964723636" calcext:value-type="float">
            <text:p>91.6504964723636</text:p>
          </table:table-cell>
          <table:table-cell office:value-type="float" office:value="71.4723197881693" calcext:value-type="float">
            <text:p>71.4723197881693</text:p>
          </table:table-cell>
          <table:table-cell/>
          <table:table-cell table:formula="of:=[.B32]*87623823" office:value-type="float" office:value="8030766880.75651" calcext:value-type="float">
            <text:p>8030766880.75651</text:p>
          </table:table-cell>
          <table:table-cell table:formula="of:=[.C32]*127" office:value-type="float" office:value="9076.9846130975" calcext:value-type="float">
            <text:p>9076.9846130975</text:p>
          </table:table-cell>
          <table:table-cell table:formula="of:=((1.27814 *([.C32])^(0.252439))-0.885932)*26" office:value-type="float" office:value="74.6014324915872" calcext:value-type="float">
            <text:p>74.6014324915872</text:p>
          </table:table-cell>
          <table:table-cell table:formula="of:=(([.G32])^(0.25*0.5))*37" office:value-type="float" office:value="63.4300596663519" calcext:value-type="float">
            <text:p>63.4300596663519</text:p>
          </table:table-cell>
          <table:table-cell table:formula="of:=(([.G32])^(0.25*0.5))*12" office:value-type="float" office:value="20.5719112431412" calcext:value-type="float">
            <text:p>20.5719112431412</text:p>
          </table:table-cell>
          <table:table-cell table:number-columns-repeated="3"/>
          <table:table-cell table:formula="of:=[.$L$2]*([.C32]^[.$L$3]/(2^([.$L$4]*([.C32]))))" office:value-type="float" office:value="1.6661709917693E-039" calcext:value-type="float">
            <text:p>1.6661709917693E-39</text:p>
          </table:table-cell>
        </table:table-row>
        <table:table-row table:style-name="ro1">
          <table:table-cell office:value-type="float" office:value="2022.23013807348" calcext:value-type="float">
            <text:p>2022.23013807348</text:p>
          </table:table-cell>
          <table:table-cell office:value-type="float" office:value="90.9705246904145" calcext:value-type="float">
            <text:p>90.9705246904145</text:p>
          </table:table-cell>
          <table:table-cell office:value-type="float" office:value="70.6978923826168" calcext:value-type="float">
            <text:p>70.6978923826168</text:p>
          </table:table-cell>
          <table:table-cell/>
          <table:table-cell table:formula="of:=[.B33]*87623823" office:value-type="float" office:value="7971185153.69001" calcext:value-type="float">
            <text:p>7971185153.69001</text:p>
          </table:table-cell>
          <table:table-cell table:formula="of:=[.C33]*127" office:value-type="float" office:value="8978.63233259233" calcext:value-type="float">
            <text:p>8978.63233259233</text:p>
          </table:table-cell>
          <table:table-cell table:formula="of:=((1.27814 *([.C33])^(0.252439))-0.885932)*26" office:value-type="float" office:value="74.3332846713154" calcext:value-type="float">
            <text:p>74.3332846713154</text:p>
          </table:table-cell>
          <table:table-cell table:formula="of:=(([.G33])^(0.25*0.5))*37" office:value-type="float" office:value="63.4015155773164" calcext:value-type="float">
            <text:p>63.4015155773164</text:p>
          </table:table-cell>
          <table:table-cell table:formula="of:=(([.G33])^(0.25*0.5))*12" office:value-type="float" office:value="20.5626537007513" calcext:value-type="float">
            <text:p>20.5626537007513</text:p>
          </table:table-cell>
          <table:table-cell table:number-columns-repeated="3"/>
          <table:table-cell table:formula="of:=[.$L$2]*([.C33]^[.$L$3]/(2^([.$L$4]*([.C33]))))" office:value-type="float" office:value="4.76989153511304E-039" calcext:value-type="float">
            <text:p>4.76989153511304E-39</text:p>
          </table:table-cell>
        </table:table-row>
        <table:table-row table:style-name="ro1">
          <table:table-cell office:value-type="float" office:value="2020.81546490194" calcext:value-type="float">
            <text:p>2020.81546490194</text:p>
          </table:table-cell>
          <table:table-cell office:value-type="float" office:value="89.7009077503001" calcext:value-type="float">
            <text:p>89.7009077503001</text:p>
          </table:table-cell>
          <table:table-cell office:value-type="float" office:value="69.2751875143388" calcext:value-type="float">
            <text:p>69.2751875143388</text:p>
          </table:table-cell>
          <table:table-cell/>
          <table:table-cell table:formula="of:=[.B34]*87623823" office:value-type="float" office:value="7859936463.65163" calcext:value-type="float">
            <text:p>7859936463.65163</text:p>
          </table:table-cell>
          <table:table-cell table:formula="of:=[.C34]*127" office:value-type="float" office:value="8797.94881432103" calcext:value-type="float">
            <text:p>8797.94881432103</text:p>
          </table:table-cell>
          <table:table-cell table:formula="of:=((1.27814 *([.C34])^(0.252439))-0.885932)*26" office:value-type="float" office:value="73.8348916978946" calcext:value-type="float">
            <text:p>73.8348916978946</text:p>
          </table:table-cell>
          <table:table-cell table:formula="of:=(([.G34])^(0.25*0.5))*37" office:value-type="float" office:value="63.3482219023359" calcext:value-type="float">
            <text:p>63.3482219023359</text:p>
          </table:table-cell>
          <table:table-cell table:formula="of:=(([.G34])^(0.25*0.5))*12" office:value-type="float" office:value="20.5453692656225" calcext:value-type="float">
            <text:p>20.5453692656225</text:p>
          </table:table-cell>
          <table:table-cell table:number-columns-repeated="3"/>
          <table:table-cell table:formula="of:=[.$L$2]*([.C34]^[.$L$3]/(2^([.$L$4]*([.C34]))))" office:value-type="float" office:value="3.29158193568857E-038" calcext:value-type="float">
            <text:p>3.29158193568857E-38</text:p>
          </table:table-cell>
        </table:table-row>
        <table:table-row table:style-name="ro1">
          <table:table-cell office:value-type="float" office:value="2020.09243795982" calcext:value-type="float">
            <text:p>2020.09243795982</text:p>
          </table:table-cell>
          <table:table-cell office:value-type="float" office:value="89.0422097288331" calcext:value-type="float">
            <text:p>89.0422097288331</text:p>
          </table:table-cell>
          <table:table-cell office:value-type="float" office:value="68.5493671042995" calcext:value-type="float">
            <text:p>68.5493671042995</text:p>
          </table:table-cell>
          <table:table-cell/>
          <table:table-cell table:formula="of:=[.B35]*87623823" office:value-type="float" office:value="7802218824.80815" calcext:value-type="float">
            <text:p>7802218824.80815</text:p>
          </table:table-cell>
          <table:table-cell table:formula="of:=[.C35]*127" office:value-type="float" office:value="8705.76962224604" calcext:value-type="float">
            <text:p>8705.76962224604</text:p>
          </table:table-cell>
          <table:table-cell table:formula="of:=((1.27814 *([.C35])^(0.252439))-0.885932)*26" office:value-type="float" office:value="73.5776738037143" calcext:value-type="float">
            <text:p>73.5776738037143</text:p>
          </table:table-cell>
          <table:table-cell table:formula="of:=(([.G35])^(0.25*0.5))*37" office:value-type="float" office:value="63.3205940687274" calcext:value-type="float">
            <text:p>63.3205940687274</text:p>
          </table:table-cell>
          <table:table-cell table:formula="of:=(([.G35])^(0.25*0.5))*12" office:value-type="float" office:value="20.5364088871548" calcext:value-type="float">
            <text:p>20.5364088871548</text:p>
          </table:table-cell>
          <table:table-cell table:number-columns-repeated="3"/>
          <table:table-cell table:formula="of:=[.$L$2]*([.C35]^[.$L$3]/(2^([.$L$4]*([.C35]))))" office:value-type="float" office:value="8.81543157616866E-038" calcext:value-type="float">
            <text:p>8.81543157616866E-3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.9575285821528" calcext:value-type="float">
            <text:p>88.9575285821528</text:p>
          </table:table-cell>
          <table:table-cell office:value-type="float" office:value="68.4566929133858" calcext:value-type="float">
            <text:p>68.4566929133858</text:p>
          </table:table-cell>
          <table:table-cell/>
          <table:table-cell table:formula="of:=[.B36]*87623823" office:value-type="float" office:value="7794798739" calcext:value-type="float">
            <text:p>7794798739</text:p>
          </table:table-cell>
          <table:table-cell table:formula="of:=[.C36]*127" office:value-type="float" office:value="8694" calcext:value-type="float">
            <text:p>8694</text:p>
          </table:table-cell>
          <table:table-cell table:formula="of:=((1.27814 *([.C36])^(0.252439))-0.885932)*26" office:value-type="float" office:value="73.5446853444616" calcext:value-type="float">
            <text:p>73.5446853444616</text:p>
          </table:table-cell>
          <table:table-cell table:formula="of:=(([.G36])^(0.25*0.5))*37" office:value-type="float" office:value="63.3170446586665" calcext:value-type="float">
            <text:p>63.3170446586665</text:p>
          </table:table-cell>
          <table:table-cell table:formula="of:=(([.G36])^(0.25*0.5))*12" office:value-type="float" office:value="20.5352577271351" calcext:value-type="float">
            <text:p>20.5352577271351</text:p>
          </table:table-cell>
          <table:table-cell table:number-columns-repeated="3"/>
          <table:table-cell table:formula="of:=[.$L$2]*([.C36]^[.$L$3]/(2^([.$L$4]*([.C36]))))" office:value-type="float" office:value="9.9968674178825E-038" calcext:value-type="float">
            <text:p>9.9968674178825E-3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.9575285821528" calcext:value-type="float">
            <text:p>88.9575285821528</text:p>
          </table:table-cell>
          <table:table-cell office:value-type="float" office:value="68.4566929133858" calcext:value-type="float">
            <text:p>68.4566929133858</text:p>
          </table:table-cell>
          <table:table-cell/>
          <table:table-cell table:formula="of:=[.B37]*87623823" office:value-type="float" office:value="7794798739" calcext:value-type="float">
            <text:p>7794798739</text:p>
          </table:table-cell>
          <table:table-cell table:formula="of:=[.C37]*127" office:value-type="float" office:value="8694" calcext:value-type="float">
            <text:p>8694</text:p>
          </table:table-cell>
          <table:table-cell table:formula="of:=((1.27814 *([.C37])^(0.252439))-0.885932)*26" office:value-type="float" office:value="73.5446853444616" calcext:value-type="float">
            <text:p>73.5446853444616</text:p>
          </table:table-cell>
          <table:table-cell table:formula="of:=(([.G37])^(0.25*0.5))*37" office:value-type="float" office:value="63.3170446586665" calcext:value-type="float">
            <text:p>63.3170446586665</text:p>
          </table:table-cell>
          <table:table-cell table:formula="of:=(([.G37])^(0.25*0.5))*12" office:value-type="float" office:value="20.5352577271351" calcext:value-type="float">
            <text:p>20.5352577271351</text:p>
          </table:table-cell>
          <table:table-cell table:number-columns-repeated="3"/>
          <table:table-cell table:formula="of:=[.$L$2]*([.C37]^[.$L$3]/(2^([.$L$4]*([.C37]))))" office:value-type="float" office:value="9.9968674178825E-038" calcext:value-type="float">
            <text:p>9.9968674178825E-38</text:p>
          </table:table-cell>
        </table:table-row>
        <table:table-row table:style-name="ro1">
          <table:table-cell office:value-type="float" office:value="2019.90755138777" calcext:value-type="float">
            <text:p>2019.90755138777</text:p>
          </table:table-cell>
          <table:table-cell office:value-type="float" office:value="88.8727334356258" calcext:value-type="float">
            <text:p>88.8727334356258</text:p>
          </table:table-cell>
          <table:table-cell office:value-type="float" office:value="68.362791703792" calcext:value-type="float">
            <text:p>68.362791703792</text:p>
          </table:table-cell>
          <table:table-cell/>
          <table:table-cell table:formula="of:=[.B38]*87623823" office:value-type="float" office:value="7787368664.08946" calcext:value-type="float">
            <text:p>7787368664.08946</text:p>
          </table:table-cell>
          <table:table-cell table:formula="of:=[.C38]*127" office:value-type="float" office:value="8682.07454638158" calcext:value-type="float">
            <text:p>8682.07454638158</text:p>
          </table:table-cell>
          <table:table-cell table:formula="of:=((1.27814 *([.C38])^(0.252439))-0.885932)*26" office:value-type="float" office:value="73.5112260450181" calcext:value-type="float">
            <text:p>73.5112260450181</text:p>
          </table:table-cell>
          <table:table-cell table:formula="of:=(([.G38])^(0.25*0.5))*37" office:value-type="float" office:value="63.3134431649874" calcext:value-type="float">
            <text:p>63.3134431649874</text:p>
          </table:table-cell>
          <table:table-cell table:formula="of:=(([.G38])^(0.25*0.5))*12" office:value-type="float" office:value="20.534089675131" calcext:value-type="float">
            <text:p>20.534089675131</text:p>
          </table:table-cell>
          <table:table-cell table:number-columns-repeated="3"/>
          <table:table-cell table:formula="of:=[.$L$2]*([.C38]^[.$L$3]/(2^([.$L$4]*([.C38]))))" office:value-type="float" office:value="1.13554890554843E-037" calcext:value-type="float">
            <text:p>1.13554890554843E-37</text:p>
          </table:table-cell>
        </table:table-row>
        <table:table-row table:style-name="ro1">
          <table:table-cell office:value-type="float" office:value="2019.78972531583" calcext:value-type="float">
            <text:p>2019.78972531583</text:p>
          </table:table-cell>
          <table:table-cell office:value-type="float" office:value="88.7645079960306" calcext:value-type="float">
            <text:p>88.7645079960306</text:p>
          </table:table-cell>
          <table:table-cell office:value-type="float" office:value="68.2430574066597" calcext:value-type="float">
            <text:p>68.2430574066597</text:p>
          </table:table-cell>
          <table:table-cell/>
          <table:table-cell table:formula="of:=[.B39]*87623823" office:value-type="float" office:value="7777885537.32627" calcext:value-type="float">
            <text:p>7777885537.32627</text:p>
          </table:table-cell>
          <table:table-cell table:formula="of:=[.C39]*127" office:value-type="float" office:value="8666.86829064578" calcext:value-type="float">
            <text:p>8666.86829064578</text:p>
          </table:table-cell>
          <table:table-cell table:formula="of:=((1.27814 *([.C39])^(0.252439))-0.885932)*26" office:value-type="float" office:value="73.4685119125449" calcext:value-type="float">
            <text:p>73.4685119125449</text:p>
          </table:table-cell>
          <table:table-cell table:formula="of:=(([.G39])^(0.25*0.5))*37" office:value-type="float" office:value="63.3088434142428" calcext:value-type="float">
            <text:p>63.3088434142428</text:p>
          </table:table-cell>
          <table:table-cell table:formula="of:=(([.G39])^(0.25*0.5))*12" office:value-type="float" office:value="20.5325978640787" calcext:value-type="float">
            <text:p>20.5325978640787</text:p>
          </table:table-cell>
          <table:table-cell table:number-columns-repeated="3"/>
          <table:table-cell table:formula="of:=[.$L$2]*([.C39]^[.$L$3]/(2^([.$L$4]*([.C39]))))" office:value-type="float" office:value="1.33588922020054E-037" calcext:value-type="float">
            <text:p>1.33588922020054E-37</text:p>
          </table:table-cell>
        </table:table-row>
        <table:table-row table:style-name="ro1">
          <table:table-cell office:value-type="float" office:value="2019.52477708636" calcext:value-type="float">
            <text:p>2019.52477708636</text:p>
          </table:table-cell>
          <table:table-cell office:value-type="float" office:value="88.5205219240719" calcext:value-type="float">
            <text:p>88.5205219240719</text:p>
          </table:table-cell>
          <table:table-cell office:value-type="float" office:value="67.9744757547436" calcext:value-type="float">
            <text:p>67.9744757547436</text:p>
          </table:table-cell>
          <table:table-cell/>
          <table:table-cell table:formula="of:=[.B40]*87623823" office:value-type="float" office:value="7756506544.9425" calcext:value-type="float">
            <text:p>7756506544.9425</text:p>
          </table:table-cell>
          <table:table-cell table:formula="of:=[.C40]*127" office:value-type="float" office:value="8632.75842085244" calcext:value-type="float">
            <text:p>8632.75842085244</text:p>
          </table:table-cell>
          <table:table-cell table:formula="of:=((1.27814 *([.C40])^(0.252439))-0.885932)*26" office:value-type="float" office:value="73.3724936475075" calcext:value-type="float">
            <text:p>73.3724936475075</text:p>
          </table:table-cell>
          <table:table-cell table:formula="of:=(([.G40])^(0.25*0.5))*37" office:value-type="float" office:value="63.2984949606288" calcext:value-type="float">
            <text:p>63.2984949606288</text:p>
          </table:table-cell>
          <table:table-cell table:formula="of:=(([.G40])^(0.25*0.5))*12" office:value-type="float" office:value="20.5292416088526" calcext:value-type="float">
            <text:p>20.5292416088526</text:p>
          </table:table-cell>
          <table:table-cell table:number-columns-repeated="3"/>
          <table:table-cell table:formula="of:=[.$L$2]*([.C40]^[.$L$3]/(2^([.$L$4]*([.C40]))))" office:value-type="float" office:value="1.9233020503211E-037" calcext:value-type="float">
            <text:p>1.9233020503211E-37</text:p>
          </table:table-cell>
        </table:table-row>
        <table:table-row table:style-name="ro1">
          <table:table-cell office:value-type="float" office:value="2019.01996872467" calcext:value-type="float">
            <text:p>2019.01996872467</text:p>
          </table:table-cell>
          <table:table-cell office:value-type="float" office:value="88.053280859177" calcext:value-type="float">
            <text:p>88.053280859177</text:p>
          </table:table-cell>
          <table:table-cell office:value-type="float" office:value="67.4633206956034" calcext:value-type="float">
            <text:p>67.4633206956034</text:p>
          </table:table-cell>
          <table:table-cell/>
          <table:table-cell table:formula="of:=[.B41]*87623823" office:value-type="float" office:value="7715565096.57381" calcext:value-type="float">
            <text:p>7715565096.57381</text:p>
          </table:table-cell>
          <table:table-cell table:formula="of:=[.C41]*127" office:value-type="float" office:value="8567.84172834163" calcext:value-type="float">
            <text:p>8567.84172834163</text:p>
          </table:table-cell>
          <table:table-cell table:formula="of:=((1.27814 *([.C41])^(0.252439))-0.885932)*26" office:value-type="float" office:value="73.1889687776452" calcext:value-type="float">
            <text:p>73.1889687776452</text:p>
          </table:table-cell>
          <table:table-cell table:formula="of:=(([.G41])^(0.25*0.5))*37" office:value-type="float" office:value="63.2786823922626" calcext:value-type="float">
            <text:p>63.2786823922626</text:p>
          </table:table-cell>
          <table:table-cell table:formula="of:=(([.G41])^(0.25*0.5))*12" office:value-type="float" office:value="20.5228159110041" calcext:value-type="float">
            <text:p>20.5228159110041</text:p>
          </table:table-cell>
          <table:table-cell table:number-columns-repeated="3"/>
          <table:table-cell table:formula="of:=[.$L$2]*([.C41]^[.$L$3]/(2^([.$L$4]*([.C41]))))" office:value-type="float" office:value="3.84801893181788E-037" calcext:value-type="float">
            <text:p>3.84801893181788E-37</text:p>
          </table:table-cell>
        </table:table-row>
        <table:table-row table:style-name="ro1">
          <table:table-cell office:value-type="float" office:value="2018.0678242679" calcext:value-type="float">
            <text:p>2018.0678242679</text:p>
          </table:table-cell>
          <table:table-cell office:value-type="float" office:value="87.1636945409208" calcext:value-type="float">
            <text:p>87.1636945409208</text:p>
          </table:table-cell>
          <table:table-cell office:value-type="float" office:value="66.4992153054363" calcext:value-type="float">
            <text:p>66.4992153054363</text:p>
          </table:table-cell>
          <table:table-cell/>
          <table:table-cell table:formula="of:=[.B42]*87623823" office:value-type="float" office:value="7637616142.47971" calcext:value-type="float">
            <text:p>7637616142.47971</text:p>
          </table:table-cell>
          <table:table-cell table:formula="of:=[.C42]*127" office:value-type="float" office:value="8445.40034379041" calcext:value-type="float">
            <text:p>8445.40034379041</text:p>
          </table:table-cell>
          <table:table-cell table:formula="of:=((1.27814 *([.C42])^(0.252439))-0.885932)*26" office:value-type="float" office:value="72.8399682279116" calcext:value-type="float">
            <text:p>72.8399682279116</text:p>
          </table:table-cell>
          <table:table-cell table:formula="of:=(([.G42])^(0.25*0.5))*37" office:value-type="float" office:value="63.2408855329386" calcext:value-type="float">
            <text:p>63.2408855329386</text:p>
          </table:table-cell>
          <table:table-cell table:formula="of:=(([.G42])^(0.25*0.5))*12" office:value-type="float" office:value="20.5105574701422" calcext:value-type="float">
            <text:p>20.5105574701422</text:p>
          </table:table-cell>
          <table:table-cell table:number-columns-repeated="3"/>
          <table:table-cell table:formula="of:=[.$L$2]*([.C42]^[.$L$3]/(2^([.$L$4]*([.C42]))))" office:value-type="float" office:value="1.42293183381002E-036" calcext:value-type="float">
            <text:p>1.42293183381002E-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.1535192201034" calcext:value-type="float">
            <text:p>86.1535192201034</text:p>
          </table:table-cell>
          <table:table-cell office:value-type="float" office:value="65.4179237367854" calcext:value-type="float">
            <text:p>65.4179237367854</text:p>
          </table:table-cell>
          <table:table-cell/>
          <table:table-cell table:formula="of:=[.B43]*87623823" office:value-type="float" office:value="7549100718.96944" calcext:value-type="float">
            <text:p>7549100718.96944</text:p>
          </table:table-cell>
          <table:table-cell table:formula="of:=[.C43]*127" office:value-type="float" office:value="8308.07631457174" calcext:value-type="float">
            <text:p>8308.07631457174</text:p>
          </table:table-cell>
          <table:table-cell table:formula="of:=((1.27814 *([.C43])^(0.252439))-0.885932)*26" office:value-type="float" office:value="72.4440174715478" calcext:value-type="float">
            <text:p>72.4440174715478</text:p>
          </table:table-cell>
          <table:table-cell table:formula="of:=(([.G43])^(0.25*0.5))*37" office:value-type="float" office:value="63.1978116012723" calcext:value-type="float">
            <text:p>63.1978116012723</text:p>
          </table:table-cell>
          <table:table-cell table:formula="of:=(([.G43])^(0.25*0.5))*12" office:value-type="float" office:value="20.4965875463586" calcext:value-type="float">
            <text:p>20.4965875463586</text:p>
          </table:table-cell>
          <table:table-cell table:number-columns-repeated="3"/>
          <table:table-cell table:formula="of:=[.$L$2]*([.C43]^[.$L$3]/(2^([.$L$4]*([.C43]))))" office:value-type="float" office:value="6.16519700895705E-036" calcext:value-type="float">
            <text:p>6.16519700895705E-36</text:p>
          </table:table-cell>
        </table:table-row>
        <table:table-row table:style-name="ro1">
          <table:table-cell office:value-type="float" office:value="2014.89775826207" calcext:value-type="float">
            <text:p>2014.89775826207</text:p>
          </table:table-cell>
          <table:table-cell office:value-type="float" office:value="84.1283290749944" calcext:value-type="float">
            <text:p>84.1283290749944</text:p>
          </table:table-cell>
          <table:table-cell office:value-type="float" office:value="63.2915623624489" calcext:value-type="float">
            <text:p>63.2915623624489</text:p>
          </table:table-cell>
          <table:table-cell/>
          <table:table-cell table:formula="of:=[.B44]*87623823" office:value-type="float" office:value="7371645816.15306" calcext:value-type="float">
            <text:p>7371645816.15306</text:p>
          </table:table-cell>
          <table:table-cell table:formula="of:=[.C44]*127" office:value-type="float" office:value="8038.02842003101" calcext:value-type="float">
            <text:p>8038.02842003101</text:p>
          </table:table-cell>
          <table:table-cell table:formula="of:=((1.27814 *([.C44])^(0.252439))-0.885932)*26" office:value-type="float" office:value="71.6508830119171" calcext:value-type="float">
            <text:p>71.6508830119171</text:p>
          </table:table-cell>
          <table:table-cell table:formula="of:=(([.G44])^(0.25*0.5))*37" office:value-type="float" office:value="63.1109063808537" calcext:value-type="float">
            <text:p>63.1109063808537</text:p>
          </table:table-cell>
          <table:table-cell table:formula="of:=(([.G44])^(0.25*0.5))*12" office:value-type="float" office:value="20.4684020694661" calcext:value-type="float">
            <text:p>20.4684020694661</text:p>
          </table:table-cell>
          <table:table-cell table:number-columns-repeated="3"/>
          <table:table-cell table:formula="of:=[.$L$2]*([.C44]^[.$L$3]/(2^([.$L$4]*([.C44]))))" office:value-type="float" office:value="1.10012539555815E-034" calcext:value-type="float">
            <text:p>1.10012539555815E-3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3.2497292498028" calcext:value-type="float">
            <text:p>83.2497292498028</text:p>
          </table:table-cell>
          <table:table-cell office:value-type="float" office:value="62.3855780669234" calcext:value-type="float">
            <text:p>62.3855780669234</text:p>
          </table:table-cell>
          <table:table-cell/>
          <table:table-cell table:formula="of:=[.B45]*87623823" office:value-type="float" office:value="7294659540.58264" calcext:value-type="float">
            <text:p>7294659540.58264</text:p>
          </table:table-cell>
          <table:table-cell table:formula="of:=[.C45]*127" office:value-type="float" office:value="7922.96841449927" calcext:value-type="float">
            <text:p>7922.96841449927</text:p>
          </table:table-cell>
          <table:table-cell table:formula="of:=((1.27814 *([.C45])^(0.252439))-0.885932)*26" office:value-type="float" office:value="71.3068897290821" calcext:value-type="float">
            <text:p>71.3068897290821</text:p>
          </table:table-cell>
          <table:table-cell table:formula="of:=(([.G45])^(0.25*0.5))*37" office:value-type="float" office:value="63.0729524439389" calcext:value-type="float">
            <text:p>63.0729524439389</text:p>
          </table:table-cell>
          <table:table-cell table:formula="of:=(([.G45])^(0.25*0.5))*12" office:value-type="float" office:value="20.4560926845207" calcext:value-type="float">
            <text:p>20.4560926845207</text:p>
          </table:table-cell>
          <table:table-cell table:number-columns-repeated="3"/>
          <table:table-cell table:formula="of:=[.$L$2]*([.C45]^[.$L$3]/(2^([.$L$4]*([.C45]))))" office:value-type="float" office:value="3.75297664380403E-034" calcext:value-type="float">
            <text:p>3.75297664380403E-34</text:p>
          </table:table-cell>
        </table:table-row>
        <table:table-row table:style-name="ro1">
          <table:table-cell office:value-type="float" office:value="2011.25190917622" calcext:value-type="float">
            <text:p>2011.25190917622</text:p>
          </table:table-cell>
          <table:table-cell office:value-type="float" office:value="80.5149664591373" calcext:value-type="float">
            <text:p>80.5149664591373</text:p>
          </table:table-cell>
          <table:table-cell office:value-type="float" office:value="59.6260224055516" calcext:value-type="float">
            <text:p>59.6260224055516</text:p>
          </table:table-cell>
          <table:table-cell/>
          <table:table-cell table:formula="of:=[.B46]*87623823" office:value-type="float" office:value="7055029169.86638" calcext:value-type="float">
            <text:p>7055029169.86638</text:p>
          </table:table-cell>
          <table:table-cell table:formula="of:=[.C46]*127" office:value-type="float" office:value="7572.50484550505" calcext:value-type="float">
            <text:p>7572.50484550505</text:p>
          </table:table-cell>
          <table:table-cell table:formula="of:=((1.27814 *([.C46])^(0.252439))-0.885932)*26" office:value-type="float" office:value="70.2355630028601" calcext:value-type="float">
            <text:p>70.2355630028601</text:p>
          </table:table-cell>
          <table:table-cell table:formula="of:=(([.G46])^(0.25*0.5))*37" office:value-type="float" office:value="62.9537141239103" calcext:value-type="float">
            <text:p>62.9537141239103</text:p>
          </table:table-cell>
          <table:table-cell table:formula="of:=(([.G46])^(0.25*0.5))*12" office:value-type="float" office:value="20.4174207969439" calcext:value-type="float">
            <text:p>20.4174207969439</text:p>
          </table:table-cell>
          <table:table-cell table:number-columns-repeated="3"/>
          <table:table-cell table:formula="of:=[.$L$2]*([.C46]^[.$L$3]/(2^([.$L$4]*([.C46]))))" office:value-type="float" office:value="1.57216161953169E-032" calcext:value-type="float">
            <text:p>1.57216161953169E-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.2611900996532" calcext:value-type="float">
            <text:p>80.2611900996532</text:p>
          </table:table-cell>
          <table:table-cell office:value-type="float" office:value="59.3744099316195" calcext:value-type="float">
            <text:p>59.3744099316195</text:p>
          </table:table-cell>
          <table:table-cell/>
          <table:table-cell table:formula="of:=[.B47]*87623823" office:value-type="float" office:value="7032792315.06137" calcext:value-type="float">
            <text:p>7032792315.06137</text:p>
          </table:table-cell>
          <table:table-cell table:formula="of:=[.C47]*127" office:value-type="float" office:value="7540.55006131568" calcext:value-type="float">
            <text:p>7540.55006131568</text:p>
          </table:table-cell>
          <table:table-cell table:formula="of:=((1.27814 *([.C47])^(0.252439))-0.885932)*26" office:value-type="float" office:value="70.136049970724" calcext:value-type="float">
            <text:p>70.136049970724</text:p>
          </table:table-cell>
          <table:table-cell table:formula="of:=(([.G47])^(0.25*0.5))*37" office:value-type="float" office:value="62.9425577355672" calcext:value-type="float">
            <text:p>62.9425577355672</text:p>
          </table:table-cell>
          <table:table-cell table:formula="of:=(([.G47])^(0.25*0.5))*12" office:value-type="float" office:value="20.4138025088326" calcext:value-type="float">
            <text:p>20.4138025088326</text:p>
          </table:table-cell>
          <table:table-cell table:number-columns-repeated="3"/>
          <table:table-cell table:formula="of:=[.$L$2]*([.C47]^[.$L$3]/(2^([.$L$4]*([.C47]))))" office:value-type="float" office:value="2.20958101128803E-032" calcext:value-type="float">
            <text:p>2.20958101128803E-32</text:p>
          </table:table-cell>
        </table:table-row>
        <table:table-row table:style-name="ro1">
          <table:table-cell office:value-type="float" office:value="2008.93751802048" calcext:value-type="float">
            <text:p>2008.93751802048</text:p>
          </table:table-cell>
          <table:table-cell office:value-type="float" office:value="78.1668171859158" calcext:value-type="float">
            <text:p>78.1668171859158</text:p>
          </table:table-cell>
          <table:table-cell office:value-type="float" office:value="57.3254588831373" calcext:value-type="float">
            <text:p>57.3254588831373</text:p>
          </table:table-cell>
          <table:table-cell/>
          <table:table-cell table:formula="of:=[.B48]*87623823" office:value-type="float" office:value="6849275353.57204" calcext:value-type="float">
            <text:p>6849275353.57204</text:p>
          </table:table-cell>
          <table:table-cell table:formula="of:=[.C48]*127" office:value-type="float" office:value="7280.33327815844" calcext:value-type="float">
            <text:p>7280.33327815844</text:p>
          </table:table-cell>
          <table:table-cell table:formula="of:=((1.27814 *([.C48])^(0.252439))-0.885932)*26" office:value-type="float" office:value="69.3137201208006" calcext:value-type="float">
            <text:p>69.3137201208006</text:p>
          </table:table-cell>
          <table:table-cell table:formula="of:=(([.G48])^(0.25*0.5))*37" office:value-type="float" office:value="62.8498325757184" calcext:value-type="float">
            <text:p>62.8498325757184</text:p>
          </table:table-cell>
          <table:table-cell table:formula="of:=(([.G48])^(0.25*0.5))*12" office:value-type="float" office:value="20.3837294840168" calcext:value-type="float">
            <text:p>20.3837294840168</text:p>
          </table:table-cell>
          <table:table-cell table:number-columns-repeated="3"/>
          <table:table-cell table:formula="of:=[.$L$2]*([.C48]^[.$L$3]/(2^([.$L$4]*([.C48]))))" office:value-type="float" office:value="3.5269381689013E-031" calcext:value-type="float">
            <text:p>3.5269381689013E-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7.2062034173709" calcext:value-type="float">
            <text:p>77.2062034173709</text:p>
          </table:table-cell>
          <table:table-cell office:value-type="float" office:value="56.4016147459455" calcext:value-type="float">
            <text:p>56.4016147459455</text:p>
          </table:table-cell>
          <table:table-cell/>
          <table:table-cell table:formula="of:=[.B49]*87623823" office:value-type="float" office:value="6765102702.7457" calcext:value-type="float">
            <text:p>6765102702.7457</text:p>
          </table:table-cell>
          <table:table-cell table:formula="of:=[.C49]*127" office:value-type="float" office:value="7163.00507273508" calcext:value-type="float">
            <text:p>7163.00507273508</text:p>
          </table:table-cell>
          <table:table-cell table:formula="of:=((1.27814 *([.C49])^(0.252439))-0.885932)*26" office:value-type="float" office:value="68.9357409994039" calcext:value-type="float">
            <text:p>68.9357409994039</text:p>
          </table:table-cell>
          <table:table-cell table:formula="of:=(([.G49])^(0.25*0.5))*37" office:value-type="float" office:value="62.8068887070613" calcext:value-type="float">
            <text:p>62.8068887070613</text:p>
          </table:table-cell>
          <table:table-cell table:formula="of:=(([.G49])^(0.25*0.5))*12" office:value-type="float" office:value="20.3698017428307" calcext:value-type="float">
            <text:p>20.3698017428307</text:p>
          </table:table-cell>
          <table:table-cell table:number-columns-repeated="3"/>
          <table:table-cell table:formula="of:=[.$L$2]*([.C49]^[.$L$3]/(2^([.$L$4]*([.C49]))))" office:value-type="float" office:value="1.22884026994434E-030" calcext:value-type="float">
            <text:p>1.22884026994434E-30</text:p>
          </table:table-cell>
        </table:table-row>
        <table:table-row table:style-name="ro1">
          <table:table-cell office:value-type="float" office:value="2005.28790790565" calcext:value-type="float">
            <text:p>2005.28790790565</text:p>
          </table:table-cell>
          <table:table-cell office:value-type="float" office:value="74.4047374217966" calcext:value-type="float">
            <text:p>74.4047374217966</text:p>
          </table:table-cell>
          <table:table-cell office:value-type="float" office:value="53.7615634712904" calcext:value-type="float">
            <text:p>53.7615634712904</text:p>
          </table:table-cell>
          <table:table-cell/>
          <table:table-cell table:formula="of:=[.B50]*87623823" office:value-type="float" office:value="6519627542.20898" calcext:value-type="float">
            <text:p>6519627542.20898</text:p>
          </table:table-cell>
          <table:table-cell table:formula="of:=[.C50]*127" office:value-type="float" office:value="6827.71856085388" calcext:value-type="float">
            <text:p>6827.71856085388</text:p>
          </table:table-cell>
          <table:table-cell table:formula="of:=((1.27814 *([.C50])^(0.252439))-0.885932)*26" office:value-type="float" office:value="67.8294576475222" calcext:value-type="float">
            <text:p>67.8294576475222</text:p>
          </table:table-cell>
          <table:table-cell table:formula="of:=(([.G50])^(0.25*0.5))*37" office:value-type="float" office:value="62.6800042341605" calcext:value-type="float">
            <text:p>62.6800042341605</text:p>
          </table:table-cell>
          <table:table-cell table:formula="of:=(([.G50])^(0.25*0.5))*12" office:value-type="float" office:value="20.3286500218899" calcext:value-type="float">
            <text:p>20.3286500218899</text:p>
          </table:table-cell>
          <table:table-cell table:number-columns-repeated="3"/>
          <table:table-cell table:formula="of:=[.$L$2]*([.C50]^[.$L$3]/(2^([.$L$4]*([.C50]))))" office:value-type="float" office:value="4.33835800439397E-029" calcext:value-type="float">
            <text:p>4.33835800439397E-29</text:p>
          </table:table-cell>
        </table:table-row>
        <table:table-row table:style-name="ro1">
          <table:table-cell office:value-type="float" office:value="2002.56641419561" calcext:value-type="float">
            <text:p>2002.56641419561</text:p>
          </table:table-cell>
          <table:table-cell office:value-type="float" office:value="71.5734781857889" calcext:value-type="float">
            <text:p>71.5734781857889</text:p>
          </table:table-cell>
          <table:table-cell office:value-type="float" office:value="51.170605000869" calcext:value-type="float">
            <text:p>51.170605000869</text:p>
          </table:table-cell>
          <table:table-cell/>
          <table:table-cell table:formula="of:=[.B51]*87623823" office:value-type="float" office:value="6271541784.04593" calcext:value-type="float">
            <text:p>6271541784.04593</text:p>
          </table:table-cell>
          <table:table-cell table:formula="of:=[.C51]*127" office:value-type="float" office:value="6498.66683511036" calcext:value-type="float">
            <text:p>6498.66683511036</text:p>
          </table:table-cell>
          <table:table-cell table:formula="of:=((1.27814 *([.C51])^(0.252439))-0.885932)*26" office:value-type="float" office:value="66.703525708533" calcext:value-type="float">
            <text:p>66.703525708533</text:p>
          </table:table-cell>
          <table:table-cell table:formula="of:=(([.G51])^(0.25*0.5))*37" office:value-type="float" office:value="62.548993082688" calcext:value-type="float">
            <text:p>62.548993082688</text:p>
          </table:table-cell>
          <table:table-cell table:formula="of:=(([.G51])^(0.25*0.5))*12" office:value-type="float" office:value="20.2861599187096" calcext:value-type="float">
            <text:p>20.2861599187096</text:p>
          </table:table-cell>
          <table:table-cell table:number-columns-repeated="3"/>
          <table:table-cell table:formula="of:=[.$L$2]*([.C51]^[.$L$3]/(2^([.$L$4]*([.C51]))))" office:value-type="float" office:value="1.42670815874159E-027" calcext:value-type="float">
            <text:p>1.42670815874159E-27</text:p>
          </table:table-cell>
        </table:table-row>
        <table:table-row table:style-name="ro1">
          <table:table-cell office:value-type="float" office:value="1998.42015519762" calcext:value-type="float">
            <text:p>1998.42015519762</text:p>
          </table:table-cell>
          <table:table-cell office:value-type="float" office:value="67.2622789825993" calcext:value-type="float">
            <text:p>67.2622789825993</text:p>
          </table:table-cell>
          <table:table-cell office:value-type="float" office:value="47.3616078496996" calcext:value-type="float">
            <text:p>47.3616078496996</text:p>
          </table:table-cell>
          <table:table-cell/>
          <table:table-cell table:formula="of:=[.B52]*87623823" office:value-type="float" office:value="5893778028.1479" calcext:value-type="float">
            <text:p>5893778028.1479</text:p>
          </table:table-cell>
          <table:table-cell table:formula="of:=[.C52]*127" office:value-type="float" office:value="6014.92419691185" calcext:value-type="float">
            <text:p>6014.92419691185</text:p>
          </table:table-cell>
          <table:table-cell table:formula="of:=((1.27814 *([.C52])^(0.252439))-0.885932)*26" office:value-type="float" office:value="64.9682151263577" calcext:value-type="float">
            <text:p>64.9682151263577</text:p>
          </table:table-cell>
          <table:table-cell table:formula="of:=(([.G52])^(0.25*0.5))*37" office:value-type="float" office:value="62.3432359872593" calcext:value-type="float">
            <text:p>62.3432359872593</text:p>
          </table:table-cell>
          <table:table-cell table:formula="of:=(([.G52])^(0.25*0.5))*12" office:value-type="float" office:value="20.2194278877598" calcext:value-type="float">
            <text:p>20.2194278877598</text:p>
          </table:table-cell>
          <table:table-cell table:number-columns-repeated="3"/>
          <table:table-cell table:formula="of:=[.$L$2]*([.C52]^[.$L$3]/(2^([.$L$4]*([.C52]))))" office:value-type="float" office:value="2.40099750189166E-025" calcext:value-type="float">
            <text:p>2.40099750189166E-25</text:p>
          </table:table-cell>
        </table:table-row>
        <table:table-row table:style-name="ro1">
          <table:table-cell office:value-type="float" office:value="1993.67631528589" calcext:value-type="float">
            <text:p>1993.67631528589</text:p>
          </table:table-cell>
          <table:table-cell office:value-type="float" office:value="62.4065757952777" calcext:value-type="float">
            <text:p>62.4065757952777</text:p>
          </table:table-cell>
          <table:table-cell office:value-type="float" office:value="43.2489321665665" calcext:value-type="float">
            <text:p>43.2489321665665</text:p>
          </table:table-cell>
          <table:table-cell/>
          <table:table-cell table:formula="of:=[.B53]*87623823" office:value-type="float" office:value="5468302751.5215" calcext:value-type="float">
            <text:p>5468302751.5215</text:p>
          </table:table-cell>
          <table:table-cell table:formula="of:=[.C53]*127" office:value-type="float" office:value="5492.61438515395" calcext:value-type="float">
            <text:p>5492.61438515395</text:p>
          </table:table-cell>
          <table:table-cell table:formula="of:=((1.27814 *([.C53])^(0.252439))-0.885932)*26" office:value-type="float" office:value="62.9731574153594" calcext:value-type="float">
            <text:p>62.9731574153594</text:p>
          </table:table-cell>
          <table:table-cell table:formula="of:=(([.G53])^(0.25*0.5))*37" office:value-type="float" office:value="62.1006516844134" calcext:value-type="float">
            <text:p>62.1006516844134</text:p>
          </table:table-cell>
          <table:table-cell table:formula="of:=(([.G53])^(0.25*0.5))*12" office:value-type="float" office:value="20.1407518976476" calcext:value-type="float">
            <text:p>20.1407518976476</text:p>
          </table:table-cell>
          <table:table-cell table:number-columns-repeated="3"/>
          <table:table-cell table:formula="of:=[.$L$2]*([.C53]^[.$L$3]/(2^([.$L$4]*([.C53]))))" office:value-type="float" office:value="5.99193505151298E-023" calcext:value-type="float">
            <text:p>5.99193505151298E-23</text:p>
          </table:table-cell>
        </table:table-row>
        <table:table-row table:style-name="ro1">
          <table:table-cell office:value-type="float" office:value="1987.72725638698" calcext:value-type="float">
            <text:p>1987.72725638698</text:p>
          </table:table-cell>
          <table:table-cell office:value-type="float" office:value="56.5624897543713" calcext:value-type="float">
            <text:p>56.5624897543713</text:p>
          </table:table-cell>
          <table:table-cell office:value-type="float" office:value="38.5183496284344" calcext:value-type="float">
            <text:p>38.5183496284344</text:p>
          </table:table-cell>
          <table:table-cell/>
          <table:table-cell table:formula="of:=[.B54]*87623823" office:value-type="float" office:value="4956221590.67634" calcext:value-type="float">
            <text:p>4956221590.67634</text:p>
          </table:table-cell>
          <table:table-cell table:formula="of:=[.C54]*127" office:value-type="float" office:value="4891.83040281117" calcext:value-type="float">
            <text:p>4891.83040281117</text:p>
          </table:table-cell>
          <table:table-cell table:formula="of:=((1.27814 *([.C54])^(0.252439))-0.885932)*26" office:value-type="float" office:value="60.4945475001624" calcext:value-type="float">
            <text:p>60.4945475001624</text:p>
          </table:table-cell>
          <table:table-cell table:formula="of:=(([.G54])^(0.25*0.5))*37" office:value-type="float" office:value="61.7897236879554" calcext:value-type="float">
            <text:p>61.7897236879554</text:p>
          </table:table-cell>
          <table:table-cell table:formula="of:=(([.G54])^(0.25*0.5))*12" office:value-type="float" office:value="20.0399103852828" calcext:value-type="float">
            <text:p>20.0399103852828</text:p>
          </table:table-cell>
          <table:table-cell table:number-columns-repeated="3"/>
          <table:table-cell table:formula="of:=[.$L$2]*([.C54]^[.$L$3]/(2^([.$L$4]*([.C54]))))" office:value-type="float" office:value="3.35001030443625E-020" calcext:value-type="float">
            <text:p>3.35001030443625E-20</text:p>
          </table:table-cell>
        </table:table-row>
        <table:table-row table:style-name="ro1">
          <table:table-cell office:value-type="float" office:value="1980.70813554757" calcext:value-type="float">
            <text:p>1980.70813554757</text:p>
          </table:table-cell>
          <table:table-cell office:value-type="float" office:value="50.1896837756491" calcext:value-type="float">
            <text:p>50.1896837756491</text:p>
          </table:table-cell>
          <table:table-cell office:value-type="float" office:value="33.5963659081673" calcext:value-type="float">
            <text:p>33.5963659081673</text:p>
          </table:table-cell>
          <table:table-cell/>
          <table:table-cell table:formula="of:=[.B55]*87623823" office:value-type="float" office:value="4397811967.58345" calcext:value-type="float">
            <text:p>4397811967.58345</text:p>
          </table:table-cell>
          <table:table-cell table:formula="of:=[.C55]*127" office:value-type="float" office:value="4266.73847033725" calcext:value-type="float">
            <text:p>4266.73847033725</text:p>
          </table:table-cell>
          <table:table-cell table:formula="of:=((1.27814 *([.C55])^(0.252439))-0.885932)*26" office:value-type="float" office:value="57.6609261484992" calcext:value-type="float">
            <text:p>57.6609261484992</text:p>
          </table:table-cell>
          <table:table-cell table:formula="of:=(([.G55])^(0.25*0.5))*37" office:value-type="float" office:value="61.4202989270241" calcext:value-type="float">
            <text:p>61.4202989270241</text:p>
          </table:table-cell>
          <table:table-cell table:formula="of:=(([.G55])^(0.25*0.5))*12" office:value-type="float" office:value="19.9200969493051" calcext:value-type="float">
            <text:p>19.9200969493051</text:p>
          </table:table-cell>
          <table:table-cell table:number-columns-repeated="3"/>
          <table:table-cell table:formula="of:=[.$L$2]*([.C55]^[.$L$3]/(2^([.$L$4]*([.C55]))))" office:value-type="float" office:value="2.34220488444015E-017" calcext:value-type="float">
            <text:p>2.34220488444015E-17</text:p>
          </table:table-cell>
        </table:table-row>
        <table:table-row table:style-name="ro1">
          <table:table-cell office:value-type="float" office:value="1971.91388070789" calcext:value-type="float">
            <text:p>1971.91388070789</text:p>
          </table:table-cell>
          <table:table-cell office:value-type="float" office:value="43.184218127383" calcext:value-type="float">
            <text:p>43.184218127383</text:p>
          </table:table-cell>
          <table:table-cell office:value-type="float" office:value="28.4283772215503" calcext:value-type="float">
            <text:p>28.4283772215503</text:p>
          </table:table-cell>
          <table:table-cell/>
          <table:table-cell table:formula="of:=[.B56]*87623823" office:value-type="float" office:value="3783966285.5872" calcext:value-type="float">
            <text:p>3783966285.5872</text:p>
          </table:table-cell>
          <table:table-cell table:formula="of:=[.C56]*127" office:value-type="float" office:value="3610.40390713689" calcext:value-type="float">
            <text:p>3610.40390713689</text:p>
          </table:table-cell>
          <table:table-cell table:formula="of:=((1.27814 *([.C56])^(0.252439))-0.885932)*26" office:value-type="float" office:value="54.3291582224005" calcext:value-type="float">
            <text:p>54.3291582224005</text:p>
          </table:table-cell>
          <table:table-cell table:formula="of:=(([.G56])^(0.25*0.5))*37" office:value-type="float" office:value="60.9650376132034" calcext:value-type="float">
            <text:p>60.9650376132034</text:p>
          </table:table-cell>
          <table:table-cell table:formula="of:=(([.G56])^(0.25*0.5))*12" office:value-type="float" office:value="19.7724446313092" calcext:value-type="float">
            <text:p>19.7724446313092</text:p>
          </table:table-cell>
          <table:table-cell table:number-columns-repeated="3"/>
          <table:table-cell table:formula="of:=[.$L$2]*([.C56]^[.$L$3]/(2^([.$L$4]*([.C56]))))" office:value-type="float" office:value="0.0000000000000216762244813742" calcext:value-type="float">
            <text:p>2.16762244813742E-14</text:p>
          </table:table-cell>
        </table:table-row>
        <table:table-row table:style-name="ro1">
          <table:table-cell office:value-type="float" office:value="1961.46904156577" calcext:value-type="float">
            <text:p>1961.46904156577</text:p>
          </table:table-cell>
          <table:table-cell office:value-type="float" office:value="36.3297776917042" calcext:value-type="float">
            <text:p>36.3297776917042</text:p>
          </table:table-cell>
          <table:table-cell office:value-type="float" office:value="23.5795760109232" calcext:value-type="float">
            <text:p>23.5795760109232</text:p>
          </table:table-cell>
          <table:table-cell/>
          <table:table-cell table:formula="of:=[.B57]*87623823" office:value-type="float" office:value="3183354010.08724" calcext:value-type="float">
            <text:p>3183354010.08724</text:p>
          </table:table-cell>
          <table:table-cell table:formula="of:=[.C57]*127" office:value-type="float" office:value="2994.60615338725" calcext:value-type="float">
            <text:p>2994.60615338725</text:p>
          </table:table-cell>
          <table:table-cell table:formula="of:=((1.27814 *([.C57])^(0.252439))-0.885932)*26" office:value-type="float" office:value="50.761864090907" calcext:value-type="float">
            <text:p>50.761864090907</text:p>
          </table:table-cell>
          <table:table-cell table:formula="of:=(([.G57])^(0.25*0.5))*37" office:value-type="float" office:value="60.4496679071885" calcext:value-type="float">
            <text:p>60.4496679071885</text:p>
          </table:table-cell>
          <table:table-cell table:formula="of:=(([.G57])^(0.25*0.5))*12" office:value-type="float" office:value="19.6052976996287" calcext:value-type="float">
            <text:p>19.6052976996287</text:p>
          </table:table-cell>
          <table:table-cell table:number-columns-repeated="3"/>
          <table:table-cell table:formula="of:=[.$L$2]*([.C57]^[.$L$3]/(2^([.$L$4]*([.C57]))))" office:value-type="float" office:value="0.0000000000123828524796198" calcext:value-type="float">
            <text:p>1.23828524796198E-11</text:p>
          </table:table-cell>
        </table:table-row>
        <table:table-row table:style-name="ro1">
          <table:table-cell office:value-type="float" office:value="1951.37308916803" calcext:value-type="float">
            <text:p>1951.37308916803</text:p>
          </table:table-cell>
          <table:table-cell office:value-type="float" office:value="31.0662240610355" calcext:value-type="float">
            <text:p>31.0662240610355</text:p>
          </table:table-cell>
          <table:table-cell office:value-type="float" office:value="19.9758358811741" calcext:value-type="float">
            <text:p>19.9758358811741</text:p>
          </table:table-cell>
          <table:table-cell/>
          <table:table-cell table:formula="of:=[.B58]*87623823" office:value-type="float" office:value="2722141318.40252" calcext:value-type="float">
            <text:p>2722141318.40252</text:p>
          </table:table-cell>
          <table:table-cell table:formula="of:=[.C58]*127" office:value-type="float" office:value="2536.93115690911" calcext:value-type="float">
            <text:p>2536.93115690911</text:p>
          </table:table-cell>
          <table:table-cell table:formula="of:=((1.27814 *([.C58])^(0.252439))-0.885932)*26" office:value-type="float" office:value="47.7358903444816" calcext:value-type="float">
            <text:p>47.7358903444816</text:p>
          </table:table-cell>
          <table:table-cell table:formula="of:=(([.G58])^(0.25*0.5))*37" office:value-type="float" office:value="59.9870289258" calcext:value-type="float">
            <text:p>59.9870289258</text:p>
          </table:table-cell>
          <table:table-cell table:formula="of:=(([.G58])^(0.25*0.5))*12" office:value-type="float" office:value="19.4552526245838" calcext:value-type="float">
            <text:p>19.4552526245838</text:p>
          </table:table-cell>
          <table:table-cell table:number-columns-repeated="3"/>
          <table:table-cell table:formula="of:=[.$L$2]*([.C58]^[.$L$3]/(2^([.$L$4]*([.C58]))))" office:value-type="float" office:value="0.00000000131348884693131" calcext:value-type="float">
            <text:p>1.31348884693131E-09</text:p>
          </table:table-cell>
        </table:table-row>
        <table:table-row table:style-name="ro1">
          <table:table-cell office:value-type="float" office:value="1940.67677625991" calcext:value-type="float">
            <text:p>1940.67677625991</text:p>
          </table:table-cell>
          <table:table-cell office:value-type="float" office:value="26.6739105375286" calcext:value-type="float">
            <text:p>26.6739105375286</text:p>
          </table:table-cell>
          <table:table-cell office:value-type="float" office:value="17.0391276788368" calcext:value-type="float">
            <text:p>17.0391276788368</text:p>
          </table:table-cell>
          <table:table-cell/>
          <table:table-cell table:formula="of:=[.B59]*87623823" office:value-type="float" office:value="2337270015.65824" calcext:value-type="float">
            <text:p>2337270015.65824</text:p>
          </table:table-cell>
          <table:table-cell table:formula="of:=[.C59]*127" office:value-type="float" office:value="2163.96921521227" calcext:value-type="float">
            <text:p>2163.96921521227</text:p>
          </table:table-cell>
          <table:table-cell table:formula="of:=((1.27814 *([.C59])^(0.252439))-0.885932)*26" office:value-type="float" office:value="44.9513960473613" calcext:value-type="float">
            <text:p>44.9513960473613</text:p>
          </table:table-cell>
          <table:table-cell table:formula="of:=(([.G59])^(0.25*0.5))*37" office:value-type="float" office:value="59.5380521411052" calcext:value-type="float">
            <text:p>59.5380521411052</text:p>
          </table:table-cell>
          <table:table-cell table:formula="of:=(([.G59])^(0.25*0.5))*12" office:value-type="float" office:value="19.3096385322503" calcext:value-type="float">
            <text:p>19.3096385322503</text:p>
          </table:table-cell>
          <table:table-cell table:number-columns-repeated="3"/>
          <table:table-cell table:formula="of:=[.$L$2]*([.C59]^[.$L$3]/(2^([.$L$4]*([.C59]))))" office:value-type="float" office:value="0.0000000560254942127113" calcext:value-type="float">
            <text:p>5.60254942127113E-08</text:p>
          </table:table-cell>
        </table:table-row>
        <table:table-row table:style-name="ro1">
          <table:table-cell office:value-type="float" office:value="1929.52740846273" calcext:value-type="float">
            <text:p>1929.52740846273</text:p>
          </table:table-cell>
          <table:table-cell office:value-type="float" office:value="23.0932568651294" calcext:value-type="float">
            <text:p>23.0932568651294</text:p>
          </table:table-cell>
          <table:table-cell office:value-type="float" office:value="14.6900870570371" calcext:value-type="float">
            <text:p>14.6900870570371</text:p>
          </table:table-cell>
          <table:table-cell/>
          <table:table-cell table:formula="of:=[.B60]*87623823" office:value-type="float" office:value="2023519452.04363" calcext:value-type="float">
            <text:p>2023519452.04363</text:p>
          </table:table-cell>
          <table:table-cell table:formula="of:=[.C60]*127" office:value-type="float" office:value="1865.64105624371" calcext:value-type="float">
            <text:p>1865.64105624371</text:p>
          </table:table-cell>
          <table:table-cell table:formula="of:=((1.27814 *([.C60])^(0.252439))-0.885932)*26" office:value-type="float" office:value="42.4526388818735" calcext:value-type="float">
            <text:p>42.4526388818735</text:p>
          </table:table-cell>
          <table:table-cell table:formula="of:=(([.G60])^(0.25*0.5))*37" office:value-type="float" office:value="59.1139269389727" calcext:value-type="float">
            <text:p>59.1139269389727</text:p>
          </table:table-cell>
          <table:table-cell table:formula="of:=(([.G60])^(0.25*0.5))*12" office:value-type="float" office:value="19.1720844126398" calcext:value-type="float">
            <text:p>19.1720844126398</text:p>
          </table:table-cell>
          <table:table-cell table:number-columns-repeated="3"/>
          <table:table-cell table:formula="of:=[.$L$2]*([.C60]^[.$L$3]/(2^([.$L$4]*([.C60]))))" office:value-type="float" office:value="0.00000108094375613168" calcext:value-type="float">
            <text:p>1.08094375613168E-06</text:p>
          </table:table-cell>
        </table:table-row>
        <table:table-row table:style-name="ro1">
          <table:table-cell office:value-type="float" office:value="1917.64098415673" calcext:value-type="float">
            <text:p>1917.64098415673</text:p>
          </table:table-cell>
          <table:table-cell office:value-type="float" office:value="20.1090437823666" calcext:value-type="float">
            <text:p>20.1090437823666</text:p>
          </table:table-cell>
          <table:table-cell office:value-type="float" office:value="12.7639478459475" calcext:value-type="float">
            <text:p>12.7639478459475</text:p>
          </table:table-cell>
          <table:table-cell/>
          <table:table-cell table:formula="of:=[.B61]*87623823" office:value-type="float" office:value="1762031293.08534" calcext:value-type="float">
            <text:p>1762031293.08534</text:p>
          </table:table-cell>
          <table:table-cell table:formula="of:=[.C61]*127" office:value-type="float" office:value="1621.02137643533" calcext:value-type="float">
            <text:p>1621.02137643533</text:p>
          </table:table-cell>
          <table:table-cell table:formula="of:=((1.27814 *([.C61])^(0.252439))-0.885932)*26" office:value-type="float" office:value="40.169908117279" calcext:value-type="float">
            <text:p>40.169908117279</text:p>
          </table:table-cell>
          <table:table-cell table:formula="of:=(([.G61])^(0.25*0.5))*37" office:value-type="float" office:value="58.7069244219348" calcext:value-type="float">
            <text:p>58.7069244219348</text:p>
          </table:table-cell>
          <table:table-cell table:formula="of:=(([.G61])^(0.25*0.5))*12" office:value-type="float" office:value="19.0400835963032" calcext:value-type="float">
            <text:p>19.0400835963032</text:p>
          </table:table-cell>
          <table:table-cell table:number-columns-repeated="3"/>
          <table:table-cell table:formula="of:=[.$L$2]*([.C61]^[.$L$3]/(2^([.$L$4]*([.C61]))))" office:value-type="float" office:value="0.000011786252934272" calcext:value-type="float">
            <text:p>1.1786252934272E-05</text:p>
          </table:table-cell>
        </table:table-row>
        <table:table-row table:style-name="ro1">
          <table:table-cell office:value-type="float" office:value="1904.92089124847" calcext:value-type="float">
            <text:p>1904.92089124847</text:p>
          </table:table-cell>
          <table:table-cell office:value-type="float" office:value="17.6100715265175" calcext:value-type="float">
            <text:p>17.6100715265175</text:p>
          </table:table-cell>
          <table:table-cell office:value-type="float" office:value="11.1757157262488" calcext:value-type="float">
            <text:p>11.1757157262488</text:p>
          </table:table-cell>
          <table:table-cell/>
          <table:table-cell table:formula="of:=[.B62]*87623823" office:value-type="float" office:value="1543061790.45691" calcext:value-type="float">
            <text:p>1543061790.45691</text:p>
          </table:table-cell>
          <table:table-cell table:formula="of:=[.C62]*127" office:value-type="float" office:value="1419.3158972336" calcext:value-type="float">
            <text:p>1419.3158972336</text:p>
          </table:table-cell>
          <table:table-cell table:formula="of:=((1.27814 *([.C62])^(0.252439))-0.885932)*26" office:value-type="float" office:value="38.0849248737094" calcext:value-type="float">
            <text:p>38.0849248737094</text:p>
          </table:table-cell>
          <table:table-cell table:formula="of:=(([.G62])^(0.25*0.5))*37" office:value-type="float" office:value="58.3170923158597" calcext:value-type="float">
            <text:p>58.3170923158597</text:p>
          </table:table-cell>
          <table:table-cell table:formula="of:=(([.G62])^(0.25*0.5))*12" office:value-type="float" office:value="18.9136515619004" calcext:value-type="float">
            <text:p>18.9136515619004</text:p>
          </table:table-cell>
          <table:table-cell table:number-columns-repeated="3"/>
          <table:table-cell table:formula="of:=[.$L$2]*([.C62]^[.$L$3]/(2^([.$L$4]*([.C62]))))" office:value-type="float" office:value="0.0000816897230230834" calcext:value-type="float">
            <text:p>8.16897230230834E-05</text:p>
          </table:table-cell>
        </table:table-row>
        <table:table-row table:style-name="ro1">
          <table:table-cell office:value-type="float" office:value="1891.15011257199" calcext:value-type="float">
            <text:p>1891.15011257199</text:p>
          </table:table-cell>
          <table:table-cell office:value-type="float" office:value="15.4880956858748" calcext:value-type="float">
            <text:p>15.4880956858748</text:p>
          </table:table-cell>
          <table:table-cell office:value-type="float" office:value="9.84838013079925" calcext:value-type="float">
            <text:p>9.84838013079925</text:p>
          </table:table-cell>
          <table:table-cell/>
          <table:table-cell table:formula="of:=[.B63]*87623823" office:value-type="float" office:value="1357126154.98616" calcext:value-type="float">
            <text:p>1357126154.98616</text:p>
          </table:table-cell>
          <table:table-cell table:formula="of:=[.C63]*127" office:value-type="float" office:value="1250.7442766115" calcext:value-type="float">
            <text:p>1250.7442766115</text:p>
          </table:table-cell>
          <table:table-cell table:formula="of:=((1.27814 *([.C63])^(0.252439))-0.885932)*26" office:value-type="float" office:value="36.1649617595112" calcext:value-type="float">
            <text:p>36.1649617595112</text:p>
          </table:table-cell>
          <table:table-cell table:formula="of:=(([.G63])^(0.25*0.5))*37" office:value-type="float" office:value="57.9412320009898" calcext:value-type="float">
            <text:p>57.9412320009898</text:p>
          </table:table-cell>
          <table:table-cell table:formula="of:=(([.G63])^(0.25*0.5))*12" office:value-type="float" office:value="18.7917509192399" calcext:value-type="float">
            <text:p>18.7917509192399</text:p>
          </table:table-cell>
          <table:table-cell table:number-columns-repeated="3"/>
          <table:table-cell table:formula="of:=[.$L$2]*([.C63]^[.$L$3]/(2^([.$L$4]*([.C63]))))" office:value-type="float" office:value="0.000399467999585575" calcext:value-type="float">
            <text:p>0.000399467999586</text:p>
          </table:table-cell>
        </table:table-row>
        <table:table-row table:style-name="ro1">
          <table:table-cell office:value-type="float" office:value="1876.11385676411" calcext:value-type="float">
            <text:p>1876.11385676411</text:p>
          </table:table-cell>
          <table:table-cell office:value-type="float" office:value="13.6670182552553" calcext:value-type="float">
            <text:p>13.6670182552553</text:p>
          </table:table-cell>
          <table:table-cell office:value-type="float" office:value="8.72902368099935" calcext:value-type="float">
            <text:p>8.72902368099935</text:p>
          </table:table-cell>
          <table:table-cell/>
          <table:table-cell table:formula="of:=[.B64]*87623823" office:value-type="float" office:value="1197556388.53626" calcext:value-type="float">
            <text:p>1197556388.53626</text:p>
          </table:table-cell>
          <table:table-cell table:formula="of:=[.C64]*127" office:value-type="float" office:value="1108.58600748692" calcext:value-type="float">
            <text:p>1108.58600748692</text:p>
          </table:table-cell>
          <table:table-cell table:formula="of:=((1.27814 *([.C64])^(0.252439))-0.885932)*26" office:value-type="float" office:value="34.3890760368855" calcext:value-type="float">
            <text:p>34.3890760368855</text:p>
          </table:table-cell>
          <table:table-cell table:formula="of:=(([.G64])^(0.25*0.5))*37" office:value-type="float" office:value="57.577696677373" calcext:value-type="float">
            <text:p>57.577696677373</text:p>
          </table:table-cell>
          <table:table-cell table:formula="of:=(([.G64])^(0.25*0.5))*12" office:value-type="float" office:value="18.6738475710399" calcext:value-type="float">
            <text:p>18.6738475710399</text:p>
          </table:table-cell>
          <table:table-cell table:number-columns-repeated="3"/>
          <table:table-cell table:formula="of:=[.$L$2]*([.C64]^[.$L$3]/(2^([.$L$4]*([.C64]))))" office:value-type="float" office:value="0.00148116508510547" calcext:value-type="float">
            <text:p>0.001481165085105</text:p>
          </table:table-cell>
        </table:table-row>
        <table:table-row table:style-name="ro1">
          <table:table-cell office:value-type="float" office:value="1859.50685919189" calcext:value-type="float">
            <text:p>1859.50685919189</text:p>
          </table:table-cell>
          <table:table-cell office:value-type="float" office:value="12.0842538458235" calcext:value-type="float">
            <text:p>12.0842538458235</text:p>
          </table:table-cell>
          <table:table-cell office:value-type="float" office:value="7.77539860308712" calcext:value-type="float">
            <text:p>7.77539860308712</text:p>
          </table:table-cell>
          <table:table-cell/>
          <table:table-cell table:formula="of:=[.B65]*87623823" office:value-type="float" office:value="1058868520.07351" calcext:value-type="float">
            <text:p>1058868520.07351</text:p>
          </table:table-cell>
          <table:table-cell table:formula="of:=[.C65]*127" office:value-type="float" office:value="987.475622592064" calcext:value-type="float">
            <text:p>987.475622592064</text:p>
          </table:table-cell>
          <table:table-cell table:formula="of:=((1.27814 *([.C65])^(0.252439))-0.885932)*26" office:value-type="float" office:value="32.7363160941205" calcext:value-type="float">
            <text:p>32.7363160941205</text:p>
          </table:table-cell>
          <table:table-cell table:formula="of:=(([.G65])^(0.25*0.5))*37" office:value-type="float" office:value="57.2242948494532" calcext:value-type="float">
            <text:p>57.2242948494532</text:p>
          </table:table-cell>
          <table:table-cell table:formula="of:=(([.G65])^(0.25*0.5))*12" office:value-type="float" office:value="18.5592307619848" calcext:value-type="float">
            <text:p>18.5592307619848</text:p>
          </table:table-cell>
          <table:table-cell table:number-columns-repeated="3"/>
          <table:table-cell table:formula="of:=[.$L$2]*([.C65]^[.$L$3]/(2^([.$L$4]*([.C65]))))" office:value-type="float" office:value="0.00440815597880933" calcext:value-type="float">
            <text:p>0.004408155978809</text:p>
          </table:table-cell>
        </table:table-row>
        <table:table-row table:style-name="ro1">
          <table:table-cell office:value-type="float" office:value="1840.91308560517" calcext:value-type="float">
            <text:p>1840.91308560517</text:p>
          </table:table-cell>
          <table:table-cell office:value-type="float" office:value="10.6906374358346" calcext:value-type="float">
            <text:p>10.6906374358346</text:p>
          </table:table-cell>
          <table:table-cell office:value-type="float" office:value="6.95503370101233" calcext:value-type="float">
            <text:p>6.95503370101233</text:p>
          </table:table-cell>
          <table:table-cell/>
          <table:table-cell table:formula="of:=[.B66]*87623823" office:value-type="float" office:value="936754522.434745" calcext:value-type="float">
            <text:p>936754522.434745</text:p>
          </table:table-cell>
          <table:table-cell table:formula="of:=[.C66]*127" office:value-type="float" office:value="883.289280028566" calcext:value-type="float">
            <text:p>883.289280028566</text:p>
          </table:table-cell>
          <table:table-cell table:formula="of:=((1.27814 *([.C66])^(0.252439))-0.885932)*26" office:value-type="float" office:value="31.1884446135876" calcext:value-type="float">
            <text:p>31.1884446135876</text:p>
          </table:table-cell>
          <table:table-cell table:formula="of:=(([.G66])^(0.25*0.5))*37" office:value-type="float" office:value="56.8788672351174" calcext:value-type="float">
            <text:p>56.8788672351174</text:p>
          </table:table-cell>
          <table:table-cell table:formula="of:=(([.G66])^(0.25*0.5))*12" office:value-type="float" office:value="18.4472001843624" calcext:value-type="float">
            <text:p>18.4472001843624</text:p>
          </table:table-cell>
          <table:table-cell table:number-columns-repeated="3"/>
          <table:table-cell table:formula="of:=[.$L$2]*([.C66]^[.$L$3]/(2^([.$L$4]*([.C66]))))" office:value-type="float" office:value="0.0109981336283595" calcext:value-type="float">
            <text:p>0.01099813362836</text:p>
          </table:table-cell>
        </table:table-row>
        <table:table-row table:style-name="ro1">
          <table:table-cell office:value-type="float" office:value="1819.70612150354" calcext:value-type="float">
            <text:p>1819.70612150354</text:p>
          </table:table-cell>
          <table:table-cell office:value-type="float" office:value="9.44530107939072" calcext:value-type="float">
            <text:p>9.44530107939072</text:p>
          </table:table-cell>
          <table:table-cell office:value-type="float" office:value="6.24149999370582" calcext:value-type="float">
            <text:p>6.24149999370582</text:p>
          </table:table-cell>
          <table:table-cell/>
          <table:table-cell table:formula="of:=[.B67]*87623823" office:value-type="float" office:value="827633389.962242" calcext:value-type="float">
            <text:p>827633389.962242</text:p>
          </table:table-cell>
          <table:table-cell table:formula="of:=[.C67]*127" office:value-type="float" office:value="792.670499200639" calcext:value-type="float">
            <text:p>792.670499200639</text:p>
          </table:table-cell>
          <table:table-cell table:formula="of:=((1.27814 *([.C67])^(0.252439))-0.885932)*26" office:value-type="float" office:value="29.7268542055165" calcext:value-type="float">
            <text:p>29.7268542055165</text:p>
          </table:table-cell>
          <table:table-cell table:formula="of:=(([.G67])^(0.25*0.5))*37" office:value-type="float" office:value="56.5386381255239" calcext:value-type="float">
            <text:p>56.5386381255239</text:p>
          </table:table-cell>
          <table:table-cell table:formula="of:=(([.G67])^(0.25*0.5))*12" office:value-type="float" office:value="18.336855608278" calcext:value-type="float">
            <text:p>18.336855608278</text:p>
          </table:table-cell>
          <table:table-cell table:number-columns-repeated="3"/>
          <table:table-cell table:formula="of:=[.$L$2]*([.C67]^[.$L$3]/(2^([.$L$4]*([.C67]))))" office:value-type="float" office:value="0.0238170825037377" calcext:value-type="float">
            <text:p>0.023817082503738</text:p>
          </table:table-cell>
        </table:table-row>
        <table:table-row table:style-name="ro1">
          <table:table-cell office:value-type="float" office:value="1795.20551420405" calcext:value-type="float">
            <text:p>1795.20551420405</text:p>
          </table:table-cell>
          <table:table-cell office:value-type="float" office:value="8.32628572879406" calcext:value-type="float">
            <text:p>8.32628572879406</text:p>
          </table:table-cell>
          <table:table-cell office:value-type="float" office:value="5.61993573095551" calcext:value-type="float">
            <text:p>5.61993573095551</text:p>
          </table:table-cell>
          <table:table-cell/>
          <table:table-cell table:formula="of:=[.B68]*87623823" office:value-type="float" office:value="729580986.947277" calcext:value-type="float">
            <text:p>729580986.947277</text:p>
          </table:table-cell>
          <table:table-cell table:formula="of:=[.C68]*127" office:value-type="float" office:value="713.73183783135" calcext:value-type="float">
            <text:p>713.73183783135</text:p>
          </table:table-cell>
          <table:table-cell table:formula="of:=((1.27814 *([.C68])^(0.252439))-0.885932)*26" office:value-type="float" office:value="28.3480284878677" calcext:value-type="float">
            <text:p>28.3480284878677</text:p>
          </table:table-cell>
          <table:table-cell table:formula="of:=(([.G68])^(0.25*0.5))*37" office:value-type="float" office:value="56.2039814321862" calcext:value-type="float">
            <text:p>56.2039814321862</text:p>
          </table:table-cell>
          <table:table-cell table:formula="of:=(([.G68])^(0.25*0.5))*12" office:value-type="float" office:value="18.2283183023307" calcext:value-type="float">
            <text:p>18.2283183023307</text:p>
          </table:table-cell>
          <table:table-cell table:number-columns-repeated="3"/>
          <table:table-cell table:formula="of:=[.$L$2]*([.C68]^[.$L$3]/(2^([.$L$4]*([.C68]))))" office:value-type="float" office:value="0.0457080069772153" calcext:value-type="float">
            <text:p>0.045708006977215</text:p>
          </table:table-cell>
        </table:table-row>
        <table:table-row table:style-name="ro1">
          <table:table-cell office:value-type="float" office:value="1768.42261261539" calcext:value-type="float">
            <text:p>1768.42261261539</text:p>
          </table:table-cell>
          <table:table-cell office:value-type="float" office:value="7.37800209764075" calcext:value-type="float">
            <text:p>7.37800209764075</text:p>
          </table:table-cell>
          <table:table-cell office:value-type="float" office:value="5.11210957129424" calcext:value-type="float">
            <text:p>5.11210957129424</text:p>
          </table:table-cell>
          <table:table-cell/>
          <table:table-cell table:formula="of:=[.B69]*87623823" office:value-type="float" office:value="646488749.897302" calcext:value-type="float">
            <text:p>646488749.897302</text:p>
          </table:table-cell>
          <table:table-cell table:formula="of:=[.C69]*127" office:value-type="float" office:value="649.237915554368" calcext:value-type="float">
            <text:p>649.237915554368</text:p>
          </table:table-cell>
          <table:table-cell table:formula="of:=((1.27814 *([.C69])^(0.252439))-0.885932)*26" office:value-type="float" office:value="27.1341493125353" calcext:value-type="float">
            <text:p>27.1341493125353</text:p>
          </table:table-cell>
          <table:table-cell table:formula="of:=(([.G69])^(0.25*0.5))*37" office:value-type="float" office:value="55.8973540130462" calcext:value-type="float">
            <text:p>55.8973540130462</text:p>
          </table:table-cell>
          <table:table-cell table:formula="of:=(([.G69])^(0.25*0.5))*12" office:value-type="float" office:value="18.1288715717988" calcext:value-type="float">
            <text:p>18.1288715717988</text:p>
          </table:table-cell>
          <table:table-cell table:number-columns-repeated="3"/>
          <table:table-cell table:formula="of:=[.$L$2]*([.C69]^[.$L$3]/(2^([.$L$4]*([.C69]))))" office:value-type="float" office:value="0.0764665872406017" calcext:value-type="float">
            <text:p>0.076466587240602</text:p>
          </table:table-cell>
        </table:table-row>
        <table:table-row table:style-name="ro1">
          <table:table-cell office:value-type="float" office:value="1740.90739654584" calcext:value-type="float">
            <text:p>1740.90739654584</text:p>
          </table:table-cell>
          <table:table-cell office:value-type="float" office:value="6.6158238835862" calcext:value-type="float">
            <text:p>6.6158238835862</text:p>
          </table:table-cell>
          <table:table-cell office:value-type="float" office:value="4.72052463786939" calcext:value-type="float">
            <text:p>4.72052463786939</text:p>
          </table:table-cell>
          <table:table-cell/>
          <table:table-cell table:formula="of:=[.B70]*87623823" office:value-type="float" office:value="579703780.97453" calcext:value-type="float">
            <text:p>579703780.97453</text:p>
          </table:table-cell>
          <table:table-cell table:formula="of:=[.C70]*127" office:value-type="float" office:value="599.506629009413" calcext:value-type="float">
            <text:p>599.506629009413</text:p>
          </table:table-cell>
          <table:table-cell table:formula="of:=((1.27814 *([.C70])^(0.252439))-0.885932)*26" office:value-type="float" office:value="26.1349749849691" calcext:value-type="float">
            <text:p>26.1349749849691</text:p>
          </table:table-cell>
          <table:table-cell table:formula="of:=(([.G70])^(0.25*0.5))*37" office:value-type="float" office:value="55.6358189483186" calcext:value-type="float">
            <text:p>55.6358189483186</text:p>
          </table:table-cell>
          <table:table-cell table:formula="of:=(([.G70])^(0.25*0.5))*12" office:value-type="float" office:value="18.0440493886439" calcext:value-type="float">
            <text:p>18.0440493886439</text:p>
          </table:table-cell>
          <table:table-cell table:number-columns-repeated="3"/>
          <table:table-cell table:formula="of:=[.$L$2]*([.C70]^[.$L$3]/(2^([.$L$4]*([.C70]))))" office:value-type="float" office:value="0.112204315116136" calcext:value-type="float">
            <text:p>0.112204315116136</text:p>
          </table:table-cell>
        </table:table-row>
        <table:table-row table:style-name="ro1">
          <table:table-cell office:value-type="float" office:value="1712.14763258517" calcext:value-type="float">
            <text:p>1712.14763258517</text:p>
          </table:table-cell>
          <table:table-cell office:value-type="float" office:value="5.98496935147338" calcext:value-type="float">
            <text:p>5.98496935147338</text:p>
          </table:table-cell>
          <table:table-cell office:value-type="float" office:value="4.40975912372219" calcext:value-type="float">
            <text:p>4.40975912372219</text:p>
          </table:table-cell>
          <table:table-cell/>
          <table:table-cell table:formula="of:=[.B71]*87623823" office:value-type="float" office:value="524425895.113928" calcext:value-type="float">
            <text:p>524425895.113928</text:p>
          </table:table-cell>
          <table:table-cell table:formula="of:=[.C71]*127" office:value-type="float" office:value="560.039408712718" calcext:value-type="float">
            <text:p>560.039408712718</text:p>
          </table:table-cell>
          <table:table-cell table:formula="of:=((1.27814 *([.C71])^(0.252439))-0.885932)*26" office:value-type="float" office:value="25.2969280453011" calcext:value-type="float">
            <text:p>25.2969280453011</text:p>
          </table:table-cell>
          <table:table-cell table:formula="of:=(([.G71])^(0.25*0.5))*37" office:value-type="float" office:value="55.4096232503135" calcext:value-type="float">
            <text:p>55.4096232503135</text:p>
          </table:table-cell>
          <table:table-cell table:formula="of:=(([.G71])^(0.25*0.5))*12" office:value-type="float" office:value="17.9706886217233" calcext:value-type="float">
            <text:p>17.9706886217233</text:p>
          </table:table-cell>
          <table:table-cell table:number-columns-repeated="3"/>
          <table:table-cell table:formula="of:=[.$L$2]*([.C71]^[.$L$3]/(2^([.$L$4]*([.C71]))))" office:value-type="float" office:value="0.150646220205748" calcext:value-type="float">
            <text:p>0.150646220205748</text:p>
          </table:table-cell>
        </table:table-row>
        <table:table-row table:style-name="ro1">
          <table:table-cell office:value-type="float" office:value="1682.58809706206" calcext:value-type="float">
            <text:p>1682.58809706206</text:p>
          </table:table-cell>
          <table:table-cell office:value-type="float" office:value="5.46765347301081" calcext:value-type="float">
            <text:p>5.46765347301081</text:p>
          </table:table-cell>
          <table:table-cell office:value-type="float" office:value="4.16588210443242" calcext:value-type="float">
            <text:p>4.16588210443242</text:p>
          </table:table-cell>
          <table:table-cell/>
          <table:table-cell table:formula="of:=[.B72]*87623823" office:value-type="float" office:value="479096700.144435" calcext:value-type="float">
            <text:p>479096700.144435</text:p>
          </table:table-cell>
          <table:table-cell table:formula="of:=[.C72]*127" office:value-type="float" office:value="529.067027262917" calcext:value-type="float">
            <text:p>529.067027262917</text:p>
          </table:table-cell>
          <table:table-cell table:formula="of:=((1.27814 *([.C72])^(0.252439))-0.885932)*26" office:value-type="float" office:value="24.6077678689514" calcext:value-type="float">
            <text:p>24.6077678689514</text:p>
          </table:table-cell>
          <table:table-cell table:formula="of:=(([.G72])^(0.25*0.5))*37" office:value-type="float" office:value="55.2186458100407" calcext:value-type="float">
            <text:p>55.2186458100407</text:p>
          </table:table-cell>
          <table:table-cell table:formula="of:=(([.G72])^(0.25*0.5))*12" office:value-type="float" office:value="17.9087499924456" calcext:value-type="float">
            <text:p>17.9087499924456</text:p>
          </table:table-cell>
          <table:table-cell table:number-columns-repeated="3"/>
          <table:table-cell table:formula="of:=[.$L$2]*([.C72]^[.$L$3]/(2^([.$L$4]*([.C72]))))" office:value-type="float" office:value="0.188525912250605" calcext:value-type="float">
            <text:p>0.188525912250605</text:p>
          </table:table-cell>
        </table:table-row>
        <table:table-row table:style-name="ro1">
          <table:table-cell office:value-type="float" office:value="1651.88591324617" calcext:value-type="float">
            <text:p>1651.88591324617</text:p>
          </table:table-cell>
          <table:table-cell office:value-type="float" office:value="5.03672030525108" calcext:value-type="float">
            <text:p>5.03672030525108</text:p>
          </table:table-cell>
          <table:table-cell office:value-type="float" office:value="3.97156081561991" calcext:value-type="float">
            <text:p>3.97156081561991</text:p>
          </table:table-cell>
          <table:table-cell/>
          <table:table-cell table:formula="of:=[.B73]*87623823" office:value-type="float" office:value="441336688.527827" calcext:value-type="float">
            <text:p>441336688.527827</text:p>
          </table:table-cell>
          <table:table-cell table:formula="of:=[.C73]*127" office:value-type="float" office:value="504.388223583729" calcext:value-type="float">
            <text:p>504.388223583729</text:p>
          </table:table-cell>
          <table:table-cell table:formula="of:=((1.27814 *([.C73])^(0.252439))-0.885932)*26" office:value-type="float" office:value="24.0367160201282" calcext:value-type="float">
            <text:p>24.0367160201282</text:p>
          </table:table-cell>
          <table:table-cell table:formula="of:=(([.G73])^(0.25*0.5))*37" office:value-type="float" office:value="55.0568189931924" calcext:value-type="float">
            <text:p>55.0568189931924</text:p>
          </table:table-cell>
          <table:table-cell table:formula="of:=(([.G73])^(0.25*0.5))*12" office:value-type="float" office:value="17.8562656194138" calcext:value-type="float">
            <text:p>17.8562656194138</text:p>
          </table:table-cell>
          <table:table-cell table:number-columns-repeated="3"/>
          <table:table-cell table:formula="of:=[.$L$2]*([.C73]^[.$L$3]/(2^([.$L$4]*([.C73]))))" office:value-type="float" office:value="0.224322382304655" calcext:value-type="float">
            <text:p>0.224322382304655</text:p>
          </table:table-cell>
        </table:table-row>
        <table:table-row table:style-name="ro1">
          <table:table-cell office:value-type="float" office:value="1620.22977346894" calcext:value-type="float">
            <text:p>1620.22977346894</text:p>
          </table:table-cell>
          <table:table-cell office:value-type="float" office:value="4.67971603337891" calcext:value-type="float">
            <text:p>4.67971603337891</text:p>
          </table:table-cell>
          <table:table-cell office:value-type="float" office:value="3.81789912566206" calcext:value-type="float">
            <text:p>3.81789912566206</text:p>
          </table:table-cell>
          <table:table-cell/>
          <table:table-cell table:formula="of:=[.B74]*87623823" office:value-type="float" office:value="410054609.399056" calcext:value-type="float">
            <text:p>410054609.399056</text:p>
          </table:table-cell>
          <table:table-cell table:formula="of:=[.C74]*127" office:value-type="float" office:value="484.873188959082" calcext:value-type="float">
            <text:p>484.873188959082</text:p>
          </table:table-cell>
          <table:table-cell table:formula="of:=((1.27814 *([.C74])^(0.252439))-0.885932)*26" office:value-type="float" office:value="23.5701718200041" calcext:value-type="float">
            <text:p>23.5701718200041</text:p>
          </table:table-cell>
          <table:table-cell table:formula="of:=(([.G74])^(0.25*0.5))*37" office:value-type="float" office:value="54.9220915352041" calcext:value-type="float">
            <text:p>54.9220915352041</text:p>
          </table:table-cell>
          <table:table-cell table:formula="of:=(([.G74])^(0.25*0.5))*12" office:value-type="float" office:value="17.8125702276338" calcext:value-type="float">
            <text:p>17.8125702276338</text:p>
          </table:table-cell>
          <table:table-cell table:number-columns-repeated="3"/>
          <table:table-cell table:formula="of:=[.$L$2]*([.C74]^[.$L$3]/(2^([.$L$4]*([.C74]))))" office:value-type="float" office:value="0.256514919010113" calcext:value-type="float">
            <text:p>0.256514919010113</text:p>
          </table:table-cell>
        </table:table-row>
        <table:table-row table:style-name="ro1">
          <table:table-cell office:value-type="float" office:value="1587.1787565903" calcext:value-type="float">
            <text:p>1587.1787565903</text:p>
          </table:table-cell>
          <table:table-cell office:value-type="float" office:value="4.38046420896727" calcext:value-type="float">
            <text:p>4.38046420896727</text:p>
          </table:table-cell>
          <table:table-cell office:value-type="float" office:value="3.69498276834856" calcext:value-type="float">
            <text:p>3.69498276834856</text:p>
          </table:table-cell>
          <table:table-cell/>
          <table:table-cell table:formula="of:=[.B75]*87623823" office:value-type="float" office:value="383833020.504383" calcext:value-type="float">
            <text:p>383833020.504383</text:p>
          </table:table-cell>
          <table:table-cell table:formula="of:=[.C75]*127" office:value-type="float" office:value="469.262811580267" calcext:value-type="float">
            <text:p>469.262811580267</text:p>
          </table:table-cell>
          <table:table-cell table:formula="of:=((1.27814 *([.C75])^(0.252439))-0.885932)*26" office:value-type="float" office:value="23.1867624901856" calcext:value-type="float">
            <text:p>23.1867624901856</text:p>
          </table:table-cell>
          <table:table-cell table:formula="of:=(([.G75])^(0.25*0.5))*37" office:value-type="float" office:value="54.8096133318746" calcext:value-type="float">
            <text:p>54.8096133318746</text:p>
          </table:table-cell>
          <table:table-cell table:formula="of:=(([.G75])^(0.25*0.5))*12" office:value-type="float" office:value="17.7760908103377" calcext:value-type="float">
            <text:p>17.7760908103377</text:p>
          </table:table-cell>
          <table:table-cell table:number-columns-repeated="3"/>
          <table:table-cell table:formula="of:=[.$L$2]*([.C75]^[.$L$3]/(2^([.$L$4]*([.C75]))))" office:value-type="float" office:value="0.284899433489791" calcext:value-type="float">
            <text:p>0.284899433489791</text:p>
          </table:table-cell>
        </table:table-row>
        <table:table-row table:style-name="ro1">
          <table:table-cell office:value-type="float" office:value="1552.91460893927" calcext:value-type="float">
            <text:p>1552.91460893927</text:p>
          </table:table-cell>
          <table:table-cell office:value-type="float" office:value="4.13223245471061" calcext:value-type="float">
            <text:p>4.13223245471061</text:p>
          </table:table-cell>
          <table:table-cell office:value-type="float" office:value="3.59825964594252" calcext:value-type="float">
            <text:p>3.59825964594252</text:p>
          </table:table-cell>
          <table:table-cell/>
          <table:table-cell table:formula="of:=[.B76]*87623823" office:value-type="float" office:value="362082005.206418" calcext:value-type="float">
            <text:p>362082005.206418</text:p>
          </table:table-cell>
          <table:table-cell table:formula="of:=[.C76]*127" office:value-type="float" office:value="456.9789750347" calcext:value-type="float">
            <text:p>456.9789750347</text:p>
          </table:table-cell>
          <table:table-cell table:formula="of:=((1.27814 *([.C76])^(0.252439))-0.885932)*26" office:value-type="float" office:value="22.8782962588521" calcext:value-type="float">
            <text:p>22.8782962588521</text:p>
          </table:table-cell>
          <table:table-cell table:formula="of:=(([.G76])^(0.25*0.5))*37" office:value-type="float" office:value="54.7179330879424" calcext:value-type="float">
            <text:p>54.7179330879424</text:p>
          </table:table-cell>
          <table:table-cell table:formula="of:=(([.G76])^(0.25*0.5))*12" office:value-type="float" office:value="17.7463566771705" calcext:value-type="float">
            <text:p>17.7463566771705</text:p>
          </table:table-cell>
          <table:table-cell table:number-columns-repeated="3"/>
          <table:table-cell table:formula="of:=[.$L$2]*([.C76]^[.$L$3]/(2^([.$L$4]*([.C76]))))" office:value-type="float" office:value="0.308947631206777" calcext:value-type="float">
            <text:p>0.308947631206777</text:p>
          </table:table-cell>
        </table:table-row>
        <table:table-row table:style-name="ro1">
          <table:table-cell office:value-type="float" office:value="1516.96469579798" calcext:value-type="float">
            <text:p>1516.96469579798</text:p>
          </table:table-cell>
          <table:table-cell office:value-type="float" office:value="3.92482820954844" calcext:value-type="float">
            <text:p>3.92482820954844</text:p>
          </table:table-cell>
          <table:table-cell office:value-type="float" office:value="3.52198050295276" calcext:value-type="float">
            <text:p>3.52198050295276</text:p>
          </table:table-cell>
          <table:table-cell/>
          <table:table-cell table:formula="of:=[.B77]*87623823" office:value-type="float" office:value="343908452.338879" calcext:value-type="float">
            <text:p>343908452.338879</text:p>
          </table:table-cell>
          <table:table-cell table:formula="of:=[.C77]*127" office:value-type="float" office:value="447.291523875001" calcext:value-type="float">
            <text:p>447.291523875001</text:p>
          </table:table-cell>
          <table:table-cell table:formula="of:=((1.27814 *([.C77])^(0.252439))-0.885932)*26" office:value-type="float" office:value="22.6306273894895" calcext:value-type="float">
            <text:p>22.6306273894895</text:p>
          </table:table-cell>
          <table:table-cell table:formula="of:=(([.G77])^(0.25*0.5))*37" office:value-type="float" office:value="54.6435364296497" calcext:value-type="float">
            <text:p>54.6435364296497</text:p>
          </table:table-cell>
          <table:table-cell table:formula="of:=(([.G77])^(0.25*0.5))*12" office:value-type="float" office:value="17.7222280312377" calcext:value-type="float">
            <text:p>17.7222280312377</text:p>
          </table:table-cell>
          <table:table-cell table:number-columns-repeated="3"/>
          <table:table-cell table:formula="of:=[.$L$2]*([.C77]^[.$L$3]/(2^([.$L$4]*([.C77]))))" office:value-type="float" office:value="0.329001886502867" calcext:value-type="float">
            <text:p>0.329001886502867</text:p>
          </table:table-cell>
        </table:table-row>
        <table:table-row table:style-name="ro1">
          <table:table-cell office:value-type="float" office:value="1479.29355975797" calcext:value-type="float">
            <text:p>1479.29355975797</text:p>
          </table:table-cell>
          <table:table-cell office:value-type="float" office:value="3.75292251548907" calcext:value-type="float">
            <text:p>3.75292251548907</text:p>
          </table:table-cell>
          <table:table-cell office:value-type="float" office:value="3.46301375104547" calcext:value-type="float">
            <text:p>3.46301375104547</text:p>
          </table:table-cell>
          <table:table-cell/>
          <table:table-cell table:formula="of:=[.B78]*87623823" office:value-type="float" office:value="328845418.229929" calcext:value-type="float">
            <text:p>328845418.229929</text:p>
          </table:table-cell>
          <table:table-cell table:formula="of:=[.C78]*127" office:value-type="float" office:value="439.802746382775" calcext:value-type="float">
            <text:p>439.802746382775</text:p>
          </table:table-cell>
          <table:table-cell table:formula="of:=((1.27814 *([.C78])^(0.252439))-0.885932)*26" office:value-type="float" office:value="22.4364069929586" calcext:value-type="float">
            <text:p>22.4364069929586</text:p>
          </table:table-cell>
          <table:table-cell table:formula="of:=(([.G78])^(0.25*0.5))*37" office:value-type="float" office:value="54.5846949727226" calcext:value-type="float">
            <text:p>54.5846949727226</text:p>
          </table:table-cell>
          <table:table-cell table:formula="of:=(([.G78])^(0.25*0.5))*12" office:value-type="float" office:value="17.7031443154776" calcext:value-type="float">
            <text:p>17.7031443154776</text:p>
          </table:table-cell>
          <table:table-cell table:number-columns-repeated="3"/>
          <table:table-cell table:formula="of:=[.$L$2]*([.C78]^[.$L$3]/(2^([.$L$4]*([.C78]))))" office:value-type="float" office:value="0.345171116678986" calcext:value-type="float">
            <text:p>0.345171116678986</text:p>
          </table:table-cell>
        </table:table-row>
        <table:table-row table:style-name="ro1">
          <table:table-cell office:value-type="float" office:value="1439.45030129375" calcext:value-type="float">
            <text:p>1439.45030129375</text:p>
          </table:table-cell>
          <table:table-cell office:value-type="float" office:value="3.61015078512666" calcext:value-type="float">
            <text:p>3.61015078512666</text:p>
          </table:table-cell>
          <table:table-cell office:value-type="float" office:value="3.41815399937393" calcext:value-type="float">
            <text:p>3.41815399937393</text:p>
          </table:table-cell>
          <table:table-cell/>
          <table:table-cell table:formula="of:=[.B79]*87623823" office:value-type="float" office:value="316335213.399249" calcext:value-type="float">
            <text:p>316335213.399249</text:p>
          </table:table-cell>
          <table:table-cell table:formula="of:=[.C79]*127" office:value-type="float" office:value="434.105557920489" calcext:value-type="float">
            <text:p>434.105557920489</text:p>
          </table:table-cell>
          <table:table-cell table:formula="of:=((1.27814 *([.C79])^(0.252439))-0.885932)*26" office:value-type="float" office:value="22.2869886749592" calcext:value-type="float">
            <text:p>22.2869886749592</text:p>
          </table:table-cell>
          <table:table-cell table:formula="of:=(([.G79])^(0.25*0.5))*37" office:value-type="float" office:value="54.539122748242" calcext:value-type="float">
            <text:p>54.539122748242</text:p>
          </table:table-cell>
          <table:table-cell table:formula="of:=(([.G79])^(0.25*0.5))*12" office:value-type="float" office:value="17.688364134565" calcext:value-type="float">
            <text:p>17.688364134565</text:p>
          </table:table-cell>
          <table:table-cell table:number-columns-repeated="3"/>
          <table:table-cell table:formula="of:=[.$L$2]*([.C79]^[.$L$3]/(2^([.$L$4]*([.C79]))))" office:value-type="float" office:value="0.35786360095179" calcext:value-type="float">
            <text:p>0.35786360095179</text:p>
          </table:table-cell>
        </table:table-row>
        <table:table-row table:style-name="ro1">
          <table:table-cell office:value-type="float" office:value="1396.75365057613" calcext:value-type="float">
            <text:p>1396.75365057613</text:p>
          </table:table-cell>
          <table:table-cell office:value-type="float" office:value="3.49118555893819" calcext:value-type="float">
            <text:p>3.49118555893819</text:p>
          </table:table-cell>
          <table:table-cell office:value-type="float" office:value="3.38460223219792" calcext:value-type="float">
            <text:p>3.38460223219792</text:p>
          </table:table-cell>
          <table:table-cell/>
          <table:table-cell table:formula="of:=[.B80]*87623823" office:value-type="float" office:value="305911025.476556" calcext:value-type="float">
            <text:p>305911025.476556</text:p>
          </table:table-cell>
          <table:table-cell table:formula="of:=[.C80]*127" office:value-type="float" office:value="429.844483489136" calcext:value-type="float">
            <text:p>429.844483489136</text:p>
          </table:table-cell>
          <table:table-cell table:formula="of:=((1.27814 *([.C80])^(0.252439))-0.885932)*26" office:value-type="float" office:value="22.1742737446699" calcext:value-type="float">
            <text:p>22.1742737446699</text:p>
          </table:table-cell>
          <table:table-cell table:formula="of:=(([.G80])^(0.25*0.5))*37" office:value-type="float" office:value="54.5045677299488" calcext:value-type="float">
            <text:p>54.5045677299488</text:p>
          </table:table-cell>
          <table:table-cell table:formula="of:=(([.G80])^(0.25*0.5))*12" office:value-type="float" office:value="17.677157101605" calcext:value-type="float">
            <text:p>17.677157101605</text:p>
          </table:table-cell>
          <table:table-cell table:number-columns-repeated="3"/>
          <table:table-cell table:formula="of:=[.$L$2]*([.C80]^[.$L$3]/(2^([.$L$4]*([.C80]))))" office:value-type="float" office:value="0.367578183176273" calcext:value-type="float">
            <text:p>0.367578183176273</text:p>
          </table:table-cell>
        </table:table-row>
        <table:table-row table:style-name="ro1">
          <table:table-cell office:value-type="float" office:value="1351.78811984268" calcext:value-type="float">
            <text:p>1351.78811984268</text:p>
          </table:table-cell>
          <table:table-cell office:value-type="float" office:value="3.39447243481628" calcext:value-type="float">
            <text:p>3.39447243481628</text:p>
          </table:table-cell>
          <table:table-cell office:value-type="float" office:value="3.36185338701212" calcext:value-type="float">
            <text:p>3.36185338701212</text:p>
          </table:table-cell>
          <table:table-cell/>
          <table:table-cell table:formula="of:=[.B81]*87623823" office:value-type="float" office:value="297436651.806721" calcext:value-type="float">
            <text:p>297436651.806721</text:p>
          </table:table-cell>
          <table:table-cell table:formula="of:=[.C81]*127" office:value-type="float" office:value="426.955380150539" calcext:value-type="float">
            <text:p>426.955380150539</text:p>
          </table:table-cell>
          <table:table-cell table:formula="of:=((1.27814 *([.C81])^(0.252439))-0.885932)*26" office:value-type="float" office:value="22.0973744590528" calcext:value-type="float">
            <text:p>22.0973744590528</text:p>
          </table:table-cell>
          <table:table-cell table:formula="of:=(([.G81])^(0.25*0.5))*37" office:value-type="float" office:value="54.4809044104561" calcext:value-type="float">
            <text:p>54.4809044104561</text:p>
          </table:table-cell>
          <table:table-cell table:formula="of:=(([.G81])^(0.25*0.5))*12" office:value-type="float" office:value="17.6694825114993" calcext:value-type="float">
            <text:p>17.6694825114993</text:p>
          </table:table-cell>
          <table:table-cell table:number-columns-repeated="3"/>
          <table:table-cell table:formula="of:=[.$L$2]*([.C81]^[.$L$3]/(2^([.$L$4]*([.C81]))))" office:value-type="float" office:value="0.374272710628816" calcext:value-type="float">
            <text:p>0.374272710628816</text:p>
          </table:table-cell>
        </table:table-row>
        <table:table-row table:style-name="ro1">
          <table:table-cell office:value-type="float" office:value="1302.8958853669" calcext:value-type="float">
            <text:p>1302.8958853669</text:p>
          </table:table-cell>
          <table:table-cell office:value-type="float" office:value="3.31359069748441" calcext:value-type="float">
            <text:p>3.31359069748441</text:p>
          </table:table-cell>
          <table:table-cell office:value-type="float" office:value="3.34752935132153" calcext:value-type="float">
            <text:p>3.34752935132153</text:p>
          </table:table-cell>
          <table:table-cell/>
          <table:table-cell table:formula="of:=[.B82]*87623823" office:value-type="float" office:value="290349484.770821" calcext:value-type="float">
            <text:p>290349484.770821</text:p>
          </table:table-cell>
          <table:table-cell table:formula="of:=[.C82]*127" office:value-type="float" office:value="425.136227617834" calcext:value-type="float">
            <text:p>425.136227617834</text:p>
          </table:table-cell>
          <table:table-cell table:formula="of:=((1.27814 *([.C82])^(0.252439))-0.885932)*26" office:value-type="float" office:value="22.0487542648551" calcext:value-type="float">
            <text:p>22.0487542648551</text:p>
          </table:table-cell>
          <table:table-cell table:formula="of:=(([.G82])^(0.25*0.5))*37" office:value-type="float" office:value="54.4659058779268" calcext:value-type="float">
            <text:p>54.4659058779268</text:p>
          </table:table-cell>
          <table:table-cell table:formula="of:=(([.G82])^(0.25*0.5))*12" office:value-type="float" office:value="17.6646181225709" calcext:value-type="float">
            <text:p>17.6646181225709</text:p>
          </table:table-cell>
          <table:table-cell table:number-columns-repeated="3"/>
          <table:table-cell table:formula="of:=[.$L$2]*([.C82]^[.$L$3]/(2^([.$L$4]*([.C82]))))" office:value-type="float" office:value="0.378532644963421" calcext:value-type="float">
            <text:p>0.378532644963421</text:p>
          </table:table-cell>
        </table:table-row>
        <table:table-row table:style-name="ro1">
          <table:table-cell office:value-type="float" office:value="1249.90478770348" calcext:value-type="float">
            <text:p>1249.90478770348</text:p>
          </table:table-cell>
          <table:table-cell office:value-type="float" office:value="3.24626297402382" calcext:value-type="float">
            <text:p>3.24626297402382</text:p>
          </table:table-cell>
          <table:table-cell office:value-type="float" office:value="3.34082336973351" calcext:value-type="float">
            <text:p>3.34082336973351</text:p>
          </table:table-cell>
          <table:table-cell/>
          <table:table-cell table:formula="of:=[.B83]*87623823" office:value-type="float" office:value="284449972.247317" calcext:value-type="float">
            <text:p>284449972.247317</text:p>
          </table:table-cell>
          <table:table-cell table:formula="of:=[.C83]*127" office:value-type="float" office:value="424.284567956156" calcext:value-type="float">
            <text:p>424.284567956156</text:p>
          </table:table-cell>
          <table:table-cell table:formula="of:=((1.27814 *([.C83])^(0.252439))-0.885932)*26" office:value-type="float" office:value="22.0259386309727" calcext:value-type="float">
            <text:p>22.0259386309727</text:p>
          </table:table-cell>
          <table:table-cell table:formula="of:=(([.G83])^(0.25*0.5))*37" office:value-type="float" office:value="54.4588576503028" calcext:value-type="float">
            <text:p>54.4588576503028</text:p>
          </table:table-cell>
          <table:table-cell table:formula="of:=(([.G83])^(0.25*0.5))*12" office:value-type="float" office:value="17.662332210909" calcext:value-type="float">
            <text:p>17.662332210909</text:p>
          </table:table-cell>
          <table:table-cell table:number-columns-repeated="3"/>
          <table:table-cell table:formula="of:=[.$L$2]*([.C83]^[.$L$3]/(2^([.$L$4]*([.C83]))))" office:value-type="float" office:value="0.380538835888381" calcext:value-type="float">
            <text:p>0.380538835888381</text:p>
          </table:table-cell>
        </table:table-row>
        <table:table-row table:style-name="ro1">
          <table:table-cell office:value-type="float" office:value="1191.09063103206" calcext:value-type="float">
            <text:p>1191.09063103206</text:p>
          </table:table-cell>
          <table:table-cell office:value-type="float" office:value="3.18848643481581" calcext:value-type="float">
            <text:p>3.18848643481581</text:p>
          </table:table-cell>
          <table:table-cell office:value-type="float" office:value="3.34061827553027" calcext:value-type="float">
            <text:p>3.34061827553027</text:p>
          </table:table-cell>
          <table:table-cell/>
          <table:table-cell table:formula="of:=[.B84]*87623823" office:value-type="float" office:value="279387371.002202" calcext:value-type="float">
            <text:p>279387371.002202</text:p>
          </table:table-cell>
          <table:table-cell table:formula="of:=[.C84]*127" office:value-type="float" office:value="424.258520992344" calcext:value-type="float">
            <text:p>424.258520992344</text:p>
          </table:table-cell>
          <table:table-cell table:formula="of:=((1.27814 *([.C84])^(0.252439))-0.885932)*26" office:value-type="float" office:value="22.0252403035133" calcext:value-type="float">
            <text:p>22.0252403035133</text:p>
          </table:table-cell>
          <table:table-cell table:formula="of:=(([.G84])^(0.25*0.5))*37" office:value-type="float" office:value="54.4586418215709" calcext:value-type="float">
            <text:p>54.4586418215709</text:p>
          </table:table-cell>
          <table:table-cell table:formula="of:=(([.G84])^(0.25*0.5))*12" office:value-type="float" office:value="17.6622622124014" calcext:value-type="float">
            <text:p>17.6622622124014</text:p>
          </table:table-cell>
          <table:table-cell table:number-columns-repeated="3"/>
          <table:table-cell table:formula="of:=[.$L$2]*([.C84]^[.$L$3]/(2^([.$L$4]*([.C84]))))" office:value-type="float" office:value="0.380600311778912" calcext:value-type="float">
            <text:p>0.380600311778912</text:p>
          </table:table-cell>
        </table:table-row>
        <table:table-row table:style-name="ro1">
          <table:table-cell office:value-type="float" office:value="1121.61505640558" calcext:value-type="float">
            <text:p>1121.61505640558</text:p>
          </table:table-cell>
          <table:table-cell office:value-type="float" office:value="3.13548997940673" calcext:value-type="float">
            <text:p>3.13548997940673</text:p>
          </table:table-cell>
          <table:table-cell office:value-type="float" office:value="3.34500003360528" calcext:value-type="float">
            <text:p>3.34500003360528</text:p>
          </table:table-cell>
          <table:table-cell/>
          <table:table-cell table:formula="of:=[.B85]*87623823" office:value-type="float" office:value="274743618.973809" calcext:value-type="float">
            <text:p>274743618.973809</text:p>
          </table:table-cell>
          <table:table-cell table:formula="of:=[.C85]*127" office:value-type="float" office:value="424.815004267871" calcext:value-type="float">
            <text:p>424.815004267871</text:p>
          </table:table-cell>
          <table:table-cell table:formula="of:=((1.27814 *([.C85])^(0.252439))-0.885932)*26" office:value-type="float" office:value="22.0401528318839" calcext:value-type="float">
            <text:p>22.0401528318839</text:p>
          </table:table-cell>
          <table:table-cell table:formula="of:=(([.G85])^(0.25*0.5))*37" office:value-type="float" office:value="54.463249464722" calcext:value-type="float">
            <text:p>54.463249464722</text:p>
          </table:table-cell>
          <table:table-cell table:formula="of:=(([.G85])^(0.25*0.5))*12" office:value-type="float" office:value="17.6637565831531" calcext:value-type="float">
            <text:p>17.6637565831531</text:p>
          </table:table-cell>
          <table:table-cell table:number-columns-repeated="3"/>
          <table:table-cell table:formula="of:=[.$L$2]*([.C85]^[.$L$3]/(2^([.$L$4]*([.C85]))))" office:value-type="float" office:value="0.379288439682272" calcext:value-type="float">
            <text:p>0.379288439682272</text:p>
          </table:table-cell>
        </table:table-row>
        <table:table-row table:style-name="ro1">
          <table:table-cell office:value-type="float" office:value="1084.73545896232" calcext:value-type="float">
            <text:p>1084.73545896232</text:p>
          </table:table-cell>
          <table:table-cell office:value-type="float" office:value="3.11230297866197" calcext:value-type="float">
            <text:p>3.11230297866197</text:p>
          </table:table-cell>
          <table:table-cell office:value-type="float" office:value="3.35012783228351" calcext:value-type="float">
            <text:p>3.35012783228351</text:p>
          </table:table-cell>
          <table:table-cell/>
          <table:table-cell table:formula="of:=[.B86]*87623823" office:value-type="float" office:value="272711885.324649" calcext:value-type="float">
            <text:p>272711885.324649</text:p>
          </table:table-cell>
          <table:table-cell table:formula="of:=[.C86]*127" office:value-type="float" office:value="425.466234700006" calcext:value-type="float">
            <text:p>425.466234700006</text:p>
          </table:table-cell>
          <table:table-cell table:formula="of:=((1.27814 *([.C86])^(0.252439))-0.885932)*26" office:value-type="float" office:value="22.0575858427486" calcext:value-type="float">
            <text:p>22.0575858427486</text:p>
          </table:table-cell>
          <table:table-cell table:formula="of:=(([.G86])^(0.25*0.5))*37" office:value-type="float" office:value="54.4686324243559" calcext:value-type="float">
            <text:p>54.4686324243559</text:p>
          </table:table-cell>
          <table:table-cell table:formula="of:=(([.G86])^(0.25*0.5))*12" office:value-type="float" office:value="17.6655024078992" calcext:value-type="float">
            <text:p>17.6655024078992</text:p>
          </table:table-cell>
          <table:table-cell table:number-columns-repeated="3"/>
          <table:table-cell table:formula="of:=[.$L$2]*([.C86]^[.$L$3]/(2^([.$L$4]*([.C86]))))" office:value-type="float" office:value="0.377757302506295" calcext:value-type="float">
            <text:p>0.377757302506295</text:p>
          </table:table-cell>
        </table:table-row>
        <table:table-row table:style-name="ro1">
          <table:table-cell office:value-type="float" office:value="1064.39208981579" calcext:value-type="float">
            <text:p>1064.39208981579</text:p>
          </table:table-cell>
          <table:table-cell office:value-type="float" office:value="3.10043981979698" calcext:value-type="float">
            <text:p>3.10043981979698</text:p>
          </table:table-cell>
          <table:table-cell office:value-type="float" office:value="3.3533042384875" calcext:value-type="float">
            <text:p>3.3533042384875</text:p>
          </table:table-cell>
          <table:table-cell/>
          <table:table-cell table:formula="of:=[.B87]*87623823" office:value-type="float" office:value="271672389.992042" calcext:value-type="float">
            <text:p>271672389.992042</text:p>
          </table:table-cell>
          <table:table-cell table:formula="of:=[.C87]*127" office:value-type="float" office:value="425.869638287913" calcext:value-type="float">
            <text:p>425.869638287913</text:p>
          </table:table-cell>
          <table:table-cell table:formula="of:=((1.27814 *([.C87])^(0.252439))-0.885932)*26" office:value-type="float" office:value="22.0683746888051" calcext:value-type="float">
            <text:p>22.0683746888051</text:p>
          </table:table-cell>
          <table:table-cell table:formula="of:=(([.G87])^(0.25*0.5))*37" office:value-type="float" office:value="54.4719619363675" calcext:value-type="float">
            <text:p>54.4719619363675</text:p>
          </table:table-cell>
          <table:table-cell table:formula="of:=(([.G87])^(0.25*0.5))*12" office:value-type="float" office:value="17.6665822496327" calcext:value-type="float">
            <text:p>17.6665822496327</text:p>
          </table:table-cell>
          <table:table-cell table:number-columns-repeated="3"/>
          <table:table-cell table:formula="of:=[.$L$2]*([.C87]^[.$L$3]/(2^([.$L$4]*([.C87]))))" office:value-type="float" office:value="0.376811058104919" calcext:value-type="float">
            <text:p>0.376811058104919</text:p>
          </table:table-cell>
        </table:table-row>
        <table:table-row table:style-name="ro1">
          <table:table-cell office:value-type="float" office:value="1023.07378862468" calcext:value-type="float">
            <text:p>1023.07378862468</text:p>
          </table:table-cell>
          <table:table-cell office:value-type="float" office:value="3.0780049491045" calcext:value-type="float">
            <text:p>3.0780049491045</text:p>
          </table:table-cell>
          <table:table-cell office:value-type="float" office:value="3.36018903594941" calcext:value-type="float">
            <text:p>3.36018903594941</text:p>
          </table:table-cell>
          <table:table-cell/>
          <table:table-cell table:formula="of:=[.B88]*87623823" office:value-type="float" office:value="269706560.853457" calcext:value-type="float">
            <text:p>269706560.853457</text:p>
          </table:table-cell>
          <table:table-cell table:formula="of:=[.C88]*127" office:value-type="float" office:value="426.744007565575" calcext:value-type="float">
            <text:p>426.744007565575</text:p>
          </table:table-cell>
          <table:table-cell table:formula="of:=((1.27814 *([.C88])^(0.252439))-0.885932)*26" office:value-type="float" office:value="22.0917330993439" calcext:value-type="float">
            <text:p>22.0917330993439</text:p>
          </table:table-cell>
          <table:table-cell table:formula="of:=(([.G88])^(0.25*0.5))*37" office:value-type="float" office:value="54.4791656251926" calcext:value-type="float">
            <text:p>54.4791656251926</text:p>
          </table:table-cell>
          <table:table-cell table:formula="of:=(([.G88])^(0.25*0.5))*12" office:value-type="float" office:value="17.6689185811435" calcext:value-type="float">
            <text:p>17.6689185811435</text:p>
          </table:table-cell>
          <table:table-cell table:number-columns-repeated="3"/>
          <table:table-cell table:formula="of:=[.$L$2]*([.C88]^[.$L$3]/(2^([.$L$4]*([.C88]))))" office:value-type="float" office:value="0.374765913663709" calcext:value-type="float">
            <text:p>0.374765913663709</text:p>
          </table:table-cell>
        </table:table-row>
        <table:table-row table:style-name="ro1">
          <table:table-cell office:value-type="float" office:value="999.684112659184" calcext:value-type="float">
            <text:p>999.684112659184</text:p>
          </table:table-cell>
          <table:table-cell office:value-type="float" office:value="3.06611864122048" calcext:value-type="float">
            <text:p>3.06611864122048</text:p>
          </table:table-cell>
          <table:table-cell office:value-type="float" office:value="3.36441595554438" calcext:value-type="float">
            <text:p>3.36441595554438</text:p>
          </table:table-cell>
          <table:table-cell/>
          <table:table-cell table:formula="of:=[.B89]*87623823" office:value-type="float" office:value="268665037.115304" calcext:value-type="float">
            <text:p>268665037.115304</text:p>
          </table:table-cell>
          <table:table-cell table:formula="of:=[.C89]*127" office:value-type="float" office:value="427.280826354136" calcext:value-type="float">
            <text:p>427.280826354136</text:p>
          </table:table-cell>
          <table:table-cell table:formula="of:=((1.27814 *([.C89])^(0.252439))-0.885932)*26" office:value-type="float" office:value="22.1060562687833" calcext:value-type="float">
            <text:p>22.1060562687833</text:p>
          </table:table-cell>
          <table:table-cell table:formula="of:=(([.G89])^(0.25*0.5))*37" office:value-type="float" office:value="54.483579567434" calcext:value-type="float">
            <text:p>54.483579567434</text:p>
          </table:table-cell>
          <table:table-cell table:formula="of:=(([.G89])^(0.25*0.5))*12" office:value-type="float" office:value="17.6703501299786" calcext:value-type="float">
            <text:p>17.6703501299786</text:p>
          </table:table-cell>
          <table:table-cell table:number-columns-repeated="3"/>
          <table:table-cell table:formula="of:=[.$L$2]*([.C89]^[.$L$3]/(2^([.$L$4]*([.C89]))))" office:value-type="float" office:value="0.373514246453829" calcext:value-type="float">
            <text:p>0.373514246453829</text:p>
          </table:table-cell>
        </table:table-row>
        <table:table-row table:style-name="ro1">
          <table:table-cell office:value-type="float" office:value="977.987323694477" calcext:value-type="float">
            <text:p>977.987323694477</text:p>
          </table:table-cell>
          <table:table-cell office:value-type="float" office:value="3.05552451477955" calcext:value-type="float">
            <text:p>3.05552451477955</text:p>
          </table:table-cell>
          <table:table-cell office:value-type="float" office:value="3.36847968218462" calcext:value-type="float">
            <text:p>3.36847968218462</text:p>
          </table:table-cell>
          <table:table-cell/>
          <table:table-cell table:formula="of:=[.B90]*87623823" office:value-type="float" office:value="267736739.255204" calcext:value-type="float">
            <text:p>267736739.255204</text:p>
          </table:table-cell>
          <table:table-cell table:formula="of:=[.C90]*127" office:value-type="float" office:value="427.796919637447" calcext:value-type="float">
            <text:p>427.796919637447</text:p>
          </table:table-cell>
          <table:table-cell table:formula="of:=((1.27814 *([.C90])^(0.252439))-0.885932)*26" office:value-type="float" office:value="22.1198137713641" calcext:value-type="float">
            <text:p>22.1198137713641</text:p>
          </table:table-cell>
          <table:table-cell table:formula="of:=(([.G90])^(0.25*0.5))*37" office:value-type="float" office:value="54.4878168337485" calcext:value-type="float">
            <text:p>54.4878168337485</text:p>
          </table:table-cell>
          <table:table-cell table:formula="of:=(([.G90])^(0.25*0.5))*12" office:value-type="float" office:value="17.671724378513" calcext:value-type="float">
            <text:p>17.671724378513</text:p>
          </table:table-cell>
          <table:table-cell table:number-columns-repeated="3"/>
          <table:table-cell table:formula="of:=[.$L$2]*([.C90]^[.$L$3]/(2^([.$L$4]*([.C90]))))" office:value-type="float" office:value="0.372313737013972" calcext:value-type="float">
            <text:p>0.372313737013972</text:p>
          </table:table-cell>
        </table:table-row>
        <table:table-row table:style-name="ro1">
          <table:table-cell office:value-type="float" office:value="958.969702922506" calcext:value-type="float">
            <text:p>958.969702922506</text:p>
          </table:table-cell>
          <table:table-cell office:value-type="float" office:value="3.04653743062602" calcext:value-type="float">
            <text:p>3.04653743062602</text:p>
          </table:table-cell>
          <table:table-cell office:value-type="float" office:value="3.37212870745853" calcext:value-type="float">
            <text:p>3.37212870745853</text:p>
          </table:table-cell>
          <table:table-cell/>
          <table:table-cell table:formula="of:=[.B91]*87623823" office:value-type="float" office:value="266949256.584049" calcext:value-type="float">
            <text:p>266949256.584049</text:p>
          </table:table-cell>
          <table:table-cell table:formula="of:=[.C91]*127" office:value-type="float" office:value="428.260345847233" calcext:value-type="float">
            <text:p>428.260345847233</text:p>
          </table:table-cell>
          <table:table-cell table:formula="of:=((1.27814 *([.C91])^(0.252439))-0.885932)*26" office:value-type="float" office:value="22.1321567587154" calcext:value-type="float">
            <text:p>22.1321567587154</text:p>
          </table:table-cell>
          <table:table-cell table:formula="of:=(([.G91])^(0.25*0.5))*37" office:value-type="float" office:value="54.491616471892" calcext:value-type="float">
            <text:p>54.491616471892</text:p>
          </table:table-cell>
          <table:table-cell table:formula="of:=(([.G91])^(0.25*0.5))*12" office:value-type="float" office:value="17.6729566935866" calcext:value-type="float">
            <text:p>17.6729566935866</text:p>
          </table:table-cell>
          <table:table-cell table:number-columns-repeated="3"/>
          <table:table-cell table:formula="of:=[.$L$2]*([.C91]^[.$L$3]/(2^([.$L$4]*([.C91]))))" office:value-type="float" office:value="0.371238106456514" calcext:value-type="float">
            <text:p>0.371238106456514</text:p>
          </table:table-cell>
        </table:table-row>
        <table:table-row table:style-name="ro1">
          <table:table-cell office:value-type="float" office:value="937.915359864627" calcext:value-type="float">
            <text:p>937.915359864627</text:p>
          </table:table-cell>
          <table:table-cell office:value-type="float" office:value="3.03687879514904" calcext:value-type="float">
            <text:p>3.03687879514904</text:p>
          </table:table-cell>
          <table:table-cell office:value-type="float" office:value="3.37625064183203" calcext:value-type="float">
            <text:p>3.37625064183203</text:p>
          </table:table-cell>
          <table:table-cell/>
          <table:table-cell table:formula="of:=[.B92]*87623823" office:value-type="float" office:value="266102930.018593" calcext:value-type="float">
            <text:p>266102930.018593</text:p>
          </table:table-cell>
          <table:table-cell table:formula="of:=[.C92]*127" office:value-type="float" office:value="428.783831512668" calcext:value-type="float">
            <text:p>428.783831512668</text:p>
          </table:table-cell>
          <table:table-cell table:formula="of:=((1.27814 *([.C92])^(0.252439))-0.885932)*26" office:value-type="float" office:value="22.1460873778967" calcext:value-type="float">
            <text:p>22.1460873778967</text:p>
          </table:table-cell>
          <table:table-cell table:formula="of:=(([.G92])^(0.25*0.5))*37" office:value-type="float" office:value="54.4959026165405" calcext:value-type="float">
            <text:p>54.4959026165405</text:p>
          </table:table-cell>
          <table:table-cell table:formula="of:=(([.G92])^(0.25*0.5))*12" office:value-type="float" office:value="17.6743467945537" calcext:value-type="float">
            <text:p>17.6743467945537</text:p>
          </table:table-cell>
          <table:table-cell table:number-columns-repeated="3"/>
          <table:table-cell table:formula="of:=[.$L$2]*([.C92]^[.$L$3]/(2^([.$L$4]*([.C92]))))" office:value-type="float" office:value="0.370025770581021" calcext:value-type="float">
            <text:p>0.370025770581021</text:p>
          </table:table-cell>
        </table:table-row>
        <table:table-row table:style-name="ro1">
          <table:table-cell office:value-type="float" office:value="907.272818174807" calcext:value-type="float">
            <text:p>907.272818174807</text:p>
          </table:table-cell>
          <table:table-cell office:value-type="float" office:value="3.02328999011156" calcext:value-type="float">
            <text:p>3.02328999011156</text:p>
          </table:table-cell>
          <table:table-cell office:value-type="float" office:value="3.38240108107205" calcext:value-type="float">
            <text:p>3.38240108107205</text:p>
          </table:table-cell>
          <table:table-cell/>
          <table:table-cell table:formula="of:=[.B93]*87623823" office:value-type="float" office:value="264912226.971207" calcext:value-type="float">
            <text:p>264912226.971207</text:p>
          </table:table-cell>
          <table:table-cell table:formula="of:=[.C93]*127" office:value-type="float" office:value="429.56493729615" calcext:value-type="float">
            <text:p>429.56493729615</text:p>
          </table:table-cell>
          <table:table-cell table:formula="of:=((1.27814 *([.C93])^(0.252439))-0.885932)*26" office:value-type="float" office:value="22.1668499760706" calcext:value-type="float">
            <text:p>22.1668499760706</text:p>
          </table:table-cell>
          <table:table-cell table:formula="of:=(([.G93])^(0.25*0.5))*37" office:value-type="float" office:value="54.5022864343913" calcext:value-type="float">
            <text:p>54.5022864343913</text:p>
          </table:table-cell>
          <table:table-cell table:formula="of:=(([.G93])^(0.25*0.5))*12" office:value-type="float" office:value="17.6764172219647" calcext:value-type="float">
            <text:p>17.6764172219647</text:p>
          </table:table-cell>
          <table:table-cell table:number-columns-repeated="3"/>
          <table:table-cell table:formula="of:=[.$L$2]*([.C93]^[.$L$3]/(2^([.$L$4]*([.C93]))))" office:value-type="float" office:value="0.368222131533659" calcext:value-type="float">
            <text:p>0.368222131533659</text:p>
          </table:table-cell>
        </table:table-row>
        <table:table-row table:style-name="ro1">
          <table:table-cell office:value-type="float" office:value="862.008074368857" calcext:value-type="float">
            <text:p>862.008074368857</text:p>
          </table:table-cell>
          <table:table-cell office:value-type="float" office:value="3.0040042065282" calcext:value-type="float">
            <text:p>3.0040042065282</text:p>
          </table:table-cell>
          <table:table-cell office:value-type="float" office:value="3.3920771604831" calcext:value-type="float">
            <text:p>3.3920771604831</text:p>
          </table:table-cell>
          <table:table-cell/>
          <table:table-cell table:formula="of:=[.B94]*87623823" office:value-type="float" office:value="263222332.884082" calcext:value-type="float">
            <text:p>263222332.884082</text:p>
          </table:table-cell>
          <table:table-cell table:formula="of:=[.C94]*127" office:value-type="float" office:value="430.793799381354" calcext:value-type="float">
            <text:p>430.793799381354</text:p>
          </table:table-cell>
          <table:table-cell table:formula="of:=((1.27814 *([.C94])^(0.252439))-0.885932)*26" office:value-type="float" office:value="22.1994573440106" calcext:value-type="float">
            <text:p>22.1994573440106</text:p>
          </table:table-cell>
          <table:table-cell table:formula="of:=(([.G94])^(0.25*0.5))*37" office:value-type="float" office:value="54.5123015777142" calcext:value-type="float">
            <text:p>54.5123015777142</text:p>
          </table:table-cell>
          <table:table-cell table:formula="of:=(([.G94])^(0.25*0.5))*12" office:value-type="float" office:value="17.679665376556" calcext:value-type="float">
            <text:p>17.679665376556</text:p>
          </table:table-cell>
          <table:table-cell table:number-columns-repeated="3"/>
          <table:table-cell table:formula="of:=[.$L$2]*([.C94]^[.$L$3]/(2^([.$L$4]*([.C94]))))" office:value-type="float" office:value="0.365397476695907" calcext:value-type="float">
            <text:p>0.365397476695907</text:p>
          </table:table-cell>
        </table:table-row>
        <table:table-row table:style-name="ro1">
          <table:table-cell office:value-type="float" office:value="831.667420553753" calcext:value-type="float">
            <text:p>831.667420553753</text:p>
          </table:table-cell>
          <table:table-cell office:value-type="float" office:value="2.99147830902384" calcext:value-type="float">
            <text:p>2.99147830902384</text:p>
          </table:table-cell>
          <table:table-cell office:value-type="float" office:value="3.39860447034475" calcext:value-type="float">
            <text:p>3.39860447034475</text:p>
          </table:table-cell>
          <table:table-cell/>
          <table:table-cell table:formula="of:=[.B95]*87623823" office:value-type="float" office:value="262124765.858244" calcext:value-type="float">
            <text:p>262124765.858244</text:p>
          </table:table-cell>
          <table:table-cell table:formula="of:=[.C95]*127" office:value-type="float" office:value="431.622767733783" calcext:value-type="float">
            <text:p>431.622767733783</text:p>
          </table:table-cell>
          <table:table-cell table:formula="of:=((1.27814 *([.C95])^(0.252439))-0.885932)*26" office:value-type="float" office:value="22.2214144367769" calcext:value-type="float">
            <text:p>22.2214144367769</text:p>
          </table:table-cell>
          <table:table-cell table:formula="of:=(([.G95])^(0.25*0.5))*37" office:value-type="float" office:value="54.5190383079388" calcext:value-type="float">
            <text:p>54.5190383079388</text:p>
          </table:table-cell>
          <table:table-cell table:formula="of:=(([.G95])^(0.25*0.5))*12" office:value-type="float" office:value="17.6818502620342" calcext:value-type="float">
            <text:p>17.6818502620342</text:p>
          </table:table-cell>
          <table:table-cell table:number-columns-repeated="3"/>
          <table:table-cell table:formula="of:=[.$L$2]*([.C95]^[.$L$3]/(2^([.$L$4]*([.C95]))))" office:value-type="float" office:value="0.363500920572166" calcext:value-type="float">
            <text:p>0.363500920572166</text:p>
          </table:table-cell>
        </table:table-row>
        <table:table-row table:style-name="ro1">
          <table:table-cell office:value-type="float" office:value="807.277262576837" calcext:value-type="float">
            <text:p>807.277262576837</text:p>
          </table:table-cell>
          <table:table-cell office:value-type="float" office:value="2.98160515298335" calcext:value-type="float">
            <text:p>2.98160515298335</text:p>
          </table:table-cell>
          <table:table-cell office:value-type="float" office:value="3.40396113969423" calcext:value-type="float">
            <text:p>3.40396113969423</text:p>
          </table:table-cell>
          <table:table-cell/>
          <table:table-cell table:formula="of:=[.B96]*87623823" office:value-type="float" office:value="261259642.180901" calcext:value-type="float">
            <text:p>261259642.180901</text:p>
          </table:table-cell>
          <table:table-cell table:formula="of:=[.C96]*127" office:value-type="float" office:value="432.303064741167" calcext:value-type="float">
            <text:p>432.303064741167</text:p>
          </table:table-cell>
          <table:table-cell table:formula="of:=((1.27814 *([.C96])^(0.252439))-0.885932)*26" office:value-type="float" office:value="22.2394100952659" calcext:value-type="float">
            <text:p>22.2394100952659</text:p>
          </table:table-cell>
          <table:table-cell table:formula="of:=(([.G96])^(0.25*0.5))*37" office:value-type="float" office:value="54.5245552753947" calcext:value-type="float">
            <text:p>54.5245552753947</text:p>
          </table:table-cell>
          <table:table-cell table:formula="of:=(([.G96])^(0.25*0.5))*12" office:value-type="float" office:value="17.6836395487766" calcext:value-type="float">
            <text:p>17.6836395487766</text:p>
          </table:table-cell>
          <table:table-cell table:number-columns-repeated="3"/>
          <table:table-cell table:formula="of:=[.$L$2]*([.C96]^[.$L$3]/(2^([.$L$4]*([.C96]))))" office:value-type="float" office:value="0.361949863349019" calcext:value-type="float">
            <text:p>0.361949863349019</text:p>
          </table:table-cell>
        </table:table-row>
        <table:table-row table:style-name="ro1">
          <table:table-cell office:value-type="float" office:value="787.936636676509" calcext:value-type="float">
            <text:p>787.936636676509</text:p>
          </table:table-cell>
          <table:table-cell office:value-type="float" office:value="2.97388232885824" calcext:value-type="float">
            <text:p>2.97388232885824</text:p>
          </table:table-cell>
          <table:table-cell office:value-type="float" office:value="3.40825604150681" calcext:value-type="float">
            <text:p>3.40825604150681</text:p>
          </table:table-cell>
          <table:table-cell/>
          <table:table-cell table:formula="of:=[.B97]*87623823" office:value-type="float" office:value="260582938.806702" calcext:value-type="float">
            <text:p>260582938.806702</text:p>
          </table:table-cell>
          <table:table-cell table:formula="of:=[.C97]*127" office:value-type="float" office:value="432.848517271365" calcext:value-type="float">
            <text:p>432.848517271365</text:p>
          </table:table-cell>
          <table:table-cell table:formula="of:=((1.27814 *([.C97])^(0.252439))-0.885932)*26" office:value-type="float" office:value="22.2538234745164" calcext:value-type="float">
            <text:p>22.2538234745164</text:p>
          </table:table-cell>
          <table:table-cell table:formula="of:=(([.G97])^(0.25*0.5))*37" office:value-type="float" office:value="54.5289711993557" calcext:value-type="float">
            <text:p>54.5289711993557</text:p>
          </table:table-cell>
          <table:table-cell table:formula="of:=(([.G97])^(0.25*0.5))*12" office:value-type="float" office:value="17.6850717403316" calcext:value-type="float">
            <text:p>17.6850717403316</text:p>
          </table:table-cell>
          <table:table-cell table:number-columns-repeated="3"/>
          <table:table-cell table:formula="of:=[.$L$2]*([.C97]^[.$L$3]/(2^([.$L$4]*([.C97]))))" office:value-type="float" office:value="0.360709738802257" calcext:value-type="float">
            <text:p>0.360709738802257</text:p>
          </table:table-cell>
        </table:table-row>
        <table:table-row table:style-name="ro1">
          <table:table-cell office:value-type="float" office:value="750.725241328594" calcext:value-type="float">
            <text:p>750.725241328594</text:p>
          </table:table-cell>
          <table:table-cell office:value-type="float" office:value="2.95925128067213" calcext:value-type="float">
            <text:p>2.95925128067213</text:p>
          </table:table-cell>
          <table:table-cell office:value-type="float" office:value="3.41654885593564" calcext:value-type="float">
            <text:p>3.41654885593564</text:p>
          </table:table-cell>
          <table:table-cell/>
          <table:table-cell table:formula="of:=[.B98]*87623823" office:value-type="float" office:value="259300910.430138" calcext:value-type="float">
            <text:p>259300910.430138</text:p>
          </table:table-cell>
          <table:table-cell table:formula="of:=[.C98]*127" office:value-type="float" office:value="433.901704703826" calcext:value-type="float">
            <text:p>433.901704703826</text:p>
          </table:table-cell>
          <table:table-cell table:formula="of:=((1.27814 *([.C98])^(0.252439))-0.885932)*26" office:value-type="float" office:value="22.2816151840824" calcext:value-type="float">
            <text:p>22.2816151840824</text:p>
          </table:table-cell>
          <table:table-cell table:formula="of:=(([.G98])^(0.25*0.5))*37" office:value-type="float" office:value="54.5374788720721" calcext:value-type="float">
            <text:p>54.5374788720721</text:p>
          </table:table-cell>
          <table:table-cell table:formula="of:=(([.G98])^(0.25*0.5))*12" office:value-type="float" office:value="17.6878309855369" calcext:value-type="float">
            <text:p>17.6878309855369</text:p>
          </table:table-cell>
          <table:table-cell table:number-columns-repeated="3"/>
          <table:table-cell table:formula="of:=[.$L$2]*([.C98]^[.$L$3]/(2^([.$L$4]*([.C98]))))" office:value-type="float" office:value="0.358324035554701" calcext:value-type="float">
            <text:p>0.358324035554701</text:p>
          </table:table-cell>
        </table:table-row>
        <table:table-row table:style-name="ro1">
          <table:table-cell office:value-type="float" office:value="706.796282841441" calcext:value-type="float">
            <text:p>706.796282841441</text:p>
          </table:table-cell>
          <table:table-cell office:value-type="float" office:value="2.94226701566535" calcext:value-type="float">
            <text:p>2.94226701566535</text:p>
          </table:table-cell>
          <table:table-cell office:value-type="float" office:value="3.42668629196799" calcext:value-type="float">
            <text:p>3.42668629196799</text:p>
          </table:table-cell>
          <table:table-cell/>
          <table:table-cell table:formula="of:=[.B99]*87623823" office:value-type="float" office:value="257812684.199399" calcext:value-type="float">
            <text:p>257812684.199399</text:p>
          </table:table-cell>
          <table:table-cell table:formula="of:=[.C99]*127" office:value-type="float" office:value="435.189159079935" calcext:value-type="float">
            <text:p>435.189159079935</text:p>
          </table:table-cell>
          <table:table-cell table:formula="of:=((1.27814 *([.C99])^(0.252439))-0.885932)*26" office:value-type="float" office:value="22.3155203559024" calcext:value-type="float">
            <text:p>22.3155203559024</text:p>
          </table:table-cell>
          <table:table-cell table:formula="of:=(([.G99])^(0.25*0.5))*37" office:value-type="float" office:value="54.5478454497705" calcext:value-type="float">
            <text:p>54.5478454497705</text:p>
          </table:table-cell>
          <table:table-cell table:formula="of:=(([.G99])^(0.25*0.5))*12" office:value-type="float" office:value="17.6911931188445" calcext:value-type="float">
            <text:p>17.6911931188445</text:p>
          </table:table-cell>
          <table:table-cell table:number-columns-repeated="3"/>
          <table:table-cell table:formula="of:=[.$L$2]*([.C99]^[.$L$3]/(2^([.$L$4]*([.C99]))))" office:value-type="float" office:value="0.355423402089114" calcext:value-type="float">
            <text:p>0.355423402089114</text:p>
          </table:table-cell>
        </table:table-row>
        <table:table-row table:style-name="ro1">
          <table:table-cell office:value-type="float" office:value="678.192527741076" calcext:value-type="float">
            <text:p>678.192527741076</text:p>
          </table:table-cell>
          <table:table-cell office:value-type="float" office:value="2.93135619730646" calcext:value-type="float">
            <text:p>2.93135619730646</text:p>
          </table:table-cell>
          <table:table-cell office:value-type="float" office:value="3.43319724541981" calcext:value-type="float">
            <text:p>3.43319724541981</text:p>
          </table:table-cell>
          <table:table-cell/>
          <table:table-cell table:formula="of:=[.B100]*87623823" office:value-type="float" office:value="256856636.582734" calcext:value-type="float">
            <text:p>256856636.582734</text:p>
          </table:table-cell>
          <table:table-cell table:formula="of:=[.C100]*127" office:value-type="float" office:value="436.016050168316" calcext:value-type="float">
            <text:p>436.016050168316</text:p>
          </table:table-cell>
          <table:table-cell table:formula="of:=((1.27814 *([.C100])^(0.252439))-0.885932)*26" office:value-type="float" office:value="22.3372570455904" calcext:value-type="float">
            <text:p>22.3372570455904</text:p>
          </table:table-cell>
          <table:table-cell table:formula="of:=(([.G100])^(0.25*0.5))*37" office:value-type="float" office:value="54.5544842408131" calcext:value-type="float">
            <text:p>54.5544842408131</text:p>
          </table:table-cell>
          <table:table-cell table:formula="of:=(([.G100])^(0.25*0.5))*12" office:value-type="float" office:value="17.6933462402637" calcext:value-type="float">
            <text:p>17.6933462402637</text:p>
          </table:table-cell>
          <table:table-cell table:number-columns-repeated="3"/>
          <table:table-cell table:formula="of:=[.$L$2]*([.C100]^[.$L$3]/(2^([.$L$4]*([.C100]))))" office:value-type="float" office:value="0.353569546389598" calcext:value-type="float">
            <text:p>0.353569546389598</text:p>
          </table:table-cell>
        </table:table-row>
        <table:table-row table:style-name="ro1">
          <table:table-cell office:value-type="float" office:value="638.664116904277" calcext:value-type="float">
            <text:p>638.664116904277</text:p>
          </table:table-cell>
          <table:table-cell office:value-type="float" office:value="2.91642330190075" calcext:value-type="float">
            <text:p>2.91642330190075</text:p>
          </table:table-cell>
          <table:table-cell office:value-type="float" office:value="3.4423309492821" calcext:value-type="float">
            <text:p>3.4423309492821</text:p>
          </table:table-cell>
          <table:table-cell/>
          <table:table-cell table:formula="of:=[.B101]*87623823" office:value-type="float" office:value="255548159.198827" calcext:value-type="float">
            <text:p>255548159.198827</text:p>
          </table:table-cell>
          <table:table-cell table:formula="of:=[.C101]*127" office:value-type="float" office:value="437.176030558827" calcext:value-type="float">
            <text:p>437.176030558827</text:p>
          </table:table-cell>
          <table:table-cell table:formula="of:=((1.27814 *([.C101])^(0.252439))-0.885932)*26" office:value-type="float" office:value="22.3676978582701" calcext:value-type="float">
            <text:p>22.3676978582701</text:p>
          </table:table-cell>
          <table:table-cell table:formula="of:=(([.G101])^(0.25*0.5))*37" office:value-type="float" office:value="54.5637719386443" calcext:value-type="float">
            <text:p>54.5637719386443</text:p>
          </table:table-cell>
          <table:table-cell table:formula="of:=(([.G101])^(0.25*0.5))*12" office:value-type="float" office:value="17.6963584665873" calcext:value-type="float">
            <text:p>17.6963584665873</text:p>
          </table:table-cell>
          <table:table-cell table:number-columns-repeated="3"/>
          <table:table-cell table:formula="of:=[.$L$2]*([.C101]^[.$L$3]/(2^([.$L$4]*([.C101]))))" office:value-type="float" office:value="0.350980950630216" calcext:value-type="float">
            <text:p>0.350980950630216</text:p>
          </table:table-cell>
        </table:table-row>
        <table:table-row table:style-name="ro1">
          <table:table-cell office:value-type="float" office:value="617.349870050884" calcext:value-type="float">
            <text:p>617.349870050884</text:p>
          </table:table-cell>
          <table:table-cell office:value-type="float" office:value="2.90843657814949" calcext:value-type="float">
            <text:p>2.90843657814949</text:p>
          </table:table-cell>
          <table:table-cell office:value-type="float" office:value="3.44735315708948" calcext:value-type="float">
            <text:p>3.44735315708948</text:p>
          </table:table-cell>
          <table:table-cell/>
          <table:table-cell table:formula="of:=[.B102]*87623823" office:value-type="float" office:value="254848331.930497" calcext:value-type="float">
            <text:p>254848331.930497</text:p>
          </table:table-cell>
          <table:table-cell table:formula="of:=[.C102]*127" office:value-type="float" office:value="437.813850950364" calcext:value-type="float">
            <text:p>437.813850950364</text:p>
          </table:table-cell>
          <table:table-cell table:formula="of:=((1.27814 *([.C102])^(0.252439))-0.885932)*26" office:value-type="float" office:value="22.3844101544992" calcext:value-type="float">
            <text:p>22.3844101544992</text:p>
          </table:table-cell>
          <table:table-cell table:formula="of:=(([.G102])^(0.25*0.5))*37" office:value-type="float" office:value="54.5688662714659" calcext:value-type="float">
            <text:p>54.5688662714659</text:p>
          </table:table-cell>
          <table:table-cell table:formula="of:=(([.G102])^(0.25*0.5))*12" office:value-type="float" office:value="17.6980106826376" calcext:value-type="float">
            <text:p>17.6980106826376</text:p>
          </table:table-cell>
          <table:table-cell table:number-columns-repeated="3"/>
          <table:table-cell table:formula="of:=[.$L$2]*([.C102]^[.$L$3]/(2^([.$L$4]*([.C102]))))" office:value-type="float" office:value="0.349563585020831" calcext:value-type="float">
            <text:p>0.349563585020831</text:p>
          </table:table-cell>
        </table:table-row>
        <table:table-row table:style-name="ro1">
          <table:table-cell office:value-type="float" office:value="594.024397461293" calcext:value-type="float">
            <text:p>594.024397461293</text:p>
          </table:table-cell>
          <table:table-cell office:value-type="float" office:value="2.89972982265761" calcext:value-type="float">
            <text:p>2.89972982265761</text:p>
          </table:table-cell>
          <table:table-cell office:value-type="float" office:value="3.45288706195157" calcext:value-type="float">
            <text:p>3.45288706195157</text:p>
          </table:table-cell>
          <table:table-cell/>
          <table:table-cell table:formula="of:=[.B103]*87623823" office:value-type="float" office:value="254085412.728372" calcext:value-type="float">
            <text:p>254085412.728372</text:p>
          </table:table-cell>
          <table:table-cell table:formula="of:=[.C103]*127" office:value-type="float" office:value="438.516656867849" calcext:value-type="float">
            <text:p>438.516656867849</text:p>
          </table:table-cell>
          <table:table-cell table:formula="of:=((1.27814 *([.C103])^(0.252439))-0.885932)*26" office:value-type="float" office:value="22.4028041506705" calcext:value-type="float">
            <text:p>22.4028041506705</text:p>
          </table:table-cell>
          <table:table-cell table:formula="of:=(([.G103])^(0.25*0.5))*37" office:value-type="float" office:value="54.5744693834266" calcext:value-type="float">
            <text:p>54.5744693834266</text:p>
          </table:table-cell>
          <table:table-cell table:formula="of:=(([.G103])^(0.25*0.5))*12" office:value-type="float" office:value="17.6998279081384" calcext:value-type="float">
            <text:p>17.6998279081384</text:p>
          </table:table-cell>
          <table:table-cell table:number-columns-repeated="3"/>
          <table:table-cell table:formula="of:=[.$L$2]*([.C103]^[.$L$3]/(2^([.$L$4]*([.C103]))))" office:value-type="float" office:value="0.348006725315103" calcext:value-type="float">
            <text:p>0.348006725315103</text:p>
          </table:table-cell>
        </table:table-row>
        <table:table-row table:style-name="ro1">
          <table:table-cell office:value-type="float" office:value="574.90104552073" calcext:value-type="float">
            <text:p>574.90104552073</text:p>
          </table:table-cell>
          <table:table-cell office:value-type="float" office:value="2.89261235737147" calcext:value-type="float">
            <text:p>2.89261235737147</text:p>
          </table:table-cell>
          <table:table-cell office:value-type="float" office:value="3.45746257026104" calcext:value-type="float">
            <text:p>3.45746257026104</text:p>
          </table:table-cell>
          <table:table-cell/>
          <table:table-cell table:formula="of:=[.B104]*87623823" office:value-type="float" office:value="253461753.20993" calcext:value-type="float">
            <text:p>253461753.20993</text:p>
          </table:table-cell>
          <table:table-cell table:formula="of:=[.C104]*127" office:value-type="float" office:value="439.097746423152" calcext:value-type="float">
            <text:p>439.097746423152</text:p>
          </table:table-cell>
          <table:table-cell table:formula="of:=((1.27814 *([.C104])^(0.252439))-0.885932)*26" office:value-type="float" office:value="22.4179959223494" calcext:value-type="float">
            <text:p>22.4179959223494</text:p>
          </table:table-cell>
          <table:table-cell table:formula="of:=(([.G104])^(0.25*0.5))*37" office:value-type="float" office:value="54.5790940110349" calcext:value-type="float">
            <text:p>54.5790940110349</text:p>
          </table:table-cell>
          <table:table-cell table:formula="of:=(([.G104])^(0.25*0.5))*12" office:value-type="float" office:value="17.7013277873627" calcext:value-type="float">
            <text:p>17.7013277873627</text:p>
          </table:table-cell>
          <table:table-cell table:number-columns-repeated="3"/>
          <table:table-cell table:formula="of:=[.$L$2]*([.C104]^[.$L$3]/(2^([.$L$4]*([.C104]))))" office:value-type="float" office:value="0.346723384842287" calcext:value-type="float">
            <text:p>0.346723384842287</text:p>
          </table:table-cell>
        </table:table-row>
        <table:table-row table:style-name="ro1">
          <table:table-cell office:value-type="float" office:value="552.022399629925" calcext:value-type="float">
            <text:p>552.022399629925</text:p>
          </table:table-cell>
          <table:table-cell office:value-type="float" office:value="2.88411382009321" calcext:value-type="float">
            <text:p>2.88411382009321</text:p>
          </table:table-cell>
          <table:table-cell office:value-type="float" office:value="3.46296381109308" calcext:value-type="float">
            <text:p>3.46296381109308</text:p>
          </table:table-cell>
          <table:table-cell/>
          <table:table-cell table:formula="of:=[.B105]*87623823" office:value-type="float" office:value="252717078.883701" calcext:value-type="float">
            <text:p>252717078.883701</text:p>
          </table:table-cell>
          <table:table-cell table:formula="of:=[.C105]*127" office:value-type="float" office:value="439.796404008821" calcext:value-type="float">
            <text:p>439.796404008821</text:p>
          </table:table-cell>
          <table:table-cell table:formula="of:=((1.27814 *([.C105])^(0.252439))-0.885932)*26" office:value-type="float" office:value="22.4362414602744" calcext:value-type="float">
            <text:p>22.4362414602744</text:p>
          </table:table-cell>
          <table:table-cell table:formula="of:=(([.G105])^(0.25*0.5))*37" office:value-type="float" office:value="54.5846446327761" calcext:value-type="float">
            <text:p>54.5846446327761</text:p>
          </table:table-cell>
          <table:table-cell table:formula="of:=(([.G105])^(0.25*0.5))*12" office:value-type="float" office:value="17.7031279890084" calcext:value-type="float">
            <text:p>17.7031279890084</text:p>
          </table:table-cell>
          <table:table-cell table:number-columns-repeated="3"/>
          <table:table-cell table:formula="of:=[.$L$2]*([.C105]^[.$L$3]/(2^([.$L$4]*([.C105]))))" office:value-type="float" office:value="0.345185058202396" calcext:value-type="float">
            <text:p>0.345185058202396</text:p>
          </table:table-cell>
        </table:table-row>
        <table:table-row table:style-name="ro1">
          <table:table-cell office:value-type="float" office:value="533.375470881183" calcext:value-type="float">
            <text:p>533.375470881183</text:p>
          </table:table-cell>
          <table:table-cell office:value-type="float" office:value="2.87720457237545" calcext:value-type="float">
            <text:p>2.87720457237545</text:p>
          </table:table-cell>
          <table:table-cell office:value-type="float" office:value="3.46746704132453" calcext:value-type="float">
            <text:p>3.46746704132453</text:p>
          </table:table-cell>
          <table:table-cell/>
          <table:table-cell table:formula="of:=[.B106]*87623823" office:value-type="float" office:value="252111664.184617" calcext:value-type="float">
            <text:p>252111664.184617</text:p>
          </table:table-cell>
          <table:table-cell table:formula="of:=[.C106]*127" office:value-type="float" office:value="440.368314248215" calcext:value-type="float">
            <text:p>440.368314248215</text:p>
          </table:table-cell>
          <table:table-cell table:formula="of:=((1.27814 *([.C106])^(0.252439))-0.885932)*26" office:value-type="float" office:value="22.4511608527715" calcext:value-type="float">
            <text:p>22.4511608527715</text:p>
          </table:table-cell>
          <table:table-cell table:formula="of:=(([.G106])^(0.25*0.5))*37" office:value-type="float" office:value="54.5891804466177" calcext:value-type="float">
            <text:p>54.5891804466177</text:p>
          </table:table-cell>
          <table:table-cell table:formula="of:=(([.G106])^(0.25*0.5))*12" office:value-type="float" office:value="17.7045990637679" calcext:value-type="float">
            <text:p>17.7045990637679</text:p>
          </table:table-cell>
          <table:table-cell table:number-columns-repeated="3"/>
          <table:table-cell table:formula="of:=[.$L$2]*([.C106]^[.$L$3]/(2^([.$L$4]*([.C106]))))" office:value-type="float" office:value="0.343929597154378" calcext:value-type="float">
            <text:p>0.343929597154378</text:p>
          </table:table-cell>
        </table:table-row>
        <table:table-row table:style-name="ro1">
          <table:table-cell office:value-type="float" office:value="479.883584793079" calcext:value-type="float">
            <text:p>479.883584793079</text:p>
          </table:table-cell>
          <table:table-cell office:value-type="float" office:value="2.857461428277" calcext:value-type="float">
            <text:p>2.857461428277</text:p>
          </table:table-cell>
          <table:table-cell office:value-type="float" office:value="3.48036954552508" calcext:value-type="float">
            <text:p>3.48036954552508</text:p>
          </table:table-cell>
          <table:table-cell/>
          <table:table-cell table:formula="of:=[.B107]*87623823" office:value-type="float" office:value="250381694.420671" calcext:value-type="float">
            <text:p>250381694.420671</text:p>
          </table:table-cell>
          <table:table-cell table:formula="of:=[.C107]*127" office:value-type="float" office:value="442.006932281685" calcext:value-type="float">
            <text:p>442.006932281685</text:p>
          </table:table-cell>
          <table:table-cell table:formula="of:=((1.27814 *([.C107])^(0.252439))-0.885932)*26" office:value-type="float" office:value="22.4938273431102" calcext:value-type="float">
            <text:p>22.4938273431102</text:p>
          </table:table-cell>
          <table:table-cell table:formula="of:=(([.G107])^(0.25*0.5))*37" office:value-type="float" office:value="54.602137429904" calcext:value-type="float">
            <text:p>54.602137429904</text:p>
          </table:table-cell>
          <table:table-cell table:formula="of:=(([.G107])^(0.25*0.5))*12" office:value-type="float" office:value="17.7088013286175" calcext:value-type="float">
            <text:p>17.7088013286175</text:p>
          </table:table-cell>
          <table:table-cell table:number-columns-repeated="3"/>
          <table:table-cell table:formula="of:=[.$L$2]*([.C107]^[.$L$3]/(2^([.$L$4]*([.C107]))))" office:value-type="float" office:value="0.340351371882615" calcext:value-type="float">
            <text:p>0.340351371882615</text:p>
          </table:table-cell>
        </table:table-row>
        <table:table-row table:style-name="ro1">
          <table:table-cell office:value-type="float" office:value="463.07458029865" calcext:value-type="float">
            <text:p>463.07458029865</text:p>
          </table:table-cell>
          <table:table-cell office:value-type="float" office:value="2.85127148951143" calcext:value-type="float">
            <text:p>2.85127148951143</text:p>
          </table:table-cell>
          <table:table-cell office:value-type="float" office:value="3.48455880625834" calcext:value-type="float">
            <text:p>3.48455880625834</text:p>
          </table:table-cell>
          <table:table-cell/>
          <table:table-cell table:formula="of:=[.B108]*87623823" office:value-type="float" office:value="249839308.321896" calcext:value-type="float">
            <text:p>249839308.321896</text:p>
          </table:table-cell>
          <table:table-cell table:formula="of:=[.C108]*127" office:value-type="float" office:value="442.538968394809" calcext:value-type="float">
            <text:p>442.538968394809</text:p>
          </table:table-cell>
          <table:table-cell table:formula="of:=((1.27814 *([.C108])^(0.252439))-0.885932)*26" office:value-type="float" office:value="22.5076551185873" calcext:value-type="float">
            <text:p>22.5076551185873</text:p>
          </table:table-cell>
          <table:table-cell table:formula="of:=(([.G108])^(0.25*0.5))*37" office:value-type="float" office:value="54.606332042393" calcext:value-type="float">
            <text:p>54.606332042393</text:p>
          </table:table-cell>
          <table:table-cell table:formula="of:=(([.G108])^(0.25*0.5))*12" office:value-type="float" office:value="17.7101617434788" calcext:value-type="float">
            <text:p>17.7101617434788</text:p>
          </table:table-cell>
          <table:table-cell table:number-columns-repeated="3"/>
          <table:table-cell table:formula="of:=[.$L$2]*([.C108]^[.$L$3]/(2^([.$L$4]*([.C108]))))" office:value-type="float" office:value="0.339195589077045" calcext:value-type="float">
            <text:p>0.339195589077045</text:p>
          </table:table-cell>
        </table:table-row>
        <table:table-row table:style-name="ro1">
          <table:table-cell office:value-type="float" office:value="445.202953162121" calcext:value-type="float">
            <text:p>445.202953162121</text:p>
          </table:table-cell>
          <table:table-cell office:value-type="float" office:value="2.84468825407069" calcext:value-type="float">
            <text:p>2.84468825407069</text:p>
          </table:table-cell>
          <table:table-cell office:value-type="float" office:value="3.48896545256072" calcext:value-type="float">
            <text:p>3.48896545256072</text:p>
          </table:table-cell>
          <table:table-cell/>
          <table:table-cell table:formula="of:=[.B109]*87623823" office:value-type="float" office:value="249262460.064869" calcext:value-type="float">
            <text:p>249262460.064869</text:p>
          </table:table-cell>
          <table:table-cell table:formula="of:=[.C109]*127" office:value-type="float" office:value="443.098612475211" calcext:value-type="float">
            <text:p>443.098612475211</text:p>
          </table:table-cell>
          <table:table-cell table:formula="of:=((1.27814 *([.C109])^(0.252439))-0.885932)*26" office:value-type="float" office:value="22.5221870280878" calcext:value-type="float">
            <text:p>22.5221870280878</text:p>
          </table:table-cell>
          <table:table-cell table:formula="of:=(([.G109])^(0.25*0.5))*37" office:value-type="float" office:value="54.6107378224095" calcext:value-type="float">
            <text:p>54.6107378224095</text:p>
          </table:table-cell>
          <table:table-cell table:formula="of:=(([.G109])^(0.25*0.5))*12" office:value-type="float" office:value="17.7115906451058" calcext:value-type="float">
            <text:p>17.7115906451058</text:p>
          </table:table-cell>
          <table:table-cell table:number-columns-repeated="3"/>
          <table:table-cell table:formula="of:=[.$L$2]*([.C109]^[.$L$3]/(2^([.$L$4]*([.C109]))))" office:value-type="float" office:value="0.337983012426851" calcext:value-type="float">
            <text:p>0.337983012426851</text:p>
          </table:table-cell>
        </table:table-row>
        <table:table-row table:style-name="ro1">
          <table:table-cell office:value-type="float" office:value="426.586851322279" calcext:value-type="float">
            <text:p>426.586851322279</text:p>
          </table:table-cell>
          <table:table-cell office:value-type="float" office:value="2.83783951148089" calcext:value-type="float">
            <text:p>2.83783951148089</text:p>
          </table:table-cell>
          <table:table-cell office:value-type="float" office:value="3.49355077886375" calcext:value-type="float">
            <text:p>3.49355077886375</text:p>
          </table:table-cell>
          <table:table-cell/>
          <table:table-cell table:formula="of:=[.B110]*87623823" office:value-type="float" office:value="248662347.056408" calcext:value-type="float">
            <text:p>248662347.056408</text:p>
          </table:table-cell>
          <table:table-cell table:formula="of:=[.C110]*127" office:value-type="float" office:value="443.680948915696" calcext:value-type="float">
            <text:p>443.680948915696</text:p>
          </table:table-cell>
          <table:table-cell table:formula="of:=((1.27814 *([.C110])^(0.252439))-0.885932)*26" office:value-type="float" office:value="22.5372936158207" calcext:value-type="float">
            <text:p>22.5372936158207</text:p>
          </table:table-cell>
          <table:table-cell table:formula="of:=(([.G110])^(0.25*0.5))*37" office:value-type="float" office:value="54.6153151971094" calcext:value-type="float">
            <text:p>54.6153151971094</text:p>
          </table:table-cell>
          <table:table-cell table:formula="of:=(([.G110])^(0.25*0.5))*12" office:value-type="float" office:value="17.7130751990625" calcext:value-type="float">
            <text:p>17.7130751990625</text:p>
          </table:table-cell>
          <table:table-cell table:number-columns-repeated="3"/>
          <table:table-cell table:formula="of:=[.$L$2]*([.C110]^[.$L$3]/(2^([.$L$4]*([.C110]))))" office:value-type="float" office:value="0.336724729697106" calcext:value-type="float">
            <text:p>0.336724729697106</text:p>
          </table:table-cell>
        </table:table-row>
        <table:table-row table:style-name="ro1">
          <table:table-cell office:value-type="float" office:value="398.447963895205" calcext:value-type="float">
            <text:p>398.447963895205</text:p>
          </table:table-cell>
          <table:table-cell office:value-type="float" office:value="2.82749731253732" calcext:value-type="float">
            <text:p>2.82749731253732</text:p>
          </table:table-cell>
          <table:table-cell office:value-type="float" office:value="3.50053845598903" calcext:value-type="float">
            <text:p>3.50053845598903</text:p>
          </table:table-cell>
          <table:table-cell/>
          <table:table-cell table:formula="of:=[.B111]*87623823" office:value-type="float" office:value="247756124.046746" calcext:value-type="float">
            <text:p>247756124.046746</text:p>
          </table:table-cell>
          <table:table-cell table:formula="of:=[.C111]*127" office:value-type="float" office:value="444.568383910607" calcext:value-type="float">
            <text:p>444.568383910607</text:p>
          </table:table-cell>
          <table:table-cell table:formula="of:=((1.27814 *([.C111])^(0.252439))-0.885932)*26" office:value-type="float" office:value="22.5602863890896" calcext:value-type="float">
            <text:p>22.5602863890896</text:p>
          </table:table-cell>
          <table:table-cell table:formula="of:=(([.G111])^(0.25*0.5))*37" office:value-type="float" office:value="54.6222769769966" calcext:value-type="float">
            <text:p>54.6222769769966</text:p>
          </table:table-cell>
          <table:table-cell table:formula="of:=(([.G111])^(0.25*0.5))*12" office:value-type="float" office:value="17.7153330736205" calcext:value-type="float">
            <text:p>17.7153330736205</text:p>
          </table:table-cell>
          <table:table-cell table:number-columns-repeated="3"/>
          <table:table-cell table:formula="of:=[.$L$2]*([.C111]^[.$L$3]/(2^([.$L$4]*([.C111]))))" office:value-type="float" office:value="0.334813991217016" calcext:value-type="float">
            <text:p>0.334813991217016</text:p>
          </table:table-cell>
        </table:table-row>
        <table:table-row table:style-name="ro1">
          <table:table-cell office:value-type="float" office:value="376.80060945021" calcext:value-type="float">
            <text:p>376.80060945021</text:p>
          </table:table-cell>
          <table:table-cell office:value-type="float" office:value="2.81953932783404" calcext:value-type="float">
            <text:p>2.81953932783404</text:p>
          </table:table-cell>
          <table:table-cell office:value-type="float" office:value="3.50599026285733" calcext:value-type="float">
            <text:p>3.50599026285733</text:p>
          </table:table-cell>
          <table:table-cell/>
          <table:table-cell table:formula="of:=[.B112]*87623823" office:value-type="float" office:value="247058815.003669" calcext:value-type="float">
            <text:p>247058815.003669</text:p>
          </table:table-cell>
          <table:table-cell table:formula="of:=[.C112]*127" office:value-type="float" office:value="445.260763382881" calcext:value-type="float">
            <text:p>445.260763382881</text:p>
          </table:table-cell>
          <table:table-cell table:formula="of:=((1.27814 *([.C112])^(0.252439))-0.885932)*26" office:value-type="float" office:value="22.5782016043835" calcext:value-type="float">
            <text:p>22.5782016043835</text:p>
          </table:table-cell>
          <table:table-cell table:formula="of:=(([.G112])^(0.25*0.5))*37" office:value-type="float" office:value="54.6276970658" calcext:value-type="float">
            <text:p>54.6276970658</text:p>
          </table:table-cell>
          <table:table-cell table:formula="of:=(([.G112])^(0.25*0.5))*12" office:value-type="float" office:value="17.7170909402595" calcext:value-type="float">
            <text:p>17.7170909402595</text:p>
          </table:table-cell>
          <table:table-cell table:number-columns-repeated="3"/>
          <table:table-cell table:formula="of:=[.$L$2]*([.C112]^[.$L$3]/(2^([.$L$4]*([.C112]))))" office:value-type="float" office:value="0.333328914713975" calcext:value-type="float">
            <text:p>0.333328914713975</text:p>
          </table:table-cell>
        </table:table-row>
        <table:table-row table:style-name="ro1">
          <table:table-cell office:value-type="float" office:value="339.839774233916" calcext:value-type="float">
            <text:p>339.839774233916</text:p>
          </table:table-cell>
          <table:table-cell office:value-type="float" office:value="2.80595615052773" calcext:value-type="float">
            <text:p>2.80595615052773</text:p>
          </table:table-cell>
          <table:table-cell office:value-type="float" office:value="3.51523678520536" calcext:value-type="float">
            <text:p>3.51523678520536</text:p>
          </table:table-cell>
          <table:table-cell/>
          <table:table-cell table:formula="of:=[.B113]*87623823" office:value-type="float" office:value="245868605.079603" calcext:value-type="float">
            <text:p>245868605.079603</text:p>
          </table:table-cell>
          <table:table-cell table:formula="of:=[.C113]*127" office:value-type="float" office:value="446.435071721081" calcext:value-type="float">
            <text:p>446.435071721081</text:p>
          </table:table-cell>
          <table:table-cell table:formula="of:=((1.27814 *([.C113])^(0.252439))-0.885932)*26" office:value-type="float" office:value="22.6085391006771" calcext:value-type="float">
            <text:p>22.6085391006771</text:p>
          </table:table-cell>
          <table:table-cell table:formula="of:=(([.G113])^(0.25*0.5))*37" office:value-type="float" office:value="54.6368668292658" calcext:value-type="float">
            <text:p>54.6368668292658</text:p>
          </table:table-cell>
          <table:table-cell table:formula="of:=(([.G113])^(0.25*0.5))*12" office:value-type="float" office:value="17.7200649175997" calcext:value-type="float">
            <text:p>17.7200649175997</text:p>
          </table:table-cell>
          <table:table-cell table:number-columns-repeated="3"/>
          <table:table-cell table:formula="of:=[.$L$2]*([.C113]^[.$L$3]/(2^([.$L$4]*([.C113]))))" office:value-type="float" office:value="0.330821544186559" calcext:value-type="float">
            <text:p>0.330821544186559</text:p>
          </table:table-cell>
        </table:table-row>
        <table:table-row table:style-name="ro1">
          <table:table-cell office:value-type="float" office:value="317.037549439889" calcext:value-type="float">
            <text:p>317.037549439889</text:p>
          </table:table-cell>
          <table:table-cell office:value-type="float" office:value="2.79758357887673" calcext:value-type="float">
            <text:p>2.79758357887673</text:p>
          </table:table-cell>
          <table:table-cell office:value-type="float" office:value="3.52103793741459" calcext:value-type="float">
            <text:p>3.52103793741459</text:p>
          </table:table-cell>
          <table:table-cell/>
          <table:table-cell table:formula="of:=[.B114]*87623823" office:value-type="float" office:value="245134968.343201" calcext:value-type="float">
            <text:p>245134968.343201</text:p>
          </table:table-cell>
          <table:table-cell table:formula="of:=[.C114]*127" office:value-type="float" office:value="447.171818051653" calcext:value-type="float">
            <text:p>447.171818051653</text:p>
          </table:table-cell>
          <table:table-cell table:formula="of:=((1.27814 *([.C114])^(0.252439))-0.885932)*26" office:value-type="float" office:value="22.6275420238852" calcext:value-type="float">
            <text:p>22.6275420238852</text:p>
          </table:table-cell>
          <table:table-cell table:formula="of:=(([.G114])^(0.25*0.5))*37" office:value-type="float" office:value="54.6426051400419" calcext:value-type="float">
            <text:p>54.6426051400419</text:p>
          </table:table-cell>
          <table:table-cell table:formula="of:=(([.G114])^(0.25*0.5))*12" office:value-type="float" office:value="17.721925991365" calcext:value-type="float">
            <text:p>17.721925991365</text:p>
          </table:table-cell>
          <table:table-cell table:number-columns-repeated="3"/>
          <table:table-cell table:formula="of:=[.$L$2]*([.C114]^[.$L$3]/(2^([.$L$4]*([.C114]))))" office:value-type="float" office:value="0.329255761393358" calcext:value-type="float">
            <text:p>0.329255761393358</text:p>
          </table:table-cell>
        </table:table-row>
        <table:table-row table:style-name="ro1">
          <table:table-cell office:value-type="float" office:value="293.737471095456" calcext:value-type="float">
            <text:p>293.737471095456</text:p>
          </table:table-cell>
          <table:table-cell office:value-type="float" office:value="2.78902378520949" calcext:value-type="float">
            <text:p>2.78902378520949</text:p>
          </table:table-cell>
          <table:table-cell office:value-type="float" office:value="3.5269919197759" calcext:value-type="float">
            <text:p>3.5269919197759</text:p>
          </table:table-cell>
          <table:table-cell/>
          <table:table-cell table:formula="of:=[.B115]*87623823" office:value-type="float" office:value="244384926.497986" calcext:value-type="float">
            <text:p>244384926.497986</text:p>
          </table:table-cell>
          <table:table-cell table:formula="of:=[.C115]*127" office:value-type="float" office:value="447.927973811539" calcext:value-type="float">
            <text:p>447.927973811539</text:p>
          </table:table-cell>
          <table:table-cell table:formula="of:=((1.27814 *([.C115])^(0.252439))-0.885932)*26" office:value-type="float" office:value="22.6470212526143" calcext:value-type="float">
            <text:p>22.6470212526143</text:p>
          </table:table-cell>
          <table:table-cell table:formula="of:=(([.G115])^(0.25*0.5))*37" office:value-type="float" office:value="54.6484829058262" calcext:value-type="float">
            <text:p>54.6484829058262</text:p>
          </table:table-cell>
          <table:table-cell table:formula="of:=(([.G115])^(0.25*0.5))*12" office:value-type="float" office:value="17.7238322937815" calcext:value-type="float">
            <text:p>17.7238322937815</text:p>
          </table:table-cell>
          <table:table-cell table:number-columns-repeated="3"/>
          <table:table-cell table:formula="of:=[.$L$2]*([.C115]^[.$L$3]/(2^([.$L$4]*([.C115]))))" office:value-type="float" office:value="0.327654584664607" calcext:value-type="float">
            <text:p>0.327654584664607</text:p>
          </table:table-cell>
        </table:table-row>
        <table:table-row table:style-name="ro1">
          <table:table-cell office:value-type="float" office:value="253.093778615" calcext:value-type="float">
            <text:p>253.093778615</text:p>
          </table:table-cell>
          <table:table-cell office:value-type="float" office:value="2.7740719019829" calcext:value-type="float">
            <text:p>2.7740719019829</text:p>
          </table:table-cell>
          <table:table-cell office:value-type="float" office:value="3.5375586769655" calcext:value-type="float">
            <text:p>3.5375586769655</text:p>
          </table:table-cell>
          <table:table-cell/>
          <table:table-cell table:formula="of:=[.B116]*87623823" office:value-type="float" office:value="243074785.328623" calcext:value-type="float">
            <text:p>243074785.328623</text:p>
          </table:table-cell>
          <table:table-cell table:formula="of:=[.C116]*127" office:value-type="float" office:value="449.269951974619" calcext:value-type="float">
            <text:p>449.269951974619</text:p>
          </table:table-cell>
          <table:table-cell table:formula="of:=((1.27814 *([.C116])^(0.252439))-0.885932)*26" office:value-type="float" office:value="22.6815313322923" calcext:value-type="float">
            <text:p>22.6815313322923</text:p>
          </table:table-cell>
          <table:table-cell table:formula="of:=(([.G116])^(0.25*0.5))*37" office:value-type="float" office:value="54.6588853080892" calcext:value-type="float">
            <text:p>54.6588853080892</text:p>
          </table:table-cell>
          <table:table-cell table:formula="of:=(([.G116])^(0.25*0.5))*12" office:value-type="float" office:value="17.7272060458668" calcext:value-type="float">
            <text:p>17.7272060458668</text:p>
          </table:table-cell>
          <table:table-cell table:number-columns-repeated="3"/>
          <table:table-cell table:formula="of:=[.$L$2]*([.C116]^[.$L$3]/(2^([.$L$4]*([.C116]))))" office:value-type="float" office:value="0.324827509484336" calcext:value-type="float">
            <text:p>0.324827509484336</text:p>
          </table:table-cell>
        </table:table-row>
        <table:table-row table:style-name="ro1">
          <table:table-cell office:value-type="float" office:value="197.225192859116" calcext:value-type="float">
            <text:p>197.225192859116</text:p>
          </table:table-cell>
          <table:table-cell office:value-type="float" office:value="2.7535595050255" calcext:value-type="float">
            <text:p>2.7535595050255</text:p>
          </table:table-cell>
          <table:table-cell office:value-type="float" office:value="3.55162617619215" calcext:value-type="float">
            <text:p>3.55162617619215</text:p>
          </table:table-cell>
          <table:table-cell/>
          <table:table-cell table:formula="of:=[.B117]*87623823" office:value-type="float" office:value="241277410.688322" calcext:value-type="float">
            <text:p>241277410.688322</text:p>
          </table:table-cell>
          <table:table-cell table:formula="of:=[.C117]*127" office:value-type="float" office:value="451.056524376403" calcext:value-type="float">
            <text:p>451.056524376403</text:p>
          </table:table-cell>
          <table:table-cell table:formula="of:=((1.27814 *([.C117])^(0.252439))-0.885932)*26" office:value-type="float" office:value="22.7273551386651" calcext:value-type="float">
            <text:p>22.7273551386651</text:p>
          </table:table-cell>
          <table:table-cell table:formula="of:=(([.G117])^(0.25*0.5))*37" office:value-type="float" office:value="54.6726766339406" calcext:value-type="float">
            <text:p>54.6726766339406</text:p>
          </table:table-cell>
          <table:table-cell table:formula="of:=(([.G117])^(0.25*0.5))*12" office:value-type="float" office:value="17.7316789083051" calcext:value-type="float">
            <text:p>17.7316789083051</text:p>
          </table:table-cell>
          <table:table-cell table:number-columns-repeated="3"/>
          <table:table-cell table:formula="of:=[.$L$2]*([.C117]^[.$L$3]/(2^([.$L$4]*([.C117]))))" office:value-type="float" office:value="0.321092761949964" calcext:value-type="float">
            <text:p>0.321092761949964</text:p>
          </table:table-cell>
        </table:table-row>
        <table:table-row table:style-name="ro1">
          <table:table-cell office:value-type="float" office:value="170.7105412599" calcext:value-type="float">
            <text:p>170.7105412599</text:p>
          </table:table-cell>
          <table:table-cell office:value-type="float" office:value="2.74384880506567" calcext:value-type="float">
            <text:p>2.74384880506567</text:p>
          </table:table-cell>
          <table:table-cell office:value-type="float" office:value="3.55862537576905" calcext:value-type="float">
            <text:p>3.55862537576905</text:p>
          </table:table-cell>
          <table:table-cell/>
          <table:table-cell table:formula="of:=[.B118]*87623823" office:value-type="float" office:value="240426522.033836" calcext:value-type="float">
            <text:p>240426522.033836</text:p>
          </table:table-cell>
          <table:table-cell table:formula="of:=[.C118]*127" office:value-type="float" office:value="451.945422722669" calcext:value-type="float">
            <text:p>451.945422722669</text:p>
          </table:table-cell>
          <table:table-cell table:formula="of:=((1.27814 *([.C118])^(0.252439))-0.885932)*26" office:value-type="float" office:value="22.7501039653592" calcext:value-type="float">
            <text:p>22.7501039653592</text:p>
          </table:table-cell>
          <table:table-cell table:formula="of:=(([.G118])^(0.25*0.5))*37" office:value-type="float" office:value="54.6795141812957" calcext:value-type="float">
            <text:p>54.6795141812957</text:p>
          </table:table-cell>
          <table:table-cell table:formula="of:=(([.G118])^(0.25*0.5))*12" office:value-type="float" office:value="17.733896491231" calcext:value-type="float">
            <text:p>17.733896491231</text:p>
          </table:table-cell>
          <table:table-cell table:number-columns-repeated="3"/>
          <table:table-cell table:formula="of:=[.$L$2]*([.C118]^[.$L$3]/(2^([.$L$4]*([.C118]))))" office:value-type="float" office:value="0.319246852397905" calcext:value-type="float">
            <text:p>0.319246852397905</text:p>
          </table:table-cell>
        </table:table-row>
        <table:table-row table:style-name="ro1">
          <table:table-cell office:value-type="float" office:value="144.043590843584" calcext:value-type="float">
            <text:p>144.043590843584</text:p>
          </table:table-cell>
          <table:table-cell office:value-type="float" office:value="2.73406382341973" calcext:value-type="float">
            <text:p>2.73406382341973</text:p>
          </table:table-cell>
          <table:table-cell office:value-type="float" office:value="3.56564110420894" calcext:value-type="float">
            <text:p>3.56564110420894</text:p>
          </table:table-cell>
          <table:table-cell/>
          <table:table-cell table:formula="of:=[.B119]*87623823" office:value-type="float" office:value="239569124.534034" calcext:value-type="float">
            <text:p>239569124.534034</text:p>
          </table:table-cell>
          <table:table-cell table:formula="of:=[.C119]*127" office:value-type="float" office:value="452.836420234535" calcext:value-type="float">
            <text:p>452.836420234535</text:p>
          </table:table-cell>
          <table:table-cell table:formula="of:=((1.27814 *([.C119])^(0.252439))-0.885932)*26" office:value-type="float" office:value="22.772872972257" calcext:value-type="float">
            <text:p>22.772872972257</text:p>
          </table:table-cell>
          <table:table-cell table:formula="of:=(([.G119])^(0.25*0.5))*37" office:value-type="float" office:value="54.6863518062957" calcext:value-type="float">
            <text:p>54.6863518062957</text:p>
          </table:table-cell>
          <table:table-cell table:formula="of:=(([.G119])^(0.25*0.5))*12" office:value-type="float" office:value="17.7361140993392" calcext:value-type="float">
            <text:p>17.7361140993392</text:p>
          </table:table-cell>
          <table:table-cell table:number-columns-repeated="3"/>
          <table:table-cell table:formula="of:=[.$L$2]*([.C119]^[.$L$3]/(2^([.$L$4]*([.C119]))))" office:value-type="float" office:value="0.317404768651816" calcext:value-type="float">
            <text:p>0.317404768651816</text:p>
          </table:table-cell>
        </table:table-row>
        <table:table-row table:style-name="ro1">
          <table:table-cell office:value-type="float" office:value="121.282233610341" calcext:value-type="float">
            <text:p>121.282233610341</text:p>
          </table:table-cell>
          <table:table-cell office:value-type="float" office:value="2.72570441262045" calcext:value-type="float">
            <text:p>2.72570441262045</text:p>
          </table:table-cell>
          <table:table-cell office:value-type="float" office:value="3.57165832783335" calcext:value-type="float">
            <text:p>3.57165832783335</text:p>
          </table:table-cell>
          <table:table-cell/>
          <table:table-cell table:formula="of:=[.B120]*87623823" office:value-type="float" office:value="238836641.001773" calcext:value-type="float">
            <text:p>238836641.001773</text:p>
          </table:table-cell>
          <table:table-cell table:formula="of:=[.C120]*127" office:value-type="float" office:value="453.600607634836" calcext:value-type="float">
            <text:p>453.600607634836</text:p>
          </table:table-cell>
          <table:table-cell table:formula="of:=((1.27814 *([.C120])^(0.252439))-0.885932)*26" office:value-type="float" office:value="22.7923747436284" calcext:value-type="float">
            <text:p>22.7923747436284</text:p>
          </table:table-cell>
          <table:table-cell table:formula="of:=(([.G120])^(0.25*0.5))*37" office:value-type="float" office:value="54.6922035129524" calcext:value-type="float">
            <text:p>54.6922035129524</text:p>
          </table:table-cell>
          <table:table-cell table:formula="of:=(([.G120])^(0.25*0.5))*12" office:value-type="float" office:value="17.7380119501467" calcext:value-type="float">
            <text:p>17.7380119501467</text:p>
          </table:table-cell>
          <table:table-cell table:number-columns-repeated="3"/>
          <table:table-cell table:formula="of:=[.$L$2]*([.C120]^[.$L$3]/(2^([.$L$4]*([.C120]))))" office:value-type="float" office:value="0.315831378501856" calcext:value-type="float">
            <text:p>0.315831378501856</text:p>
          </table:table-cell>
        </table:table-row>
        <table:table-row table:style-name="ro1">
          <table:table-cell office:value-type="float" office:value="99.9387351395237" calcext:value-type="float">
            <text:p>99.9387351395237</text:p>
          </table:table-cell>
          <table:table-cell office:value-type="float" office:value="2.71786512529941" calcext:value-type="float">
            <text:p>2.71786512529941</text:p>
          </table:table-cell>
          <table:table-cell office:value-type="float" office:value="3.57730352312216" calcext:value-type="float">
            <text:p>3.57730352312216</text:p>
          </table:table-cell>
          <table:table-cell/>
          <table:table-cell table:formula="of:=[.B121]*87623823" office:value-type="float" office:value="238149732.677108" calcext:value-type="float">
            <text:p>238149732.677108</text:p>
          </table:table-cell>
          <table:table-cell table:formula="of:=[.C121]*127" office:value-type="float" office:value="454.317547436514" calcext:value-type="float">
            <text:p>454.317547436514</text:p>
          </table:table-cell>
          <table:table-cell table:formula="of:=((1.27814 *([.C121])^(0.252439))-0.885932)*26" office:value-type="float" office:value="22.8106484567871" calcext:value-type="float">
            <text:p>22.8106484567871</text:p>
          </table:table-cell>
          <table:table-cell table:formula="of:=(([.G121])^(0.25*0.5))*37" office:value-type="float" office:value="54.6976827536067" calcext:value-type="float">
            <text:p>54.6976827536067</text:p>
          </table:table-cell>
          <table:table-cell table:formula="of:=(([.G121])^(0.25*0.5))*12" office:value-type="float" office:value="17.7397890011697" calcext:value-type="float">
            <text:p>17.7397890011697</text:p>
          </table:table-cell>
          <table:table-cell table:number-columns-repeated="3"/>
          <table:table-cell table:formula="of:=[.$L$2]*([.C121]^[.$L$3]/(2^([.$L$4]*([.C121]))))" office:value-type="float" office:value="0.314360735892009" calcext:value-type="float">
            <text:p>0.314360735892009</text:p>
          </table:table-cell>
        </table:table-row>
        <table:table-row table:style-name="ro1">
          <table:table-cell office:value-type="float" office:value="66.5027379182979" calcext:value-type="float">
            <text:p>66.5027379182979</text:p>
          </table:table-cell>
          <table:table-cell office:value-type="float" office:value="2.70557199259146" calcext:value-type="float">
            <text:p>2.70557199259146</text:p>
          </table:table-cell>
          <table:table-cell office:value-type="float" office:value="3.58628172286452" calcext:value-type="float">
            <text:p>3.58628172286452</text:p>
          </table:table-cell>
          <table:table-cell/>
          <table:table-cell table:formula="of:=[.B122]*87623823" office:value-type="float" office:value="237072561.392591" calcext:value-type="float">
            <text:p>237072561.392591</text:p>
          </table:table-cell>
          <table:table-cell table:formula="of:=[.C122]*127" office:value-type="float" office:value="455.457778803794" calcext:value-type="float">
            <text:p>455.457778803794</text:p>
          </table:table-cell>
          <table:table-cell table:formula="of:=((1.27814 *([.C122])^(0.252439))-0.885932)*26" office:value-type="float" office:value="22.8396668766392" calcext:value-type="float">
            <text:p>22.8396668766392</text:p>
          </table:table-cell>
          <table:table-cell table:formula="of:=(([.G122])^(0.25*0.5))*37" office:value-type="float" office:value="54.7063758297202" calcext:value-type="float">
            <text:p>54.7063758297202</text:p>
          </table:table-cell>
          <table:table-cell table:formula="of:=(([.G122])^(0.25*0.5))*12" office:value-type="float" office:value="17.7426083772066" calcext:value-type="float">
            <text:p>17.7426083772066</text:p>
          </table:table-cell>
          <table:table-cell table:number-columns-repeated="3"/>
          <table:table-cell table:formula="of:=[.$L$2]*([.C122]^[.$L$3]/(2^([.$L$4]*([.C122]))))" office:value-type="float" office:value="0.312032698629166" calcext:value-type="float">
            <text:p>0.312032698629166</text:p>
          </table:table-cell>
        </table:table-row>
        <table:table-row table:style-name="ro1">
          <table:table-cell office:value-type="float" office:value="42.8701061992026" calcext:value-type="float">
            <text:p>42.8701061992026</text:p>
          </table:table-cell>
          <table:table-cell office:value-type="float" office:value="2.69686895754347" calcext:value-type="float">
            <text:p>2.69686895754347</text:p>
          </table:table-cell>
          <table:table-cell office:value-type="float" office:value="3.59264348073663" calcext:value-type="float">
            <text:p>3.59264348073663</text:p>
          </table:table-cell>
          <table:table-cell/>
          <table:table-cell table:formula="of:=[.B123]*87623823" office:value-type="float" office:value="236309968.189984" calcext:value-type="float">
            <text:p>236309968.189984</text:p>
          </table:table-cell>
          <table:table-cell table:formula="of:=[.C123]*127" office:value-type="float" office:value="456.265722053552" calcext:value-type="float">
            <text:p>456.265722053552</text:p>
          </table:table-cell>
          <table:table-cell table:formula="of:=((1.27814 *([.C123])^(0.252439))-0.885932)*26" office:value-type="float" office:value="22.8601958427554" calcext:value-type="float">
            <text:p>22.8601958427554</text:p>
          </table:table-cell>
          <table:table-cell table:formula="of:=(([.G123])^(0.25*0.5))*37" office:value-type="float" office:value="54.7125198770365" calcext:value-type="float">
            <text:p>54.7125198770365</text:p>
          </table:table-cell>
          <table:table-cell table:formula="of:=(([.G123])^(0.25*0.5))*12" office:value-type="float" office:value="17.744601041201" calcext:value-type="float">
            <text:p>17.744601041201</text:p>
          </table:table-cell>
          <table:table-cell table:number-columns-repeated="3"/>
          <table:table-cell table:formula="of:=[.$L$2]*([.C123]^[.$L$3]/(2^([.$L$4]*([.C123]))))" office:value-type="float" office:value="0.310391189293422" calcext:value-type="float">
            <text:p>0.310391189293422</text:p>
          </table:table-cell>
        </table:table-row>
        <table:table-row table:style-name="ro1">
          <table:table-cell office:value-type="float" office:value="20.1150410466964" calcext:value-type="float">
            <text:p>20.1150410466964</text:p>
          </table:table-cell>
          <table:table-cell office:value-type="float" office:value="2.68847782405877" calcext:value-type="float">
            <text:p>2.68847782405877</text:p>
          </table:table-cell>
          <table:table-cell office:value-type="float" office:value="3.59881632168044" calcext:value-type="float">
            <text:p>3.59881632168044</text:p>
          </table:table-cell>
          <table:table-cell/>
          <table:table-cell table:formula="of:=[.B124]*87623823" office:value-type="float" office:value="235574704.994751" calcext:value-type="float">
            <text:p>235574704.994751</text:p>
          </table:table-cell>
          <table:table-cell table:formula="of:=[.C124]*127" office:value-type="float" office:value="457.049672853416" calcext:value-type="float">
            <text:p>457.049672853416</text:p>
          </table:table-cell>
          <table:table-cell table:formula="of:=((1.27814 *([.C124])^(0.252439))-0.885932)*26" office:value-type="float" office:value="22.8800892260439" calcext:value-type="float">
            <text:p>22.8800892260439</text:p>
          </table:table-cell>
          <table:table-cell table:formula="of:=(([.G124])^(0.25*0.5))*37" office:value-type="float" office:value="54.7184690986559" calcext:value-type="float">
            <text:p>54.7184690986559</text:p>
          </table:table-cell>
          <table:table-cell table:formula="of:=(([.G124])^(0.25*0.5))*12" office:value-type="float" office:value="17.746530518483" calcext:value-type="float">
            <text:p>17.746530518483</text:p>
          </table:table-cell>
          <table:table-cell table:number-columns-repeated="3"/>
          <table:table-cell table:formula="of:=[.$L$2]*([.C124]^[.$L$3]/(2^([.$L$4]*([.C124]))))" office:value-type="float" office:value="0.308804829546226" calcext:value-type="float">
            <text:p>0.308804829546226</text:p>
          </table:table-cell>
        </table:table-row>
        <table:table-row table:style-name="ro1">
          <table:table-cell office:value-type="float" office:value="-15.2593722976608" calcext:value-type="float">
            <text:p>-15.2593722976608</text:p>
          </table:table-cell>
          <table:table-cell office:value-type="float" office:value="2.67541359645445" calcext:value-type="float">
            <text:p>2.67541359645445</text:p>
          </table:table-cell>
          <table:table-cell office:value-type="float" office:value="3.60850113052025" calcext:value-type="float">
            <text:p>3.60850113052025</text:p>
          </table:table-cell>
          <table:table-cell/>
          <table:table-cell table:formula="of:=[.B125]*87623823" office:value-type="float" office:value="234429967.427518" calcext:value-type="float">
            <text:p>234429967.427518</text:p>
          </table:table-cell>
          <table:table-cell table:formula="of:=[.C125]*127" office:value-type="float" office:value="458.279643576072" calcext:value-type="float">
            <text:p>458.279643576072</text:p>
          </table:table-cell>
          <table:table-cell table:formula="of:=((1.27814 *([.C125])^(0.252439))-0.885932)*26" office:value-type="float" office:value="22.911249380758" calcext:value-type="float">
            <text:p>22.911249380758</text:p>
          </table:table-cell>
          <table:table-cell table:formula="of:=(([.G125])^(0.25*0.5))*37" office:value-type="float" office:value="54.7277786172069" calcext:value-type="float">
            <text:p>54.7277786172069</text:p>
          </table:table-cell>
          <table:table-cell table:formula="of:=(([.G125])^(0.25*0.5))*12" office:value-type="float" office:value="17.7495498217968" calcext:value-type="float">
            <text:p>17.7495498217968</text:p>
          </table:table-cell>
          <table:table-cell table:number-columns-repeated="3"/>
          <table:table-cell table:formula="of:=[.$L$2]*([.C125]^[.$L$3]/(2^([.$L$4]*([.C125]))))" office:value-type="float" office:value="0.30632862138167" calcext:value-type="float">
            <text:p>0.30632862138167</text:p>
          </table:table-cell>
        </table:table-row>
        <table:table-row table:style-name="ro1">
          <table:table-cell office:value-type="float" office:value="-42.3155007208427" calcext:value-type="float">
            <text:p>-42.3155007208427</text:p>
          </table:table-cell>
          <table:table-cell office:value-type="float" office:value="2.66541160658651" calcext:value-type="float">
            <text:p>2.66541160658651</text:p>
          </table:table-cell>
          <table:table-cell office:value-type="float" office:value="3.61589497833552" calcext:value-type="float">
            <text:p>3.61589497833552</text:p>
          </table:table-cell>
          <table:table-cell/>
          <table:table-cell table:formula="of:=[.B126]*87623823" office:value-type="float" office:value="233553554.837682" calcext:value-type="float">
            <text:p>233553554.837682</text:p>
          </table:table-cell>
          <table:table-cell table:formula="of:=[.C126]*127" office:value-type="float" office:value="459.218662248611" calcext:value-type="float">
            <text:p>459.218662248611</text:p>
          </table:table-cell>
          <table:table-cell table:formula="of:=((1.27814 *([.C126])^(0.252439))-0.885932)*26" office:value-type="float" office:value="22.9349964802121" calcext:value-type="float">
            <text:p>22.9349964802121</text:p>
          </table:table-cell>
          <table:table-cell table:formula="of:=(([.G126])^(0.25*0.5))*37" office:value-type="float" office:value="54.734865949242" calcext:value-type="float">
            <text:p>54.734865949242</text:p>
          </table:table-cell>
          <table:table-cell table:formula="of:=(([.G126])^(0.25*0.5))*12" office:value-type="float" office:value="17.7518484159704" calcext:value-type="float">
            <text:p>17.7518484159704</text:p>
          </table:table-cell>
          <table:table-cell table:number-columns-repeated="3"/>
          <table:table-cell table:formula="of:=[.$L$2]*([.C126]^[.$L$3]/(2^([.$L$4]*([.C126]))))" office:value-type="float" office:value="0.304448586005708" calcext:value-type="float">
            <text:p>0.304448586005708</text:p>
          </table:table-cell>
        </table:table-row>
        <table:table-row table:style-name="ro1">
          <table:table-cell office:value-type="float" office:value="-66.2889477141947" calcext:value-type="float">
            <text:p>-66.2889477141947</text:p>
          </table:table-cell>
          <table:table-cell office:value-type="float" office:value="2.65654685527053" calcext:value-type="float">
            <text:p>2.65654685527053</text:p>
          </table:table-cell>
          <table:table-cell office:value-type="float" office:value="3.62248737412447" calcext:value-type="float">
            <text:p>3.62248737412447</text:p>
          </table:table-cell>
          <table:table-cell/>
          <table:table-cell table:formula="of:=[.B127]*87623823" office:value-type="float" office:value="232776791.437432" calcext:value-type="float">
            <text:p>232776791.437432</text:p>
          </table:table-cell>
          <table:table-cell table:formula="of:=[.C127]*127" office:value-type="float" office:value="460.055896513808" calcext:value-type="float">
            <text:p>460.055896513808</text:p>
          </table:table-cell>
          <table:table-cell table:formula="of:=((1.27814 *([.C127])^(0.252439))-0.885932)*26" office:value-type="float" office:value="22.9561389338791" calcext:value-type="float">
            <text:p>22.9561389338791</text:p>
          </table:table-cell>
          <table:table-cell table:formula="of:=(([.G127])^(0.25*0.5))*37" office:value-type="float" office:value="54.7411705224703" calcext:value-type="float">
            <text:p>54.7411705224703</text:p>
          </table:table-cell>
          <table:table-cell table:formula="of:=(([.G127])^(0.25*0.5))*12" office:value-type="float" office:value="17.7538931424228" calcext:value-type="float">
            <text:p>17.7538931424228</text:p>
          </table:table-cell>
          <table:table-cell table:number-columns-repeated="3"/>
          <table:table-cell table:formula="of:=[.$L$2]*([.C127]^[.$L$3]/(2^([.$L$4]*([.C127]))))" office:value-type="float" office:value="0.30277993275939" calcext:value-type="float">
            <text:p>0.30277993275939</text:p>
          </table:table-cell>
        </table:table-row>
        <table:table-row table:style-name="ro1">
          <table:table-cell office:value-type="float" office:value="-88.2602334009824" calcext:value-type="float">
            <text:p>-88.2602334009824</text:p>
          </table:table-cell>
          <table:table-cell office:value-type="float" office:value="2.64841483702425" calcext:value-type="float">
            <text:p>2.64841483702425</text:p>
          </table:table-cell>
          <table:table-cell office:value-type="float" office:value="3.62857933131785" calcext:value-type="float">
            <text:p>3.62857933131785</text:p>
          </table:table-cell>
          <table:table-cell/>
          <table:table-cell table:formula="of:=[.B128]*87623823" office:value-type="float" office:value="232064232.909987" calcext:value-type="float">
            <text:p>232064232.909987</text:p>
          </table:table-cell>
          <table:table-cell table:formula="of:=[.C128]*127" office:value-type="float" office:value="460.829575077367" calcext:value-type="float">
            <text:p>460.829575077367</text:p>
          </table:table-cell>
          <table:table-cell table:formula="of:=((1.27814 *([.C128])^(0.252439))-0.885932)*26" office:value-type="float" office:value="22.9756508767111" calcext:value-type="float">
            <text:p>22.9756508767111</text:p>
          </table:table-cell>
          <table:table-cell table:formula="of:=(([.G128])^(0.25*0.5))*37" office:value-type="float" office:value="54.7469843791546" calcext:value-type="float">
            <text:p>54.7469843791546</text:p>
          </table:table-cell>
          <table:table-cell table:formula="of:=(([.G128])^(0.25*0.5))*12" office:value-type="float" office:value="17.7557787175637" calcext:value-type="float">
            <text:p>17.7557787175637</text:p>
          </table:table-cell>
          <table:table-cell table:number-columns-repeated="3"/>
          <table:table-cell table:formula="of:=[.$L$2]*([.C128]^[.$L$3]/(2^([.$L$4]*([.C128]))))" office:value-type="float" office:value="0.301244307202586" calcext:value-type="float">
            <text:p>0.301244307202586</text:p>
          </table:table-cell>
        </table:table-row>
        <table:table-row table:style-name="ro1">
          <table:table-cell office:value-type="float" office:value="-105.776134743946" calcext:value-type="float">
            <text:p>-105.776134743946</text:p>
          </table:table-cell>
          <table:table-cell office:value-type="float" office:value="2.64192917372957" calcext:value-type="float">
            <text:p>2.64192917372957</text:p>
          </table:table-cell>
          <table:table-cell office:value-type="float" office:value="3.63343631066351" calcext:value-type="float">
            <text:p>3.63343631066351</text:p>
          </table:table-cell>
          <table:table-cell/>
          <table:table-cell table:formula="of:=[.B129]*87623823" office:value-type="float" office:value="231495934.297416" calcext:value-type="float">
            <text:p>231495934.297416</text:p>
          </table:table-cell>
          <table:table-cell table:formula="of:=[.C129]*127" office:value-type="float" office:value="461.446411454266" calcext:value-type="float">
            <text:p>461.446411454266</text:p>
          </table:table-cell>
          <table:table-cell table:formula="of:=((1.27814 *([.C129])^(0.252439))-0.885932)*26" office:value-type="float" office:value="22.9911897685087" calcext:value-type="float">
            <text:p>22.9911897685087</text:p>
          </table:table-cell>
          <table:table-cell table:formula="of:=(([.G129])^(0.25*0.5))*37" office:value-type="float" office:value="54.7516113202019" calcext:value-type="float">
            <text:p>54.7516113202019</text:p>
          </table:table-cell>
          <table:table-cell table:formula="of:=(([.G129])^(0.25*0.5))*12" office:value-type="float" office:value="17.7572793470925" calcext:value-type="float">
            <text:p>17.7572793470925</text:p>
          </table:table-cell>
          <table:table-cell table:number-columns-repeated="3"/>
          <table:table-cell table:formula="of:=[.$L$2]*([.C129]^[.$L$3]/(2^([.$L$4]*([.C129]))))" office:value-type="float" office:value="0.300024357676722" calcext:value-type="float">
            <text:p>0.300024357676722</text:p>
          </table:table-cell>
        </table:table-row>
        <table:table-row table:style-name="ro1">
          <table:table-cell office:value-type="float" office:value="-131.498370945569" calcext:value-type="float">
            <text:p>-131.498370945569</text:p>
          </table:table-cell>
          <table:table-cell office:value-type="float" office:value="2.63240632640492" calcext:value-type="float">
            <text:p>2.63240632640492</text:p>
          </table:table-cell>
          <table:table-cell office:value-type="float" office:value="3.64058965699799" calcext:value-type="float">
            <text:p>3.64058965699799</text:p>
          </table:table-cell>
          <table:table-cell/>
          <table:table-cell table:formula="of:=[.B130]*87623823" office:value-type="float" office:value="230661506.008985" calcext:value-type="float">
            <text:p>230661506.008985</text:p>
          </table:table-cell>
          <table:table-cell table:formula="of:=[.C130]*127" office:value-type="float" office:value="462.354886438745" calcext:value-type="float">
            <text:p>462.354886438745</text:p>
          </table:table-cell>
          <table:table-cell table:formula="of:=((1.27814 *([.C130])^(0.252439))-0.885932)*26" office:value-type="float" office:value="23.0140471558224" calcext:value-type="float">
            <text:p>23.0140471558224</text:p>
          </table:table-cell>
          <table:table-cell table:formula="of:=(([.G130])^(0.25*0.5))*37" office:value-type="float" office:value="54.7584124840447" calcext:value-type="float">
            <text:p>54.7584124840447</text:p>
          </table:table-cell>
          <table:table-cell table:formula="of:=(([.G130])^(0.25*0.5))*12" office:value-type="float" office:value="17.7594851299604" calcext:value-type="float">
            <text:p>17.7594851299604</text:p>
          </table:table-cell>
          <table:table-cell table:number-columns-repeated="3"/>
          <table:table-cell table:formula="of:=[.$L$2]*([.C130]^[.$L$3]/(2^([.$L$4]*([.C130]))))" office:value-type="float" office:value="0.298234669828471" calcext:value-type="float">
            <text:p>0.298234669828471</text:p>
          </table:table-cell>
        </table:table-row>
        <table:table-row table:style-name="ro1">
          <table:table-cell office:value-type="float" office:value="-164.42398044157" calcext:value-type="float">
            <text:p>-164.42398044157</text:p>
          </table:table-cell>
          <table:table-cell office:value-type="float" office:value="2.62021733446536" calcext:value-type="float">
            <text:p>2.62021733446536</text:p>
          </table:table-cell>
          <table:table-cell office:value-type="float" office:value="3.64980212068298" calcext:value-type="float">
            <text:p>3.64980212068298</text:p>
          </table:table-cell>
          <table:table-cell/>
          <table:table-cell table:formula="of:=[.B131]*87623823" office:value-type="float" office:value="229593459.936724" calcext:value-type="float">
            <text:p>229593459.936724</text:p>
          </table:table-cell>
          <table:table-cell table:formula="of:=[.C131]*127" office:value-type="float" office:value="463.524869326738" calcext:value-type="float">
            <text:p>463.524869326738</text:p>
          </table:table-cell>
          <table:table-cell table:formula="of:=((1.27814 *([.C131])^(0.252439))-0.885932)*26" office:value-type="float" office:value="23.0434347171781" calcext:value-type="float">
            <text:p>23.0434347171781</text:p>
          </table:table-cell>
          <table:table-cell table:formula="of:=(([.G131])^(0.25*0.5))*37" office:value-type="float" office:value="54.767148007102" calcext:value-type="float">
            <text:p>54.767148007102</text:p>
          </table:table-cell>
          <table:table-cell table:formula="of:=(([.G131])^(0.25*0.5))*12" office:value-type="float" office:value="17.7623182725736" calcext:value-type="float">
            <text:p>17.7623182725736</text:p>
          </table:table-cell>
          <table:table-cell table:number-columns-repeated="3"/>
          <table:table-cell table:formula="of:=[.$L$2]*([.C131]^[.$L$3]/(2^([.$L$4]*([.C131]))))" office:value-type="float" office:value="0.295942167035523" calcext:value-type="float">
            <text:p>0.295942167035523</text:p>
          </table:table-cell>
        </table:table-row>
        <table:table-row table:style-name="ro1">
          <table:table-cell office:value-type="float" office:value="-206.541957714965" calcext:value-type="float">
            <text:p>-206.541957714965</text:p>
          </table:table-cell>
          <table:table-cell office:value-type="float" office:value="2.60457721867911" calcext:value-type="float">
            <text:p>2.60457721867911</text:p>
          </table:table-cell>
          <table:table-cell office:value-type="float" office:value="3.66188440396716" calcext:value-type="float">
            <text:p>3.66188440396716</text:p>
          </table:table-cell>
          <table:table-cell/>
          <table:table-cell table:formula="of:=[.B132]*87623823" office:value-type="float" office:value="228223013.199371" calcext:value-type="float">
            <text:p>228223013.199371</text:p>
          </table:table-cell>
          <table:table-cell table:formula="of:=[.C132]*127" office:value-type="float" office:value="465.059319303829" calcext:value-type="float">
            <text:p>465.059319303829</text:p>
          </table:table-cell>
          <table:table-cell table:formula="of:=((1.27814 *([.C132])^(0.252439))-0.885932)*26" office:value-type="float" office:value="23.0818930052921" calcext:value-type="float">
            <text:p>23.0818930052921</text:p>
          </table:table-cell>
          <table:table-cell table:formula="of:=(([.G132])^(0.25*0.5))*37" office:value-type="float" office:value="54.7785651117759" calcext:value-type="float">
            <text:p>54.7785651117759</text:p>
          </table:table-cell>
          <table:table-cell table:formula="of:=(([.G132])^(0.25*0.5))*12" office:value-type="float" office:value="17.7660211173327" calcext:value-type="float">
            <text:p>17.7660211173327</text:p>
          </table:table-cell>
          <table:table-cell table:number-columns-repeated="3"/>
          <table:table-cell table:formula="of:=[.$L$2]*([.C132]^[.$L$3]/(2^([.$L$4]*([.C132]))))" office:value-type="float" office:value="0.292956550426458" calcext:value-type="float">
            <text:p>0.292956550426458</text:p>
          </table:table-cell>
        </table:table-row>
        <table:table-row table:style-name="ro1">
          <table:table-cell office:value-type="float" office:value="-234.212437779961" calcext:value-type="float">
            <text:p>-234.212437779961</text:p>
          </table:table-cell>
          <table:table-cell office:value-type="float" office:value="2.59430095725569" calcext:value-type="float">
            <text:p>2.59430095725569</text:p>
          </table:table-cell>
          <table:table-cell office:value-type="float" office:value="3.66970656042006" calcext:value-type="float">
            <text:p>3.66970656042006</text:p>
          </table:table-cell>
          <table:table-cell/>
          <table:table-cell table:formula="of:=[.B133]*87623823" office:value-type="float" office:value="227322567.887303" calcext:value-type="float">
            <text:p>227322567.887303</text:p>
          </table:table-cell>
          <table:table-cell table:formula="of:=[.C133]*127" office:value-type="float" office:value="466.052733173348" calcext:value-type="float">
            <text:p>466.052733173348</text:p>
          </table:table-cell>
          <table:table-cell table:formula="of:=((1.27814 *([.C133])^(0.252439))-0.885932)*26" office:value-type="float" office:value="23.1067406176983" calcext:value-type="float">
            <text:p>23.1067406176983</text:p>
          </table:table-cell>
          <table:table-cell table:formula="of:=(([.G133])^(0.25*0.5))*37" office:value-type="float" office:value="54.7859327697412" calcext:value-type="float">
            <text:p>54.7859327697412</text:p>
          </table:table-cell>
          <table:table-cell table:formula="of:=(([.G133])^(0.25*0.5))*12" office:value-type="float" office:value="17.7684106280242" calcext:value-type="float">
            <text:p>17.7684106280242</text:p>
          </table:table-cell>
          <table:table-cell table:number-columns-repeated="3"/>
          <table:table-cell table:formula="of:=[.$L$2]*([.C133]^[.$L$3]/(2^([.$L$4]*([.C133]))))" office:value-type="float" office:value="0.291036340542706" calcext:value-type="float">
            <text:p>0.291036340542706</text:p>
          </table:table-cell>
        </table:table-row>
        <table:table-row table:style-name="ro1">
          <table:table-cell office:value-type="float" office:value="-256.880547624316" calcext:value-type="float">
            <text:p>-256.880547624316</text:p>
          </table:table-cell>
          <table:table-cell office:value-type="float" office:value="2.58588452489232" calcext:value-type="float">
            <text:p>2.58588452489232</text:p>
          </table:table-cell>
          <table:table-cell office:value-type="float" office:value="3.67617421308887" calcext:value-type="float">
            <text:p>3.67617421308887</text:p>
          </table:table-cell>
          <table:table-cell/>
          <table:table-cell table:formula="of:=[.B134]*87623823" office:value-type="float" office:value="226585087.907604" calcext:value-type="float">
            <text:p>226585087.907604</text:p>
          </table:table-cell>
          <table:table-cell table:formula="of:=[.C134]*127" office:value-type="float" office:value="466.874125062287" calcext:value-type="float">
            <text:p>466.874125062287</text:p>
          </table:table-cell>
          <table:table-cell table:formula="of:=((1.27814 *([.C134])^(0.252439))-0.885932)*26" office:value-type="float" office:value="23.1272556708757" calcext:value-type="float">
            <text:p>23.1272556708757</text:p>
          </table:table-cell>
          <table:table-cell table:formula="of:=(([.G134])^(0.25*0.5))*37" office:value-type="float" office:value="54.7920105416725" calcext:value-type="float">
            <text:p>54.7920105416725</text:p>
          </table:table-cell>
          <table:table-cell table:formula="of:=(([.G134])^(0.25*0.5))*12" office:value-type="float" office:value="17.7703817972992" calcext:value-type="float">
            <text:p>17.7703817972992</text:p>
          </table:table-cell>
          <table:table-cell table:number-columns-repeated="3"/>
          <table:table-cell table:formula="of:=[.$L$2]*([.C134]^[.$L$3]/(2^([.$L$4]*([.C134]))))" office:value-type="float" office:value="0.289456161196007" calcext:value-type="float">
            <text:p>0.289456161196007</text:p>
          </table:table-cell>
        </table:table-row>
        <table:table-row table:style-name="ro1">
          <table:table-cell office:value-type="float" office:value="-277.969504558574" calcext:value-type="float">
            <text:p>-277.969504558574</text:p>
          </table:table-cell>
          <table:table-cell office:value-type="float" office:value="2.57805483625159" calcext:value-type="float">
            <text:p>2.57805483625159</text:p>
          </table:table-cell>
          <table:table-cell office:value-type="float" office:value="3.68224147409776" calcext:value-type="float">
            <text:p>3.68224147409776</text:p>
          </table:table-cell>
          <table:table-cell/>
          <table:table-cell table:formula="of:=[.B135]*87623823" office:value-type="float" office:value="225899020.656003" calcext:value-type="float">
            <text:p>225899020.656003</text:p>
          </table:table-cell>
          <table:table-cell table:formula="of:=[.C135]*127" office:value-type="float" office:value="467.644667210416" calcext:value-type="float">
            <text:p>467.644667210416</text:p>
          </table:table-cell>
          <table:table-cell table:formula="of:=((1.27814 *([.C135])^(0.252439))-0.885932)*26" office:value-type="float" office:value="23.1464761894656" calcext:value-type="float">
            <text:p>23.1464761894656</text:p>
          </table:table-cell>
          <table:table-cell table:formula="of:=(([.G135])^(0.25*0.5))*37" office:value-type="float" office:value="54.7977005171544" calcext:value-type="float">
            <text:p>54.7977005171544</text:p>
          </table:table-cell>
          <table:table-cell table:formula="of:=(([.G135])^(0.25*0.5))*12" office:value-type="float" office:value="17.7722271947528" calcext:value-type="float">
            <text:p>17.7722271947528</text:p>
          </table:table-cell>
          <table:table-cell table:number-columns-repeated="3"/>
          <table:table-cell table:formula="of:=[.$L$2]*([.C135]^[.$L$3]/(2^([.$L$4]*([.C135]))))" office:value-type="float" office:value="0.28797998512075" calcext:value-type="float">
            <text:p>0.28797998512075</text:p>
          </table:table-cell>
        </table:table-row>
        <table:table-row table:style-name="ro1">
          <table:table-cell office:value-type="float" office:value="-299.245174286446" calcext:value-type="float">
            <text:p>-299.245174286446</text:p>
          </table:table-cell>
          <table:table-cell office:value-type="float" office:value="2.57014869591478" calcext:value-type="float">
            <text:p>2.57014869591478</text:p>
          </table:table-cell>
          <table:table-cell office:value-type="float" office:value="3.68841363319426" calcext:value-type="float">
            <text:p>3.68841363319426</text:p>
          </table:table-cell>
          <table:table-cell/>
          <table:table-cell table:formula="of:=[.B136]*87623823" office:value-type="float" office:value="225206254.414518" calcext:value-type="float">
            <text:p>225206254.414518</text:p>
          </table:table-cell>
          <table:table-cell table:formula="of:=[.C136]*127" office:value-type="float" office:value="468.428531415671" calcext:value-type="float">
            <text:p>468.428531415671</text:p>
          </table:table-cell>
          <table:table-cell table:formula="of:=((1.27814 *([.C136])^(0.252439))-0.885932)*26" office:value-type="float" office:value="23.1660047381415" calcext:value-type="float">
            <text:p>23.1660047381415</text:p>
          </table:table-cell>
          <table:table-cell table:formula="of:=(([.G136])^(0.25*0.5))*37" office:value-type="float" office:value="54.8034774481804" calcext:value-type="float">
            <text:p>54.8034774481804</text:p>
          </table:table-cell>
          <table:table-cell table:formula="of:=(([.G136])^(0.25*0.5))*12" office:value-type="float" office:value="17.7741007940045" calcext:value-type="float">
            <text:p>17.7741007940045</text:p>
          </table:table-cell>
          <table:table-cell table:number-columns-repeated="3"/>
          <table:table-cell table:formula="of:=[.$L$2]*([.C136]^[.$L$3]/(2^([.$L$4]*([.C136]))))" office:value-type="float" office:value="0.286484415388411" calcext:value-type="float">
            <text:p>0.286484415388411</text:p>
          </table:table-cell>
        </table:table-row>
        <table:table-row table:style-name="ro1">
          <table:table-cell office:value-type="float" office:value="-331.698321648973" calcext:value-type="float">
            <text:p>-331.698321648973</text:p>
          </table:table-cell>
          <table:table-cell office:value-type="float" office:value="2.55808102556907" calcext:value-type="float">
            <text:p>2.55808102556907</text:p>
          </table:table-cell>
          <table:table-cell office:value-type="float" office:value="3.69786535154043" calcext:value-type="float">
            <text:p>3.69786535154043</text:p>
          </table:table-cell>
          <table:table-cell/>
          <table:table-cell table:formula="of:=[.B137]*87623823" office:value-type="float" office:value="224148839.004123" calcext:value-type="float">
            <text:p>224148839.004123</text:p>
          </table:table-cell>
          <table:table-cell table:formula="of:=[.C137]*127" office:value-type="float" office:value="469.628899645635" calcext:value-type="float">
            <text:p>469.628899645635</text:p>
          </table:table-cell>
          <table:table-cell table:formula="of:=((1.27814 *([.C137])^(0.252439))-0.885932)*26" office:value-type="float" office:value="23.1958624310152" calcext:value-type="float">
            <text:p>23.1958624310152</text:p>
          </table:table-cell>
          <table:table-cell table:formula="of:=(([.G137])^(0.25*0.5))*37" office:value-type="float" office:value="54.8123017118305" calcext:value-type="float">
            <text:p>54.8123017118305</text:p>
          </table:table-cell>
          <table:table-cell table:formula="of:=(([.G137])^(0.25*0.5))*12" office:value-type="float" office:value="17.7769627173504" calcext:value-type="float">
            <text:p>17.7769627173504</text:p>
          </table:table-cell>
          <table:table-cell table:number-columns-repeated="3"/>
          <table:table-cell table:formula="of:=[.$L$2]*([.C137]^[.$L$3]/(2^([.$L$4]*([.C137]))))" office:value-type="float" office:value="0.284206135683596" calcext:value-type="float">
            <text:p>0.284206135683596</text:p>
          </table:table-cell>
        </table:table-row>
        <table:table-row table:style-name="ro1">
          <table:table-cell office:value-type="float" office:value="-363.584962539344" calcext:value-type="float">
            <text:p>-363.584962539344</text:p>
          </table:table-cell>
          <table:table-cell office:value-type="float" office:value="2.5462220128603" calcext:value-type="float">
            <text:p>2.5462220128603</text:p>
          </table:table-cell>
          <table:table-cell office:value-type="float" office:value="3.70720527669531" calcext:value-type="float">
            <text:p>3.70720527669531</text:p>
          </table:table-cell>
          <table:table-cell/>
          <table:table-cell table:formula="of:=[.B138]*87623823" office:value-type="float" office:value="223109706.973575" calcext:value-type="float">
            <text:p>223109706.973575</text:p>
          </table:table-cell>
          <table:table-cell table:formula="of:=[.C138]*127" office:value-type="float" office:value="470.815070140304" calcext:value-type="float">
            <text:p>470.815070140304</text:p>
          </table:table-cell>
          <table:table-cell table:formula="of:=((1.27814 *([.C138])^(0.252439))-0.885932)*26" office:value-type="float" office:value="23.225310982296" calcext:value-type="float">
            <text:p>23.225310982296</text:p>
          </table:table-cell>
          <table:table-cell table:formula="of:=(([.G138])^(0.25*0.5))*37" office:value-type="float" office:value="54.820995326077" calcext:value-type="float">
            <text:p>54.820995326077</text:p>
          </table:table-cell>
          <table:table-cell table:formula="of:=(([.G138])^(0.25*0.5))*12" office:value-type="float" office:value="17.7797822679169" calcext:value-type="float">
            <text:p>17.7797822679169</text:p>
          </table:table-cell>
          <table:table-cell table:number-columns-repeated="3"/>
          <table:table-cell table:formula="of:=[.$L$2]*([.C138]^[.$L$3]/(2^([.$L$4]*([.C138]))))" office:value-type="float" office:value="0.281968982287136" calcext:value-type="float">
            <text:p>0.281968982287136</text:p>
          </table:table-cell>
        </table:table-row>
        <table:table-row table:style-name="ro1">
          <table:table-cell office:value-type="float" office:value="-388.022714820255" calcext:value-type="float">
            <text:p>-388.022714820255</text:p>
          </table:table-cell>
          <table:table-cell office:value-type="float" office:value="2.53712841632988" calcext:value-type="float">
            <text:p>2.53712841632988</text:p>
          </table:table-cell>
          <table:table-cell office:value-type="float" office:value="3.71440274357051" calcext:value-type="float">
            <text:p>3.71440274357051</text:p>
          </table:table-cell>
          <table:table-cell/>
          <table:table-cell table:formula="of:=[.B139]*87623823" office:value-type="float" office:value="222312891.28076" calcext:value-type="float">
            <text:p>222312891.28076</text:p>
          </table:table-cell>
          <table:table-cell table:formula="of:=[.C139]*127" office:value-type="float" office:value="471.729148433455" calcext:value-type="float">
            <text:p>471.729148433455</text:p>
          </table:table-cell>
          <table:table-cell table:formula="of:=((1.27814 *([.C139])^(0.252439))-0.885932)*26" office:value-type="float" office:value="23.2479666000628" calcext:value-type="float">
            <text:p>23.2479666000628</text:p>
          </table:table-cell>
          <table:table-cell table:formula="of:=(([.G139])^(0.25*0.5))*37" office:value-type="float" office:value="54.8276770115856" calcext:value-type="float">
            <text:p>54.8276770115856</text:p>
          </table:table-cell>
          <table:table-cell table:formula="of:=(([.G139])^(0.25*0.5))*12" office:value-type="float" office:value="17.7819493010548" calcext:value-type="float">
            <text:p>17.7819493010548</text:p>
          </table:table-cell>
          <table:table-cell table:number-columns-repeated="3"/>
          <table:table-cell table:formula="of:=[.$L$2]*([.C139]^[.$L$3]/(2^([.$L$4]*([.C139]))))" office:value-type="float" office:value="0.280254596107851" calcext:value-type="float">
            <text:p>0.280254596107851</text:p>
          </table:table-cell>
        </table:table-row>
        <table:table-row table:style-name="ro1">
          <table:table-cell office:value-type="float" office:value="-437.36330563996" calcext:value-type="float">
            <text:p>-437.36330563996</text:p>
          </table:table-cell>
          <table:table-cell office:value-type="float" office:value="2.5187252822225" calcext:value-type="float">
            <text:p>2.5187252822225</text:p>
          </table:table-cell>
          <table:table-cell office:value-type="float" office:value="3.72931483720993" calcext:value-type="float">
            <text:p>3.72931483720993</text:p>
          </table:table-cell>
          <table:table-cell/>
          <table:table-cell table:formula="of:=[.B140]*87623823" office:value-type="float" office:value="220700338.315089" calcext:value-type="float">
            <text:p>220700338.315089</text:p>
          </table:table-cell>
          <table:table-cell table:formula="of:=[.C140]*127" office:value-type="float" office:value="473.622984325661" calcext:value-type="float">
            <text:p>473.622984325661</text:p>
          </table:table-cell>
          <table:table-cell table:formula="of:=((1.27814 *([.C140])^(0.252439))-0.885932)*26" office:value-type="float" office:value="23.2948014779068" calcext:value-type="float">
            <text:p>23.2948014779068</text:p>
          </table:table-cell>
          <table:table-cell table:formula="of:=(([.G140])^(0.25*0.5))*37" office:value-type="float" office:value="54.8414716973706" calcext:value-type="float">
            <text:p>54.8414716973706</text:p>
          </table:table-cell>
          <table:table-cell table:formula="of:=(([.G140])^(0.25*0.5))*12" office:value-type="float" office:value="17.7864232532013" calcext:value-type="float">
            <text:p>17.7864232532013</text:p>
          </table:table-cell>
          <table:table-cell table:number-columns-repeated="3"/>
          <table:table-cell table:formula="of:=[.$L$2]*([.C140]^[.$L$3]/(2^([.$L$4]*([.C140]))))" office:value-type="float" office:value="0.276729133913367" calcext:value-type="float">
            <text:p>0.276729133913367</text:p>
          </table:table-cell>
        </table:table-row>
        <table:table-row table:style-name="ro1">
          <table:table-cell office:value-type="float" office:value="-461.825449424736" calcext:value-type="float">
            <text:p>-461.825449424736</text:p>
          </table:table-cell>
          <table:table-cell office:value-type="float" office:value="2.50957450190524" calcext:value-type="float">
            <text:p>2.50957450190524</text:p>
          </table:table-cell>
          <table:table-cell office:value-type="float" office:value="3.73662233000277" calcext:value-type="float">
            <text:p>3.73662233000277</text:p>
          </table:table-cell>
          <table:table-cell/>
          <table:table-cell table:formula="of:=[.B141]*87623823" office:value-type="float" office:value="219898511.960258" calcext:value-type="float">
            <text:p>219898511.960258</text:p>
          </table:table-cell>
          <table:table-cell table:formula="of:=[.C141]*127" office:value-type="float" office:value="474.551035910352" calcext:value-type="float">
            <text:p>474.551035910352</text:p>
          </table:table-cell>
          <table:table-cell table:formula="of:=((1.27814 *([.C141])^(0.252439))-0.885932)*26" office:value-type="float" office:value="23.3177012521664" calcext:value-type="float">
            <text:p>23.3177012521664</text:p>
          </table:table-cell>
          <table:table-cell table:formula="of:=(([.G141])^(0.25*0.5))*37" office:value-type="float" office:value="54.8482077363877" calcext:value-type="float">
            <text:p>54.8482077363877</text:p>
          </table:table-cell>
          <table:table-cell table:formula="of:=(([.G141])^(0.25*0.5))*12" office:value-type="float" office:value="17.7886079145041" calcext:value-type="float">
            <text:p>17.7886079145041</text:p>
          </table:table-cell>
          <table:table-cell table:number-columns-repeated="3"/>
          <table:table-cell table:formula="of:=[.$L$2]*([.C141]^[.$L$3]/(2^([.$L$4]*([.C141]))))" office:value-type="float" office:value="0.275014534185863" calcext:value-type="float">
            <text:p>0.275014534185863</text:p>
          </table:table-cell>
        </table:table-row>
        <table:table-row table:style-name="ro1">
          <table:table-cell office:value-type="float" office:value="-490.274156174927" calcext:value-type="float">
            <text:p>-490.274156174927</text:p>
          </table:table-cell>
          <table:table-cell office:value-type="float" office:value="2.49894227048795" calcext:value-type="float">
            <text:p>2.49894227048795</text:p>
          </table:table-cell>
          <table:table-cell office:value-type="float" office:value="3.74517373050056" calcext:value-type="float">
            <text:p>3.74517373050056</text:p>
          </table:table-cell>
          <table:table-cell/>
          <table:table-cell table:formula="of:=[.B142]*87623823" office:value-type="float" office:value="218966875.196454" calcext:value-type="float">
            <text:p>218966875.196454</text:p>
          </table:table-cell>
          <table:table-cell table:formula="of:=[.C142]*127" office:value-type="float" office:value="475.637063773571" calcext:value-type="float">
            <text:p>475.637063773571</text:p>
          </table:table-cell>
          <table:table-cell table:formula="of:=((1.27814 *([.C142])^(0.252439))-0.885932)*26" office:value-type="float" office:value="23.3444566357235" calcext:value-type="float">
            <text:p>23.3444566357235</text:p>
          </table:table-cell>
          <table:table-cell table:formula="of:=(([.G142])^(0.25*0.5))*37" office:value-type="float" office:value="54.8560705863229" calcext:value-type="float">
            <text:p>54.8560705863229</text:p>
          </table:table-cell>
          <table:table-cell table:formula="of:=(([.G142])^(0.25*0.5))*12" office:value-type="float" office:value="17.7911580279966" calcext:value-type="float">
            <text:p>17.7911580279966</text:p>
          </table:table-cell>
          <table:table-cell table:number-columns-repeated="3"/>
          <table:table-cell table:formula="of:=[.$L$2]*([.C142]^[.$L$3]/(2^([.$L$4]*([.C142]))))" office:value-type="float" office:value="0.27301890318678" calcext:value-type="float">
            <text:p>0.27301890318678</text:p>
          </table:table-cell>
        </table:table-row>
        <table:table-row table:style-name="ro1">
          <table:table-cell office:value-type="float" office:value="-510.85623956664" calcext:value-type="float">
            <text:p>-510.85623956664</text:p>
          </table:table-cell>
          <table:table-cell office:value-type="float" office:value="2.4912460317212" calcext:value-type="float">
            <text:p>2.4912460317212</text:p>
          </table:table-cell>
          <table:table-cell office:value-type="float" office:value="3.75143032368055" calcext:value-type="float">
            <text:p>3.75143032368055</text:p>
          </table:table-cell>
          <table:table-cell/>
          <table:table-cell table:formula="of:=[.B143]*87623823" office:value-type="float" office:value="218292501.332991" calcext:value-type="float">
            <text:p>218292501.332991</text:p>
          </table:table-cell>
          <table:table-cell table:formula="of:=[.C143]*127" office:value-type="float" office:value="476.43165110743" calcext:value-type="float">
            <text:p>476.43165110743</text:p>
          </table:table-cell>
          <table:table-cell table:formula="of:=((1.27814 *([.C143])^(0.252439))-0.885932)*26" office:value-type="float" office:value="23.3640031741485" calcext:value-type="float">
            <text:p>23.3640031741485</text:p>
          </table:table-cell>
          <table:table-cell table:formula="of:=(([.G143])^(0.25*0.5))*37" office:value-type="float" office:value="54.861809923745" calcext:value-type="float">
            <text:p>54.861809923745</text:p>
          </table:table-cell>
          <table:table-cell table:formula="of:=(([.G143])^(0.25*0.5))*12" office:value-type="float" office:value="17.7930194347281" calcext:value-type="float">
            <text:p>17.7930194347281</text:p>
          </table:table-cell>
          <table:table-cell table:number-columns-repeated="3"/>
          <table:table-cell table:formula="of:=[.$L$2]*([.C143]^[.$L$3]/(2^([.$L$4]*([.C143]))))" office:value-type="float" office:value="0.271566193813426" calcext:value-type="float">
            <text:p>0.271566193813426</text:p>
          </table:table-cell>
        </table:table-row>
        <table:table-row table:style-name="ro1">
          <table:table-cell office:value-type="float" office:value="-545.832981269571" calcext:value-type="float">
            <text:p>-545.832981269571</text:p>
          </table:table-cell>
          <table:table-cell office:value-type="float" office:value="2.47816008941721" calcext:value-type="float">
            <text:p>2.47816008941721</text:p>
          </table:table-cell>
          <table:table-cell office:value-type="float" office:value="3.76216096452701" calcext:value-type="float">
            <text:p>3.76216096452701</text:p>
          </table:table-cell>
          <table:table-cell/>
          <table:table-cell table:formula="of:=[.B144]*87623823" office:value-type="float" office:value="217145861.040758" calcext:value-type="float">
            <text:p>217145861.040758</text:p>
          </table:table-cell>
          <table:table-cell table:formula="of:=[.C144]*127" office:value-type="float" office:value="477.79444249493" calcext:value-type="float">
            <text:p>477.79444249493</text:p>
          </table:table-cell>
          <table:table-cell table:formula="of:=((1.27814 *([.C144])^(0.252439))-0.885932)*26" office:value-type="float" office:value="23.3974706438649" calcext:value-type="float">
            <text:p>23.3974706438649</text:p>
          </table:table-cell>
          <table:table-cell table:formula="of:=(([.G144])^(0.25*0.5))*37" office:value-type="float" office:value="54.8716270359844" calcext:value-type="float">
            <text:p>54.8716270359844</text:p>
          </table:table-cell>
          <table:table-cell table:formula="of:=(([.G144])^(0.25*0.5))*12" office:value-type="float" office:value="17.796203363022" calcext:value-type="float">
            <text:p>17.796203363022</text:p>
          </table:table-cell>
          <table:table-cell table:number-columns-repeated="3"/>
          <table:table-cell table:formula="of:=[.$L$2]*([.C144]^[.$L$3]/(2^([.$L$4]*([.C144]))))" office:value-type="float" office:value="0.269089153560148" calcext:value-type="float">
            <text:p>0.269089153560148</text:p>
          </table:table-cell>
        </table:table-row>
        <table:table-row table:style-name="ro1">
          <table:table-cell office:value-type="float" office:value="-576.415068430138" calcext:value-type="float">
            <text:p>-576.415068430138</text:p>
          </table:table-cell>
          <table:table-cell office:value-type="float" office:value="2.46671284950785" calcext:value-type="float">
            <text:p>2.46671284950785</text:p>
          </table:table-cell>
          <table:table-cell office:value-type="float" office:value="3.77153605449172" calcext:value-type="float">
            <text:p>3.77153605449172</text:p>
          </table:table-cell>
          <table:table-cell/>
          <table:table-cell table:formula="of:=[.B145]*87623823" office:value-type="float" office:value="216142810.117101" calcext:value-type="float">
            <text:p>216142810.117101</text:p>
          </table:table-cell>
          <table:table-cell table:formula="of:=[.C145]*127" office:value-type="float" office:value="478.985078920448" calcext:value-type="float">
            <text:p>478.985078920448</text:p>
          </table:table-cell>
          <table:table-cell table:formula="of:=((1.27814 *([.C145])^(0.252439))-0.885932)*26" office:value-type="float" office:value="23.4266519690849" calcext:value-type="float">
            <text:p>23.4266519690849</text:p>
          </table:table-cell>
          <table:table-cell table:formula="of:=(([.G145])^(0.25*0.5))*37" office:value-type="float" office:value="54.88017685847" calcext:value-type="float">
            <text:p>54.88017685847</text:p>
          </table:table-cell>
          <table:table-cell table:formula="of:=(([.G145])^(0.25*0.5))*12" office:value-type="float" office:value="17.7989762784227" calcext:value-type="float">
            <text:p>17.7989762784227</text:p>
          </table:table-cell>
          <table:table-cell table:number-columns-repeated="3"/>
          <table:table-cell table:formula="of:=[.$L$2]*([.C145]^[.$L$3]/(2^([.$L$4]*([.C145]))))" office:value-type="float" office:value="0.26693997018416" calcext:value-type="float">
            <text:p>0.26693997018416</text:p>
          </table:table-cell>
        </table:table-row>
        <table:table-row table:style-name="ro1">
          <table:table-cell office:value-type="float" office:value="-600.653824979317" calcext:value-type="float">
            <text:p>-600.653824979317</text:p>
          </table:table-cell>
          <table:table-cell office:value-type="float" office:value="2.45764059568939" calcext:value-type="float">
            <text:p>2.45764059568939</text:p>
          </table:table-cell>
          <table:table-cell office:value-type="float" office:value="3.77902393093956" calcext:value-type="float">
            <text:p>3.77902393093956</text:p>
          </table:table-cell>
          <table:table-cell/>
          <table:table-cell table:formula="of:=[.B146]*87623823" office:value-type="float" office:value="215347864.554302" calcext:value-type="float">
            <text:p>215347864.554302</text:p>
          </table:table-cell>
          <table:table-cell table:formula="of:=[.C146]*127" office:value-type="float" office:value="479.936039229324" calcext:value-type="float">
            <text:p>479.936039229324</text:p>
          </table:table-cell>
          <table:table-cell table:formula="of:=((1.27814 *([.C146])^(0.252439))-0.885932)*26" office:value-type="float" office:value="23.4499201425348" calcext:value-type="float">
            <text:p>23.4499201425348</text:p>
          </table:table-cell>
          <table:table-cell table:formula="of:=(([.G146])^(0.25*0.5))*37" office:value-type="float" office:value="54.8869875143882" calcext:value-type="float">
            <text:p>54.8869875143882</text:p>
          </table:table-cell>
          <table:table-cell table:formula="of:=(([.G146])^(0.25*0.5))*12" office:value-type="float" office:value="17.8011851398016" calcext:value-type="float">
            <text:p>17.8011851398016</text:p>
          </table:table-cell>
          <table:table-cell table:number-columns-repeated="3"/>
          <table:table-cell table:formula="of:=[.$L$2]*([.C146]^[.$L$3]/(2^([.$L$4]*([.C146]))))" office:value-type="float" office:value="0.265233400618122" calcext:value-type="float">
            <text:p>0.265233400618122</text:p>
          </table:table-cell>
        </table:table-row>
        <table:table-row table:style-name="ro1">
          <table:table-cell office:value-type="float" office:value="-643.580344950652" calcext:value-type="float">
            <text:p>-643.580344950652</text:p>
          </table:table-cell>
          <table:table-cell office:value-type="float" office:value="2.44158666155371" calcext:value-type="float">
            <text:p>2.44158666155371</text:p>
          </table:table-cell>
          <table:table-cell office:value-type="float" office:value="3.79229186168906" calcext:value-type="float">
            <text:p>3.79229186168906</text:p>
          </table:table-cell>
          <table:table-cell/>
          <table:table-cell table:formula="of:=[.B147]*87623823" office:value-type="float" office:value="213941157.471143" calcext:value-type="float">
            <text:p>213941157.471143</text:p>
          </table:table-cell>
          <table:table-cell table:formula="of:=[.C147]*127" office:value-type="float" office:value="481.621066434511" calcext:value-type="float">
            <text:p>481.621066434511</text:p>
          </table:table-cell>
          <table:table-cell table:formula="of:=((1.27814 *([.C147])^(0.252439))-0.885932)*26" office:value-type="float" office:value="23.4910650201803" calcext:value-type="float">
            <text:p>23.4910650201803</text:p>
          </table:table-cell>
          <table:table-cell table:formula="of:=(([.G147])^(0.25*0.5))*37" office:value-type="float" office:value="54.8990162692598" calcext:value-type="float">
            <text:p>54.8990162692598</text:p>
          </table:table-cell>
          <table:table-cell table:formula="of:=(([.G147])^(0.25*0.5))*12" office:value-type="float" office:value="17.8050863575978" calcext:value-type="float">
            <text:p>17.8050863575978</text:p>
          </table:table-cell>
          <table:table-cell table:number-columns-repeated="3"/>
          <table:table-cell table:formula="of:=[.$L$2]*([.C147]^[.$L$3]/(2^([.$L$4]*([.C147]))))" office:value-type="float" office:value="0.262231190786101" calcext:value-type="float">
            <text:p>0.262231190786101</text:p>
          </table:table-cell>
        </table:table-row>
        <table:table-row table:style-name="ro1">
          <table:table-cell office:value-type="float" office:value="-667.756135213682" calcext:value-type="float">
            <text:p>-667.756135213682</text:p>
          </table:table-cell>
          <table:table-cell office:value-type="float" office:value="2.43254827636752" calcext:value-type="float">
            <text:p>2.43254827636752</text:p>
          </table:table-cell>
          <table:table-cell office:value-type="float" office:value="3.79989314054308" calcext:value-type="float">
            <text:p>3.79989314054308</text:p>
          </table:table-cell>
          <table:table-cell/>
          <table:table-cell table:formula="of:=[.B148]*87623823" office:value-type="float" office:value="213149179.607383" calcext:value-type="float">
            <text:p>213149179.607383</text:p>
          </table:table-cell>
          <table:table-cell table:formula="of:=[.C148]*127" office:value-type="float" office:value="482.586428848971" calcext:value-type="float">
            <text:p>482.586428848971</text:p>
          </table:table-cell>
          <table:table-cell table:formula="of:=((1.27814 *([.C148])^(0.252439))-0.885932)*26" office:value-type="float" office:value="23.5145887074904" calcext:value-type="float">
            <text:p>23.5145887074904</text:p>
          </table:table-cell>
          <table:table-cell table:formula="of:=(([.G148])^(0.25*0.5))*37" office:value-type="float" office:value="54.9058851673974" calcext:value-type="float">
            <text:p>54.9058851673974</text:p>
          </table:table-cell>
          <table:table-cell table:formula="of:=(([.G148])^(0.25*0.5))*12" office:value-type="float" office:value="17.8073141083451" calcext:value-type="float">
            <text:p>17.8073141083451</text:p>
          </table:table-cell>
          <table:table-cell table:number-columns-repeated="3"/>
          <table:table-cell table:formula="of:=[.$L$2]*([.C148]^[.$L$3]/(2^([.$L$4]*([.C148]))))" office:value-type="float" office:value="0.260523665818532" calcext:value-type="float">
            <text:p>0.260523665818532</text:p>
          </table:table-cell>
        </table:table-row>
        <table:table-row table:style-name="ro1">
          <table:table-cell office:value-type="float" office:value="-690.235989108584" calcext:value-type="float">
            <text:p>-690.235989108584</text:p>
          </table:table-cell>
          <table:table-cell office:value-type="float" office:value="2.42414030375768" calcext:value-type="float">
            <text:p>2.42414030375768</text:p>
          </table:table-cell>
          <table:table-cell office:value-type="float" office:value="3.8069843508996" calcext:value-type="float">
            <text:p>3.8069843508996</text:p>
          </table:table-cell>
          <table:table-cell/>
          <table:table-cell table:formula="of:=[.B149]*87623823" office:value-type="float" office:value="212412440.903629" calcext:value-type="float">
            <text:p>212412440.903629</text:p>
          </table:table-cell>
          <table:table-cell table:formula="of:=[.C149]*127" office:value-type="float" office:value="483.487012564249" calcext:value-type="float">
            <text:p>483.487012564249</text:p>
          </table:table-cell>
          <table:table-cell table:formula="of:=((1.27814 *([.C149])^(0.252439))-0.885932)*26" office:value-type="float" office:value="23.5365021902758" calcext:value-type="float">
            <text:p>23.5365021902758</text:p>
          </table:table-cell>
          <table:table-cell table:formula="of:=(([.G149])^(0.25*0.5))*37" office:value-type="float" office:value="54.9122784798689" calcext:value-type="float">
            <text:p>54.9122784798689</text:p>
          </table:table-cell>
          <table:table-cell table:formula="of:=(([.G149])^(0.25*0.5))*12" office:value-type="float" office:value="17.8093876150926" calcext:value-type="float">
            <text:p>17.8093876150926</text:p>
          </table:table-cell>
          <table:table-cell table:number-columns-repeated="3"/>
          <table:table-cell table:formula="of:=[.$L$2]*([.C149]^[.$L$3]/(2^([.$L$4]*([.C149]))))" office:value-type="float" office:value="0.258938878243995" calcext:value-type="float">
            <text:p>0.258938878243995</text:p>
          </table:table-cell>
        </table:table-row>
        <table:table-row table:style-name="ro1">
          <table:table-cell office:value-type="float" office:value="-731.616142778556" calcext:value-type="float">
            <text:p>-731.616142778556</text:p>
          </table:table-cell>
          <table:table-cell office:value-type="float" office:value="2.40864388535013" calcext:value-type="float">
            <text:p>2.40864388535013</text:p>
          </table:table-cell>
          <table:table-cell office:value-type="float" office:value="3.82024186468063" calcext:value-type="float">
            <text:p>3.82024186468063</text:p>
          </table:table-cell>
          <table:table-cell/>
          <table:table-cell table:formula="of:=[.B150]*87623823" office:value-type="float" office:value="211054585.479952" calcext:value-type="float">
            <text:p>211054585.479952</text:p>
          </table:table-cell>
          <table:table-cell table:formula="of:=[.C150]*127" office:value-type="float" office:value="485.17071681444" calcext:value-type="float">
            <text:p>485.17071681444</text:p>
          </table:table-cell>
          <table:table-cell table:formula="of:=((1.27814 *([.C150])^(0.252439))-0.885932)*26" office:value-type="float" office:value="23.5773892616938" calcext:value-type="float">
            <text:p>23.5773892616938</text:p>
          </table:table-cell>
          <table:table-cell table:formula="of:=(([.G150])^(0.25*0.5))*37" office:value-type="float" office:value="54.9241934709797" calcext:value-type="float">
            <text:p>54.9241934709797</text:p>
          </table:table-cell>
          <table:table-cell table:formula="of:=(([.G150])^(0.25*0.5))*12" office:value-type="float" office:value="17.813251936534" calcext:value-type="float">
            <text:p>17.813251936534</text:p>
          </table:table-cell>
          <table:table-cell table:number-columns-repeated="3"/>
          <table:table-cell table:formula="of:=[.$L$2]*([.C150]^[.$L$3]/(2^([.$L$4]*([.C150]))))" office:value-type="float" office:value="0.255997061092887" calcext:value-type="float">
            <text:p>0.255997061092887</text:p>
          </table:table-cell>
        </table:table-row>
        <table:table-row table:style-name="ro1">
          <table:table-cell office:value-type="float" office:value="-759.029356353803" calcext:value-type="float">
            <text:p>-759.029356353803</text:p>
          </table:table-cell>
          <table:table-cell office:value-type="float" office:value="2.39836442096718" calcext:value-type="float">
            <text:p>2.39836442096718</text:p>
          </table:table-cell>
          <table:table-cell office:value-type="float" office:value="3.82900675412987" calcext:value-type="float">
            <text:p>3.82900675412987</text:p>
          </table:table-cell>
          <table:table-cell/>
          <table:table-cell table:formula="of:=[.B151]*87623823" office:value-type="float" office:value="210153859.512326" calcext:value-type="float">
            <text:p>210153859.512326</text:p>
          </table:table-cell>
          <table:table-cell table:formula="of:=[.C151]*127" office:value-type="float" office:value="486.283857774494" calcext:value-type="float">
            <text:p>486.283857774494</text:p>
          </table:table-cell>
          <table:table-cell table:formula="of:=((1.27814 *([.C151])^(0.252439))-0.885932)*26" office:value-type="float" office:value="23.6043625652981" calcext:value-type="float">
            <text:p>23.6043625652981</text:p>
          </table:table-cell>
          <table:table-cell table:formula="of:=(([.G151])^(0.25*0.5))*37" office:value-type="float" office:value="54.9320439265244" calcext:value-type="float">
            <text:p>54.9320439265244</text:p>
          </table:table-cell>
          <table:table-cell table:formula="of:=(([.G151])^(0.25*0.5))*12" office:value-type="float" office:value="17.8157980302241" calcext:value-type="float">
            <text:p>17.8157980302241</text:p>
          </table:table-cell>
          <table:table-cell table:number-columns-repeated="3"/>
          <table:table-cell table:formula="of:=[.$L$2]*([.C151]^[.$L$3]/(2^([.$L$4]*([.C151]))))" office:value-type="float" office:value="0.254067161750279" calcext:value-type="float">
            <text:p>0.254067161750279</text:p>
          </table:table-cell>
        </table:table-row>
        <table:table-row table:style-name="ro1">
          <table:table-cell office:value-type="float" office:value="-783.207212146681" calcext:value-type="float">
            <text:p>-783.207212146681</text:p>
          </table:table-cell>
          <table:table-cell office:value-type="float" office:value="2.38929351049254" calcext:value-type="float">
            <text:p>2.38929351049254</text:p>
          </table:table-cell>
          <table:table-cell office:value-type="float" office:value="3.83680422195175" calcext:value-type="float">
            <text:p>3.83680422195175</text:p>
          </table:table-cell>
          <table:table-cell/>
          <table:table-cell table:formula="of:=[.B152]*87623823" office:value-type="float" office:value="209359031.658447" calcext:value-type="float">
            <text:p>209359031.658447</text:p>
          </table:table-cell>
          <table:table-cell table:formula="of:=[.C152]*127" office:value-type="float" office:value="487.274136187872" calcext:value-type="float">
            <text:p>487.274136187872</text:p>
          </table:table-cell>
          <table:table-cell table:formula="of:=((1.27814 *([.C152])^(0.252439))-0.885932)*26" office:value-type="float" office:value="23.6283199306971" calcext:value-type="float">
            <text:p>23.6283199306971</text:p>
          </table:table-cell>
          <table:table-cell table:formula="of:=(([.G152])^(0.25*0.5))*37" office:value-type="float" office:value="54.9390100278272" calcext:value-type="float">
            <text:p>54.9390100278272</text:p>
          </table:table-cell>
          <table:table-cell table:formula="of:=(([.G152])^(0.25*0.5))*12" office:value-type="float" office:value="17.8180573063223" calcext:value-type="float">
            <text:p>17.8180573063223</text:p>
          </table:table-cell>
          <table:table-cell table:number-columns-repeated="3"/>
          <table:table-cell table:formula="of:=[.$L$2]*([.C152]^[.$L$3]/(2^([.$L$4]*([.C152]))))" office:value-type="float" office:value="0.252360283357608" calcext:value-type="float">
            <text:p>0.252360283357608</text:p>
          </table:table-cell>
        </table:table-row>
        <table:table-row table:style-name="ro1">
          <table:table-cell office:value-type="float" office:value="-821.614313122801" calcext:value-type="float">
            <text:p>-821.614313122801</text:p>
          </table:table-cell>
          <table:table-cell office:value-type="float" office:value="2.37487707907772" calcext:value-type="float">
            <text:p>2.37487707907772</text:p>
          </table:table-cell>
          <table:table-cell office:value-type="float" office:value="3.84930662120508" calcext:value-type="float">
            <text:p>3.84930662120508</text:p>
          </table:table-cell>
          <table:table-cell/>
          <table:table-cell table:formula="of:=[.B153]*87623823" office:value-type="float" office:value="208095808.823863" calcext:value-type="float">
            <text:p>208095808.823863</text:p>
          </table:table-cell>
          <table:table-cell table:formula="of:=[.C153]*127" office:value-type="float" office:value="488.861940893045" calcext:value-type="float">
            <text:p>488.861940893045</text:p>
          </table:table-cell>
          <table:table-cell table:formula="of:=((1.27814 *([.C153])^(0.252439))-0.885932)*26" office:value-type="float" office:value="23.6666571297745" calcext:value-type="float">
            <text:p>23.6666571297745</text:p>
          </table:table-cell>
          <table:table-cell table:formula="of:=(([.G153])^(0.25*0.5))*37" office:value-type="float" office:value="54.9501445170594" calcext:value-type="float">
            <text:p>54.9501445170594</text:p>
          </table:table-cell>
          <table:table-cell table:formula="of:=(([.G153])^(0.25*0.5))*12" office:value-type="float" office:value="17.8216684920193" calcext:value-type="float">
            <text:p>17.8216684920193</text:p>
          </table:table-cell>
          <table:table-cell table:number-columns-repeated="3"/>
          <table:table-cell table:formula="of:=[.$L$2]*([.C153]^[.$L$3]/(2^([.$L$4]*([.C153]))))" office:value-type="float" office:value="0.2496430884646" calcext:value-type="float">
            <text:p>0.2496430884646</text:p>
          </table:table-cell>
        </table:table-row>
        <table:table-row table:style-name="ro1">
          <table:table-cell office:value-type="float" office:value="-860.126319215172" calcext:value-type="float">
            <text:p>-860.126319215172</text:p>
          </table:table-cell>
          <table:table-cell office:value-type="float" office:value="2.36042232458201" calcext:value-type="float">
            <text:p>2.36042232458201</text:p>
          </table:table-cell>
          <table:table-cell office:value-type="float" office:value="3.86185462678673" calcext:value-type="float">
            <text:p>3.86185462678673</text:p>
          </table:table-cell>
          <table:table-cell/>
          <table:table-cell table:formula="of:=[.B154]*87623823" office:value-type="float" office:value="206829227.974423" calcext:value-type="float">
            <text:p>206829227.974423</text:p>
          </table:table-cell>
          <table:table-cell table:formula="of:=[.C154]*127" office:value-type="float" office:value="490.455537601915" calcext:value-type="float">
            <text:p>490.455537601915</text:p>
          </table:table-cell>
          <table:table-cell table:formula="of:=((1.27814 *([.C154])^(0.252439))-0.885932)*26" office:value-type="float" office:value="23.7050406949141" calcext:value-type="float">
            <text:p>23.7050406949141</text:p>
          </table:table-cell>
          <table:table-cell table:formula="of:=(([.G154])^(0.25*0.5))*37" office:value-type="float" office:value="54.9612766732238" calcext:value-type="float">
            <text:p>54.9612766732238</text:p>
          </table:table-cell>
          <table:table-cell table:formula="of:=(([.G154])^(0.25*0.5))*12" office:value-type="float" office:value="17.8252789210456" calcext:value-type="float">
            <text:p>17.8252789210456</text:p>
          </table:table-cell>
          <table:table-cell table:number-columns-repeated="3"/>
          <table:table-cell table:formula="of:=[.$L$2]*([.C154]^[.$L$3]/(2^([.$L$4]*([.C154]))))" office:value-type="float" office:value="0.246940159388257" calcext:value-type="float">
            <text:p>0.246940159388257</text:p>
          </table:table-cell>
        </table:table-row>
        <table:table-row table:style-name="ro1">
          <table:table-cell office:value-type="float" office:value="-885.06253997658" calcext:value-type="float">
            <text:p>-885.06253997658</text:p>
          </table:table-cell>
          <table:table-cell office:value-type="float" office:value="2.3510629120089" calcext:value-type="float">
            <text:p>2.3510629120089</text:p>
          </table:table-cell>
          <table:table-cell office:value-type="float" office:value="3.87007602314164" calcext:value-type="float">
            <text:p>3.87007602314164</text:p>
          </table:table-cell>
          <table:table-cell/>
          <table:table-cell table:formula="of:=[.B155]*87623823" office:value-type="float" office:value="206009120.463732" calcext:value-type="float">
            <text:p>206009120.463732</text:p>
          </table:table-cell>
          <table:table-cell table:formula="of:=[.C155]*127" office:value-type="float" office:value="491.499654938988" calcext:value-type="float">
            <text:p>491.499654938988</text:p>
          </table:table-cell>
          <table:table-cell table:formula="of:=((1.27814 *([.C155])^(0.252439))-0.885932)*26" office:value-type="float" office:value="23.7301389064287" calcext:value-type="float">
            <text:p>23.7301389064287</text:p>
          </table:table-cell>
          <table:table-cell table:formula="of:=(([.G155])^(0.25*0.5))*37" office:value-type="float" office:value="54.9685472323552" calcext:value-type="float">
            <text:p>54.9685472323552</text:p>
          </table:table-cell>
          <table:table-cell table:formula="of:=(([.G155])^(0.25*0.5))*12" office:value-type="float" office:value="17.8276369402233" calcext:value-type="float">
            <text:p>17.8276369402233</text:p>
          </table:table-cell>
          <table:table-cell table:number-columns-repeated="3"/>
          <table:table-cell table:formula="of:=[.$L$2]*([.C155]^[.$L$3]/(2^([.$L$4]*([.C155]))))" office:value-type="float" office:value="0.245182291700053" calcext:value-type="float">
            <text:p>0.245182291700053</text:p>
          </table:table-cell>
        </table:table-row>
        <table:table-row table:style-name="ro1">
          <table:table-cell office:value-type="float" office:value="-930.29154561345" calcext:value-type="float">
            <text:p>-930.29154561345</text:p>
          </table:table-cell>
          <table:table-cell office:value-type="float" office:value="2.33410055075632" calcext:value-type="float">
            <text:p>2.33410055075632</text:p>
          </table:table-cell>
          <table:table-cell office:value-type="float" office:value="3.88497607219095" calcext:value-type="float">
            <text:p>3.88497607219095</text:p>
          </table:table-cell>
          <table:table-cell/>
          <table:table-cell table:formula="of:=[.B156]*87623823" office:value-type="float" office:value="204522813.523674" calcext:value-type="float">
            <text:p>204522813.523674</text:p>
          </table:table-cell>
          <table:table-cell table:formula="of:=[.C156]*127" office:value-type="float" office:value="493.391961168251" calcext:value-type="float">
            <text:p>493.391961168251</text:p>
          </table:table-cell>
          <table:table-cell table:formula="of:=((1.27814 *([.C156])^(0.252439))-0.885932)*26" office:value-type="float" office:value="23.7755242591261" calcext:value-type="float">
            <text:p>23.7755242591261</text:p>
          </table:table-cell>
          <table:table-cell table:formula="of:=(([.G156])^(0.25*0.5))*37" office:value-type="float" office:value="54.9816775911765" calcext:value-type="float">
            <text:p>54.9816775911765</text:p>
          </table:table-cell>
          <table:table-cell table:formula="of:=(([.G156])^(0.25*0.5))*12" office:value-type="float" office:value="17.8318954349762" calcext:value-type="float">
            <text:p>17.8318954349762</text:p>
          </table:table-cell>
          <table:table-cell table:number-columns-repeated="3"/>
          <table:table-cell table:formula="of:=[.$L$2]*([.C156]^[.$L$3]/(2^([.$L$4]*([.C156]))))" office:value-type="float" office:value="0.242022688299626" calcext:value-type="float">
            <text:p>0.242022688299626</text:p>
          </table:table-cell>
        </table:table-row>
        <table:table-row table:style-name="ro1">
          <table:table-cell office:value-type="float" office:value="-954.204964975043" calcext:value-type="float">
            <text:p>-954.204964975043</text:p>
          </table:table-cell>
          <table:table-cell office:value-type="float" office:value="2.32513259898171" calcext:value-type="float">
            <text:p>2.32513259898171</text:p>
          </table:table-cell>
          <table:table-cell office:value-type="float" office:value="3.89302348033565" calcext:value-type="float">
            <text:p>3.89302348033565</text:p>
          </table:table-cell>
          <table:table-cell/>
          <table:table-cell table:formula="of:=[.B157]*87623823" office:value-type="float" office:value="203737007.304703" calcext:value-type="float">
            <text:p>203737007.304703</text:p>
          </table:table-cell>
          <table:table-cell table:formula="of:=[.C157]*127" office:value-type="float" office:value="494.413982002628" calcext:value-type="float">
            <text:p>494.413982002628</text:p>
          </table:table-cell>
          <table:table-cell table:formula="of:=((1.27814 *([.C157])^(0.252439))-0.885932)*26" office:value-type="float" office:value="23.7999824613291" calcext:value-type="float">
            <text:p>23.7999824613291</text:p>
          </table:table-cell>
          <table:table-cell table:formula="of:=(([.G157])^(0.25*0.5))*37" office:value-type="float" office:value="54.9887444603429" calcext:value-type="float">
            <text:p>54.9887444603429</text:p>
          </table:table-cell>
          <table:table-cell table:formula="of:=(([.G157])^(0.25*0.5))*12" office:value-type="float" office:value="17.8341873925436" calcext:value-type="float">
            <text:p>17.8341873925436</text:p>
          </table:table-cell>
          <table:table-cell table:number-columns-repeated="3"/>
          <table:table-cell table:formula="of:=[.$L$2]*([.C157]^[.$L$3]/(2^([.$L$4]*([.C157]))))" office:value-type="float" office:value="0.24033023315747" calcext:value-type="float">
            <text:p>0.24033023315747</text:p>
          </table:table-cell>
        </table:table-row>
        <table:table-row table:style-name="ro1">
          <table:table-cell office:value-type="float" office:value="-975.891489208155" calcext:value-type="float">
            <text:p>-975.891489208155</text:p>
          </table:table-cell>
          <table:table-cell office:value-type="float" office:value="2.31699385466833" calcext:value-type="float">
            <text:p>2.31699385466833</text:p>
          </table:table-cell>
          <table:table-cell office:value-type="float" office:value="3.90033469556422" calcext:value-type="float">
            <text:p>3.90033469556422</text:p>
          </table:table-cell>
          <table:table-cell/>
          <table:table-cell table:formula="of:=[.B158]*87623823" office:value-type="float" office:value="203023859.413545" calcext:value-type="float">
            <text:p>203023859.413545</text:p>
          </table:table-cell>
          <table:table-cell table:formula="of:=[.C158]*127" office:value-type="float" office:value="495.342506336656" calcext:value-type="float">
            <text:p>495.342506336656</text:p>
          </table:table-cell>
          <table:table-cell table:formula="of:=((1.27814 *([.C158])^(0.252439))-0.885932)*26" office:value-type="float" office:value="23.82217043293" calcext:value-type="float">
            <text:p>23.82217043293</text:p>
          </table:table-cell>
          <table:table-cell table:formula="of:=(([.G158])^(0.25*0.5))*37" office:value-type="float" office:value="54.9951498818477" calcext:value-type="float">
            <text:p>54.9951498818477</text:p>
          </table:table-cell>
          <table:table-cell table:formula="of:=(([.G158])^(0.25*0.5))*12" office:value-type="float" office:value="17.8362648265452" calcext:value-type="float">
            <text:p>17.8362648265452</text:p>
          </table:table-cell>
          <table:table-cell table:number-columns-repeated="3"/>
          <table:table-cell table:formula="of:=[.$L$2]*([.C158]^[.$L$3]/(2^([.$L$4]*([.C158]))))" office:value-type="float" office:value="0.238801100554282" calcext:value-type="float">
            <text:p>0.238801100554282</text:p>
          </table:table-cell>
        </table:table-row>
        <table:table-row table:style-name="ro1">
          <table:table-cell office:value-type="float" office:value="-995.855784618466" calcext:value-type="float">
            <text:p>-995.855784618466</text:p>
          </table:table-cell>
          <table:table-cell office:value-type="float" office:value="2.30949860605005" calcext:value-type="float">
            <text:p>2.30949860605005</text:p>
          </table:table-cell>
          <table:table-cell office:value-type="float" office:value="3.90707546544115" calcext:value-type="float">
            <text:p>3.90707546544115</text:p>
          </table:table-cell>
          <table:table-cell/>
          <table:table-cell table:formula="of:=[.B159]*87623823" office:value-type="float" office:value="202367097.075276" calcext:value-type="float">
            <text:p>202367097.075276</text:p>
          </table:table-cell>
          <table:table-cell table:formula="of:=[.C159]*127" office:value-type="float" office:value="496.198584111026" calcext:value-type="float">
            <text:p>496.198584111026</text:p>
          </table:table-cell>
          <table:table-cell table:formula="of:=((1.27814 *([.C159])^(0.252439))-0.885932)*26" office:value-type="float" office:value="23.8425996940555" calcext:value-type="float">
            <text:p>23.8425996940555</text:p>
          </table:table-cell>
          <table:table-cell table:formula="of:=(([.G159])^(0.25*0.5))*37" office:value-type="float" office:value="55.0010429688069" calcext:value-type="float">
            <text:p>55.0010429688069</text:p>
          </table:table-cell>
          <table:table-cell table:formula="of:=(([.G159])^(0.25*0.5))*12" office:value-type="float" office:value="17.8381760979914" calcext:value-type="float">
            <text:p>17.8381760979914</text:p>
          </table:table-cell>
          <table:table-cell table:number-columns-repeated="3"/>
          <table:table-cell table:formula="of:=[.$L$2]*([.C159]^[.$L$3]/(2^([.$L$4]*([.C159]))))" office:value-type="float" office:value="0.237398419337311" calcext:value-type="float">
            <text:p>0.237398419337311</text:p>
          </table:table-cell>
        </table:table-row>
        <table:table-row table:style-name="ro1">
          <table:table-cell office:value-type="float" office:value="-1018.66875969664" calcext:value-type="float">
            <text:p>-1018.66875969664</text:p>
          </table:table-cell>
          <table:table-cell office:value-type="float" office:value="2.30093767022779" calcext:value-type="float">
            <text:p>2.30093767022779</text:p>
          </table:table-cell>
          <table:table-cell office:value-type="float" office:value="3.91481569926255" calcext:value-type="float">
            <text:p>3.91481569926255</text:p>
          </table:table-cell>
          <table:table-cell/>
          <table:table-cell table:formula="of:=[.B160]*87623823" office:value-type="float" office:value="201616955.150072" calcext:value-type="float">
            <text:p>201616955.150072</text:p>
          </table:table-cell>
          <table:table-cell table:formula="of:=[.C160]*127" office:value-type="float" office:value="497.181593806344" calcext:value-type="float">
            <text:p>497.181593806344</text:p>
          </table:table-cell>
          <table:table-cell table:formula="of:=((1.27814 *([.C160])^(0.252439))-0.885932)*26" office:value-type="float" office:value="23.8660255594709" calcext:value-type="float">
            <text:p>23.8660255594709</text:p>
          </table:table-cell>
          <table:table-cell table:formula="of:=(([.G160])^(0.25*0.5))*37" office:value-type="float" office:value="55.007795029948" calcext:value-type="float">
            <text:p>55.007795029948</text:p>
          </table:table-cell>
          <table:table-cell table:formula="of:=(([.G160])^(0.25*0.5))*12" office:value-type="float" office:value="17.8403659556588" calcext:value-type="float">
            <text:p>17.8403659556588</text:p>
          </table:table-cell>
          <table:table-cell table:number-columns-repeated="3"/>
          <table:table-cell table:formula="of:=[.$L$2]*([.C160]^[.$L$3]/(2^([.$L$4]*([.C160]))))" office:value-type="float" office:value="0.235796188619293" calcext:value-type="float">
            <text:p>0.235796188619293</text:p>
          </table:table-cell>
        </table:table-row>
        <table:table-row table:style-name="ro1">
          <table:table-cell office:value-type="float" office:value="-1058.46629114431" calcext:value-type="float">
            <text:p>-1058.46629114431</text:p>
          </table:table-cell>
          <table:table-cell office:value-type="float" office:value="2.28596860254883" calcext:value-type="float">
            <text:p>2.28596860254883</text:p>
          </table:table-cell>
          <table:table-cell office:value-type="float" office:value="3.92859501799974" calcext:value-type="float">
            <text:p>3.92859501799974</text:p>
          </table:table-cell>
          <table:table-cell/>
          <table:table-cell table:formula="of:=[.B161]*87623823" office:value-type="float" office:value="200305308.213296" calcext:value-type="float">
            <text:p>200305308.213296</text:p>
          </table:table-cell>
          <table:table-cell table:formula="of:=[.C161]*127" office:value-type="float" office:value="498.931567285967" calcext:value-type="float">
            <text:p>498.931567285967</text:p>
          </table:table-cell>
          <table:table-cell table:formula="of:=((1.27814 *([.C161])^(0.252439))-0.885932)*26" office:value-type="float" office:value="23.9076432070103" calcext:value-type="float">
            <text:p>23.9076432070103</text:p>
          </table:table-cell>
          <table:table-cell table:formula="of:=(([.G161])^(0.25*0.5))*37" office:value-type="float" office:value="55.0197762372194" calcext:value-type="float">
            <text:p>55.0197762372194</text:p>
          </table:table-cell>
          <table:table-cell table:formula="of:=(([.G161])^(0.25*0.5))*12" office:value-type="float" office:value="17.8442517526117" calcext:value-type="float">
            <text:p>17.8442517526117</text:p>
          </table:table-cell>
          <table:table-cell table:number-columns-repeated="3"/>
          <table:table-cell table:formula="of:=[.$L$2]*([.C161]^[.$L$3]/(2^([.$L$4]*([.C161]))))" office:value-type="float" office:value="0.232966076201207" calcext:value-type="float">
            <text:p>0.232966076201207</text:p>
          </table:table-cell>
        </table:table-row>
        <table:table-row table:style-name="ro1">
          <table:table-cell office:value-type="float" office:value="-1083.86716961339" calcext:value-type="float">
            <text:p>-1083.86716961339</text:p>
          </table:table-cell>
          <table:table-cell office:value-type="float" office:value="2.27640208519184" calcext:value-type="float">
            <text:p>2.27640208519184</text:p>
          </table:table-cell>
          <table:table-cell office:value-type="float" office:value="3.93735129682979" calcext:value-type="float">
            <text:p>3.93735129682979</text:p>
          </table:table-cell>
          <table:table-cell/>
          <table:table-cell table:formula="of:=[.B162]*87623823" office:value-type="float" office:value="199467053.389681" calcext:value-type="float">
            <text:p>199467053.389681</text:p>
          </table:table-cell>
          <table:table-cell table:formula="of:=[.C162]*127" office:value-type="float" office:value="500.043614697383" calcext:value-type="float">
            <text:p>500.043614697383</text:p>
          </table:table-cell>
          <table:table-cell table:formula="of:=((1.27814 *([.C162])^(0.252439))-0.885932)*26" office:value-type="float" office:value="23.9340331050957" calcext:value-type="float">
            <text:p>23.9340331050957</text:p>
          </table:table-cell>
          <table:table-cell table:formula="of:=(([.G162])^(0.25*0.5))*37" office:value-type="float" office:value="55.0273641117783" calcext:value-type="float">
            <text:p>55.0273641117783</text:p>
          </table:table-cell>
          <table:table-cell table:formula="of:=(([.G162])^(0.25*0.5))*12" office:value-type="float" office:value="17.8467126849011" calcext:value-type="float">
            <text:p>17.8467126849011</text:p>
          </table:table-cell>
          <table:table-cell table:number-columns-repeated="3"/>
          <table:table-cell table:formula="of:=[.$L$2]*([.C162]^[.$L$3]/(2^([.$L$4]*([.C162]))))" office:value-type="float" office:value="0.231182356701705" calcext:value-type="float">
            <text:p>0.231182356701705</text:p>
          </table:table-cell>
        </table:table-row>
        <table:table-row table:style-name="ro1">
          <table:table-cell office:value-type="float" office:value="-1107.67792430986" calcext:value-type="float">
            <text:p>-1107.67792430986</text:p>
          </table:table-cell>
          <table:table-cell office:value-type="float" office:value="2.26743170337601" calcext:value-type="float">
            <text:p>2.26743170337601</text:p>
          </table:table-cell>
          <table:table-cell office:value-type="float" office:value="3.94562254625401" calcext:value-type="float">
            <text:p>3.94562254625401</text:p>
          </table:table-cell>
          <table:table-cell/>
          <table:table-cell table:formula="of:=[.B163]*87623823" office:value-type="float" office:value="198681034.241208" calcext:value-type="float">
            <text:p>198681034.241208</text:p>
          </table:table-cell>
          <table:table-cell table:formula="of:=[.C163]*127" office:value-type="float" office:value="501.094063374259" calcext:value-type="float">
            <text:p>501.094063374259</text:p>
          </table:table-cell>
          <table:table-cell table:formula="of:=((1.27814 *([.C163])^(0.252439))-0.885932)*26" office:value-type="float" office:value="23.9589209444422" calcext:value-type="float">
            <text:p>23.9589209444422</text:p>
          </table:table-cell>
          <table:table-cell table:formula="of:=(([.G163])^(0.25*0.5))*37" office:value-type="float" office:value="55.0345133955891" calcext:value-type="float">
            <text:p>55.0345133955891</text:p>
          </table:table-cell>
          <table:table-cell table:formula="of:=(([.G163])^(0.25*0.5))*12" office:value-type="float" office:value="17.8490313715424" calcext:value-type="float">
            <text:p>17.8490313715424</text:p>
          </table:table-cell>
          <table:table-cell table:number-columns-repeated="3"/>
          <table:table-cell table:formula="of:=[.$L$2]*([.C163]^[.$L$3]/(2^([.$L$4]*([.C163]))))" office:value-type="float" office:value="0.229507901246329" calcext:value-type="float">
            <text:p>0.229507901246329</text:p>
          </table:table-cell>
        </table:table-row>
        <table:table-row table:style-name="ro1">
          <table:table-cell office:value-type="float" office:value="-1146.09872826801" calcext:value-type="float">
            <text:p>-1146.09872826801</text:p>
          </table:table-cell>
          <table:table-cell office:value-type="float" office:value="2.2529506802505" calcext:value-type="float">
            <text:p>2.2529506802505</text:p>
          </table:table-cell>
          <table:table-cell office:value-type="float" office:value="3.95911654336981" calcext:value-type="float">
            <text:p>3.95911654336981</text:p>
          </table:table-cell>
          <table:table-cell/>
          <table:table-cell table:formula="of:=[.B164]*87623823" office:value-type="float" office:value="197412151.633999" calcext:value-type="float">
            <text:p>197412151.633999</text:p>
          </table:table-cell>
          <table:table-cell table:formula="of:=[.C164]*127" office:value-type="float" office:value="502.807801007966" calcext:value-type="float">
            <text:p>502.807801007966</text:p>
          </table:table-cell>
          <table:table-cell table:formula="of:=((1.27814 *([.C164])^(0.252439))-0.885932)*26" office:value-type="float" office:value="23.9994402218245" calcext:value-type="float">
            <text:p>23.9994402218245</text:p>
          </table:table-cell>
          <table:table-cell table:formula="of:=(([.G164])^(0.25*0.5))*37" office:value-type="float" office:value="55.0461390783384" calcext:value-type="float">
            <text:p>55.0461390783384</text:p>
          </table:table-cell>
          <table:table-cell table:formula="of:=(([.G164])^(0.25*0.5))*12" office:value-type="float" office:value="17.8528018632449" calcext:value-type="float">
            <text:p>17.8528018632449</text:p>
          </table:table-cell>
          <table:table-cell table:number-columns-repeated="3"/>
          <table:table-cell table:formula="of:=[.$L$2]*([.C164]^[.$L$3]/(2^([.$L$4]*([.C164]))))" office:value-type="float" office:value="0.226797856085733" calcext:value-type="float">
            <text:p>0.226797856085733</text:p>
          </table:table-cell>
        </table:table-row>
        <table:table-row table:style-name="ro1">
          <table:table-cell office:value-type="float" office:value="-1177.73157895667" calcext:value-type="float">
            <text:p>-1177.73157895667</text:p>
          </table:table-cell>
          <table:table-cell office:value-type="float" office:value="2.24102444226706" calcext:value-type="float">
            <text:p>2.24102444226706</text:p>
          </table:table-cell>
          <table:table-cell office:value-type="float" office:value="3.97024730936711" calcext:value-type="float">
            <text:p>3.97024730936711</text:p>
          </table:table-cell>
          <table:table-cell/>
          <table:table-cell table:formula="of:=[.B165]*87623823" office:value-type="float" office:value="196367129.067883" calcext:value-type="float">
            <text:p>196367129.067883</text:p>
          </table:table-cell>
          <table:table-cell table:formula="of:=[.C165]*127" office:value-type="float" office:value="504.221408289623" calcext:value-type="float">
            <text:p>504.221408289623</text:p>
          </table:table-cell>
          <table:table-cell table:formula="of:=((1.27814 *([.C165])^(0.252439))-0.885932)*26" office:value-type="float" office:value="24.032785644863" calcext:value-type="float">
            <text:p>24.032785644863</text:p>
          </table:table-cell>
          <table:table-cell table:formula="of:=(([.G165])^(0.25*0.5))*37" office:value-type="float" office:value="55.0556935823764" calcext:value-type="float">
            <text:p>55.0556935823764</text:p>
          </table:table-cell>
          <table:table-cell table:formula="of:=(([.G165])^(0.25*0.5))*12" office:value-type="float" office:value="17.8559006213113" calcext:value-type="float">
            <text:p>17.8559006213113</text:p>
          </table:table-cell>
          <table:table-cell table:number-columns-repeated="3"/>
          <table:table-cell table:formula="of:=[.$L$2]*([.C165]^[.$L$3]/(2^([.$L$4]*([.C165]))))" office:value-type="float" office:value="0.224582599242345" calcext:value-type="float">
            <text:p>0.224582599242345</text:p>
          </table:table-cell>
        </table:table-row>
        <table:table-row table:style-name="ro1">
          <table:table-cell office:value-type="float" office:value="-1202.56673238509" calcext:value-type="float">
            <text:p>-1202.56673238509</text:p>
          </table:table-cell>
          <table:table-cell office:value-type="float" office:value="2.23165942416117" calcext:value-type="float">
            <text:p>2.23165942416117</text:p>
          </table:table-cell>
          <table:table-cell office:value-type="float" office:value="3.9790676403449" calcext:value-type="float">
            <text:p>3.9790676403449</text:p>
          </table:table-cell>
          <table:table-cell/>
          <table:table-cell table:formula="of:=[.B166]*87623823" office:value-type="float" office:value="195546530.37898" calcext:value-type="float">
            <text:p>195546530.37898</text:p>
          </table:table-cell>
          <table:table-cell table:formula="of:=[.C166]*127" office:value-type="float" office:value="505.341590323802" calcext:value-type="float">
            <text:p>505.341590323802</text:p>
          </table:table-cell>
          <table:table-cell table:formula="of:=((1.27814 *([.C166])^(0.252439))-0.885932)*26" office:value-type="float" office:value="24.0591598958557" calcext:value-type="float">
            <text:p>24.0591598958557</text:p>
          </table:table-cell>
          <table:table-cell table:formula="of:=(([.G166])^(0.25*0.5))*37" office:value-type="float" office:value="55.0632424159467" calcext:value-type="float">
            <text:p>55.0632424159467</text:p>
          </table:table-cell>
          <table:table-cell table:formula="of:=(([.G166])^(0.25*0.5))*12" office:value-type="float" office:value="17.8583488916584" calcext:value-type="float">
            <text:p>17.8583488916584</text:p>
          </table:table-cell>
          <table:table-cell table:number-columns-repeated="3"/>
          <table:table-cell table:formula="of:=[.$L$2]*([.C166]^[.$L$3]/(2^([.$L$4]*([.C166]))))" office:value-type="float" office:value="0.222840055992162" calcext:value-type="float">
            <text:p>0.222840055992162</text:p>
          </table:table-cell>
        </table:table-row>
        <table:table-row table:style-name="ro1">
          <table:table-cell office:value-type="float" office:value="-1223.69318782804" calcext:value-type="float">
            <text:p>-1223.69318782804</text:p>
          </table:table-cell>
          <table:table-cell office:value-type="float" office:value="2.22369347787563" calcext:value-type="float">
            <text:p>2.22369347787563</text:p>
          </table:table-cell>
          <table:table-cell office:value-type="float" office:value="3.98659155028254" calcext:value-type="float">
            <text:p>3.98659155028254</text:p>
          </table:table-cell>
          <table:table-cell/>
          <table:table-cell table:formula="of:=[.B167]*87623823" office:value-type="float" office:value="194848523.711629" calcext:value-type="float">
            <text:p>194848523.711629</text:p>
          </table:table-cell>
          <table:table-cell table:formula="of:=[.C167]*127" office:value-type="float" office:value="506.297126885883" calcext:value-type="float">
            <text:p>506.297126885883</text:p>
          </table:table-cell>
          <table:table-cell table:formula="of:=((1.27814 *([.C167])^(0.252439))-0.885932)*26" office:value-type="float" office:value="24.081623113849" calcext:value-type="float">
            <text:p>24.081623113849</text:p>
          </table:table-cell>
          <table:table-cell table:formula="of:=(([.G167])^(0.25*0.5))*37" office:value-type="float" office:value="55.0696661266627" calcext:value-type="float">
            <text:p>55.0696661266627</text:p>
          </table:table-cell>
          <table:table-cell table:formula="of:=(([.G167])^(0.25*0.5))*12" office:value-type="float" office:value="17.860432257296" calcext:value-type="float">
            <text:p>17.860432257296</text:p>
          </table:table-cell>
          <table:table-cell table:number-columns-repeated="3"/>
          <table:table-cell table:formula="of:=[.$L$2]*([.C167]^[.$L$3]/(2^([.$L$4]*([.C167]))))" office:value-type="float" office:value="0.221362603497327" calcext:value-type="float">
            <text:p>0.221362603497327</text:p>
          </table:table-cell>
        </table:table-row>
        <table:table-row table:style-name="ro1">
          <table:table-cell office:value-type="float" office:value="-1247.78064326439" calcext:value-type="float">
            <text:p>-1247.78064326439</text:p>
          </table:table-cell>
          <table:table-cell office:value-type="float" office:value="2.21461754345127" calcext:value-type="float">
            <text:p>2.21461754345127</text:p>
          </table:table-cell>
          <table:table-cell office:value-type="float" office:value="3.99521687971071" calcext:value-type="float">
            <text:p>3.99521687971071</text:p>
          </table:table-cell>
          <table:table-cell/>
          <table:table-cell table:formula="of:=[.B168]*87623823" office:value-type="float" office:value="194053255.640069" calcext:value-type="float">
            <text:p>194053255.640069</text:p>
          </table:table-cell>
          <table:table-cell table:formula="of:=[.C168]*127" office:value-type="float" office:value="507.39254372326" calcext:value-type="float">
            <text:p>507.39254372326</text:p>
          </table:table-cell>
          <table:table-cell table:formula="of:=((1.27814 *([.C168])^(0.252439))-0.885932)*26" office:value-type="float" office:value="24.1073357474747" calcext:value-type="float">
            <text:p>24.1073357474747</text:p>
          </table:table-cell>
          <table:table-cell table:formula="of:=(([.G168])^(0.25*0.5))*37" office:value-type="float" office:value="55.0770126265855" calcext:value-type="float">
            <text:p>55.0770126265855</text:p>
          </table:table-cell>
          <table:table-cell table:formula="of:=(([.G168])^(0.25*0.5))*12" office:value-type="float" office:value="17.8628149059196" calcext:value-type="float">
            <text:p>17.8628149059196</text:p>
          </table:table-cell>
          <table:table-cell table:number-columns-repeated="3"/>
          <table:table-cell table:formula="of:=[.$L$2]*([.C168]^[.$L$3]/(2^([.$L$4]*([.C168]))))" office:value-type="float" office:value="0.219678990512994" calcext:value-type="float">
            <text:p>0.219678990512994</text:p>
          </table:table-cell>
        </table:table-row>
        <table:table-row table:style-name="ro1">
          <table:table-cell office:value-type="float" office:value="-1267.92869944406" calcext:value-type="float">
            <text:p>-1267.92869944406</text:p>
          </table:table-cell>
          <table:table-cell office:value-type="float" office:value="2.20702099698095" calcext:value-type="float">
            <text:p>2.20702099698095</text:p>
          </table:table-cell>
          <table:table-cell office:value-type="float" office:value="4.00248050063659" calcext:value-type="float">
            <text:p>4.00248050063659</text:p>
          </table:table-cell>
          <table:table-cell/>
          <table:table-cell table:formula="of:=[.B169]*87623823" office:value-type="float" office:value="193387617.196742" calcext:value-type="float">
            <text:p>193387617.196742</text:p>
          </table:table-cell>
          <table:table-cell table:formula="of:=[.C169]*127" office:value-type="float" office:value="508.315023580847" calcext:value-type="float">
            <text:p>508.315023580847</text:p>
          </table:table-cell>
          <table:table-cell table:formula="of:=((1.27814 *([.C169])^(0.252439))-0.885932)*26" office:value-type="float" office:value="24.1289568763536" calcext:value-type="float">
            <text:p>24.1289568763536</text:p>
          </table:table-cell>
          <table:table-cell table:formula="of:=(([.G169])^(0.25*0.5))*37" office:value-type="float" office:value="55.0831848152366" calcext:value-type="float">
            <text:p>55.0831848152366</text:p>
          </table:table-cell>
          <table:table-cell table:formula="of:=(([.G169])^(0.25*0.5))*12" office:value-type="float" office:value="17.8648166968335" calcext:value-type="float">
            <text:p>17.8648166968335</text:p>
          </table:table-cell>
          <table:table-cell table:number-columns-repeated="3"/>
          <table:table-cell table:formula="of:=[.$L$2]*([.C169]^[.$L$3]/(2^([.$L$4]*([.C169]))))" office:value-type="float" office:value="0.218269532589149" calcext:value-type="float">
            <text:p>0.218269532589149</text:p>
          </table:table-cell>
        </table:table-row>
        <table:table-row table:style-name="ro1">
          <table:table-cell office:value-type="float" office:value="-1294.59373421534" calcext:value-type="float">
            <text:p>-1294.59373421534</text:p>
          </table:table-cell>
          <table:table-cell office:value-type="float" office:value="2.19697518856455" calcext:value-type="float">
            <text:p>2.19697518856455</text:p>
          </table:table-cell>
          <table:table-cell office:value-type="float" office:value="4.01211302050506" calcext:value-type="float">
            <text:p>4.01211302050506</text:p>
          </table:table-cell>
          <table:table-cell/>
          <table:table-cell table:formula="of:=[.B170]*87623823" office:value-type="float" office:value="192507365.058172" calcext:value-type="float">
            <text:p>192507365.058172</text:p>
          </table:table-cell>
          <table:table-cell table:formula="of:=[.C170]*127" office:value-type="float" office:value="509.538353604143" calcext:value-type="float">
            <text:p>509.538353604143</text:p>
          </table:table-cell>
          <table:table-cell table:formula="of:=((1.27814 *([.C170])^(0.252439))-0.885932)*26" office:value-type="float" office:value="24.157584150796" calcext:value-type="float">
            <text:p>24.157584150796</text:p>
          </table:table-cell>
          <table:table-cell table:formula="of:=(([.G170])^(0.25*0.5))*37" office:value-type="float" office:value="55.0913496084952" calcext:value-type="float">
            <text:p>55.0913496084952</text:p>
          </table:table-cell>
          <table:table-cell table:formula="of:=(([.G170])^(0.25*0.5))*12" office:value-type="float" office:value="17.8674647378903" calcext:value-type="float">
            <text:p>17.8674647378903</text:p>
          </table:table-cell>
          <table:table-cell table:number-columns-repeated="3"/>
          <table:table-cell table:formula="of:=[.$L$2]*([.C170]^[.$L$3]/(2^([.$L$4]*([.C170]))))" office:value-type="float" office:value="0.216412145712491" calcext:value-type="float">
            <text:p>0.216412145712491</text:p>
          </table:table-cell>
        </table:table-row>
        <table:table-row table:style-name="ro1">
          <table:table-cell office:value-type="float" office:value="-1326.11137095819" calcext:value-type="float">
            <text:p>-1326.11137095819</text:p>
          </table:table-cell>
          <table:table-cell office:value-type="float" office:value="2.18510565980594" calcext:value-type="float">
            <text:p>2.18510565980594</text:p>
          </table:table-cell>
          <table:table-cell office:value-type="float" office:value="4.02359895110835" calcext:value-type="float">
            <text:p>4.02359895110835</text:p>
          </table:table-cell>
          <table:table-cell/>
          <table:table-cell table:formula="of:=[.B171]*87623823" office:value-type="float" office:value="191467311.571134" calcext:value-type="float">
            <text:p>191467311.571134</text:p>
          </table:table-cell>
          <table:table-cell table:formula="of:=[.C171]*127" office:value-type="float" office:value="510.99706679076" calcext:value-type="float">
            <text:p>510.99706679076</text:p>
          </table:table-cell>
          <table:table-cell table:formula="of:=((1.27814 *([.C171])^(0.252439))-0.885932)*26" office:value-type="float" office:value="24.1916525693737" calcext:value-type="float">
            <text:p>24.1916525693737</text:p>
          </table:table-cell>
          <table:table-cell table:formula="of:=(([.G171])^(0.25*0.5))*37" office:value-type="float" office:value="55.1010552466783" calcext:value-type="float">
            <text:p>55.1010552466783</text:p>
          </table:table-cell>
          <table:table-cell table:formula="of:=(([.G171])^(0.25*0.5))*12" office:value-type="float" office:value="17.8706125124362" calcext:value-type="float">
            <text:p>17.8706125124362</text:p>
          </table:table-cell>
          <table:table-cell table:number-columns-repeated="3"/>
          <table:table-cell table:formula="of:=[.$L$2]*([.C171]^[.$L$3]/(2^([.$L$4]*([.C171]))))" office:value-type="float" office:value="0.214214797301587" calcext:value-type="float">
            <text:p>0.214214797301587</text:p>
          </table:table-cell>
        </table:table-row>
        <table:table-row table:style-name="ro1">
          <table:table-cell office:value-type="float" office:value="-1347.91552062039" calcext:value-type="float">
            <text:p>-1347.91552062039</text:p>
          </table:table-cell>
          <table:table-cell office:value-type="float" office:value="2.17688362180803" calcext:value-type="float">
            <text:p>2.17688362180803</text:p>
          </table:table-cell>
          <table:table-cell office:value-type="float" office:value="4.03165292234295" calcext:value-type="float">
            <text:p>4.03165292234295</text:p>
          </table:table-cell>
          <table:table-cell/>
          <table:table-cell table:formula="of:=[.B172]*87623823" office:value-type="float" office:value="190746865.168906" calcext:value-type="float">
            <text:p>190746865.168906</text:p>
          </table:table-cell>
          <table:table-cell table:formula="of:=[.C172]*127" office:value-type="float" office:value="512.019921137555" calcext:value-type="float">
            <text:p>512.019921137555</text:p>
          </table:table-cell>
          <table:table-cell table:formula="of:=((1.27814 *([.C172])^(0.252439))-0.885932)*26" office:value-type="float" office:value="24.215498114898" calcext:value-type="float">
            <text:p>24.215498114898</text:p>
          </table:table-cell>
          <table:table-cell table:formula="of:=(([.G172])^(0.25*0.5))*37" office:value-type="float" office:value="55.1078414121378" calcext:value-type="float">
            <text:p>55.1078414121378</text:p>
          </table:table-cell>
          <table:table-cell table:formula="of:=(([.G172])^(0.25*0.5))*12" office:value-type="float" office:value="17.8728134309636" calcext:value-type="float">
            <text:p>17.8728134309636</text:p>
          </table:table-cell>
          <table:table-cell table:number-columns-repeated="3"/>
          <table:table-cell table:formula="of:=[.$L$2]*([.C172]^[.$L$3]/(2^([.$L$4]*([.C172]))))" office:value-type="float" office:value="0.21268526159737" calcext:value-type="float">
            <text:p>0.21268526159737</text:p>
          </table:table-cell>
        </table:table-row>
        <table:table-row table:style-name="ro1">
          <table:table-cell office:value-type="float" office:value="-1366.41004451593" calcext:value-type="float">
            <text:p>-1366.41004451593</text:p>
          </table:table-cell>
          <table:table-cell office:value-type="float" office:value="2.1699069007071" calcext:value-type="float">
            <text:p>2.1699069007071</text:p>
          </table:table-cell>
          <table:table-cell office:value-type="float" office:value="4.03847643476164" calcext:value-type="float">
            <text:p>4.03847643476164</text:p>
          </table:table-cell>
          <table:table-cell/>
          <table:table-cell table:formula="of:=[.B173]*87623823" office:value-type="float" office:value="190135538.194038" calcext:value-type="float">
            <text:p>190135538.194038</text:p>
          </table:table-cell>
          <table:table-cell table:formula="of:=[.C173]*127" office:value-type="float" office:value="512.886507214728" calcext:value-type="float">
            <text:p>512.886507214728</text:p>
          </table:table-cell>
          <table:table-cell table:formula="of:=((1.27814 *([.C173])^(0.252439))-0.885932)*26" office:value-type="float" office:value="24.2356727678901" calcext:value-type="float">
            <text:p>24.2356727678901</text:p>
          </table:table-cell>
          <table:table-cell table:formula="of:=(([.G173])^(0.25*0.5))*37" office:value-type="float" office:value="55.113578319475" calcext:value-type="float">
            <text:p>55.113578319475</text:p>
          </table:table-cell>
          <table:table-cell table:formula="of:=(([.G173])^(0.25*0.5))*12" office:value-type="float" office:value="17.8746740495595" calcext:value-type="float">
            <text:p>17.8746740495595</text:p>
          </table:table-cell>
          <table:table-cell table:number-columns-repeated="3"/>
          <table:table-cell table:formula="of:=[.$L$2]*([.C173]^[.$L$3]/(2^([.$L$4]*([.C173]))))" office:value-type="float" office:value="0.211396631682717" calcext:value-type="float">
            <text:p>0.211396631682717</text:p>
          </table:table-cell>
        </table:table-row>
        <table:table-row table:style-name="ro1">
          <table:table-cell office:value-type="float" office:value="-1391.09127114379" calcext:value-type="float">
            <text:p>-1391.09127114379</text:p>
          </table:table-cell>
          <table:table-cell office:value-type="float" office:value="2.16060177196693" calcext:value-type="float">
            <text:p>2.16060177196693</text:p>
          </table:table-cell>
          <table:table-cell office:value-type="float" office:value="4.04760860847767" calcext:value-type="float">
            <text:p>4.04760860847767</text:p>
          </table:table-cell>
          <table:table-cell/>
          <table:table-cell table:formula="of:=[.B174]*87623823" office:value-type="float" office:value="189320187.240317" calcext:value-type="float">
            <text:p>189320187.240317</text:p>
          </table:table-cell>
          <table:table-cell table:formula="of:=[.C174]*127" office:value-type="float" office:value="514.046293276664" calcext:value-type="float">
            <text:p>514.046293276664</text:p>
          </table:table-cell>
          <table:table-cell table:formula="of:=((1.27814 *([.C174])^(0.252439))-0.885932)*26" office:value-type="float" office:value="24.2626334602164" calcext:value-type="float">
            <text:p>24.2626334602164</text:p>
          </table:table-cell>
          <table:table-cell table:formula="of:=(([.G174])^(0.25*0.5))*37" office:value-type="float" office:value="55.1212383995627" calcext:value-type="float">
            <text:p>55.1212383995627</text:p>
          </table:table-cell>
          <table:table-cell table:formula="of:=(([.G174])^(0.25*0.5))*12" office:value-type="float" office:value="17.8771583998582" calcext:value-type="float">
            <text:p>17.8771583998582</text:p>
          </table:table-cell>
          <table:table-cell table:number-columns-repeated="3"/>
          <table:table-cell table:formula="of:=[.$L$2]*([.C174]^[.$L$3]/(2^([.$L$4]*([.C174]))))" office:value-type="float" office:value="0.209682343789425" calcext:value-type="float">
            <text:p>0.209682343789425</text:p>
          </table:table-cell>
        </table:table-row>
        <table:table-row table:style-name="ro1">
          <table:table-cell office:value-type="float" office:value="-1424.23349589632" calcext:value-type="float">
            <text:p>-1424.23349589632</text:p>
          </table:table-cell>
          <table:table-cell office:value-type="float" office:value="2.14811195959754" calcext:value-type="float">
            <text:p>2.14811195959754</text:p>
          </table:table-cell>
          <table:table-cell office:value-type="float" office:value="4.05996762186869" calcext:value-type="float">
            <text:p>4.05996762186869</text:p>
          </table:table-cell>
          <table:table-cell/>
          <table:table-cell table:formula="of:=[.B175]*87623823" office:value-type="float" office:value="188225782.131958" calcext:value-type="float">
            <text:p>188225782.131958</text:p>
          </table:table-cell>
          <table:table-cell table:formula="of:=[.C175]*127" office:value-type="float" office:value="515.615887977324" calcext:value-type="float">
            <text:p>515.615887977324</text:p>
          </table:table-cell>
          <table:table-cell table:formula="of:=((1.27814 *([.C175])^(0.252439))-0.885932)*26" office:value-type="float" office:value="24.2990483531507" calcext:value-type="float">
            <text:p>24.2990483531507</text:p>
          </table:table-cell>
          <table:table-cell table:formula="of:=(([.G175])^(0.25*0.5))*37" office:value-type="float" office:value="55.1315727951865" calcext:value-type="float">
            <text:p>55.1315727951865</text:p>
          </table:table-cell>
          <table:table-cell table:formula="of:=(([.G175])^(0.25*0.5))*12" office:value-type="float" office:value="17.8805100957361" calcext:value-type="float">
            <text:p>17.8805100957361</text:p>
          </table:table-cell>
          <table:table-cell table:number-columns-repeated="3"/>
          <table:table-cell table:formula="of:=[.$L$2]*([.C175]^[.$L$3]/(2^([.$L$4]*([.C175]))))" office:value-type="float" office:value="0.207381071155053" calcext:value-type="float">
            <text:p>0.207381071155053</text:p>
          </table:table-cell>
        </table:table-row>
        <table:table-row table:style-name="ro1">
          <table:table-cell office:value-type="float" office:value="-1445.49466601346" calcext:value-type="float">
            <text:p>-1445.49466601346</text:p>
          </table:table-cell>
          <table:table-cell office:value-type="float" office:value="2.1400889971339" calcext:value-type="float">
            <text:p>2.1400889971339</text:p>
          </table:table-cell>
          <table:table-cell office:value-type="float" office:value="4.06801495925578" calcext:value-type="float">
            <text:p>4.06801495925578</text:p>
          </table:table-cell>
          <table:table-cell/>
          <table:table-cell table:formula="of:=[.B176]*87623823" office:value-type="float" office:value="187522779.489108" calcext:value-type="float">
            <text:p>187522779.489108</text:p>
          </table:table-cell>
          <table:table-cell table:formula="of:=[.C176]*127" office:value-type="float" office:value="516.637899825484" calcext:value-type="float">
            <text:p>516.637899825484</text:p>
          </table:table-cell>
          <table:table-cell table:formula="of:=((1.27814 *([.C176])^(0.252439))-0.885932)*26" office:value-type="float" office:value="24.3227146979377" calcext:value-type="float">
            <text:p>24.3227146979377</text:p>
          </table:table-cell>
          <table:table-cell table:formula="of:=(([.G176])^(0.25*0.5))*37" office:value-type="float" office:value="55.1382819425954" calcext:value-type="float">
            <text:p>55.1382819425954</text:p>
          </table:table-cell>
          <table:table-cell table:formula="of:=(([.G176])^(0.25*0.5))*12" office:value-type="float" office:value="17.8826860354363" calcext:value-type="float">
            <text:p>17.8826860354363</text:p>
          </table:table-cell>
          <table:table-cell table:number-columns-repeated="3"/>
          <table:table-cell table:formula="of:=[.$L$2]*([.C176]^[.$L$3]/(2^([.$L$4]*([.C176]))))" office:value-type="float" office:value="0.205894182467235" calcext:value-type="float">
            <text:p>0.205894182467235</text:p>
          </table:table-cell>
        </table:table-row>
        <table:table-row table:style-name="ro1">
          <table:table-cell office:value-type="float" office:value="-1482.6084913595" calcext:value-type="float">
            <text:p>-1482.6084913595</text:p>
          </table:table-cell>
          <table:table-cell office:value-type="float" office:value="2.12608381334623" calcext:value-type="float">
            <text:p>2.12608381334623</text:p>
          </table:table-cell>
          <table:table-cell office:value-type="float" office:value="4.08199456627476" calcext:value-type="float">
            <text:p>4.08199456627476</text:p>
          </table:table-cell>
          <table:table-cell/>
          <table:table-cell table:formula="of:=[.B177]*87623823" office:value-type="float" office:value="186295591.743815" calcext:value-type="float">
            <text:p>186295591.743815</text:p>
          </table:table-cell>
          <table:table-cell table:formula="of:=[.C177]*127" office:value-type="float" office:value="518.413309916895" calcext:value-type="float">
            <text:p>518.413309916895</text:p>
          </table:table-cell>
          <table:table-cell table:formula="of:=((1.27814 *([.C177])^(0.252439))-0.885932)*26" office:value-type="float" office:value="24.3637441274967" calcext:value-type="float">
            <text:p>24.3637441274967</text:p>
          </table:table-cell>
          <table:table-cell table:formula="of:=(([.G177])^(0.25*0.5))*37" office:value-type="float" office:value="55.1498998091131" calcext:value-type="float">
            <text:p>55.1498998091131</text:p>
          </table:table-cell>
          <table:table-cell table:formula="of:=(([.G177])^(0.25*0.5))*12" office:value-type="float" office:value="17.8864539921448" calcext:value-type="float">
            <text:p>17.8864539921448</text:p>
          </table:table-cell>
          <table:table-cell table:number-columns-repeated="3"/>
          <table:table-cell table:formula="of:=[.$L$2]*([.C177]^[.$L$3]/(2^([.$L$4]*([.C177]))))" office:value-type="float" office:value="0.203332722544768" calcext:value-type="float">
            <text:p>0.203332722544768</text:p>
          </table:table-cell>
        </table:table-row>
        <table:table-row table:style-name="ro1">
          <table:table-cell office:value-type="float" office:value="-1508.9730153413" calcext:value-type="float">
            <text:p>-1508.9730153413</text:p>
          </table:table-cell>
          <table:table-cell office:value-type="float" office:value="2.11614572488892" calcext:value-type="float">
            <text:p>2.11614572488892</text:p>
          </table:table-cell>
          <table:table-cell office:value-type="float" office:value="4.09204867143949" calcext:value-type="float">
            <text:p>4.09204867143949</text:p>
          </table:table-cell>
          <table:table-cell/>
          <table:table-cell table:formula="of:=[.B178]*87623823" office:value-type="float" office:value="185424778.439873" calcext:value-type="float">
            <text:p>185424778.439873</text:p>
          </table:table-cell>
          <table:table-cell table:formula="of:=[.C178]*127" office:value-type="float" office:value="519.690181272815" calcext:value-type="float">
            <text:p>519.690181272815</text:p>
          </table:table-cell>
          <table:table-cell table:formula="of:=((1.27814 *([.C178])^(0.252439))-0.885932)*26" office:value-type="float" office:value="24.393187517562" calcext:value-type="float">
            <text:p>24.393187517562</text:p>
          </table:table-cell>
          <table:table-cell table:formula="of:=(([.G178])^(0.25*0.5))*37" office:value-type="float" office:value="55.1582264343421" calcext:value-type="float">
            <text:p>55.1582264343421</text:p>
          </table:table-cell>
          <table:table-cell table:formula="of:=(([.G178])^(0.25*0.5))*12" office:value-type="float" office:value="17.8891545192461" calcext:value-type="float">
            <text:p>17.8891545192461</text:p>
          </table:table-cell>
          <table:table-cell table:number-columns-repeated="3"/>
          <table:table-cell table:formula="of:=[.$L$2]*([.C178]^[.$L$3]/(2^([.$L$4]*([.C178]))))" office:value-type="float" office:value="0.201507325074379" calcext:value-type="float">
            <text:p>0.201507325074379</text:p>
          </table:table-cell>
        </table:table-row>
        <table:table-row table:style-name="ro1">
          <table:table-cell office:value-type="float" office:value="-1533.99303823767" calcext:value-type="float">
            <text:p>-1533.99303823767</text:p>
          </table:table-cell>
          <table:table-cell office:value-type="float" office:value="2.10671494221314" calcext:value-type="float">
            <text:p>2.10671494221314</text:p>
          </table:table-cell>
          <table:table-cell office:value-type="float" office:value="4.10164450275293" calcext:value-type="float">
            <text:p>4.10164450275293</text:p>
          </table:table-cell>
          <table:table-cell/>
          <table:table-cell table:formula="of:=[.B179]*87623823" office:value-type="float" office:value="184598417.207939" calcext:value-type="float">
            <text:p>184598417.207939</text:p>
          </table:table-cell>
          <table:table-cell table:formula="of:=[.C179]*127" office:value-type="float" office:value="520.908851849622" calcext:value-type="float">
            <text:p>520.908851849622</text:p>
          </table:table-cell>
          <table:table-cell table:formula="of:=((1.27814 *([.C179])^(0.252439))-0.885932)*26" office:value-type="float" office:value="24.4212384594764" calcext:value-type="float">
            <text:p>24.4212384594764</text:p>
          </table:table-cell>
          <table:table-cell table:formula="of:=(([.G179])^(0.25*0.5))*37" office:value-type="float" office:value="55.1661510974393" calcext:value-type="float">
            <text:p>55.1661510974393</text:p>
          </table:table-cell>
          <table:table-cell table:formula="of:=(([.G179])^(0.25*0.5))*12" office:value-type="float" office:value="17.8917246802506" calcext:value-type="float">
            <text:p>17.8917246802506</text:p>
          </table:table-cell>
          <table:table-cell table:number-columns-repeated="3"/>
          <table:table-cell table:formula="of:=[.$L$2]*([.C179]^[.$L$3]/(2^([.$L$4]*([.C179]))))" office:value-type="float" office:value="0.199778166814604" calcext:value-type="float">
            <text:p>0.199778166814604</text:p>
          </table:table-cell>
        </table:table-row>
        <table:table-row table:style-name="ro1">
          <table:table-cell office:value-type="float" office:value="-1575.55915945184" calcext:value-type="float">
            <text:p>-1575.55915945184</text:p>
          </table:table-cell>
          <table:table-cell office:value-type="float" office:value="2.0910273631698" calcext:value-type="float">
            <text:p>2.0910273631698</text:p>
          </table:table-cell>
          <table:table-cell office:value-type="float" office:value="4.11786842617468" calcext:value-type="float">
            <text:p>4.11786842617468</text:p>
          </table:table-cell>
          <table:table-cell/>
          <table:table-cell table:formula="of:=[.B180]*87623823" office:value-type="float" office:value="183223811.558547" calcext:value-type="float">
            <text:p>183223811.558547</text:p>
          </table:table-cell>
          <table:table-cell table:formula="of:=[.C180]*127" office:value-type="float" office:value="522.969290124184" calcext:value-type="float">
            <text:p>522.969290124184</text:p>
          </table:table-cell>
          <table:table-cell table:formula="of:=((1.27814 *([.C180])^(0.252439))-0.885932)*26" office:value-type="float" office:value="24.4685535323971" calcext:value-type="float">
            <text:p>24.4685535323971</text:p>
          </table:table-cell>
          <table:table-cell table:formula="of:=(([.G180])^(0.25*0.5))*37" office:value-type="float" office:value="55.1795000347165" calcext:value-type="float">
            <text:p>55.1795000347165</text:p>
          </table:table-cell>
          <table:table-cell table:formula="of:=(([.G180])^(0.25*0.5))*12" office:value-type="float" office:value="17.8960540653135" calcext:value-type="float">
            <text:p>17.8960540653135</text:p>
          </table:table-cell>
          <table:table-cell table:number-columns-repeated="3"/>
          <table:table-cell table:formula="of:=[.$L$2]*([.C180]^[.$L$3]/(2^([.$L$4]*([.C180]))))" office:value-type="float" office:value="0.196883421161534" calcext:value-type="float">
            <text:p>0.196883421161534</text:p>
          </table:table-cell>
        </table:table-row>
        <table:table-row table:style-name="ro1">
          <table:table-cell office:value-type="float" office:value="-1599.87796673631" calcext:value-type="float">
            <text:p>-1599.87796673631</text:p>
          </table:table-cell>
          <table:table-cell office:value-type="float" office:value="2.08183387635083" calcext:value-type="float">
            <text:p>2.08183387635083</text:p>
          </table:table-cell>
          <table:table-cell office:value-type="float" office:value="4.12734986319057" calcext:value-type="float">
            <text:p>4.12734986319057</text:p>
          </table:table-cell>
          <table:table-cell/>
          <table:table-cell table:formula="of:=[.B181]*87623823" office:value-type="float" office:value="182418243.096769" calcext:value-type="float">
            <text:p>182418243.096769</text:p>
          </table:table-cell>
          <table:table-cell table:formula="of:=[.C181]*127" office:value-type="float" office:value="524.173432625202" calcext:value-type="float">
            <text:p>524.173432625202</text:p>
          </table:table-cell>
          <table:table-cell table:formula="of:=((1.27814 *([.C181])^(0.252439))-0.885932)*26" office:value-type="float" office:value="24.4961404894176" calcext:value-type="float">
            <text:p>24.4961404894176</text:p>
          </table:table-cell>
          <table:table-cell table:formula="of:=(([.G181])^(0.25*0.5))*37" office:value-type="float" office:value="55.1872726854842" calcext:value-type="float">
            <text:p>55.1872726854842</text:p>
          </table:table-cell>
          <table:table-cell table:formula="of:=(([.G181])^(0.25*0.5))*12" office:value-type="float" office:value="17.8985749250219" calcext:value-type="float">
            <text:p>17.8985749250219</text:p>
          </table:table-cell>
          <table:table-cell table:number-columns-repeated="3"/>
          <table:table-cell table:formula="of:=[.$L$2]*([.C181]^[.$L$3]/(2^([.$L$4]*([.C181]))))" office:value-type="float" office:value="0.195208349775745" calcext:value-type="float">
            <text:p>0.195208349775745</text:p>
          </table:table-cell>
        </table:table-row>
        <table:table-row table:style-name="ro1">
          <table:table-cell office:value-type="float" office:value="-1624.76873084172" calcext:value-type="float">
            <text:p>-1624.76873084172</text:p>
          </table:table-cell>
          <table:table-cell office:value-type="float" office:value="2.07242674334607" calcext:value-type="float">
            <text:p>2.07242674334607</text:p>
          </table:table-cell>
          <table:table-cell office:value-type="float" office:value="4.13713631522828" calcext:value-type="float">
            <text:p>4.13713631522828</text:p>
          </table:table-cell>
          <table:table-cell/>
          <table:table-cell table:formula="of:=[.B182]*87623823" office:value-type="float" office:value="181593954.139422" calcext:value-type="float">
            <text:p>181593954.139422</text:p>
          </table:table-cell>
          <table:table-cell table:formula="of:=[.C182]*127" office:value-type="float" office:value="525.416312033992" calcext:value-type="float">
            <text:p>525.416312033992</text:p>
          </table:table-cell>
          <table:table-cell table:formula="of:=((1.27814 *([.C182])^(0.252439))-0.885932)*26" office:value-type="float" office:value="24.5245652693491" calcext:value-type="float">
            <text:p>24.5245652693491</text:p>
          </table:table-cell>
          <table:table-cell table:formula="of:=(([.G182])^(0.25*0.5))*37" office:value-type="float" office:value="55.1952733861013" calcext:value-type="float">
            <text:p>55.1952733861013</text:p>
          </table:table-cell>
          <table:table-cell table:formula="of:=(([.G182])^(0.25*0.5))*12" office:value-type="float" office:value="17.9011697468437" calcext:value-type="float">
            <text:p>17.9011697468437</text:p>
          </table:table-cell>
          <table:table-cell table:number-columns-repeated="3"/>
          <table:table-cell table:formula="of:=[.$L$2]*([.C182]^[.$L$3]/(2^([.$L$4]*([.C182]))))" office:value-type="float" office:value="0.193492195222003" calcext:value-type="float">
            <text:p>0.193492195222003</text:p>
          </table:table-cell>
        </table:table-row>
        <table:table-row table:style-name="ro1">
          <table:table-cell office:value-type="float" office:value="-1646.84760032633" calcext:value-type="float">
            <text:p>-1646.84760032633</text:p>
          </table:table-cell>
          <table:table-cell office:value-type="float" office:value="2.06407466154148" calcext:value-type="float">
            <text:p>2.06407466154148</text:p>
          </table:table-cell>
          <table:table-cell office:value-type="float" office:value="4.14589799057124" calcext:value-type="float">
            <text:p>4.14589799057124</text:p>
          </table:table-cell>
          <table:table-cell/>
          <table:table-cell table:formula="of:=[.B183]*87623823" office:value-type="float" office:value="180862112.801696" calcext:value-type="float">
            <text:p>180862112.801696</text:p>
          </table:table-cell>
          <table:table-cell table:formula="of:=[.C183]*127" office:value-type="float" office:value="526.529044802548" calcext:value-type="float">
            <text:p>526.529044802548</text:p>
          </table:table-cell>
          <table:table-cell table:formula="of:=((1.27814 *([.C183])^(0.252439))-0.885932)*26" office:value-type="float" office:value="24.5499709679597" calcext:value-type="float">
            <text:p>24.5499709679597</text:p>
          </table:table-cell>
          <table:table-cell table:formula="of:=(([.G183])^(0.25*0.5))*37" office:value-type="float" office:value="55.2024174442072" calcext:value-type="float">
            <text:p>55.2024174442072</text:p>
          </table:table-cell>
          <table:table-cell table:formula="of:=(([.G183])^(0.25*0.5))*12" office:value-type="float" office:value="17.9034867386618" calcext:value-type="float">
            <text:p>17.9034867386618</text:p>
          </table:table-cell>
          <table:table-cell table:number-columns-repeated="3"/>
          <table:table-cell table:formula="of:=[.$L$2]*([.C183]^[.$L$3]/(2^([.$L$4]*([.C183]))))" office:value-type="float" office:value="0.191966727010846" calcext:value-type="float">
            <text:p>0.191966727010846</text:p>
          </table:table-cell>
        </table:table-row>
        <table:table-row table:style-name="ro1">
          <table:table-cell office:value-type="float" office:value="-1682.65518294453" calcext:value-type="float">
            <text:p>-1682.65518294453</text:p>
          </table:table-cell>
          <table:table-cell office:value-type="float" office:value="2.05051540630547" calcext:value-type="float">
            <text:p>2.05051540630547</text:p>
          </table:table-cell>
          <table:table-cell office:value-type="float" office:value="4.16022047254931" calcext:value-type="float">
            <text:p>4.16022047254931</text:p>
          </table:table-cell>
          <table:table-cell/>
          <table:table-cell table:formula="of:=[.B184]*87623823" office:value-type="float" office:value="179673999.020884" calcext:value-type="float">
            <text:p>179673999.020884</text:p>
          </table:table-cell>
          <table:table-cell table:formula="of:=[.C184]*127" office:value-type="float" office:value="528.348000013762" calcext:value-type="float">
            <text:p>528.348000013762</text:p>
          </table:table-cell>
          <table:table-cell table:formula="of:=((1.27814 *([.C184])^(0.252439))-0.885932)*26" office:value-type="float" office:value="24.5914147038327" calcext:value-type="float">
            <text:p>24.5914147038327</text:p>
          </table:table-cell>
          <table:table-cell table:formula="of:=(([.G184])^(0.25*0.5))*37" office:value-type="float" office:value="55.2140575115087" calcext:value-type="float">
            <text:p>55.2140575115087</text:p>
          </table:table-cell>
          <table:table-cell table:formula="of:=(([.G184])^(0.25*0.5))*12" office:value-type="float" office:value="17.9072618956244" calcext:value-type="float">
            <text:p>17.9072618956244</text:p>
          </table:table-cell>
          <table:table-cell table:number-columns-repeated="3"/>
          <table:table-cell table:formula="of:=[.$L$2]*([.C184]^[.$L$3]/(2^([.$L$4]*([.C184]))))" office:value-type="float" office:value="0.189495297236847" calcext:value-type="float">
            <text:p>0.189495297236847</text:p>
          </table:table-cell>
        </table:table-row>
        <table:table-row table:style-name="ro1">
          <table:table-cell office:value-type="float" office:value="-1702.83342175562" calcext:value-type="float">
            <text:p>-1702.83342175562</text:p>
          </table:table-cell>
          <table:table-cell office:value-type="float" office:value="2.04288321153256" calcext:value-type="float">
            <text:p>2.04288321153256</text:p>
          </table:table-cell>
          <table:table-cell office:value-type="float" office:value="4.16824379105667" calcext:value-type="float">
            <text:p>4.16824379105667</text:p>
          </table:table-cell>
          <table:table-cell/>
          <table:table-cell table:formula="of:=[.B185]*87623823" office:value-type="float" office:value="179005236.937001" calcext:value-type="float">
            <text:p>179005236.937001</text:p>
          </table:table-cell>
          <table:table-cell table:formula="of:=[.C185]*127" office:value-type="float" office:value="529.366961464197" calcext:value-type="float">
            <text:p>529.366961464197</text:p>
          </table:table-cell>
          <table:table-cell table:formula="of:=((1.27814 *([.C185])^(0.252439))-0.885932)*26" office:value-type="float" office:value="24.6145844989724" calcext:value-type="float">
            <text:p>24.6145844989724</text:p>
          </table:table-cell>
          <table:table-cell table:formula="of:=(([.G185])^(0.25*0.5))*37" office:value-type="float" office:value="55.2205576020365" calcext:value-type="float">
            <text:p>55.2205576020365</text:p>
          </table:table-cell>
          <table:table-cell table:formula="of:=(([.G185])^(0.25*0.5))*12" office:value-type="float" office:value="17.9093700330929" calcext:value-type="float">
            <text:p>17.9093700330929</text:p>
          </table:table-cell>
          <table:table-cell table:number-columns-repeated="3"/>
          <table:table-cell table:formula="of:=[.$L$2]*([.C185]^[.$L$3]/(2^([.$L$4]*([.C185]))))" office:value-type="float" office:value="0.188122805800573" calcext:value-type="float">
            <text:p>0.188122805800573</text:p>
          </table:table-cell>
        </table:table-row>
        <table:table-row table:style-name="ro1">
          <table:table-cell office:value-type="float" office:value="-1720.8098148781" calcext:value-type="float">
            <text:p>-1720.8098148781</text:p>
          </table:table-cell>
          <table:table-cell office:value-type="float" office:value="2.03608621560022" calcext:value-type="float">
            <text:p>2.03608621560022</text:p>
          </table:table-cell>
          <table:table-cell office:value-type="float" office:value="4.17549371547417" calcext:value-type="float">
            <text:p>4.17549371547417</text:p>
          </table:table-cell>
          <table:table-cell/>
          <table:table-cell table:formula="of:=[.B186]*87623823" office:value-type="float" office:value="178409658.168494" calcext:value-type="float">
            <text:p>178409658.168494</text:p>
          </table:table-cell>
          <table:table-cell table:formula="of:=[.C186]*127" office:value-type="float" office:value="530.28770186522" calcext:value-type="float">
            <text:p>530.28770186522</text:p>
          </table:table-cell>
          <table:table-cell table:formula="of:=((1.27814 *([.C186])^(0.252439))-0.885932)*26" office:value-type="float" office:value="24.635492224231" calcext:value-type="float">
            <text:p>24.635492224231</text:p>
          </table:table-cell>
          <table:table-cell table:formula="of:=(([.G186])^(0.25*0.5))*37" office:value-type="float" office:value="55.226418494349" calcext:value-type="float">
            <text:p>55.226418494349</text:p>
          </table:table-cell>
          <table:table-cell table:formula="of:=(([.G186])^(0.25*0.5))*12" office:value-type="float" office:value="17.9112708630321" calcext:value-type="float">
            <text:p>17.9112708630321</text:p>
          </table:table-cell>
          <table:table-cell table:number-columns-repeated="3"/>
          <table:table-cell table:formula="of:=[.$L$2]*([.C186]^[.$L$3]/(2^([.$L$4]*([.C186]))))" office:value-type="float" office:value="0.186889973717875" calcext:value-type="float">
            <text:p>0.186889973717875</text:p>
          </table:table-cell>
        </table:table-row>
        <table:table-row table:style-name="ro1">
          <table:table-cell office:value-type="float" office:value="-1744.26476874408" calcext:value-type="float">
            <text:p>-1744.26476874408</text:p>
          </table:table-cell>
          <table:table-cell office:value-type="float" office:value="2.02720942263629" calcext:value-type="float">
            <text:p>2.02720942263629</text:p>
          </table:table-cell>
          <table:table-cell office:value-type="float" office:value="4.18503143295009" calcext:value-type="float">
            <text:p>4.18503143295009</text:p>
          </table:table-cell>
          <table:table-cell/>
          <table:table-cell table:formula="of:=[.B187]*87623823" office:value-type="float" office:value="177631839.633014" calcext:value-type="float">
            <text:p>177631839.633014</text:p>
          </table:table-cell>
          <table:table-cell table:formula="of:=[.C187]*127" office:value-type="float" office:value="531.498991984662" calcext:value-type="float">
            <text:p>531.498991984662</text:p>
          </table:table-cell>
          <table:table-cell table:formula="of:=((1.27814 *([.C187])^(0.252439))-0.885932)*26" office:value-type="float" office:value="24.662956316307" calcext:value-type="float">
            <text:p>24.662956316307</text:p>
          </table:table-cell>
          <table:table-cell table:formula="of:=(([.G187])^(0.25*0.5))*37" office:value-type="float" office:value="55.2341106696163" calcext:value-type="float">
            <text:p>55.2341106696163</text:p>
          </table:table-cell>
          <table:table-cell table:formula="of:=(([.G187])^(0.25*0.5))*12" office:value-type="float" office:value="17.9137656225783" calcext:value-type="float">
            <text:p>17.9137656225783</text:p>
          </table:table-cell>
          <table:table-cell table:number-columns-repeated="3"/>
          <table:table-cell table:formula="of:=[.$L$2]*([.C187]^[.$L$3]/(2^([.$L$4]*([.C187]))))" office:value-type="float" office:value="0.185278704162068" calcext:value-type="float">
            <text:p>0.185278704162068</text:p>
          </table:table-cell>
        </table:table-row>
        <table:table-row table:style-name="ro1">
          <table:table-cell office:value-type="float" office:value="-1775.89678562479" calcext:value-type="float">
            <text:p>-1775.89678562479</text:p>
          </table:table-cell>
          <table:table-cell office:value-type="float" office:value="2.01523742176823" calcext:value-type="float">
            <text:p>2.01523742176823</text:p>
          </table:table-cell>
          <table:table-cell office:value-type="float" office:value="4.19790278155987" calcext:value-type="float">
            <text:p>4.19790278155987</text:p>
          </table:table-cell>
          <table:table-cell/>
          <table:table-cell table:formula="of:=[.B188]*87623823" office:value-type="float" office:value="176582807.147996" calcext:value-type="float">
            <text:p>176582807.147996</text:p>
          </table:table-cell>
          <table:table-cell table:formula="of:=[.C188]*127" office:value-type="float" office:value="533.133653258104" calcext:value-type="float">
            <text:p>533.133653258104</text:p>
          </table:table-cell>
          <table:table-cell table:formula="of:=((1.27814 *([.C188])^(0.252439))-0.885932)*26" office:value-type="float" office:value="24.6999455986698" calcext:value-type="float">
            <text:p>24.6999455986698</text:p>
          </table:table-cell>
          <table:table-cell table:formula="of:=(([.G188])^(0.25*0.5))*37" office:value-type="float" office:value="55.2444588349308" calcext:value-type="float">
            <text:p>55.2444588349308</text:p>
          </table:table-cell>
          <table:table-cell table:formula="of:=(([.G188])^(0.25*0.5))*12" office:value-type="float" office:value="17.9171217843019" calcext:value-type="float">
            <text:p>17.9171217843019</text:p>
          </table:table-cell>
          <table:table-cell table:number-columns-repeated="3"/>
          <table:table-cell table:formula="of:=[.$L$2]*([.C188]^[.$L$3]/(2^([.$L$4]*([.C188]))))" office:value-type="float" office:value="0.18312324911545" calcext:value-type="float">
            <text:p>0.18312324911545</text:p>
          </table:table-cell>
        </table:table-row>
        <table:table-row table:style-name="ro1">
          <table:table-cell office:value-type="float" office:value="-1825.45571593469" calcext:value-type="float">
            <text:p>-1825.45571593469</text:p>
          </table:table-cell>
          <table:table-cell office:value-type="float" office:value="1.99645787451566" calcext:value-type="float">
            <text:p>1.99645787451566</text:p>
          </table:table-cell>
          <table:table-cell office:value-type="float" office:value="4.21855420629881" calcext:value-type="float">
            <text:p>4.21855420629881</text:p>
          </table:table-cell>
          <table:table-cell/>
          <table:table-cell table:formula="of:=[.B189]*87623823" office:value-type="float" office:value="174937271.423516" calcext:value-type="float">
            <text:p>174937271.423516</text:p>
          </table:table-cell>
          <table:table-cell table:formula="of:=[.C189]*127" office:value-type="float" office:value="535.756384199949" calcext:value-type="float">
            <text:p>535.756384199949</text:p>
          </table:table-cell>
          <table:table-cell table:formula="of:=((1.27814 *([.C189])^(0.252439))-0.885932)*26" office:value-type="float" office:value="24.7591162714893" calcext:value-type="float">
            <text:p>24.7591162714893</text:p>
          </table:table-cell>
          <table:table-cell table:formula="of:=(([.G189])^(0.25*0.5))*37" office:value-type="float" office:value="55.2609843315889" calcext:value-type="float">
            <text:p>55.2609843315889</text:p>
          </table:table-cell>
          <table:table-cell table:formula="of:=(([.G189])^(0.25*0.5))*12" office:value-type="float" office:value="17.9224814048396" calcext:value-type="float">
            <text:p>17.9224814048396</text:p>
          </table:table-cell>
          <table:table-cell table:number-columns-repeated="3"/>
          <table:table-cell table:formula="of:=[.$L$2]*([.C189]^[.$L$3]/(2^([.$L$4]*([.C189]))))" office:value-type="float" office:value="0.179710148632587" calcext:value-type="float">
            <text:p>0.179710148632587</text:p>
          </table:table-cell>
        </table:table-row>
        <table:table-row table:style-name="ro1">
          <table:table-cell office:value-type="float" office:value="-1851.16033916087" calcext:value-type="float">
            <text:p>-1851.16033916087</text:p>
          </table:table-cell>
          <table:table-cell office:value-type="float" office:value="1.98670593744923" calcext:value-type="float">
            <text:p>1.98670593744923</text:p>
          </table:table-cell>
          <table:table-cell office:value-type="float" office:value="4.22918877508622" calcext:value-type="float">
            <text:p>4.22918877508622</text:p>
          </table:table-cell>
          <table:table-cell/>
          <table:table-cell table:formula="of:=[.B190]*87623823" office:value-type="float" office:value="174082769.4161" calcext:value-type="float">
            <text:p>174082769.4161</text:p>
          </table:table-cell>
          <table:table-cell table:formula="of:=[.C190]*127" office:value-type="float" office:value="537.10697443595" calcext:value-type="float">
            <text:p>537.10697443595</text:p>
          </table:table-cell>
          <table:table-cell table:formula="of:=((1.27814 *([.C190])^(0.252439))-0.885932)*26" office:value-type="float" office:value="24.7895021184511" calcext:value-type="float">
            <text:p>24.7895021184511</text:p>
          </table:table-cell>
          <table:table-cell table:formula="of:=(([.G190])^(0.25*0.5))*37" office:value-type="float" office:value="55.2694572254994" calcext:value-type="float">
            <text:p>55.2694572254994</text:p>
          </table:table-cell>
          <table:table-cell table:formula="of:=(([.G190])^(0.25*0.5))*12" office:value-type="float" office:value="17.9252293704322" calcext:value-type="float">
            <text:p>17.9252293704322</text:p>
          </table:table-cell>
          <table:table-cell table:number-columns-repeated="3"/>
          <table:table-cell table:formula="of:=[.$L$2]*([.C190]^[.$L$3]/(2^([.$L$4]*([.C190]))))" office:value-type="float" office:value="0.177974109580427" calcext:value-type="float">
            <text:p>0.177974109580427</text:p>
          </table:table-cell>
        </table:table-row>
        <table:table-row table:style-name="ro1">
          <table:table-cell office:value-type="float" office:value="-1874.22293367371" calcext:value-type="float">
            <text:p>-1874.22293367371</text:p>
          </table:table-cell>
          <table:table-cell office:value-type="float" office:value="1.97796692910904" calcext:value-type="float">
            <text:p>1.97796692910904</text:p>
          </table:table-cell>
          <table:table-cell office:value-type="float" office:value="4.23882263496601" calcext:value-type="float">
            <text:p>4.23882263496601</text:p>
          </table:table-cell>
          <table:table-cell/>
          <table:table-cell table:formula="of:=[.B191]*87623823" office:value-type="float" office:value="173317024.096104" calcext:value-type="float">
            <text:p>173317024.096104</text:p>
          </table:table-cell>
          <table:table-cell table:formula="of:=[.C191]*127" office:value-type="float" office:value="538.330474640683" calcext:value-type="float">
            <text:p>538.330474640683</text:p>
          </table:table-cell>
          <table:table-cell table:formula="of:=((1.27814 *([.C191])^(0.252439))-0.885932)*26" office:value-type="float" office:value="24.8169793985572" calcext:value-type="float">
            <text:p>24.8169793985572</text:p>
          </table:table-cell>
          <table:table-cell table:formula="of:=(([.G191])^(0.25*0.5))*37" office:value-type="float" office:value="55.2771112639437" calcext:value-type="float">
            <text:p>55.2771112639437</text:p>
          </table:table-cell>
          <table:table-cell table:formula="of:=(([.G191])^(0.25*0.5))*12" office:value-type="float" office:value="17.927711761279" calcext:value-type="float">
            <text:p>17.927711761279</text:p>
          </table:table-cell>
          <table:table-cell table:number-columns-repeated="3"/>
          <table:table-cell table:formula="of:=[.$L$2]*([.C191]^[.$L$3]/(2^([.$L$4]*([.C191]))))" office:value-type="float" office:value="0.176413986916414" calcext:value-type="float">
            <text:p>0.176413986916414</text:p>
          </table:table-cell>
        </table:table-row>
        <table:table-row table:style-name="ro1">
          <table:table-cell office:value-type="float" office:value="-1894.41502400079" calcext:value-type="float">
            <text:p>-1894.41502400079</text:p>
          </table:table-cell>
          <table:table-cell office:value-type="float" office:value="1.97031708926104" calcext:value-type="float">
            <text:p>1.97031708926104</text:p>
          </table:table-cell>
          <table:table-cell office:value-type="float" office:value="4.24733856085535" calcext:value-type="float">
            <text:p>4.24733856085535</text:p>
          </table:table-cell>
          <table:table-cell/>
          <table:table-cell table:formula="of:=[.B192]*87623823" office:value-type="float" office:value="172646715.883285" calcext:value-type="float">
            <text:p>172646715.883285</text:p>
          </table:table-cell>
          <table:table-cell table:formula="of:=[.C192]*127" office:value-type="float" office:value="539.411997228629" calcext:value-type="float">
            <text:p>539.411997228629</text:p>
          </table:table-cell>
          <table:table-cell table:formula="of:=((1.27814 *([.C192])^(0.252439))-0.885932)*26" office:value-type="float" office:value="24.8412293094864" calcext:value-type="float">
            <text:p>24.8412293094864</text:p>
          </table:table-cell>
          <table:table-cell table:formula="of:=(([.G192])^(0.25*0.5))*37" office:value-type="float" office:value="55.283860132832" calcext:value-type="float">
            <text:p>55.283860132832</text:p>
          </table:table-cell>
          <table:table-cell table:formula="of:=(([.G192])^(0.25*0.5))*12" office:value-type="float" office:value="17.9299005836212" calcext:value-type="float">
            <text:p>17.9299005836212</text:p>
          </table:table-cell>
          <table:table-cell table:number-columns-repeated="3"/>
          <table:table-cell table:formula="of:=[.$L$2]*([.C192]^[.$L$3]/(2^([.$L$4]*([.C192]))))" office:value-type="float" office:value="0.175044789714592" calcext:value-type="float">
            <text:p>0.175044789714592</text:p>
          </table:table-cell>
        </table:table-row>
        <table:table-row table:style-name="ro1">
          <table:table-cell office:value-type="float" office:value="-1918.25589820254" calcext:value-type="float">
            <text:p>-1918.25589820254</text:p>
          </table:table-cell>
          <table:table-cell office:value-type="float" office:value="1.96127791876688" calcext:value-type="float">
            <text:p>1.96127791876688</text:p>
          </table:table-cell>
          <table:table-cell office:value-type="float" office:value="4.25745504243743" calcext:value-type="float">
            <text:p>4.25745504243743</text:p>
          </table:table-cell>
          <table:table-cell/>
          <table:table-cell table:formula="of:=[.B193]*87623823" office:value-type="float" office:value="171854669.207837" calcext:value-type="float">
            <text:p>171854669.207837</text:p>
          </table:table-cell>
          <table:table-cell table:formula="of:=[.C193]*127" office:value-type="float" office:value="540.696790389554" calcext:value-type="float">
            <text:p>540.696790389554</text:p>
          </table:table-cell>
          <table:table-cell table:formula="of:=((1.27814 *([.C193])^(0.252439))-0.885932)*26" office:value-type="float" office:value="24.8699897646724" calcext:value-type="float">
            <text:p>24.8699897646724</text:p>
          </table:table-cell>
          <table:table-cell table:formula="of:=(([.G193])^(0.25*0.5))*37" office:value-type="float" office:value="55.291856839514" calcext:value-type="float">
            <text:p>55.291856839514</text:p>
          </table:table-cell>
          <table:table-cell table:formula="of:=(([.G193])^(0.25*0.5))*12" office:value-type="float" office:value="17.9324941101127" calcext:value-type="float">
            <text:p>17.9324941101127</text:p>
          </table:table-cell>
          <table:table-cell table:number-columns-repeated="3"/>
          <table:table-cell table:formula="of:=[.$L$2]*([.C193]^[.$L$3]/(2^([.$L$4]*([.C193]))))" office:value-type="float" office:value="0.173430245825" calcext:value-type="float">
            <text:p>0.173430245825</text:p>
          </table:table-cell>
        </table:table-row>
        <table:table-row table:style-name="ro1">
          <table:table-cell office:value-type="float" office:value="-1959.98816797992" calcext:value-type="float">
            <text:p>-1959.98816797992</text:p>
          </table:table-cell>
          <table:table-cell office:value-type="float" office:value="1.94546241329754" calcext:value-type="float">
            <text:p>1.94546241329754</text:p>
          </table:table-cell>
          <table:table-cell office:value-type="float" office:value="4.27532210670402" calcext:value-type="float">
            <text:p>4.27532210670402</text:p>
          </table:table-cell>
          <table:table-cell/>
          <table:table-cell table:formula="of:=[.B194]*87623823" office:value-type="float" office:value="170468854.155936" calcext:value-type="float">
            <text:p>170468854.155936</text:p>
          </table:table-cell>
          <table:table-cell table:formula="of:=[.C194]*127" office:value-type="float" office:value="542.965907551411" calcext:value-type="float">
            <text:p>542.965907551411</text:p>
          </table:table-cell>
          <table:table-cell table:formula="of:=((1.27814 *([.C194])^(0.252439))-0.885932)*26" office:value-type="float" office:value="24.9206600385093" calcext:value-type="float">
            <text:p>24.9206600385093</text:p>
          </table:table-cell>
          <table:table-cell table:formula="of:=(([.G194])^(0.25*0.5))*37" office:value-type="float" office:value="55.305925800902" calcext:value-type="float">
            <text:p>55.305925800902</text:p>
          </table:table-cell>
          <table:table-cell table:formula="of:=(([.G194])^(0.25*0.5))*12" office:value-type="float" office:value="17.9370570165088" calcext:value-type="float">
            <text:p>17.9370570165088</text:p>
          </table:table-cell>
          <table:table-cell table:number-columns-repeated="3"/>
          <table:table-cell table:formula="of:=[.$L$2]*([.C194]^[.$L$3]/(2^([.$L$4]*([.C194]))))" office:value-type="float" office:value="0.170610334616216" calcext:value-type="float">
            <text:p>0.170610334616216</text:p>
          </table:table-cell>
        </table:table-row>
        <table:table-row table:style-name="ro1">
          <table:table-cell office:value-type="float" office:value="-1979.16999842614" calcext:value-type="float">
            <text:p>-1979.16999842614</text:p>
          </table:table-cell>
          <table:table-cell office:value-type="float" office:value="1.93819452976318" calcext:value-type="float">
            <text:p>1.93819452976318</text:p>
          </table:table-cell>
          <table:table-cell office:value-type="float" office:value="4.28353290389549" calcext:value-type="float">
            <text:p>4.28353290389549</text:p>
          </table:table-cell>
          <table:table-cell/>
          <table:table-cell table:formula="of:=[.B195]*87623823" office:value-type="float" office:value="169832014.415537" calcext:value-type="float">
            <text:p>169832014.415537</text:p>
          </table:table-cell>
          <table:table-cell table:formula="of:=[.C195]*127" office:value-type="float" office:value="544.008678794727" calcext:value-type="float">
            <text:p>544.008678794727</text:p>
          </table:table-cell>
          <table:table-cell table:formula="of:=((1.27814 *([.C195])^(0.252439))-0.885932)*26" office:value-type="float" office:value="24.9438924521833" calcext:value-type="float">
            <text:p>24.9438924521833</text:p>
          </table:table-cell>
          <table:table-cell table:formula="of:=(([.G195])^(0.25*0.5))*37" office:value-type="float" office:value="55.3123680780759" calcext:value-type="float">
            <text:p>55.3123680780759</text:p>
          </table:table-cell>
          <table:table-cell table:formula="of:=(([.G195])^(0.25*0.5))*12" office:value-type="float" office:value="17.9391464037003" calcext:value-type="float">
            <text:p>17.9391464037003</text:p>
          </table:table-cell>
          <table:table-cell table:number-columns-repeated="3"/>
          <table:table-cell table:formula="of:=[.$L$2]*([.C195]^[.$L$3]/(2^([.$L$4]*([.C195]))))" office:value-type="float" office:value="0.169327881920523" calcext:value-type="float">
            <text:p>0.169327881920523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1.93030336115093" calcext:value-type="float">
            <text:p>1.93030336115093</text:p>
          </table:table-cell>
          <table:table-cell office:value-type="float" office:value="4.29257325754767" calcext:value-type="float">
            <text:p>4.29257325754767</text:p>
          </table:table-cell>
          <table:table-cell/>
          <table:table-cell table:formula="of:=[.B196]*87623823" office:value-type="float" office:value="169140560.053794" calcext:value-type="float">
            <text:p>169140560.053794</text:p>
          </table:table-cell>
          <table:table-cell table:formula="of:=[.C196]*127" office:value-type="float" office:value="545.156803708554" calcext:value-type="float">
            <text:p>545.156803708554</text:p>
          </table:table-cell>
          <table:table-cell table:formula="of:=((1.27814 *([.C196])^(0.252439))-0.885932)*26" office:value-type="float" office:value="24.969433618126" calcext:value-type="float">
            <text:p>24.969433618126</text:p>
          </table:table-cell>
          <table:table-cell table:formula="of:=(([.G196])^(0.25*0.5))*37" office:value-type="float" office:value="55.3194445092343" calcext:value-type="float">
            <text:p>55.3194445092343</text:p>
          </table:table-cell>
          <table:table-cell table:formula="of:=(([.G196])^(0.25*0.5))*12" office:value-type="float" office:value="17.9414414624544" calcext:value-type="float">
            <text:p>17.9414414624544</text:p>
          </table:table-cell>
          <table:table-cell table:number-columns-repeated="3"/>
          <table:table-cell table:formula="of:=[.$L$2]*([.C196]^[.$L$3]/(2^([.$L$4]*([.C196]))))" office:value-type="float" office:value="0.16792558014693" calcext:value-type="float">
            <text:p>0.16792558014693</text:p>
          </table:table-cell>
        </table:table-row>
      </table:table>
      <table:named-expressions/>
      <table:database-ranges>
        <table:database-range table:name="__Anonymous_Sheet_DB__1" table:target-range-address="PopuGDPPCsol6andsolb.A2:PopuGDPPCsol6andsolb.I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€</number:text>
      <number:number number:decimal-places="0" loext:min-decimal-places="0" number:min-integer-digits="1" number:grouping="true"/>
    </number:number-style>
    <number:number-style style:name="N148">
      <number:text>-€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€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€</number:text>
      <number:number number:decimal-places="2" loext:min-decimal-places="2" number:min-integer-digits="1" number:grouping="true"/>
    </number:number-style>
    <number:number-style style:name="N151">
      <number:text>-€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€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L. </number:text>
      <number:number number:decimal-places="0" loext:min-decimal-places="0" number:min-integer-digits="1" number:grouping="true"/>
    </number:number-style>
    <number:number-style style:name="N162">
      <number:text>-L.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L.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L. </number:text>
      <number:number number:decimal-places="2" loext:min-decimal-places="2" number:min-integer-digits="1" number:grouping="true"/>
    </number:number-style>
    <number:number-style style:name="N165">
      <number:text>-L. 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L.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L.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loext:text> $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IR£</number:text>
      <number:number number:decimal-places="0" loext:min-decimal-places="0" number:min-integer-digits="1" number:grouping="true"/>
    </number:number-style>
    <number:number-style style:name="N194">
      <number:text>-IR£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text>IR£</number:text>
      <number:number number:decimal-places="0" loext:min-decimal-places="0" number:min-integer-digits="1" number:grouping="true"/>
    </number:number-style>
    <number:number-style style:name="N195">
      <style:text-properties fo:color="#ff0000"/>
      <number:text>-IR£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7P0" style:volatile="true">
      <number:text>IR£</number:text>
      <number:number number:decimal-places="2" loext:min-decimal-places="2" number:min-integer-digits="1" number:grouping="true"/>
    </number:number-style>
    <number:number-style style:name="N197">
      <number:text>-IR£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198P0" style:volatile="true">
      <number:text>IR£</number:text>
      <number:number number:decimal-places="2" loext:min-decimal-places="2" number:min-integer-digits="1" number:grouping="true"/>
    </number:number-style>
    <number:number-style style:name="N198">
      <style:text-properties fo:color="#ff0000"/>
      <number:text>-IR£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202P0" style:volatile="true">
      <loext:text> 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-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IR£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text> 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1" style:volatile="true">
      <loext:text>-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2" style:volatile="true">
      <loext:text> IR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Sì</number:text>
    </number:number-style>
    <number:number-style style:name="N208P1" style:volatile="true">
      <number:text>Sì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Vero</number:text>
    </number:number-style>
    <number:number-style style:name="N210P1" style:volatile="true">
      <number:text>Vero</number:text>
    </number:number-style>
    <number:number-style style:name="N210">
      <number:text>Falso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Attivo</number:text>
    </number:number-style>
    <number:number-style style:name="N212P1" style:volatile="true">
      <number:text>Attivo</number:text>
    </number:number-style>
    <number:number-style style:name="N212">
      <number:text>Disattivo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 number:language="en" number:country="US">€</number:currency-symbol>
      <number:text> </number:text>
      <number:number number:decimal-places="5" loext:min-decimal-places="5" number:min-integer-digits="0"/>
      <number:text> </number:text>
    </number:currency-style>
    <number:currency-style style:name="N214">
      <style:text-properties fo:color="#ff0000"/>
      <number:text>(</number:text>
      <number:currency-symbol number:language="en" number:country="US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214P0"/>
    </number:currency-style>
    <number:number-style style:name="N215">
      <number:number number:decimal-places="1" loext:min-decimal-places="1" number:min-integer-digits="1"/>
    </number:number-style>
    <number:number-style style:name="N216">
      <number:number number:decimal-places="15" loext:min-decimal-places="15" number:min-integer-digits="1"/>
    </number:number-style>
    <number:number-style style:name="N217">
      <number:number number:decimal-places="3" loext:min-decimal-places="3" number:min-integer-digits="1"/>
    </number:number-style>
    <number:number-style style:name="N2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19">
      <number:number number:decimal-places="4" loext:min-decimal-places="4" number:min-integer-digits="1"/>
    </number:number-style>
    <number:number-style style:name="N221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221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221P0"/>
    </number:number-style>
    <number:number-style style:name="N222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222P0"/>
    </number:number-style>
    <number:number-style style:name="N224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224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224P0"/>
    </number:number-style>
    <number:number-style style:name="N225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225P0"/>
    </number:number-style>
    <number:number-style style:name="N22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27P2" style:volatile="true">
      <loext:text> € 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29P2" style:volatile="true">
      <loext:text>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2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2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£</number:text>
      <number:number number:decimal-places="0" loext:min-decimal-places="0" number:min-integer-digits="1" number:grouping="true"/>
    </number:number-style>
    <number:number-style style:name="N235">
      <number:text>-£</number:text>
      <number:number number:decimal-places="0" loext:min-decimal-places="0" number:min-integer-digits="1" number:grouping="true"/>
      <style:map style:condition="value()&gt;=0" style:apply-style-name="N235P0"/>
    </number:number-style>
    <number:number-style style:name="N236P0" style:volatile="true">
      <number:text>£</number:text>
      <number:number number:decimal-places="0" loext:min-decimal-places="0" number:min-integer-digits="1" number:grouping="true"/>
    </number:number-style>
    <number:number-style style:name="N23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36P0"/>
    </number:number-style>
    <number:number-style style:name="N238P0" style:volatile="true">
      <number:text>£</number:text>
      <number:number number:decimal-places="2" loext:min-decimal-places="2" number:min-integer-digits="1" number:grouping="true"/>
    </number:number-style>
    <number:number-style style:name="N238">
      <number:text>-£</number:text>
      <number:number number:decimal-places="2" loext:min-decimal-places="2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2" loext:min-decimal-places="2" number:min-integer-digits="1" number:grouping="true"/>
    </number:number-style>
    <number:number-style style:name="N23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39P0"/>
    </number:number-style>
    <number:number-style style:name="N24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2" style:volatile="true">
      <loext:text> £</loext:text>
      <loext:fill-character> </loext:fill-character>
      <number:text>-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">
      <number:number number:decimal-places="0" loext:min-decimal-places="0" number:min-integer-digits="5"/>
    </number:number-style>
    <number:number-style style:name="N252P0" style:volatile="true">
      <number:text>Yes</number:text>
    </number:number-style>
    <number:number-style style:name="N252P1" style:volatile="true">
      <number:text>Yes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True</number:text>
    </number:number-style>
    <number:number-style style:name="N254P1" style:volatile="true">
      <number:text>True</number:text>
    </number:number-style>
    <number:number-style style:name="N254">
      <number:text>False</number:text>
      <style:map style:condition="value()&gt;0" style:apply-style-name="N254P0"/>
      <style:map style:condition="value()&lt;0" style:apply-style-name="N254P1"/>
    </number:number-style>
    <number:number-style style:name="N256P0" style:volatile="true">
      <number:text>On</number:text>
    </number:number-style>
    <number:number-style style:name="N256P1" style:volatile="true">
      <number:text>On</number:text>
    </number:number-style>
    <number:number-style style:name="N256">
      <number:text>Off</number:text>
      <style:map style:condition="value()&gt;0" style:apply-style-name="N256P0"/>
      <style:map style:condition="value()&lt;0" style:apply-style-name="N256P1"/>
    </number:number-style>
    <number:currency-style style:name="N2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8P0"/>
    </number:currency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6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">
      <number:number number:decimal-places="6" loext:min-decimal-places="6" number:min-integer-digits="1" number:grouping="true"/>
    </number:number-style>
    <number:number-style style:name="N266">
      <number:number number:decimal-places="4" loext:min-decimal-places="4" number:min-integer-digits="1" number:grouping="true"/>
    </number:number-style>
    <number:number-style style:name="N267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2:13:27.069834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1T22:13:06.370660230</dc:date>
    <meta:editing-duration>PT6H46M53S</meta:editing-duration>
    <meta:editing-cycles>55</meta:editing-cycles>
    <meta:generator>LibreOffice/6.4.7.2$Linux_X86_64 LibreOffice_project/40$Build-2</meta:generator>
    <meta:document-statistic meta:table-count="2" meta:cell-count="19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35cm" svg:height="11.832cm" xlink:href=".." xlink:type="simple" chart:class="chart:scatter" chart:style-name="ch1">
        <chart:legend chart:legend-position="end" svg:x="18.13cm" svg:y="5.617cm" style:legend-expansion="high" chart:style-name="ch2"/>
        <chart:plot-area chart:style-name="ch3" table:cell-range-address="PopuGDPPCsol6andsolb.A2:PopuGDPPCsol6andsolb.A196 PopuGDPPCsol6andsolb.M2:PopuGDPPCsol6andsolb.M196" svg:x="0.42cm" svg:y="0.236cm" svg:width="17.29cm" svg:height="11.36cm">
          <chartooo:coordinate-region svg:x="0.844cm" svg:y="0.436cm" svg:width="16.494cm" svg:height="10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puGDPPCsol6andsolb.M2:PopuGDPPCsol6andsolb.M196" chart:class="chart:scatter">
            <chart:domain table:cell-range-address="PopuGDPPCsol6andsolb.A2:PopuGDPPCsol6andsolb.A196"/>
            <chart:data-point chart:repeated="1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PopuGDPPCsol6andsolb.A2:PopuGDPPCsol6andsolb.A196</svg:desc>
                </draw:g>
              </table:table-cell>
              <table:table-cell office:value-type="float" office:value="9.74824977025487E-147">
                <text:p>9.74824977025487E-147</text:p>
                <draw:g>
                  <svg:desc>PopuGDPPCsol6andsolb.M2:PopuGDPPCsol6andsolb.M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6.30274167208">
                <text:p>5616.30274167208</text:p>
              </table:table-cell>
              <table:table-cell office:value-type="float" office:value="3.00281046388946E-146">
                <text:p>3.00281046388946E-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70.6763170667">
                <text:p>4970.6763170667</text:p>
              </table:table-cell>
              <table:table-cell office:value-type="float" office:value="5.63818503879657E-145">
                <text:p>5.63818503879657E-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5.92567767365">
                <text:p>4345.92567767365</text:p>
              </table:table-cell>
              <table:table-cell office:value-type="float" office:value="6.74028037229407E-143">
                <text:p>6.74028037229407E-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0.27041488008">
                <text:p>3900.27041488008</text:p>
              </table:table-cell>
              <table:table-cell office:value-type="float" office:value="1.3389093896181E-140">
                <text:p>1.3389093896181E-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5.56748138909">
                <text:p>3455.56748138909</text:p>
              </table:table-cell>
              <table:table-cell office:value-type="float" office:value="5.2655177423102E-137">
                <text:p>5.2655177423102E-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7.37837833184">
                <text:p>3157.37837833184</text:p>
              </table:table-cell>
              <table:table-cell office:value-type="float" office:value="1.97465454551699E-133">
                <text:p>1.97465454551699E-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8.73015741611">
                <text:p>2938.73015741611</text:p>
              </table:table-cell>
              <table:table-cell office:value-type="float" office:value="8.55639228485232E-130">
                <text:p>8.55639228485232E-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70.4244847972">
                <text:p>2770.4244847972</text:p>
              </table:table-cell>
              <table:table-cell office:value-type="float" office:value="4.68471178834557E-126">
                <text:p>4.68471178834557E-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7.98039435162">
                <text:p>2637.98039435162</text:p>
              </table:table-cell>
              <table:table-cell office:value-type="float" office:value="3.16493794096728E-122">
                <text:p>3.16493794096728E-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9.93082591461">
                <text:p>2529.93082591461</text:p>
              </table:table-cell>
              <table:table-cell office:value-type="float" office:value="3.18959569907425E-118">
                <text:p>3.18959569907425E-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1.30791374126">
                <text:p>2441.30791374126</text:p>
              </table:table-cell>
              <table:table-cell office:value-type="float" office:value="4.7294268174515E-114">
                <text:p>4.7294268174515E-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68.41432503998">
                <text:p>2368.41432503998</text:p>
              </table:table-cell>
              <table:table-cell office:value-type="float" office:value="9.96205000787133E-110">
                <text:p>9.96205000787133E-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8.27546275946">
                <text:p>2308.27546275946</text:p>
              </table:table-cell>
              <table:table-cell office:value-type="float" office:value="2.89782218842527E-105">
                <text:p>2.89782218842527E-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8.48911306806">
                <text:p>2258.48911306806</text:p>
              </table:table-cell>
              <table:table-cell office:value-type="float" office:value="1.13986802089604E-100">
                <text:p>1.13986802089604E-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7.12296684646">
                <text:p>2217.12296684646</text:p>
              </table:table-cell>
              <table:table-cell office:value-type="float" office:value="5.95532324821696E-096">
                <text:p>5.95532324821696E-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2.60699999664">
                <text:p>2182.60699999664</text:p>
              </table:table-cell>
              <table:table-cell office:value-type="float" office:value="4.0774561322767E-091">
                <text:p>4.0774561322767E-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3.69081086616">
                <text:p>2153.69081086616</text:p>
              </table:table-cell>
              <table:table-cell office:value-type="float" office:value="3.5788988276827E-086">
                <text:p>3.5788988276827E-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9.33929154575">
                <text:p>2129.33929154575</text:p>
              </table:table-cell>
              <table:table-cell office:value-type="float" office:value="3.95046609617714E-081">
                <text:p>3.95046609617714E-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8.76668753548">
                <text:p>2108.76668753548</text:p>
              </table:table-cell>
              <table:table-cell office:value-type="float" office:value="5.15819949250781E-076">
                <text:p>5.15819949250781E-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1.2702777567">
                <text:p>2091.2702777567</text:p>
              </table:table-cell>
              <table:table-cell office:value-type="float" office:value="7.62036944641673E-071">
                <text:p>7.62036944641673E-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6.42598424587">
                <text:p>2076.42598424587</text:p>
              </table:table-cell>
              <table:table-cell office:value-type="float" office:value="1.05549114789665E-065">
                <text:p>1.05549114789665E-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3.69695581203">
                <text:p>2063.69695581203</text:p>
              </table:table-cell>
              <table:table-cell office:value-type="float" office:value="1.28199501906211E-060">
                <text:p>1.28199501906211E-0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3.06453128062">
                <text:p>2053.06453128062</text:p>
              </table:table-cell>
              <table:table-cell office:value-type="float" office:value="8.04833073766304E-056">
                <text:p>8.04833073766304E-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3.99141626973">
                <text:p>2043.99141626973</text:p>
              </table:table-cell>
              <table:table-cell office:value-type="float" office:value="2.65780571748236E-051">
                <text:p>2.65780571748236E-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7.34487619826">
                <text:p>2037.34487619826</text:p>
              </table:table-cell>
              <table:table-cell office:value-type="float" office:value="9.52927275964402E-048">
                <text:p>9.52927275964402E-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2">
                <text:p>2032</text:p>
              </table:table-cell>
              <table:table-cell office:value-type="float" office:value="9.3937076721316E-045">
                <text:p>9.3937076721316E-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9">
                <text:p>2029</text:p>
              </table:table-cell>
              <table:table-cell office:value-type="float" office:value="4.99189660568552E-043">
                <text:p>4.99189660568552E-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6">
                <text:p>2026</text:p>
              </table:table-cell>
              <table:table-cell office:value-type="float" office:value="2.81806508545471E-041">
                <text:p>2.81806508545471E-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4.83713760363">
                <text:p>2024.83713760363</text:p>
              </table:table-cell>
              <table:table-cell office:value-type="float" office:value="1.36370170779504E-040">
                <text:p>1.36370170779504E-0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3">
                <text:p>2023</text:p>
              </table:table-cell>
              <table:table-cell office:value-type="float" office:value="1.6661709917693E-039">
                <text:p>1.6661709917693E-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2.23013807348">
                <text:p>2022.23013807348</text:p>
              </table:table-cell>
              <table:table-cell office:value-type="float" office:value="4.76989153511304E-039">
                <text:p>4.76989153511304E-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0.81546490194">
                <text:p>2020.81546490194</text:p>
              </table:table-cell>
              <table:table-cell office:value-type="float" office:value="3.29158193568857E-038">
                <text:p>3.29158193568857E-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0.09243795982">
                <text:p>2020.09243795982</text:p>
              </table:table-cell>
              <table:table-cell office:value-type="float" office:value="8.81543157616866E-038">
                <text:p>8.81543157616866E-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0">
                <text:p>2020</text:p>
              </table:table-cell>
              <table:table-cell office:value-type="float" office:value="9.9968674178825E-038">
                <text:p>9.9968674178825E-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0">
                <text:p>2020</text:p>
              </table:table-cell>
              <table:table-cell office:value-type="float" office:value="9.9968674178825E-038">
                <text:p>9.9968674178825E-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9.90755138777">
                <text:p>2019.90755138777</text:p>
              </table:table-cell>
              <table:table-cell office:value-type="float" office:value="1.13554890554843E-037">
                <text:p>1.13554890554843E-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9.78972531583">
                <text:p>2019.78972531583</text:p>
              </table:table-cell>
              <table:table-cell office:value-type="float" office:value="1.33588922020054E-037">
                <text:p>1.33588922020054E-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9.52477708636">
                <text:p>2019.52477708636</text:p>
              </table:table-cell>
              <table:table-cell office:value-type="float" office:value="1.9233020503211E-037">
                <text:p>1.9233020503211E-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.01996872467">
                <text:p>2019.01996872467</text:p>
              </table:table-cell>
              <table:table-cell office:value-type="float" office:value="3.84801893181788E-037">
                <text:p>3.84801893181788E-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8.0678242679">
                <text:p>2018.0678242679</text:p>
              </table:table-cell>
              <table:table-cell office:value-type="float" office:value="1.42293183381002E-036">
                <text:p>1.42293183381002E-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7">
                <text:p>2017</text:p>
              </table:table-cell>
              <table:table-cell office:value-type="float" office:value="6.16519700895705E-036">
                <text:p>6.16519700895705E-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.89775826207">
                <text:p>2014.89775826207</text:p>
              </table:table-cell>
              <table:table-cell office:value-type="float" office:value="1.10012539555815E-034">
                <text:p>1.10012539555815E-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4">
                <text:p>2014</text:p>
              </table:table-cell>
              <table:table-cell office:value-type="float" office:value="3.75297664380403E-034">
                <text:p>3.75297664380403E-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1.25190917622">
                <text:p>2011.25190917622</text:p>
              </table:table-cell>
              <table:table-cell office:value-type="float" office:value="1.57216161953169E-032">
                <text:p>1.57216161953169E-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1">
                <text:p>2011</text:p>
              </table:table-cell>
              <table:table-cell office:value-type="float" office:value="2.20958101128803E-032">
                <text:p>2.20958101128803E-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8.93751802048">
                <text:p>2008.93751802048</text:p>
              </table:table-cell>
              <table:table-cell office:value-type="float" office:value="3.5269381689013E-031">
                <text:p>3.5269381689013E-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8">
                <text:p>2008</text:p>
              </table:table-cell>
              <table:table-cell office:value-type="float" office:value="1.22884026994434E-030">
                <text:p>1.22884026994434E-0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5.28790790565">
                <text:p>2005.28790790565</text:p>
              </table:table-cell>
              <table:table-cell office:value-type="float" office:value="4.33835800439397E-029">
                <text:p>4.33835800439397E-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2.56641419561">
                <text:p>2002.56641419561</text:p>
              </table:table-cell>
              <table:table-cell office:value-type="float" office:value="1.42670815874159E-027">
                <text:p>1.42670815874159E-0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8.42015519762">
                <text:p>1998.42015519762</text:p>
              </table:table-cell>
              <table:table-cell office:value-type="float" office:value="2.40099750189166E-025">
                <text:p>2.40099750189166E-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3.67631528589">
                <text:p>1993.67631528589</text:p>
              </table:table-cell>
              <table:table-cell office:value-type="float" office:value="5.99193505151298E-023">
                <text:p>5.99193505151298E-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7.72725638698">
                <text:p>1987.72725638698</text:p>
              </table:table-cell>
              <table:table-cell office:value-type="float" office:value="3.35001030443625E-020">
                <text:p>3.35001030443625E-0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0.70813554757">
                <text:p>1980.70813554757</text:p>
              </table:table-cell>
              <table:table-cell office:value-type="float" office:value="2.34220488444015E-017">
                <text:p>2.34220488444015E-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1.91388070789">
                <text:p>1971.91388070789</text:p>
              </table:table-cell>
              <table:table-cell office:value-type="float" office:value="0.0000000000000216762244813742">
                <text:p>0.0000000000000216762244813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1.46904156577">
                <text:p>1961.46904156577</text:p>
              </table:table-cell>
              <table:table-cell office:value-type="float" office:value="0.0000000000123828524796198">
                <text:p>0.0000000000123828524796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1.37308916803">
                <text:p>1951.37308916803</text:p>
              </table:table-cell>
              <table:table-cell office:value-type="float" office:value="0.00000000131348884693131">
                <text:p>0.0000000013134888469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0.67677625991">
                <text:p>1940.67677625991</text:p>
              </table:table-cell>
              <table:table-cell office:value-type="float" office:value="0.0000000560254942127113">
                <text:p>0.0000000560254942127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29.52740846273">
                <text:p>1929.52740846273</text:p>
              </table:table-cell>
              <table:table-cell office:value-type="float" office:value="0.00000108094375613168">
                <text:p>0.00000108094375613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7.64098415673">
                <text:p>1917.64098415673</text:p>
              </table:table-cell>
              <table:table-cell office:value-type="float" office:value="0.000011786252934272">
                <text:p>0.0000117862529342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04.92089124847">
                <text:p>1904.92089124847</text:p>
              </table:table-cell>
              <table:table-cell office:value-type="float" office:value="0.0000816897230230834">
                <text:p>0.00008168972302308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1.15011257199">
                <text:p>1891.15011257199</text:p>
              </table:table-cell>
              <table:table-cell office:value-type="float" office:value="0.000399467999585575">
                <text:p>0.000399467999585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76.11385676411">
                <text:p>1876.11385676411</text:p>
              </table:table-cell>
              <table:table-cell office:value-type="float" office:value="0.00148116508510547">
                <text:p>0.00148116508510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9.50685919189">
                <text:p>1859.50685919189</text:p>
              </table:table-cell>
              <table:table-cell office:value-type="float" office:value="0.00440815597880933">
                <text:p>0.0044081559788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40.91308560517">
                <text:p>1840.91308560517</text:p>
              </table:table-cell>
              <table:table-cell office:value-type="float" office:value="0.0109981336283595">
                <text:p>0.0109981336283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9.70612150354">
                <text:p>1819.70612150354</text:p>
              </table:table-cell>
              <table:table-cell office:value-type="float" office:value="0.0238170825037377">
                <text:p>0.0238170825037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5.20551420405">
                <text:p>1795.20551420405</text:p>
              </table:table-cell>
              <table:table-cell office:value-type="float" office:value="0.0457080069772153">
                <text:p>0.0457080069772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8.42261261539">
                <text:p>1768.42261261539</text:p>
              </table:table-cell>
              <table:table-cell office:value-type="float" office:value="0.0764665872406017">
                <text:p>0.0764665872406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0.90739654584">
                <text:p>1740.90739654584</text:p>
              </table:table-cell>
              <table:table-cell office:value-type="float" office:value="0.112204315116136">
                <text:p>0.112204315116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12.14763258517">
                <text:p>1712.14763258517</text:p>
              </table:table-cell>
              <table:table-cell office:value-type="float" office:value="0.150646220205748">
                <text:p>0.150646220205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2.58809706206">
                <text:p>1682.58809706206</text:p>
              </table:table-cell>
              <table:table-cell office:value-type="float" office:value="0.188525912250605">
                <text:p>0.1885259122506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1.88591324617">
                <text:p>1651.88591324617</text:p>
              </table:table-cell>
              <table:table-cell office:value-type="float" office:value="0.224322382304655">
                <text:p>0.224322382304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0.22977346894">
                <text:p>1620.22977346894</text:p>
              </table:table-cell>
              <table:table-cell office:value-type="float" office:value="0.256514919010113">
                <text:p>0.256514919010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87.1787565903">
                <text:p>1587.1787565903</text:p>
              </table:table-cell>
              <table:table-cell office:value-type="float" office:value="0.284899433489791">
                <text:p>0.284899433489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2.91460893927">
                <text:p>1552.91460893927</text:p>
              </table:table-cell>
              <table:table-cell office:value-type="float" office:value="0.308947631206777">
                <text:p>0.3089476312067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6.96469579798">
                <text:p>1516.96469579798</text:p>
              </table:table-cell>
              <table:table-cell office:value-type="float" office:value="0.329001886502867">
                <text:p>0.329001886502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9.29355975797">
                <text:p>1479.29355975797</text:p>
              </table:table-cell>
              <table:table-cell office:value-type="float" office:value="0.345171116678986">
                <text:p>0.3451711166789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39.45030129375">
                <text:p>1439.45030129375</text:p>
              </table:table-cell>
              <table:table-cell office:value-type="float" office:value="0.35786360095179">
                <text:p>0.35786360095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6.75365057613">
                <text:p>1396.75365057613</text:p>
              </table:table-cell>
              <table:table-cell office:value-type="float" office:value="0.367578183176273">
                <text:p>0.367578183176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1.78811984268">
                <text:p>1351.78811984268</text:p>
              </table:table-cell>
              <table:table-cell office:value-type="float" office:value="0.374272710628816">
                <text:p>0.374272710628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2.8958853669">
                <text:p>1302.8958853669</text:p>
              </table:table-cell>
              <table:table-cell office:value-type="float" office:value="0.378532644963421">
                <text:p>0.378532644963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49.90478770348">
                <text:p>1249.90478770348</text:p>
              </table:table-cell>
              <table:table-cell office:value-type="float" office:value="0.380538835888381">
                <text:p>0.380538835888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1.09063103206">
                <text:p>1191.09063103206</text:p>
              </table:table-cell>
              <table:table-cell office:value-type="float" office:value="0.380600311778912">
                <text:p>0.380600311778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1.61505640558">
                <text:p>1121.61505640558</text:p>
              </table:table-cell>
              <table:table-cell office:value-type="float" office:value="0.379288439682272">
                <text:p>0.379288439682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4.73545896232">
                <text:p>1084.73545896232</text:p>
              </table:table-cell>
              <table:table-cell office:value-type="float" office:value="0.377757302506295">
                <text:p>0.3777573025062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4.39208981579">
                <text:p>1064.39208981579</text:p>
              </table:table-cell>
              <table:table-cell office:value-type="float" office:value="0.376811058104919">
                <text:p>0.376811058104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3.07378862468">
                <text:p>1023.07378862468</text:p>
              </table:table-cell>
              <table:table-cell office:value-type="float" office:value="0.374765913663709">
                <text:p>0.374765913663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9.684112659184">
                <text:p>999.684112659184</text:p>
              </table:table-cell>
              <table:table-cell office:value-type="float" office:value="0.373514246453829">
                <text:p>0.3735142464538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7.987323694477">
                <text:p>977.987323694477</text:p>
              </table:table-cell>
              <table:table-cell office:value-type="float" office:value="0.372313737013972">
                <text:p>0.372313737013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8.969702922506">
                <text:p>958.969702922506</text:p>
              </table:table-cell>
              <table:table-cell office:value-type="float" office:value="0.371238106456514">
                <text:p>0.371238106456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7.915359864627">
                <text:p>937.915359864627</text:p>
              </table:table-cell>
              <table:table-cell office:value-type="float" office:value="0.370025770581021">
                <text:p>0.370025770581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.272818174807">
                <text:p>907.272818174807</text:p>
              </table:table-cell>
              <table:table-cell office:value-type="float" office:value="0.368222131533659">
                <text:p>0.3682221315336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2.008074368857">
                <text:p>862.008074368857</text:p>
              </table:table-cell>
              <table:table-cell office:value-type="float" office:value="0.365397476695907">
                <text:p>0.3653974766959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1.667420553753">
                <text:p>831.667420553753</text:p>
              </table:table-cell>
              <table:table-cell office:value-type="float" office:value="0.363500920572166">
                <text:p>0.363500920572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7.277262576837">
                <text:p>807.277262576837</text:p>
              </table:table-cell>
              <table:table-cell office:value-type="float" office:value="0.361949863349019">
                <text:p>0.361949863349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7.936636676509">
                <text:p>787.936636676509</text:p>
              </table:table-cell>
              <table:table-cell office:value-type="float" office:value="0.360709738802257">
                <text:p>0.3607097388022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0.725241328594">
                <text:p>750.725241328594</text:p>
              </table:table-cell>
              <table:table-cell office:value-type="float" office:value="0.358324035554701">
                <text:p>0.358324035554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6.796282841441">
                <text:p>706.796282841441</text:p>
              </table:table-cell>
              <table:table-cell office:value-type="float" office:value="0.355423402089114">
                <text:p>0.355423402089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8.192527741076">
                <text:p>678.192527741076</text:p>
              </table:table-cell>
              <table:table-cell office:value-type="float" office:value="0.353569546389598">
                <text:p>0.353569546389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8.664116904277">
                <text:p>638.664116904277</text:p>
              </table:table-cell>
              <table:table-cell office:value-type="float" office:value="0.350980950630216">
                <text:p>0.350980950630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7.349870050884">
                <text:p>617.349870050884</text:p>
              </table:table-cell>
              <table:table-cell office:value-type="float" office:value="0.349563585020831">
                <text:p>0.349563585020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4.024397461293">
                <text:p>594.024397461293</text:p>
              </table:table-cell>
              <table:table-cell office:value-type="float" office:value="0.348006725315103">
                <text:p>0.348006725315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4.90104552073">
                <text:p>574.90104552073</text:p>
              </table:table-cell>
              <table:table-cell office:value-type="float" office:value="0.346723384842287">
                <text:p>0.3467233848422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2.022399629925">
                <text:p>552.022399629925</text:p>
              </table:table-cell>
              <table:table-cell office:value-type="float" office:value="0.345185058202396">
                <text:p>0.3451850582023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3.375470881183">
                <text:p>533.375470881183</text:p>
              </table:table-cell>
              <table:table-cell office:value-type="float" office:value="0.343929597154378">
                <text:p>0.343929597154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9.883584793079">
                <text:p>479.883584793079</text:p>
              </table:table-cell>
              <table:table-cell office:value-type="float" office:value="0.340351371882615">
                <text:p>0.3403513718826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3.07458029865">
                <text:p>463.07458029865</text:p>
              </table:table-cell>
              <table:table-cell office:value-type="float" office:value="0.339195589077045">
                <text:p>0.339195589077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5.202953162121">
                <text:p>445.202953162121</text:p>
              </table:table-cell>
              <table:table-cell office:value-type="float" office:value="0.337983012426851">
                <text:p>0.337983012426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6.586851322279">
                <text:p>426.586851322279</text:p>
              </table:table-cell>
              <table:table-cell office:value-type="float" office:value="0.336724729697106">
                <text:p>0.336724729697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8.447963895205">
                <text:p>398.447963895205</text:p>
              </table:table-cell>
              <table:table-cell office:value-type="float" office:value="0.334813991217016">
                <text:p>0.3348139912170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6.80060945021">
                <text:p>376.80060945021</text:p>
              </table:table-cell>
              <table:table-cell office:value-type="float" office:value="0.333328914713975">
                <text:p>0.3333289147139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9.839774233916">
                <text:p>339.839774233916</text:p>
              </table:table-cell>
              <table:table-cell office:value-type="float" office:value="0.330821544186559">
                <text:p>0.330821544186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7.037549439889">
                <text:p>317.037549439889</text:p>
              </table:table-cell>
              <table:table-cell office:value-type="float" office:value="0.329255761393358">
                <text:p>0.3292557613933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3.737471095456">
                <text:p>293.737471095456</text:p>
              </table:table-cell>
              <table:table-cell office:value-type="float" office:value="0.327654584664607">
                <text:p>0.327654584664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3.093778615">
                <text:p>253.093778615</text:p>
              </table:table-cell>
              <table:table-cell office:value-type="float" office:value="0.324827509484336">
                <text:p>0.3248275094843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7.225192859116">
                <text:p>197.225192859116</text:p>
              </table:table-cell>
              <table:table-cell office:value-type="float" office:value="0.321092761949964">
                <text:p>0.321092761949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.7105412599">
                <text:p>170.7105412599</text:p>
              </table:table-cell>
              <table:table-cell office:value-type="float" office:value="0.319246852397905">
                <text:p>0.319246852397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.043590843584">
                <text:p>144.043590843584</text:p>
              </table:table-cell>
              <table:table-cell office:value-type="float" office:value="0.317404768651816">
                <text:p>0.3174047686518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.282233610341">
                <text:p>121.282233610341</text:p>
              </table:table-cell>
              <table:table-cell office:value-type="float" office:value="0.315831378501856">
                <text:p>0.315831378501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9387351395237">
                <text:p>99.9387351395237</text:p>
              </table:table-cell>
              <table:table-cell office:value-type="float" office:value="0.314360735892009">
                <text:p>0.314360735892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.5027379182979">
                <text:p>66.5027379182979</text:p>
              </table:table-cell>
              <table:table-cell office:value-type="float" office:value="0.312032698629166">
                <text:p>0.312032698629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8701061992026">
                <text:p>42.8701061992026</text:p>
              </table:table-cell>
              <table:table-cell office:value-type="float" office:value="0.310391189293422">
                <text:p>0.3103911892934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1150410466964">
                <text:p>20.1150410466964</text:p>
              </table:table-cell>
              <table:table-cell office:value-type="float" office:value="0.308804829546226">
                <text:p>0.308804829546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5.2593722976608">
                <text:p>-15.2593722976608</text:p>
              </table:table-cell>
              <table:table-cell office:value-type="float" office:value="0.30632862138167">
                <text:p>0.30632862138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2.3155007208427">
                <text:p>-42.3155007208427</text:p>
              </table:table-cell>
              <table:table-cell office:value-type="float" office:value="0.304448586005708">
                <text:p>0.3044485860057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6.2889477141947">
                <text:p>-66.2889477141947</text:p>
              </table:table-cell>
              <table:table-cell office:value-type="float" office:value="0.30277993275939">
                <text:p>0.30277993275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8.2602334009824">
                <text:p>-88.2602334009824</text:p>
              </table:table-cell>
              <table:table-cell office:value-type="float" office:value="0.301244307202586">
                <text:p>0.3012443072025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5.776134743946">
                <text:p>-105.776134743946</text:p>
              </table:table-cell>
              <table:table-cell office:value-type="float" office:value="0.300024357676722">
                <text:p>0.300024357676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31.498370945569">
                <text:p>-131.498370945569</text:p>
              </table:table-cell>
              <table:table-cell office:value-type="float" office:value="0.298234669828471">
                <text:p>0.2982346698284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4.42398044157">
                <text:p>-164.42398044157</text:p>
              </table:table-cell>
              <table:table-cell office:value-type="float" office:value="0.295942167035523">
                <text:p>0.2959421670355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06.541957714965">
                <text:p>-206.541957714965</text:p>
              </table:table-cell>
              <table:table-cell office:value-type="float" office:value="0.292956550426458">
                <text:p>0.2929565504264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34.212437779961">
                <text:p>-234.212437779961</text:p>
              </table:table-cell>
              <table:table-cell office:value-type="float" office:value="0.291036340542706">
                <text:p>0.291036340542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56.880547624316">
                <text:p>-256.880547624316</text:p>
              </table:table-cell>
              <table:table-cell office:value-type="float" office:value="0.289456161196007">
                <text:p>0.289456161196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77.969504558574">
                <text:p>-277.969504558574</text:p>
              </table:table-cell>
              <table:table-cell office:value-type="float" office:value="0.28797998512075">
                <text:p>0.28797998512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99.245174286446">
                <text:p>-299.245174286446</text:p>
              </table:table-cell>
              <table:table-cell office:value-type="float" office:value="0.286484415388411">
                <text:p>0.2864844153884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31.698321648973">
                <text:p>-331.698321648973</text:p>
              </table:table-cell>
              <table:table-cell office:value-type="float" office:value="0.284206135683596">
                <text:p>0.284206135683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63.584962539344">
                <text:p>-363.584962539344</text:p>
              </table:table-cell>
              <table:table-cell office:value-type="float" office:value="0.281968982287136">
                <text:p>0.281968982287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88.022714820255">
                <text:p>-388.022714820255</text:p>
              </table:table-cell>
              <table:table-cell office:value-type="float" office:value="0.280254596107851">
                <text:p>0.2802545961078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37.36330563996">
                <text:p>-437.36330563996</text:p>
              </table:table-cell>
              <table:table-cell office:value-type="float" office:value="0.276729133913367">
                <text:p>0.276729133913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61.825449424736">
                <text:p>-461.825449424736</text:p>
              </table:table-cell>
              <table:table-cell office:value-type="float" office:value="0.275014534185863">
                <text:p>0.275014534185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90.274156174927">
                <text:p>-490.274156174927</text:p>
              </table:table-cell>
              <table:table-cell office:value-type="float" office:value="0.27301890318678">
                <text:p>0.273018903186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10.85623956664">
                <text:p>-510.85623956664</text:p>
              </table:table-cell>
              <table:table-cell office:value-type="float" office:value="0.271566193813426">
                <text:p>0.2715661938134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45.832981269571">
                <text:p>-545.832981269571</text:p>
              </table:table-cell>
              <table:table-cell office:value-type="float" office:value="0.269089153560148">
                <text:p>0.269089153560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76.415068430138">
                <text:p>-576.415068430138</text:p>
              </table:table-cell>
              <table:table-cell office:value-type="float" office:value="0.26693997018416">
                <text:p>0.26693997018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00.653824979317">
                <text:p>-600.653824979317</text:p>
              </table:table-cell>
              <table:table-cell office:value-type="float" office:value="0.265233400618122">
                <text:p>0.265233400618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43.580344950652">
                <text:p>-643.580344950652</text:p>
              </table:table-cell>
              <table:table-cell office:value-type="float" office:value="0.262231190786101">
                <text:p>0.262231190786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67.756135213682">
                <text:p>-667.756135213682</text:p>
              </table:table-cell>
              <table:table-cell office:value-type="float" office:value="0.260523665818532">
                <text:p>0.2605236658185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90.235989108584">
                <text:p>-690.235989108584</text:p>
              </table:table-cell>
              <table:table-cell office:value-type="float" office:value="0.258938878243995">
                <text:p>0.258938878243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31.616142778556">
                <text:p>-731.616142778556</text:p>
              </table:table-cell>
              <table:table-cell office:value-type="float" office:value="0.255997061092887">
                <text:p>0.2559970610928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59.029356353803">
                <text:p>-759.029356353803</text:p>
              </table:table-cell>
              <table:table-cell office:value-type="float" office:value="0.254067161750279">
                <text:p>0.254067161750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83.207212146681">
                <text:p>-783.207212146681</text:p>
              </table:table-cell>
              <table:table-cell office:value-type="float" office:value="0.252360283357608">
                <text:p>0.252360283357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21.614313122801">
                <text:p>-821.614313122801</text:p>
              </table:table-cell>
              <table:table-cell office:value-type="float" office:value="0.2496430884646">
                <text:p>0.24964308846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60.126319215172">
                <text:p>-860.126319215172</text:p>
              </table:table-cell>
              <table:table-cell office:value-type="float" office:value="0.246940159388257">
                <text:p>0.246940159388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85.06253997658">
                <text:p>-885.06253997658</text:p>
              </table:table-cell>
              <table:table-cell office:value-type="float" office:value="0.245182291700053">
                <text:p>0.245182291700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30.29154561345">
                <text:p>-930.29154561345</text:p>
              </table:table-cell>
              <table:table-cell office:value-type="float" office:value="0.242022688299626">
                <text:p>0.2420226882996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54.204964975043">
                <text:p>-954.204964975043</text:p>
              </table:table-cell>
              <table:table-cell office:value-type="float" office:value="0.24033023315747">
                <text:p>0.240330233157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75.891489208155">
                <text:p>-975.891489208155</text:p>
              </table:table-cell>
              <table:table-cell office:value-type="float" office:value="0.238801100554282">
                <text:p>0.2388011005542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95.855784618466">
                <text:p>-995.855784618466</text:p>
              </table:table-cell>
              <table:table-cell office:value-type="float" office:value="0.237398419337311">
                <text:p>0.237398419337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18.66875969664">
                <text:p>-1018.66875969664</text:p>
              </table:table-cell>
              <table:table-cell office:value-type="float" office:value="0.235796188619293">
                <text:p>0.2357961886192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58.46629114431">
                <text:p>-1058.46629114431</text:p>
              </table:table-cell>
              <table:table-cell office:value-type="float" office:value="0.232966076201207">
                <text:p>0.2329660762012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083.86716961339">
                <text:p>-1083.86716961339</text:p>
              </table:table-cell>
              <table:table-cell office:value-type="float" office:value="0.231182356701705">
                <text:p>0.2311823567017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107.67792430986">
                <text:p>-1107.67792430986</text:p>
              </table:table-cell>
              <table:table-cell office:value-type="float" office:value="0.229507901246329">
                <text:p>0.2295079012463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146.09872826801">
                <text:p>-1146.09872826801</text:p>
              </table:table-cell>
              <table:table-cell office:value-type="float" office:value="0.226797856085733">
                <text:p>0.2267978560857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177.73157895667">
                <text:p>-1177.73157895667</text:p>
              </table:table-cell>
              <table:table-cell office:value-type="float" office:value="0.224582599242345">
                <text:p>0.224582599242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202.56673238509">
                <text:p>-1202.56673238509</text:p>
              </table:table-cell>
              <table:table-cell office:value-type="float" office:value="0.222840055992162">
                <text:p>0.2228400559921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223.69318782804">
                <text:p>-1223.69318782804</text:p>
              </table:table-cell>
              <table:table-cell office:value-type="float" office:value="0.221362603497327">
                <text:p>0.221362603497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47.78064326439">
                <text:p>-1247.78064326439</text:p>
              </table:table-cell>
              <table:table-cell office:value-type="float" office:value="0.219678990512994">
                <text:p>0.2196789905129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267.92869944406">
                <text:p>-1267.92869944406</text:p>
              </table:table-cell>
              <table:table-cell office:value-type="float" office:value="0.218269532589149">
                <text:p>0.2182695325891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94.59373421534">
                <text:p>-1294.59373421534</text:p>
              </table:table-cell>
              <table:table-cell office:value-type="float" office:value="0.216412145712491">
                <text:p>0.2164121457124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326.11137095819">
                <text:p>-1326.11137095819</text:p>
              </table:table-cell>
              <table:table-cell office:value-type="float" office:value="0.214214797301587">
                <text:p>0.2142147973015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347.91552062039">
                <text:p>-1347.91552062039</text:p>
              </table:table-cell>
              <table:table-cell office:value-type="float" office:value="0.21268526159737">
                <text:p>0.212685261597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366.41004451593">
                <text:p>-1366.41004451593</text:p>
              </table:table-cell>
              <table:table-cell office:value-type="float" office:value="0.211396631682717">
                <text:p>0.2113966316827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391.09127114379">
                <text:p>-1391.09127114379</text:p>
              </table:table-cell>
              <table:table-cell office:value-type="float" office:value="0.209682343789425">
                <text:p>0.2096823437894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24.23349589632">
                <text:p>-1424.23349589632</text:p>
              </table:table-cell>
              <table:table-cell office:value-type="float" office:value="0.207381071155053">
                <text:p>0.2073810711550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45.49466601346">
                <text:p>-1445.49466601346</text:p>
              </table:table-cell>
              <table:table-cell office:value-type="float" office:value="0.205894182467235">
                <text:p>0.2058941824672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82.6084913595">
                <text:p>-1482.6084913595</text:p>
              </table:table-cell>
              <table:table-cell office:value-type="float" office:value="0.203332722544768">
                <text:p>0.2033327225447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508.9730153413">
                <text:p>-1508.9730153413</text:p>
              </table:table-cell>
              <table:table-cell office:value-type="float" office:value="0.201507325074379">
                <text:p>0.2015073250743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533.99303823767">
                <text:p>-1533.99303823767</text:p>
              </table:table-cell>
              <table:table-cell office:value-type="float" office:value="0.199778166814604">
                <text:p>0.1997781668146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575.55915945184">
                <text:p>-1575.55915945184</text:p>
              </table:table-cell>
              <table:table-cell office:value-type="float" office:value="0.196883421161534">
                <text:p>0.1968834211615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599.87796673631">
                <text:p>-1599.87796673631</text:p>
              </table:table-cell>
              <table:table-cell office:value-type="float" office:value="0.195208349775745">
                <text:p>0.1952083497757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624.76873084172">
                <text:p>-1624.76873084172</text:p>
              </table:table-cell>
              <table:table-cell office:value-type="float" office:value="0.193492195222003">
                <text:p>0.193492195222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646.84760032633">
                <text:p>-1646.84760032633</text:p>
              </table:table-cell>
              <table:table-cell office:value-type="float" office:value="0.191966727010846">
                <text:p>0.1919667270108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682.65518294453">
                <text:p>-1682.65518294453</text:p>
              </table:table-cell>
              <table:table-cell office:value-type="float" office:value="0.189495297236847">
                <text:p>0.1894952972368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02.83342175562">
                <text:p>-1702.83342175562</text:p>
              </table:table-cell>
              <table:table-cell office:value-type="float" office:value="0.188122805800573">
                <text:p>0.188122805800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20.8098148781">
                <text:p>-1720.8098148781</text:p>
              </table:table-cell>
              <table:table-cell office:value-type="float" office:value="0.186889973717875">
                <text:p>0.186889973717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44.26476874408">
                <text:p>-1744.26476874408</text:p>
              </table:table-cell>
              <table:table-cell office:value-type="float" office:value="0.185278704162068">
                <text:p>0.1852787041620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75.89678562479">
                <text:p>-1775.89678562479</text:p>
              </table:table-cell>
              <table:table-cell office:value-type="float" office:value="0.18312324911545">
                <text:p>0.18312324911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825.45571593469">
                <text:p>-1825.45571593469</text:p>
              </table:table-cell>
              <table:table-cell office:value-type="float" office:value="0.179710148632587">
                <text:p>0.1797101486325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51.16033916087">
                <text:p>-1851.16033916087</text:p>
              </table:table-cell>
              <table:table-cell office:value-type="float" office:value="0.177974109580427">
                <text:p>0.1779741095804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874.22293367371">
                <text:p>-1874.22293367371</text:p>
              </table:table-cell>
              <table:table-cell office:value-type="float" office:value="0.176413986916414">
                <text:p>0.176413986916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94.41502400079">
                <text:p>-1894.41502400079</text:p>
              </table:table-cell>
              <table:table-cell office:value-type="float" office:value="0.175044789714592">
                <text:p>0.1750447897145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918.25589820254">
                <text:p>-1918.25589820254</text:p>
              </table:table-cell>
              <table:table-cell office:value-type="float" office:value="0.173430245825">
                <text:p>0.1734302458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959.98816797992">
                <text:p>-1959.98816797992</text:p>
              </table:table-cell>
              <table:table-cell office:value-type="float" office:value="0.170610334616216">
                <text:p>0.1706103346162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79.16999842614">
                <text:p>-1979.16999842614</text:p>
              </table:table-cell>
              <table:table-cell office:value-type="float" office:value="0.169327881920523">
                <text:p>0.169327881920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000">
                <text:p>-2000</text:p>
              </table:table-cell>
              <table:table-cell office:value-type="float" office:value="0.16792558014693">
                <text:p>0.16792558014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font-style-name="Bold" fo:font-size="22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500" chart:maximum="3000" chart:interval-major="25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style:font-style-name="Regular" fo:font-size="18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style:font-style-name="Regular" fo:font-size="18pt" style:font-size-asian="9pt" style:font-size-complex="9pt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loext:regression-name="Polynomial Trend Line" loext:regression-max-degree="3" loext:regression-period="3" loext:regression-extrapolate-forward="500" loext:regression-extrapolate-backward="500" loext:regression-force-intercept="false" loext:regression-intercept-value="0" chart:regression-type="polynomial"/>
    </style:style>
    <style:style style:name="ch11" style:family="chart">
      <style:graphic-properties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54cm" svg:height="14.81cm" xlink:href=".." xlink:type="simple" chart:class="chart:scatter" chart:style-name="ch1">
        <chart:title svg:x="7.222cm" svg:y="0.432cm" chart:style-name="ch2">
          <text:p>Importance of Divination</text:p>
        </chart:title>
        <chart:legend chart:legend-position="end" svg:x="15.041cm" svg:y="3.13cm" style:legend-expansion="custom" chartooo:width="4.653cm" chartooo:height="4.969cm" style:legend-expansion-aspect-ratio="0.936405715435701" chart:style-name="ch3"/>
        <chart:plot-area chart:style-name="ch4" table:cell-range-address="ImportanceofDivination_1.E8:ImportanceofDivination_1.E30 ImportanceofDivination_1.H7:ImportanceofDivination_1.H30" chart:data-source-has-labels="row" svg:x="2.006cm" svg:y="2.041cm" svg:width="15.732cm" svg:height="10.956cm">
          <chartooo:coordinate-region svg:x="2.733cm" svg:y="2.041cm" svg:width="14.85cm" svg:height="9.627cm"/>
          <chart:axis chart:dimension="x" chart:name="primary-x" chart:style-name="ch5">
            <chart:title svg:x="8.276cm" svg:y="13.293cm" chart:style-name="ch6">
              <text:p>[CE years]</text:p>
            </chart:title>
          </chart:axis>
          <chart:axis chart:dimension="y" chart:name="primary-y" chart:style-name="ch7">
            <chart:title svg:x="0.451cm" svg:y="8.308cm" chart:style-name="ch8">
              <text:p>[IoD]</text:p>
            </chart:title>
          </chart:axis>
          <chart:series chart:style-name="ch9" chart:values-cell-range-address="ImportanceofDivination_1.H8:ImportanceofDivination_1.H30" chart:label-cell-address="ImportanceofDivination_1.H7:ImportanceofDivination_1.H7" chart:class="chart:scatter">
            <chart:domain table:cell-range-address="ImportanceofDivination_1.E8:ImportanceofDivination_1.E30"/>
            <chart:regression-curve chart:style-name="ch10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oD data</text:p>
                <draw:g>
                  <svg:desc>ImportanceofDivination_1.H7:ImportanceofDivination_1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900">
                <text:p>-2900</text:p>
                <draw:g>
                  <svg:desc>ImportanceofDivination_1.E8:ImportanceofDivination_1.E30</svg:desc>
                </draw:g>
              </table:table-cell>
              <table:table-cell office:value-type="float" office:value="0.738924430032821">
                <text:p>0.738924430032821</text:p>
                <draw:g>
                  <svg:desc>ImportanceofDivination_1.H8:ImportanceofDivination_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00">
                <text:p>-2400</text:p>
              </table:table-cell>
              <table:table-cell office:value-type="float" office:value="0.814139959104149">
                <text:p>0.814139959104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00">
                <text:p>-19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00">
                <text:p>-1400</text:p>
              </table:table-cell>
              <table:table-cell office:value-type="float" office:value="0.931585260207457">
                <text:p>0.931585260207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00">
                <text:p>-900</text:p>
              </table:table-cell>
              <table:table-cell office:value-type="float" office:value="0.951873835172322">
                <text:p>0.951873835172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0">
                <text:p>-400</text:p>
              </table:table-cell>
              <table:table-cell office:value-type="float" office:value="0.912527307144362">
                <text:p>0.912527307144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289650431349465">
                <text:p>0.289650431349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300906861527629">
                <text:p>0.300906861527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">
                <text:p>1100</text:p>
              </table:table-cell>
              <table:table-cell office:value-type="float" office:value="0.316239380724103">
                <text:p>0.316239380724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0.143763332846226">
                <text:p>0.143763332846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0.115411033546804">
                <text:p>0.11541103354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0998184234592753">
                <text:p>0.0998184234592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0">
                <text:p>1920</text:p>
              </table:table-cell>
              <table:table-cell office:value-type="float" office:value="0.0671519101612573">
                <text:p>0.0671519101612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0">
                <text:p>1970</text:p>
              </table:table-cell>
              <table:table-cell office:value-type="float" office:value="0.0123522566303357">
                <text:p>0.0123522566303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3">
                <text:p>2013</text:p>
              </table:table-cell>
              <table:table-cell office:value-type="float" office:value="0.0000299166547942909">
                <text:p>0.0000299166547942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0">
                <text:p>2050</text:p>
              </table:table-cell>
              <table:table-cell office:value-type="float" office:value="0.0000000953023075919748">
                <text:p>0.0000000953023075919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3">
                <text:p>2073</text:p>
              </table:table-cell>
              <table:table-cell office:value-type="float" office:value="1.60062565799202E-016">
                <text:p>1.60062565799202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8">
                <text:p>2098</text:p>
              </table:table-cell>
              <table:table-cell office:value-type="float" office:value="6.11729830601683E-024">
                <text:p>6.11729830601683E-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0">
                <text:p>2110</text:p>
              </table:table-cell>
              <table:table-cell office:value-type="float" office:value="1.20079984832518E-033">
                <text:p>1.20079984832518E-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0">
                <text:p>2120</text:p>
              </table:table-cell>
              <table:table-cell office:value-type="float" office:value="9.96922602978293E-038">
                <text:p>9.96922602978293E-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3.06453128062">
                <text:p>2153.06453128062</text:p>
              </table:table-cell>
              <table:table-cell office:value-type="float" office:value="8.04833073766304E-056">
                <text:p>8.04833073766304E-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8.76668753548">
                <text:p>2208.76668753548</text:p>
              </table:table-cell>
              <table:table-cell office:value-type="float" office:value="5.15819949250781E-076">
                <text:p>5.15819949250781E-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